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yreneB" svg:font-family="styreneB, 'styreneB Fallback', ui-sans-serif, system-ui, apple-system, BlinkMacSystemFont, 'Segoe UI', Roboto, 'Helvetica Neue', Arial, 'Noto Sans', sans-serif, 'Apple Color Emoji', 'Segoe UI Emoji', 'Segoe UI Symbol', 'Noto Color Emoji'"/>
  </office:font-face-decls>
  <office:automatic-styles>
    <style:style style:name="P1" style:family="paragraph" style:parent-style-name="Title">
      <style:text-properties officeooo:rsid="002b10b0" officeooo:paragraph-rsid="002b10b0"/>
    </style:style>
    <style:style style:name="P2" style:family="paragraph" style:parent-style-name="Heading_20_1">
      <style:text-properties officeooo:rsid="009b6d1b" officeooo:paragraph-rsid="009b6d1b"/>
    </style:style>
    <style:style style:name="P3" style:family="paragraph" style:parent-style-name="Text_20_body">
      <style:text-properties officeooo:rsid="006dc51b" officeooo:paragraph-rsid="00a0ed7e"/>
    </style:style>
    <style:style style:name="P4" style:family="paragraph" style:parent-style-name="Code">
      <style:text-properties officeooo:paragraph-rsid="009998e8"/>
    </style:style>
    <style:style style:name="P5" style:family="paragraph" style:parent-style-name="Code">
      <style:text-properties officeooo:paragraph-rsid="00f2f13b"/>
    </style:style>
    <style:style style:name="P6" style:family="paragraph" style:parent-style-name="Code">
      <style:text-properties officeooo:paragraph-rsid="00e60120"/>
    </style:style>
    <style:style style:name="P7" style:family="paragraph" style:parent-style-name="Text_20_body">
      <style:text-properties officeooo:rsid="009b6d1b" officeooo:paragraph-rsid="009b6d1b"/>
    </style:style>
    <style:style style:name="P8" style:family="paragraph" style:parent-style-name="Code">
      <style:text-properties officeooo:paragraph-rsid="00a24a45"/>
    </style:style>
    <style:style style:name="P9" style:family="paragraph" style:parent-style-name="Code">
      <style:text-properties officeooo:paragraph-rsid="00a61eea"/>
    </style:style>
    <style:style style:name="P10" style:family="paragraph" style:parent-style-name="Code">
      <style:text-properties officeooo:paragraph-rsid="00d64f38"/>
    </style:style>
    <style:style style:name="P11" style:family="paragraph" style:parent-style-name="Text_20_body">
      <style:text-properties officeooo:rsid="00f9aed3" officeooo:paragraph-rsid="00f9aed3"/>
    </style:style>
    <style:style style:name="P12" style:family="paragraph" style:parent-style-name="Code">
      <style:text-properties officeooo:paragraph-rsid="009b6d1b"/>
    </style:style>
    <style:style style:name="P13" style:family="paragraph" style:parent-style-name="Text_20_body">
      <style:text-properties officeooo:rsid="009998e8" officeooo:paragraph-rsid="009b6d1b"/>
    </style:style>
    <style:style style:name="P14" style:family="paragraph" style:parent-style-name="Heading_20_2">
      <style:text-properties officeooo:paragraph-rsid="00db329a"/>
    </style:style>
    <style:style style:name="P15" style:family="paragraph" style:parent-style-name="Text_20_body">
      <style:text-properties officeooo:rsid="00db329a" officeooo:paragraph-rsid="00db329a"/>
    </style:style>
    <style:style style:name="P16" style:family="paragraph" style:parent-style-name="Heading_20_2">
      <style:text-properties officeooo:rsid="00dd553b" officeooo:paragraph-rsid="00dd553b"/>
    </style:style>
    <style:style style:name="P17" style:family="paragraph" style:parent-style-name="Text_20_body">
      <style:text-properties officeooo:rsid="006dc51b" officeooo:paragraph-rsid="00dd553b"/>
    </style:style>
    <style:style style:name="P18" style:family="paragraph" style:parent-style-name="Code">
      <style:text-properties officeooo:paragraph-rsid="00dd553b"/>
    </style:style>
    <style:style style:name="P19" style:family="paragraph" style:parent-style-name="Text_20_body">
      <style:text-properties officeooo:rsid="009b6d1b" officeooo:paragraph-rsid="00dd553b"/>
    </style:style>
    <style:style style:name="P20" style:family="paragraph" style:parent-style-name="Text_20_body">
      <style:text-properties officeooo:rsid="00d64f38" officeooo:paragraph-rsid="00dd553b"/>
    </style:style>
    <style:style style:name="P21" style:family="paragraph" style:parent-style-name="Text_20_body">
      <style:text-properties officeooo:rsid="00d90357" officeooo:paragraph-rsid="00dd553b"/>
    </style:style>
    <style:style style:name="P22" style:family="paragraph" style:parent-style-name="Text_20_body">
      <style:text-properties officeooo:rsid="009998e8" officeooo:paragraph-rsid="00dd553b"/>
    </style:style>
    <style:style style:name="P23" style:family="paragraph" style:parent-style-name="Text_20_body">
      <style:text-properties officeooo:rsid="00dd553b" officeooo:paragraph-rsid="00dd553b"/>
    </style:style>
    <style:style style:name="P24" style:family="paragraph" style:parent-style-name="Heading_20_2">
      <style:text-properties officeooo:rsid="00dee4d6" officeooo:paragraph-rsid="00dee4d6"/>
    </style:style>
    <style:style style:name="P25" style:family="paragraph" style:parent-style-name="Text_20_body">
      <style:text-properties officeooo:rsid="00e0e306" officeooo:paragraph-rsid="00e0e306"/>
    </style:style>
    <style:style style:name="P26" style:family="paragraph" style:parent-style-name="Text_20_body">
      <style:text-properties officeooo:rsid="00e16884" officeooo:paragraph-rsid="00e16884"/>
    </style:style>
    <style:style style:name="P27" style:family="paragraph" style:parent-style-name="Text_20_body" style:list-style-name="L1">
      <style:text-properties officeooo:rsid="00e16884" officeooo:paragraph-rsid="00e16884"/>
    </style:style>
    <style:style style:name="P28" style:family="paragraph" style:parent-style-name="Heading_20_2">
      <style:text-properties officeooo:rsid="00e1c2a5" officeooo:paragraph-rsid="00e1c2a5"/>
    </style:style>
    <style:style style:name="P29" style:family="paragraph" style:parent-style-name="Text_20_body">
      <style:text-properties officeooo:rsid="006dc51b" officeooo:paragraph-rsid="00e1c2a5"/>
    </style:style>
    <style:style style:name="P30" style:family="paragraph" style:parent-style-name="Code">
      <style:text-properties officeooo:paragraph-rsid="00e1c2a5"/>
    </style:style>
    <style:style style:name="P31" style:family="paragraph" style:parent-style-name="Text_20_body">
      <style:text-properties officeooo:rsid="009b6d1b" officeooo:paragraph-rsid="00e1c2a5"/>
    </style:style>
    <style:style style:name="P32" style:family="paragraph" style:parent-style-name="Text_20_body">
      <style:text-properties officeooo:rsid="00d64f38" officeooo:paragraph-rsid="00e1c2a5"/>
    </style:style>
    <style:style style:name="P33" style:family="paragraph" style:parent-style-name="Text_20_body">
      <style:text-properties officeooo:rsid="00d90357" officeooo:paragraph-rsid="00e1c2a5"/>
    </style:style>
    <style:style style:name="P34" style:family="paragraph" style:parent-style-name="Text_20_body">
      <style:text-properties officeooo:rsid="009998e8" officeooo:paragraph-rsid="00e1c2a5"/>
    </style:style>
    <style:style style:name="P35" style:family="paragraph" style:parent-style-name="Text_20_body">
      <style:text-properties officeooo:paragraph-rsid="00e50fba"/>
    </style:style>
    <style:style style:name="P36" style:family="paragraph" style:parent-style-name="Standard">
      <style:paragraph-properties style:line-height-at-least="0.503cm"/>
    </style:style>
    <style:style style:name="P3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38"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39"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40"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41" style:family="paragraph" style:parent-style-name="Heading_20_1">
      <style:text-properties officeooo:rsid="00e60120" officeooo:paragraph-rsid="00e60120"/>
    </style:style>
    <style:style style:name="P42" style:family="paragraph" style:parent-style-name="Text_20_body">
      <style:text-properties officeooo:rsid="006dc51b" officeooo:paragraph-rsid="00e60120"/>
    </style:style>
    <style:style style:name="P43" style:family="paragraph" style:parent-style-name="Text_20_body">
      <style:text-properties officeooo:rsid="009b6d1b" officeooo:paragraph-rsid="00e60120"/>
    </style:style>
    <style:style style:name="P44" style:family="paragraph" style:parent-style-name="Text_20_body">
      <style:text-properties officeooo:rsid="00d64f38" officeooo:paragraph-rsid="00e60120"/>
    </style:style>
    <style:style style:name="P45" style:family="paragraph" style:parent-style-name="Text_20_body">
      <style:text-properties officeooo:rsid="00d90357" officeooo:paragraph-rsid="00e60120"/>
    </style:style>
    <style:style style:name="P46" style:family="paragraph" style:parent-style-name="Text_20_body">
      <style:text-properties officeooo:rsid="009998e8" officeooo:paragraph-rsid="00e60120"/>
    </style:style>
    <style:style style:name="P47" style:family="paragraph" style:parent-style-name="Text_20_body">
      <style:text-properties officeooo:rsid="00e60120" officeooo:paragraph-rsid="00e60120"/>
    </style:style>
    <style:style style:name="P48" style:family="paragraph" style:parent-style-name="Text_20_body">
      <style:text-properties officeooo:rsid="00e701dc" officeooo:paragraph-rsid="00e701dc"/>
    </style:style>
    <style:style style:name="P49" style:family="paragraph" style:parent-style-name="Heading_20_1">
      <style:text-properties officeooo:rsid="00e82b96" officeooo:paragraph-rsid="00e82b96"/>
    </style:style>
    <style:style style:name="P50" style:family="paragraph" style:parent-style-name="Text_20_body">
      <style:text-properties officeooo:rsid="00ea2072" officeooo:paragraph-rsid="00ea2072"/>
    </style:style>
    <style:style style:name="P51" style:family="paragraph" style:parent-style-name="Standard">
      <style:text-properties fo:color="#000000" loext:opacity="100%" style:font-name="Droid Sans Mono" fo:font-size="10.5pt" fo:font-weight="normal" officeooo:rsid="00ea2072" officeooo:paragraph-rsid="00ea2072" fo:background-color="#ffffff"/>
    </style:style>
    <style:style style:name="P52" style:family="paragraph" style:parent-style-name="Text_20_body">
      <style:text-properties officeooo:rsid="00e82b96" officeooo:paragraph-rsid="00e82b96"/>
    </style:style>
    <style:style style:name="P53" style:family="paragraph" style:parent-style-name="Text_20_body" style:list-style-name="L2">
      <style:text-properties fo:font-variant="normal" fo:text-transform="none" fo:color="#404040" loext:opacity="100%" fo:letter-spacing="normal" officeooo:rsid="00e82b96" officeooo:paragraph-rsid="00e82b96"/>
    </style:style>
    <style:style style:name="P54" style:family="paragraph" style:parent-style-name="Text_20_body" style:list-style-name="L2">
      <style:text-properties officeooo:paragraph-rsid="00ea2072"/>
    </style:style>
    <style:style style:name="P55" style:family="paragraph" style:parent-style-name="Text_20_body" style:list-style-name="L2">
      <style:text-properties officeooo:paragraph-rsid="00e82b96"/>
    </style:style>
    <style:style style:name="P56" style:family="paragraph" style:parent-style-name="Heading_20_1">
      <style:text-properties officeooo:rsid="00ec06b0" officeooo:paragraph-rsid="00ec06b0"/>
    </style:style>
    <style:style style:name="P57" style:family="paragraph" style:parent-style-name="Text_20_body">
      <style:text-properties officeooo:rsid="00ec06b0" officeooo:paragraph-rsid="00ec06b0"/>
    </style:style>
    <style:style style:name="P58" style:family="paragraph" style:parent-style-name="Standard">
      <style:text-properties fo:color="#000000" loext:opacity="100%" style:font-name="Droid Sans Mono" fo:font-size="10.5pt" fo:font-weight="normal" officeooo:rsid="00ec06b0" officeooo:paragraph-rsid="00ec06b0" fo:background-color="#ffffff"/>
    </style:style>
    <style:style style:name="P59" style:family="paragraph" style:parent-style-name="Text_20_body">
      <style:text-properties officeooo:paragraph-rsid="00ec06b0"/>
    </style:style>
    <style:style style:name="P60" style:family="paragraph" style:parent-style-name="Heading_20_1">
      <style:text-properties officeooo:rsid="00edeef3" officeooo:paragraph-rsid="00edeef3"/>
    </style:style>
    <style:style style:name="P61" style:family="paragraph" style:parent-style-name="Text_20_body">
      <style:text-properties officeooo:rsid="006dc51b" officeooo:paragraph-rsid="00edeef3"/>
    </style:style>
    <style:style style:name="P62" style:family="paragraph" style:parent-style-name="Code">
      <style:text-properties officeooo:paragraph-rsid="00edeef3"/>
    </style:style>
    <style:style style:name="P63" style:family="paragraph" style:parent-style-name="Text_20_body">
      <style:text-properties officeooo:rsid="009b6d1b" officeooo:paragraph-rsid="00edeef3"/>
    </style:style>
    <style:style style:name="P64" style:family="paragraph" style:parent-style-name="Text_20_body">
      <style:text-properties officeooo:rsid="00d64f38" officeooo:paragraph-rsid="00edeef3"/>
    </style:style>
    <style:style style:name="P65" style:family="paragraph" style:parent-style-name="Text_20_body">
      <style:text-properties officeooo:rsid="00d90357" officeooo:paragraph-rsid="00edeef3"/>
    </style:style>
    <style:style style:name="P66" style:family="paragraph" style:parent-style-name="Text_20_body">
      <style:text-properties officeooo:rsid="009998e8" officeooo:paragraph-rsid="00edeef3"/>
    </style:style>
    <style:style style:name="P67" style:family="paragraph" style:parent-style-name="Text_20_body">
      <style:text-properties officeooo:rsid="00edeef3" officeooo:paragraph-rsid="00edeef3"/>
    </style:style>
    <style:style style:name="P68" style:family="paragraph" style:parent-style-name="Heading_20_1">
      <style:text-properties officeooo:rsid="00eecace" officeooo:paragraph-rsid="00eecace"/>
    </style:style>
    <style:style style:name="P69" style:family="paragraph" style:parent-style-name="Text_20_body">
      <style:text-properties officeooo:rsid="006dc51b" officeooo:paragraph-rsid="00eecace"/>
    </style:style>
    <style:style style:name="P70" style:family="paragraph" style:parent-style-name="Code">
      <style:text-properties officeooo:paragraph-rsid="00eecace"/>
    </style:style>
    <style:style style:name="P71" style:family="paragraph" style:parent-style-name="Text_20_body">
      <style:text-properties officeooo:rsid="009b6d1b" officeooo:paragraph-rsid="00eecace"/>
    </style:style>
    <style:style style:name="P72" style:family="paragraph" style:parent-style-name="Text_20_body">
      <style:text-properties officeooo:rsid="00d64f38" officeooo:paragraph-rsid="00eecace"/>
    </style:style>
    <style:style style:name="P73" style:family="paragraph" style:parent-style-name="Text_20_body">
      <style:text-properties officeooo:rsid="00d90357" officeooo:paragraph-rsid="00eecace"/>
    </style:style>
    <style:style style:name="P74" style:family="paragraph" style:parent-style-name="Text_20_body">
      <style:text-properties officeooo:rsid="009998e8" officeooo:paragraph-rsid="00eecace"/>
    </style:style>
    <style:style style:name="P75" style:family="paragraph" style:parent-style-name="Standard">
      <style:text-properties fo:color="#000000" loext:opacity="100%" style:font-name="Droid Sans Mono" fo:font-size="10.5pt" fo:font-weight="normal" officeooo:paragraph-rsid="00eecace" fo:background-color="#ffffff"/>
    </style:style>
    <style:style style:name="P76" style:family="paragraph" style:parent-style-name="Heading_20_1">
      <style:text-properties officeooo:rsid="00f2b682" officeooo:paragraph-rsid="00f2b682"/>
    </style:style>
    <style:style style:name="P77" style:family="paragraph" style:parent-style-name="Text_20_body">
      <style:text-properties officeooo:rsid="006dc51b" officeooo:paragraph-rsid="00f2f13b"/>
    </style:style>
    <style:style style:name="P78" style:family="paragraph" style:parent-style-name="Text_20_body">
      <style:text-properties officeooo:rsid="009b6d1b" officeooo:paragraph-rsid="00f2f13b"/>
    </style:style>
    <style:style style:name="P79" style:family="paragraph" style:parent-style-name="Heading_20_2">
      <style:text-properties officeooo:paragraph-rsid="00f2f13b"/>
    </style:style>
    <style:style style:name="P80" style:family="paragraph" style:parent-style-name="Standard">
      <style:text-properties fo:color="#000000" loext:opacity="100%" style:font-name="Droid Sans Mono" fo:font-size="10.5pt" fo:font-weight="normal" officeooo:paragraph-rsid="00f2b682" fo:background-color="#ffffff"/>
    </style:style>
    <style:style style:name="P81" style:family="paragraph" style:parent-style-name="Code">
      <style:text-properties officeooo:paragraph-rsid="00f2b682"/>
    </style:style>
    <style:style style:name="P82" style:family="paragraph" style:parent-style-name="Text_20_body">
      <style:text-properties officeooo:rsid="009998e8" officeooo:paragraph-rsid="00f2b682"/>
    </style:style>
    <style:style style:name="P83" style:family="paragraph" style:parent-style-name="Text_20_body">
      <style:text-properties officeooo:rsid="00f2b682" officeooo:paragraph-rsid="00f2b682"/>
    </style:style>
    <style:style style:name="P84" style:family="paragraph" style:parent-style-name="Heading_20_1">
      <style:text-properties officeooo:rsid="00f40259" officeooo:paragraph-rsid="00f40259"/>
    </style:style>
    <style:style style:name="P85" style:family="paragraph" style:parent-style-name="Text_20_body">
      <style:text-properties officeooo:rsid="00f40259" officeooo:paragraph-rsid="00f40259"/>
    </style:style>
    <style:style style:name="P86" style:family="paragraph" style:parent-style-name="Standard">
      <style:text-properties fo:color="#000000" loext:opacity="100%" style:font-name="Droid Sans Mono" fo:font-size="10.5pt" fo:font-weight="normal" officeooo:rsid="00f40259" officeooo:paragraph-rsid="00f40259" fo:background-color="#ffffff"/>
    </style:style>
    <style:style style:name="P87" style:family="paragraph" style:parent-style-name="Standard">
      <style:text-properties fo:color="#000000" loext:opacity="100%" style:font-name="Droid Sans Mono" fo:font-size="10.5pt" fo:font-weight="normal" officeooo:paragraph-rsid="00f40259" fo:background-color="#ffffff"/>
    </style:style>
    <style:style style:name="P88" style:family="paragraph" style:parent-style-name="Heading_20_1">
      <style:text-properties officeooo:rsid="00f6b299" officeooo:paragraph-rsid="00f6b299"/>
    </style:style>
    <style:style style:name="P89" style:family="paragraph" style:parent-style-name="Text_20_body">
      <style:text-properties officeooo:rsid="006dc51b" officeooo:paragraph-rsid="00f6b299"/>
    </style:style>
    <style:style style:name="P90" style:family="paragraph" style:parent-style-name="Code">
      <style:text-properties officeooo:paragraph-rsid="00f6b299"/>
    </style:style>
    <style:style style:name="P91" style:family="paragraph" style:parent-style-name="Text_20_body">
      <style:text-properties officeooo:rsid="009b6d1b" officeooo:paragraph-rsid="00f6b299"/>
    </style:style>
    <style:style style:name="P92" style:family="paragraph" style:parent-style-name="Heading_20_2">
      <style:text-properties officeooo:paragraph-rsid="00f6b299"/>
    </style:style>
    <style:style style:name="P93" style:family="paragraph" style:parent-style-name="Standard">
      <style:text-properties fo:color="#000000" loext:opacity="100%" style:font-name="Droid Sans Mono" fo:font-size="10.5pt" fo:font-weight="normal" officeooo:paragraph-rsid="00f6b299" fo:background-color="#ffffff"/>
    </style:style>
    <style:style style:name="P94" style:family="paragraph" style:parent-style-name="Text_20_body">
      <style:text-properties officeooo:rsid="009998e8" officeooo:paragraph-rsid="00f6b299"/>
    </style:style>
    <style:style style:name="P95" style:family="paragraph" style:parent-style-name="Text_20_body">
      <style:text-properties officeooo:rsid="00f6b299" officeooo:paragraph-rsid="00f6b299"/>
    </style:style>
    <style:style style:name="P96" style:family="paragraph" style:parent-style-name="Text_20_body">
      <style:text-properties officeooo:paragraph-rsid="00f6b299"/>
    </style:style>
    <style:style style:name="P97" style:family="paragraph" style:parent-style-name="Heading_20_1">
      <style:text-properties officeooo:rsid="00fa2335" officeooo:paragraph-rsid="00fa2335"/>
    </style:style>
    <style:style style:name="P98" style:family="paragraph" style:parent-style-name="Standard">
      <style:text-properties fo:color="#000000" loext:opacity="100%" style:font-name="Droid Sans Mono" fo:font-size="10.5pt" fo:font-weight="normal" officeooo:rsid="00fa2335" officeooo:paragraph-rsid="00fa2335" fo:background-color="#ffffff"/>
    </style:style>
    <style:style style:name="P99" style:family="paragraph" style:parent-style-name="Text_20_body">
      <style:text-properties officeooo:rsid="00fa2335" officeooo:paragraph-rsid="00fa2335"/>
    </style:style>
    <style:style style:name="P100" style:family="paragraph" style:parent-style-name="Text_20_body" style:list-style-name="L3">
      <style:text-properties officeooo:rsid="00fa2335" officeooo:paragraph-rsid="00fa2335"/>
    </style:style>
    <style:style style:name="P101" style:family="paragraph" style:parent-style-name="Text_20_body" style:list-style-name="L4">
      <style:text-properties officeooo:rsid="00fa2335" officeooo:paragraph-rsid="00fa2335"/>
    </style:style>
    <style:style style:name="P102" style:family="paragraph" style:parent-style-name="Text_20_body" style:list-style-name="L5">
      <style:text-properties officeooo:rsid="00fa2335" officeooo:paragraph-rsid="00fa2335"/>
    </style:style>
    <style:style style:name="P103" style:family="paragraph" style:parent-style-name="Text_20_body">
      <style:text-properties officeooo:rsid="00fc21f4" officeooo:paragraph-rsid="00fc21f4"/>
    </style:style>
    <style:style style:name="P104" style:family="paragraph" style:parent-style-name="Heading_20_1">
      <style:text-properties officeooo:rsid="00feec60" officeooo:paragraph-rsid="00feec60"/>
    </style:style>
    <style:style style:name="P105" style:family="paragraph" style:parent-style-name="Text_20_body">
      <style:text-properties officeooo:rsid="00feec60" officeooo:paragraph-rsid="01009152"/>
    </style:style>
    <style:style style:name="P106" style:family="paragraph" style:parent-style-name="Text_20_body">
      <style:text-properties officeooo:paragraph-rsid="01009152"/>
    </style:style>
    <style:style style:name="P107" style:family="paragraph" style:parent-style-name="Standard">
      <style:text-properties fo:color="#800000" loext:opacity="100%" style:font-name="Droid Sans Mono" fo:font-size="10.5pt" fo:font-weight="normal" officeooo:rsid="00feec60" officeooo:paragraph-rsid="00feec60" fo:background-color="#ffffff"/>
    </style:style>
    <style:style style:name="P108" style:family="paragraph" style:parent-style-name="Standard">
      <style:text-properties fo:color="#000000" loext:opacity="100%" style:font-name="Droid Sans Mono" fo:font-size="10.5pt" fo:font-weight="normal" officeooo:rsid="01009152" officeooo:paragraph-rsid="01009152" fo:background-color="#ffffff"/>
    </style:style>
    <style:style style:name="P109" style:family="paragraph" style:parent-style-name="Standard">
      <style:paragraph-properties fo:margin-left="0cm" fo:margin-right="0cm" style:line-height-at-least="0.503cm" fo:text-indent="0cm" style:auto-text-indent="false"/>
    </style:style>
    <style:style style:name="P110" style:family="paragraph" style:parent-style-name="Standard">
      <style:text-properties fo:color="#000000" loext:opacity="100%" style:font-name="Droid Sans Mono" fo:font-size="10.5pt" fo:font-weight="normal" officeooo:rsid="01017a3a" officeooo:paragraph-rsid="01017a3a" fo:background-color="#ffffff"/>
    </style:style>
    <style:style style:name="P111" style:family="paragraph" style:parent-style-name="Text_20_body">
      <style:text-properties officeooo:rsid="01017a3a" officeooo:paragraph-rsid="01017a3a"/>
    </style:style>
    <style:style style:name="P112" style:family="paragraph" style:parent-style-name="Heading_20_1">
      <style:text-properties officeooo:rsid="0104803f" officeooo:paragraph-rsid="0104803f"/>
    </style:style>
    <style:style style:name="P113" style:family="paragraph" style:parent-style-name="Text_20_body">
      <style:text-properties officeooo:rsid="0104803f" officeooo:paragraph-rsid="0104803f"/>
    </style:style>
    <style:style style:name="P114" style:family="paragraph" style:parent-style-name="Text_20_body" style:list-style-name="L6">
      <style:text-properties officeooo:rsid="0104803f" officeooo:paragraph-rsid="0104803f"/>
    </style:style>
    <style:style style:name="P115" style:family="paragraph" style:parent-style-name="Text_20_body">
      <style:text-properties officeooo:rsid="010511f6" officeooo:paragraph-rsid="010511f6"/>
    </style:style>
    <style:style style:name="P116" style:family="paragraph" style:parent-style-name="Text_20_body" style:list-style-name="L7">
      <style:text-properties officeooo:rsid="010511f6" officeooo:paragraph-rsid="010511f6"/>
    </style:style>
    <style:style style:name="P117" style:family="paragraph" style:parent-style-name="Standard">
      <style:text-properties fo:color="#000000" loext:opacity="100%" style:font-name="Droid Sans Mono" fo:font-size="10.5pt" fo:font-weight="normal" officeooo:rsid="010511f6" officeooo:paragraph-rsid="010511f6" fo:background-color="#ffffff"/>
    </style:style>
    <style:style style:name="P118" style:family="paragraph" style:parent-style-name="Heading_20_1">
      <style:text-properties officeooo:rsid="0106555e" officeooo:paragraph-rsid="0106555e"/>
    </style:style>
    <style:style style:name="P119" style:family="paragraph" style:parent-style-name="Text_20_body">
      <style:text-properties officeooo:rsid="0106555e" officeooo:paragraph-rsid="0106555e"/>
    </style:style>
    <style:style style:name="P120" style:family="paragraph" style:parent-style-name="Text_20_body">
      <style:text-properties fo:font-variant="normal" fo:text-transform="none" fo:color="#141413" loext:opacity="100%" style:font-name="styreneB" fo:font-size="11.25pt" fo:letter-spacing="normal" fo:font-style="normal" fo:font-weight="normal" officeooo:rsid="0106555e" officeooo:paragraph-rsid="0106555e"/>
    </style:style>
    <style:style style:name="P121" style:family="paragraph" style:parent-style-name="Text_20_body">
      <style:text-properties officeooo:paragraph-rsid="0106555e"/>
    </style:style>
    <style:style style:name="P122" style:family="paragraph" style:parent-style-name="Text_20_body">
      <style:text-properties officeooo:paragraph-rsid="01068850"/>
    </style:style>
    <style:style style:name="P123" style:family="paragraph" style:parent-style-name="Heading_20_2">
      <style:text-properties officeooo:paragraph-rsid="01068850"/>
    </style:style>
    <style:style style:name="P124" style:family="paragraph" style:parent-style-name="Code">
      <style:text-properties officeooo:paragraph-rsid="01068850"/>
    </style:style>
    <style:style style:name="P125" style:family="paragraph" style:parent-style-name="Heading_20_1">
      <style:text-properties officeooo:rsid="0108e67c" officeooo:paragraph-rsid="0108e67c"/>
    </style:style>
    <style:style style:name="P126" style:family="paragraph" style:parent-style-name="Text_20_body">
      <style:text-properties officeooo:rsid="0108e67c" officeooo:paragraph-rsid="0108e67c"/>
    </style:style>
    <style:style style:name="P127" style:family="paragraph" style:parent-style-name="Standard">
      <style:text-properties fo:color="#000000" loext:opacity="100%" style:font-name="Droid Sans Mono" fo:font-size="10.5pt" fo:font-weight="normal" officeooo:rsid="0108e67c" officeooo:paragraph-rsid="0108e67c" fo:background-color="#ffffff"/>
    </style:style>
    <style:style style:name="P128" style:family="paragraph" style:parent-style-name="Standard">
      <style:text-properties officeooo:rsid="0108e67c" officeooo:paragraph-rsid="0108e67c"/>
    </style:style>
    <style:style style:name="P129" style:family="paragraph" style:parent-style-name="Text_20_body">
      <style:text-properties officeooo:rsid="010931ac" officeooo:paragraph-rsid="010931ac"/>
    </style:style>
    <style:style style:name="P130" style:family="paragraph" style:parent-style-name="Standard">
      <style:text-properties fo:color="#000000" loext:opacity="100%" style:font-name="Droid Sans Mono" fo:font-size="10.5pt" fo:font-weight="normal" officeooo:rsid="010931ac" officeooo:paragraph-rsid="010931ac" fo:background-color="#ffffff"/>
    </style:style>
    <style:style style:name="P131" style:family="paragraph" style:parent-style-name="Text_20_body">
      <style:text-properties officeooo:rsid="010972a8" officeooo:paragraph-rsid="010972a8"/>
    </style:style>
    <style:style style:name="P132" style:family="paragraph" style:parent-style-name="Standard">
      <style:text-properties fo:color="#000000" loext:opacity="100%" style:font-name="Droid Sans Mono" fo:font-size="10.5pt" fo:font-weight="normal" officeooo:rsid="010972a8" officeooo:paragraph-rsid="010972a8" fo:background-color="#ffffff"/>
    </style:style>
    <style:style style:name="P133" style:family="paragraph" style:parent-style-name="Heading_20_1">
      <style:text-properties officeooo:rsid="010a4044" officeooo:paragraph-rsid="010a4044"/>
    </style:style>
    <style:style style:name="P134" style:family="paragraph" style:parent-style-name="Text_20_body">
      <style:text-properties officeooo:rsid="006dc51b" officeooo:paragraph-rsid="010a4044"/>
    </style:style>
    <style:style style:name="P135" style:family="paragraph" style:parent-style-name="Code">
      <style:text-properties officeooo:paragraph-rsid="010a4044"/>
    </style:style>
    <style:style style:name="P136" style:family="paragraph" style:parent-style-name="Text_20_body">
      <style:text-properties officeooo:rsid="009b6d1b" officeooo:paragraph-rsid="010a4044"/>
    </style:style>
    <style:style style:name="P137" style:family="paragraph" style:parent-style-name="Text_20_body">
      <style:text-properties officeooo:rsid="010a4044" officeooo:paragraph-rsid="010a4044"/>
    </style:style>
    <style:style style:name="P138" style:family="paragraph" style:parent-style-name="Standard">
      <style:text-properties fo:color="#800000" loext:opacity="100%" style:font-name="Droid Sans Mono" fo:font-size="10.5pt" fo:font-weight="normal" officeooo:rsid="010a4044" officeooo:paragraph-rsid="010a4044" fo:background-color="#ffffff"/>
    </style:style>
    <style:style style:name="P139" style:family="paragraph" style:parent-style-name="Standard">
      <style:paragraph-properties style:line-height-at-least="0.503cm"/>
      <style:text-properties fo:color="#000000" loext:opacity="100%" style:font-name="Droid Sans Mono" fo:font-size="10.5pt" fo:font-weight="normal" fo:background-color="#ffffff"/>
    </style:style>
    <style:style style:name="P140" style:family="paragraph" style:parent-style-name="Standard">
      <style:text-properties fo:color="#000000" loext:opacity="100%" style:font-name="Droid Sans Mono" fo:font-size="10.5pt" fo:font-weight="normal" officeooo:rsid="010a4044" officeooo:paragraph-rsid="010a4044" fo:background-color="#ffffff"/>
    </style:style>
    <style:style style:name="P141" style:family="paragraph" style:parent-style-name="Text_20_body">
      <style:text-properties officeooo:rsid="010a72a7" officeooo:paragraph-rsid="010a72a7"/>
    </style:style>
    <style:style style:name="P142" style:family="paragraph" style:parent-style-name="Standard">
      <style:text-properties fo:color="#800000" loext:opacity="100%" style:font-name="Droid Sans Mono" fo:font-size="10.5pt" fo:font-weight="normal" officeooo:rsid="010a72a7" officeooo:paragraph-rsid="010a72a7" fo:background-color="#ffffff"/>
    </style:style>
    <style:style style:name="P143" style:family="paragraph" style:parent-style-name="Standard">
      <style:paragraph-properties fo:margin-top="0cm" fo:margin-bottom="0.499cm" style:contextual-spacing="false" style:line-height-at-least="0.503cm"/>
    </style:style>
    <style:style style:name="P144" style:family="paragraph" style:parent-style-name="Heading_20_1">
      <style:text-properties officeooo:rsid="010d7c2f" officeooo:paragraph-rsid="010d7c2f"/>
    </style:style>
    <style:style style:name="P145" style:family="paragraph" style:parent-style-name="Text_20_body">
      <style:text-properties officeooo:paragraph-rsid="010d7c2f"/>
    </style:style>
    <style:style style:name="P146" style:family="paragraph" style:parent-style-name="Heading_20_1">
      <style:text-properties officeooo:paragraph-rsid="008fbcf1"/>
    </style:style>
    <style:style style:name="T1" style:family="text">
      <style:text-properties officeooo:rsid="00d47df5"/>
    </style:style>
    <style:style style:name="T2" style:family="text">
      <style:text-properties officeooo:rsid="009b6d1b"/>
    </style:style>
    <style:style style:name="T3" style:family="text">
      <style:text-properties officeooo:rsid="0070d7f6"/>
    </style:style>
    <style:style style:name="T4" style:family="text">
      <style:text-properties officeooo:rsid="009998e8"/>
    </style:style>
    <style:style style:name="T5" style:family="text">
      <style:text-properties officeooo:rsid="00a0ed7e"/>
    </style:style>
    <style:style style:name="T6" style:family="text">
      <style:text-properties fo:color="#0000ff" loext:opacity="100%"/>
    </style:style>
    <style:style style:name="T7" style:family="text">
      <style:text-properties fo:color="#a31515" loext:opacity="100%"/>
    </style:style>
    <style:style style:name="T8" style:family="text">
      <style:text-properties fo:color="#800000" loext:opacity="100%"/>
    </style:style>
    <style:style style:name="T9" style:family="text">
      <style:text-properties fo:color="#e50000" loext:opacity="100%"/>
    </style:style>
    <style:style style:name="T10" style:family="text">
      <style:text-properties fo:color="#098658" loext:opacity="100%"/>
    </style:style>
    <style:style style:name="T11" style:family="text">
      <style:text-properties officeooo:rsid="009e3755"/>
    </style:style>
    <style:style style:name="T12" style:family="text">
      <style:text-properties officeooo:rsid="00db329a"/>
    </style:style>
    <style:style style:name="T13" style:family="text">
      <style:text-properties officeooo:rsid="00dc21ff"/>
    </style:style>
    <style:style style:name="T14" style:family="text">
      <style:text-properties fo:color="#008000" loext:opacity="100%"/>
    </style:style>
    <style:style style:name="T15" style:family="text">
      <style:text-properties officeooo:rsid="00dd553b"/>
    </style:style>
    <style:style style:name="T16" style:family="text">
      <style:text-properties fo:color="#0451a5" loext:opacity="100%"/>
    </style:style>
    <style:style style:name="T17" style:family="text">
      <style:text-properties officeooo:rsid="00e50fba"/>
    </style:style>
    <style:style style:name="T18" style:family="text">
      <style:text-properties officeooo:rsid="00e5156c"/>
    </style:style>
    <style:style style:name="T19" style:family="text">
      <style:text-properties fo:color="#000000" loext:opacity="100%" style:font-name="Droid Sans Mono" fo:font-size="10.5pt" fo:font-weight="normal" fo:background-color="#ffffff" loext:char-shading-value="0"/>
    </style:style>
    <style:style style:name="T20" style:family="text">
      <style:text-properties fo:color="#0000ff" loext:opacity="100%" style:font-name="Droid Sans Mono" fo:font-size="10.5pt" fo:font-weight="normal" fo:background-color="#ffffff" loext:char-shading-value="0"/>
    </style:style>
    <style:style style:name="T21" style:family="text">
      <style:text-properties fo:color="#a31515" loext:opacity="100%" style:font-name="Droid Sans Mono" fo:font-size="10.5pt" fo:font-weight="normal" fo:background-color="#ffffff" loext:char-shading-value="0"/>
    </style:style>
    <style:style style:name="T22" style:family="text">
      <style:text-properties fo:color="#811f3f" loext:opacity="100%"/>
    </style:style>
    <style:style style:name="T23" style:family="text">
      <style:text-properties officeooo:rsid="00e60120"/>
    </style:style>
    <style:style style:name="T24" style:family="text">
      <style:text-properties style:text-position="super 58%"/>
    </style:style>
    <style:style style:name="T25" style:family="text">
      <style:text-properties officeooo:rsid="00ea2072"/>
    </style:style>
    <style:style style:name="T26" style:family="text">
      <style:text-properties fo:font-variant="normal" fo:text-transform="none" fo:color="#404040" loext:opacity="100%" fo:letter-spacing="normal" officeooo:rsid="00e82b96"/>
    </style:style>
    <style:style style:name="T27" style:family="text">
      <style:text-properties fo:font-variant="normal" fo:text-transform="none" fo:color="#404040" loext:opacity="100%" fo:letter-spacing="normal" officeooo:rsid="00ea2072"/>
    </style:style>
    <style:style style:name="T28" style:family="text">
      <style:text-properties fo:font-variant="normal" fo:text-transform="none" fo:color="#404040" loext:opacity="100%" fo:letter-spacing="normal"/>
    </style:style>
    <style:style style:name="T29" style:family="text">
      <style:text-properties officeooo:rsid="00ec06b0"/>
    </style:style>
    <style:style style:name="T30" style:family="text">
      <style:text-properties fo:color="#cd3131" loext:opacity="100%" style:font-name="Droid Sans Mono" fo:font-size="10.5pt" fo:font-weight="normal" fo:background-color="#ffffff" loext:char-shading-value="0"/>
    </style:style>
    <style:style style:name="T31" style:family="text">
      <style:text-properties officeooo:rsid="00edeef3"/>
    </style:style>
    <style:style style:name="T32" style:family="text">
      <style:text-properties officeooo:rsid="00eff719"/>
    </style:style>
    <style:style style:name="T33" style:family="text">
      <style:text-properties officeooo:rsid="00f2b682"/>
    </style:style>
    <style:style style:name="T34" style:family="text">
      <style:text-properties officeooo:rsid="00f6b299"/>
    </style:style>
    <style:style style:name="T35" style:family="text">
      <style:text-properties officeooo:rsid="00fe1480"/>
    </style:style>
    <style:style style:name="T36" style:family="text">
      <style:text-properties officeooo:rsid="00fc21f4"/>
    </style:style>
    <style:style style:name="T37" style:family="text">
      <style:text-properties officeooo:rsid="00feec60"/>
    </style:style>
    <style:style style:name="T38" style:family="text">
      <style:text-properties officeooo:rsid="01009152"/>
    </style:style>
    <style:style style:name="T39" style:family="text">
      <style:text-properties fo:color="#a31515" loext:opacity="100%" style:font-name="Droid Sans Mono" fo:font-size="10.5pt" fo:font-weight="normal" officeooo:rsid="01009152" fo:background-color="#ffffff" loext:char-shading-value="0"/>
    </style:style>
    <style:style style:name="T40" style:family="text">
      <style:text-properties officeooo:rsid="01017a3a"/>
    </style:style>
    <style:style style:name="T41" style:family="text">
      <style:text-properties officeooo:rsid="010866d5"/>
    </style:style>
    <style:style style:name="T42" style:family="text">
      <style:text-properties officeooo:rsid="0106555e"/>
    </style:style>
    <style:style style:name="T43" style:family="text">
      <style:text-properties officeooo:rsid="01068850"/>
    </style:style>
    <style:style style:name="T44" style:family="text">
      <style:text-properties officeooo:rsid="010a4044"/>
    </style:style>
    <style:style style:name="T45" style:family="text">
      <style:text-properties officeooo:rsid="010d7c2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mpts</text:p>
      <text:h text:style-name="P2" text:outline-level="1">The prompt</text:h>
      <text:p text:style-name="P3"><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4">├── app</text:p>
      <text:p text:style-name="P4">│   ├── api</text:p>
      <text:p text:style-name="P5">│   <text:s text:c="4"/>└── …</text:p>
      <text:p text:style-name="P4">│   ├── controllers</text:p>
      <text:p text:style-name="P5">│   <text:s text:c="4"/>└── …</text:p>
      <text:p text:style-name="P4">│   ├── helpers</text:p>
      <text:p text:style-name="P5">│   <text:s text:c="4"/>└── …</text:p>
      <text:p text:style-name="P4">│   ├── images</text:p>
      <text:p text:style-name="P4">│   ├── js</text:p>
      <text:p text:style-name="P5">│   <text:s text:c="4"/>└── …</text:p>
      <text:p text:style-name="P4">│   └── views</text:p>
      <text:p text:style-name="P6">│   <text:s text:c="4"/>└── …</text:p>
      <text:p text:style-name="P7">Les contrôleurs héritent de</text:p>
      <text:p text:style-name="P8"><text:span text:style-name="T6">abstract</text:span> <text:span text:style-name="T6">class</text:span> BaseController</text:p>
      <text:p text:style-name="P8">{</text:p>
      <text:p text:style-name="P8"><text:span text:style-name="T6">protected</text:span> PDO $pdo;</text:p>
      <text:p text:style-name="P8"><text:span text:style-name="T6">protected</text:span> $fluent;</text:p>
      <text:p text:style-name="P8"><text:span text:style-name="T6">protected</text:span> Engine $flight;</text:p>
      <text:p text:style-name="P8"><text:span text:style-name="T6">protected</text:span> $latte;</text:p>
      <text:p text:style-name="P8"><text:span text:style-name="T6">protected</text:span> Application $application;</text:p>
      <text:p text:style-name="P8"><text:span text:style-name="T6">protected</text:span> Params $params;</text:p>
      <text:p text:style-name="P8"><text:span text:style-name="T6">protected</text:span> $authorizations;</text:p>
      <text:p text:style-name="P8"/>
      <text:p text:style-name="P9"><text:span text:style-name="T6">public</text:span> <text:span text:style-name="T6">function</text:span> __construct(PDO $pdo, Engine $flight)</text:p>
      <text:p text:style-name="P9">{</text:p>
      <text:p text:style-name="P9"><text:span text:style-name="T6">$this</text:span>-&gt;pdo = $pdo;</text:p>
      <text:p text:style-name="P9"><text:span text:style-name="T6">$this</text:span>-&gt;fluent = <text:span text:style-name="T6">new</text:span> \Envms\FluentPDO\Query($pdo);</text:p>
      <text:p text:style-name="P9"><text:span text:style-name="T6">$this</text:span>-&gt;flight = $flight;</text:p>
      <text:p text:style-name="P9"><text:span text:style-name="T6">$this</text:span>-&gt;latte = <text:span text:style-name="T6">new</text:span> LatteEngine();</text:p>
      <text:p text:style-name="P9">…</text:p>
      <text:h text:style-name="Heading_20_2" text:outline-level="2">Exemple de contrôleur :</text:h>
      <text:p text:style-name="P10">&lt;?php</text:p>
      <text:p text:style-name="Code"><text:span text:style-name="T6">namespace</text:span> app\controllers;</text:p>
      <text:p text:style-name="Code"><text:span text:style-name="T6">use</text:span> app\helpers\PersonStatistics;</text:p>
      <text:p text:style-name="Code"><text:span text:style-name="T6">class</text:span> PersonStatisticsController <text:span text:style-name="T6">extends</text:span> BaseController</text:p>
      <text:p text:style-name="Code">{</text:p>
      <text:p text:style-name="Code"><text:span text:style-name="T6">public</text:span> <text:span text:style-name="T6">function</text:span> showStatistics()</text:p>
      <text:p text:style-name="Code">{</text:p>
      <text:p text:style-name="Code"><text:span text:style-name="T6">if</text:span> ($person = <text:span text:style-name="T6">$this</text:span>-&gt;getPerson([])) {</text:p>
      <text:p text:style-name="Code">$personalStatistics = <text:span text:style-name="T6">new</text:span> PersonStatistics(<text:span text:style-name="T6">$this</text:span>-&gt;pdo);</text:p>
      <text:p text:style-name="Code">$season = $personalStatistics-&gt;getSeasonRange();</text:p>
      <text:p text:style-name="Code">echo <text:span text:style-name="T6">$this</text:span>-&gt;latte-&gt;render(<text:span text:style-name="T7">'app/views/user/statistics.latte'</text:span>, <text:span text:style-name="T6">$this</text:span>-&gt;params-&gt;getAll([</text:p>
      <text:p text:style-name="Code"><text:span text:style-name="T7">'stats'</text:span> =&gt; $personalStatistics-&gt;getStats($person, $season[<text:span text:style-name="T7">'start'</text:span>], $season[<text:span text:style-name="T7">'end'</text:span>]),</text:p>
      <text:p text:style-name="Code"><text:span text:style-name="T7">'seasons'</text:span> =&gt; $personalStatistics-&gt;getAvailableSeasons(),</text:p>
      <text:p text:style-name="Code"><text:span text:style-name="T7">'currentSeason'</text:span> =&gt; $season,</text:p>
      <text:p text:style-name="Code">]));</text:p>
      <text:p text:style-name="Code"><text:soft-page-break/>} <text:span text:style-name="T6">else</text:span> {</text:p>
      <text:p text:style-name="Code"><text:span text:style-name="T6">$this</text:span>-&gt;application-&gt;error403(<text:span text:style-name="T6">__FILE__</text:span>, <text:span text:style-name="T6">__LINE__</text:span>);</text:p>
      <text:p text:style-name="P5">…</text:p>
      <text:h text:style-name="Heading_20_2" text:outline-level="2">Exemple de vue :</text:h>
      <text:p text:style-name="Code">{<text:span text:style-name="T6">layout </text:span><text:span text:style-name="T7">'../layout.latte'</text:span>}</text:p>
      <text:p text:style-name="Code"/>
      <text:p text:style-name="Code">{<text:span text:style-name="T6">block </text:span>title}Stat{<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Code"><text:span text:style-name="T8">&lt;div</text:span> <text:span text:style-name="T9">class</text:span>=<text:span text:style-name="T6">"card mb-4"</text:span><text:span text:style-name="T8">&gt;</text:span></text:p>
      <text:p text:style-name="Code"><text:span text:style-name="T8">&lt;div</text:span> <text:span text:style-name="T9">class</text:span>=<text:span text:style-name="T6">"card-header"</text:span><text:span text:style-name="T8">&gt;</text:span></text:p>
      <text:p text:style-name="Code"><text:span text:style-name="T8">&lt;div</text:span> <text:span text:style-name="T9">class</text:span>=<text:span text:style-name="T6">"row"</text:span><text:span text:style-name="T8">&gt;</text:span></text:p>
      <text:p text:style-name="Code"><text:span text:style-name="T8">&lt;div</text:span> <text:span text:style-name="T9">class</text:span>=<text:span text:style-name="T6">"col"</text:span><text:span text:style-name="T8">&gt;</text:span></text:p>
      <text:p text:style-name="Code"><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Code">&lt;/div&gt;</text:p>
      <text:p text:style-name="Code">…</text:p>
      <text:h text:style-name="Heading_20_2" text:outline-level="2">Exemple d’API</text:h>
      <text:p text:style-name="P11">Uniquement si une vue utilise AJAX.</text:p>
      <text:p text:style-name="Code">&lt;?php</text:p>
      <text:p text:style-name="Code"><text:span text:style-name="T6">namespace</text:span> app\api;</text:p>
      <text:p text:style-name="Code"><text:span text:style-name="T6">use</text:span> Exception;</text:p>
      <text:p text:style-name="Code"><text:span text:style-name="T6">use</text:span> app\controllers\BaseController;</text:p>
      <text:p text:style-name="Code"><text:span text:style-name="T6">use</text:span> app\helpers\EventAudience;</text:p>
      <text:p text:style-name="Code"/>
      <text:p text:style-name="Code"><text:span text:style-name="T6">class</text:span> EventApi <text:span text:style-name="T6">extends</text:span> BaseController</text:p>
      <text:p text:style-name="Code">{</text:p>
      <text:p text:style-name="Code"><text:span text:style-name="T6">public</text:span> <text:span text:style-name="T6">function</text:span> createAttribute()</text:p>
      <text:p text:style-name="Code">{</text:p>
      <text:p text:style-name="Code"><text:span text:style-name="T6">if</text:span> (<text:span text:style-name="T6">$this</text:span>-&gt;getPerson([<text:span text:style-name="T7">'Webmaster'</text:span>])) {</text:p>
      <text:p text:style-name="Code">$json = file_get_contents(<text:span text:style-name="T7">'php://input'</text:span>);</text:p>
      <text:p text:style-name="Code">$data = json_decode($json, <text:span text:style-name="T6">true</text:span>);</text:p>
      <text:p text:style-name="Code"/>
      <text:p text:style-name="Code"><text:span text:style-name="T6">try</text:span> {</text:p>
      <text:p text:style-name="Code"><text:span text:style-name="T6">$this</text:span>-&gt;pdo-&gt;beginTransaction();</text:p>
      <text:p text:style-name="Code">$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Code">$query-&gt;execute([$data[<text:span text:style-name="T7">'name'</text:span>], $data[<text:span text:style-name="T7">'detail'</text:span>], $data[<text:span text:style-name="T7">'color'</text:span>]]);</text:p>
      <text:p text:style-name="Code"><text:span text:style-name="T6">$this</text:span>-&gt;pdo-&gt;commit();</text:p>
      <text:p text:style-name="Code"/>
      <text:p text:style-name="Code">header(<text:span text:style-name="T7">'Content-Type: application/json'</text:span>);</text:p>
      <text:p text:style-name="Code">echo json_encode([<text:span text:style-name="T7">'success'</text:span> =&gt; <text:span text:style-name="T6">true</text:span>]);</text:p>
      <text:p text:style-name="Code">} <text:span text:style-name="T6">catch</text:span> (\Exception $e) {</text:p>
      <text:p text:style-name="Code"><text:span text:style-name="T6">$this</text:span>-&gt;pdo-&gt;rollBack();</text:p>
      <text:p text:style-name="Code">header(<text:span text:style-name="T7">'Content-Type: application/json'</text:span>, <text:span text:style-name="T6">true</text:span>, <text:span text:style-name="T10">500</text:span>);</text:p>
      <text:p text:style-name="Code">echo json_encode([<text:span text:style-name="T7">'success'</text:span> =&gt; <text:span text:style-name="T6">false</text:span>, <text:span text:style-name="T7">'message'</text:span> =&gt; $e-&gt;getMessage()]);</text:p>
      <text:p text:style-name="Code">}</text:p>
      <text:p text:style-name="Code"><text:soft-page-break/>} <text:span text:style-name="T6">else</text:span> {</text:p>
      <text:p text:style-name="Code">header(<text:span text:style-name="T7">'Content-Type: application/json'</text:span>, <text:span text:style-name="T6">true</text:span>, <text:span text:style-name="T10">403</text:span>);</text:p>
      <text:p text:style-name="Code">echo json_encode([<text:span text:style-name="T7">'success'</text:span> =&gt; <text:span text:style-name="T6">false</text:span>, <text:span text:style-name="T7">'message'</text:span> =&gt; <text:span text:style-name="T7">'User not allowed'</text:span>]);</text:p>
      <text:p text:style-name="Code">}</text:p>
      <text:p text:style-name="P5">}</text:p>
      <text:p text:style-name="P5">…</text:p>
      <text:h text:style-name="Heading_20_2" text:outline-level="2">Exemple de helper</text:h>
      <text:p text:style-name="Code">&lt;?php</text:p>
      <text:p text:style-name="Code"><text:span text:style-name="T6">namespace</text:span> app\helpers;</text:p>
      <text:p text:style-name="Code"><text:span text:style-name="T6">use</text:span> PDO;</text:p>
      <text:p text:style-name="Code"><text:span text:style-name="T6">class</text:span> Article</text:p>
      <text:p text:style-name="Code">{</text:p>
      <text:p text:style-name="Code"><text:span text:style-name="T6">private</text:span> $pdo;</text:p>
      <text:p text:style-name="Code"><text:span text:style-name="T6">private</text:span> $fluent;</text:p>
      <text:p text:style-name="Code"/>
      <text:p text:style-name="Code"><text:span text:style-name="T6">public</text:span> <text:span text:style-name="T6">function</text:span> __construct(PDO $pdo)</text:p>
      <text:p text:style-name="Code">{</text:p>
      <text:p text:style-name="Code"><text:span text:style-name="T6">$this</text:span>-&gt;pdo = $pdo;</text:p>
      <text:p text:style-name="Code"><text:span text:style-name="T6">$this</text:span>-&gt;fluent = <text:span text:style-name="T6">new</text:span> \Envms\FluentPDO\Query($pdo);</text:p>
      <text:p text:style-name="Code">}</text:p>
      <text:p text:style-name="Code"/>
      <text:p text:style-name="Code"><text:span text:style-name="T6">public</text:span> <text:span text:style-name="T6">function</text:span> hasSurvey($id)</text:p>
      <text:p text:style-name="Code">{</text:p>
      <text:p text:style-name="Code"><text:span text:style-name="T6">return</text:span> <text:span text:style-name="T6">$this</text:span>-&gt;fluent</text:p>
      <text:p text:style-name="Code">-&gt;from(<text:span text:style-name="T7">'Survey'</text:span>)</text:p>
      <text:p text:style-name="Code">-&gt;join(<text:span text:style-name="T7">'Article ON Survey.IdArticle = Article.Id'</text:span>)</text:p>
      <text:p text:style-name="Code">-&gt;where(<text:span text:style-name="T7">'IdArticle'</text:span>, $id)</text:p>
      <text:p text:style-name="Code">-&gt;where(<text:span text:style-name="T7">'ClosingDate &lt;= ?'</text:span>, date(<text:span text:style-name="T7">'now'</text:span>))</text:p>
      <text:p text:style-name="Code">-&gt;fetch();</text:p>
      <text:p text:style-name="P5">}</text:p>
      <text:p text:style-name="P5">…</text:p>
      <text:h text:style-name="Heading_20_2" text:outline-level="2">Et la route :</text:h>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h text:style-name="Heading_20_2" text:outline-level="2">Avec ce<text:span text:style-name="T2">s</text:span> table<text:span text:style-name="T2">s</text:span> :</text:h>
      <text:p text:style-name="P12">CREATE TABLE "Person" (</text:p>
      <text:p text:style-name="P12"><text:tab/>"EGER NOT NULL DEFAULT 0,</text:p>
      <text:p text:style-name="P12"><text:tab/>"In</text:p>
      <text:p text:style-name="P12">);</text:p>
      <text:p text:style-name="P13">On veut </text:p>
      <text:h text:style-name="Heading_20_1" text:outline-level="1">Ancien<text:span text:style-name="T11">s</text:span></text:h>
      <text:h text:style-name="P14" text:outline-level="2"><text:span text:style-name="T12">Sondage</text:span></text:h>
      <text:p text:style-name="P15">Avec ces tables :</text:p>
      <text:p text:style-name="Code">CREATE TABLE IF NOT EXISTS "Person" (</text:p>
      <text:p text:style-name="Code"><text:tab/>"Id"<text:tab/>INTEGER,</text:p>
      <text:p text:style-name="Code"><text:soft-page-break/><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PRIMARY KEY("Id"),</text:p>
      <text:p text:style-name="Code"><text:tab/>FOREIGN KEY("IdGroup") REFERENCES "Group"("Id"),</text:p>
      <text:p text:style-name="Code"><text:tab/>FOREIGN KEY("IdPerson") REFERENCES "Person"("Id")</text:p>
      <text:p text:style-name="Code">);</text:p>
      <text:p text:style-name="Code">CREATE TABLE IF NOT EXISTS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IF NOT EXISTS "Article" (</text:p>
      <text:p text:style-name="Code"><text:tab/>"Id"<text:tab/>INTEGER,</text:p>
      <text:p text:style-name="Code"><text:tab/>"Title"<text:tab/>TEXT NOT NULL,</text:p>
      <text:p text:style-name="Code"><text:tab/>"Content"<text:tab/>TEXT NOT NULL,</text:p>
      <text:p text:style-name="Code"><text:tab/>"CreatedBy"<text:tab/>INTEGER NOT NULL,</text:p>
      <text:p text:style-name="Code"><text:tab/>"Timestamp"<text:tab/>TEXT NOT NULL DEFAULT current_timestamp,</text:p>
      <text:p text:style-name="Code"><text:tab/>"PublishedBy"<text:tab/>INTEGER DEFAULT NULL,</text:p>
      <text:p text:style-name="Code"><text:tab/>"IdGroup"<text:tab/>INTEGER DEFAULT NULL,</text:p>
      <text:p text:style-name="Code"><text:tab/>"OnlyForMembers"<text:tab/>INTEGER NOT NULL DEFAULT 1,</text:p>
      <text:p text:style-name="Code"><text:tab/>"LastUpdate"<text:tab/>TEXT NOT NULL DEFAULT current_timestamp,</text:p>
      <text:p text:style-name="Code"><text:tab/>PRIMARY KEY("Id"),</text:p>
      <text:p text:style-name="Code"><text:tab/>FOREIGN KEY("CreatedBy") REFERENCES "Person"("Id"),</text:p>
      <text:p text:style-name="Code"><text:tab/>FOREIGN KEY("IdGroup") REFERENCES "Group"("Id"),</text:p>
      <text:p text:style-name="Code"><text:tab/>FOREIGN KEY("PublishedBy") REFERENCES "Person"("Id")</text:p>
      <text:p text:style-name="Code">);</text:p>
      <text:p text:style-name="Code">CREATE TABLE IF NOT EXISTS "Survey" (</text:p>
      <text:p text:style-name="Code"><text:tab/>"Id"<text:tab/>INTEGER,</text:p>
      <text:p text:style-name="Code"><text:tab/>"Question"<text:tab/>TEXT NOT NULL,</text:p>
      <text:p text:style-name="Code"><text:tab/>"Options"<text:tab/>TEXT NOT NULL,</text:p>
      <text:p text:style-name="Code"><text:tab/>"IdArticle"<text:tab/>INTEGER NOT NULL,</text:p>
      <text:p text:style-name="Code"><text:tab/>"ClosingDate"<text:tab/>DATE DEFAULT (date('now', '+10 days')),</text:p>
      <text:p text:style-name="Code"><text:tab/>PRIMARY KEY("Id"),</text:p>
      <text:p text:style-name="Code"><text:tab/>FOREIGN KEY("IdArticle") REFERENCES "Article"("Id")</text:p>
      <text:p text:style-name="Code">);</text:p>
      <text:p text:style-name="Code">CREATE TABLE IF NOT EXISTS "Reply" (</text:p>
      <text:p text:style-name="Code"><text:tab/>"Id"<text:tab/>INTEGER,</text:p>
      <text:p text:style-name="Code"><text:soft-page-break/><text:tab/>"IdPerson"<text:tab/>INTEGER NOT NULL,</text:p>
      <text:p text:style-name="Code"><text:tab/>"IdSurvey"<text:tab/>INTEGER NOT NULL,</text:p>
      <text:p text:style-name="Code"><text:tab/>"Answers"<text:tab/>TEXT NOT NULL,</text:p>
      <text:p text:style-name="Code"><text:tab/>"LastUpdaate"<text:tab/>TEXT NOT NULL DEFAULT current_timestamp,</text:p>
      <text:p text:style-name="Code"><text:tab/>PRIMARY KEY("Id"),</text:p>
      <text:p text:style-name="Code"><text:tab/>FOREIGN KEY("IdPerson") REFERENCES "Person"("Id"),</text:p>
      <text:p text:style-name="Code"><text:tab/>FOREIGN KEY("IdSurvey") REFERENCES "Survey"("Id")</text:p>
      <text:p text:style-name="Code">);</text:p>
      <text:p text:style-name="P15">Un article est destiné à toutes les personnes si Article.IdGroup <text:span text:style-name="T13">=</text:span>= null, sinon il est réservé uniquement au<text:span text:style-name="T13">x</text:span> personne<text:span text:style-name="T13">s</text:span> du groupe.</text:p>
      <text:p text:style-name="P15">On veut une requête qui liste toutes les personnes qui n’ont pas répondu à un sondage non terminé. Il faut indiquer : la personne, l’article, le sondage et sa date de clôture.</text:p>
      <text:p text:style-name="P15">On utilise PHP, avec PDO et fluenpdo et une base sqlite.</text:p>
      <text:h text:style-name="P16" text:outline-level="2">Event manager</text:h>
      <text:p text:style-name="P17"><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18">├── app</text:p>
      <text:p text:style-name="P18">│   ├── controllers</text:p>
      <text:p text:style-name="P18">│   ├── helpers</text:p>
      <text:p text:style-name="P18">│   │   └── database</text:p>
      <text:p text:style-name="P18">│   ├── images</text:p>
      <text:p text:style-name="P18">│   └── views</text:p>
      <text:p text:style-name="P18">│   <text:s text:c="4"/>├── admin</text:p>
      <text:p text:style-name="P18">│   <text:s text:c="4"/>├── groups</text:p>
      <text:p text:style-name="P18">│   <text:s text:c="4"/>├── logs</text:p>
      <text:p text:style-name="P18">│   <text:s text:c="4"/>└── …</text:p>
      <text:p text:style-name="P19">Les contrôleurs héritent de</text:p>
      <text:p text:style-name="P18"><text:span text:style-name="T6">abstract</text:span> <text:span text:style-name="T6">class</text:span> BaseController</text:p>
      <text:p text:style-name="P18">{</text:p>
      <text:p text:style-name="P18"><text:span text:style-name="T6">protected</text:span> PDO $pdo;</text:p>
      <text:p text:style-name="P18"><text:span text:style-name="T6">protected</text:span> $fluent;</text:p>
      <text:p text:style-name="P18"><text:span text:style-name="T6">protected</text:span> Engine $flight;</text:p>
      <text:p text:style-name="P18"><text:span text:style-name="T6">protected</text:span> $latte;</text:p>
      <text:p text:style-name="P18"><text:span text:style-name="T6">protected</text:span> Application $application;</text:p>
      <text:p text:style-name="P18"><text:span text:style-name="T6">protected</text:span> Params $params;</text:p>
      <text:p text:style-name="P18"><text:span text:style-name="T6">protected</text:span> $authorizations;</text:p>
      <text:p text:style-name="P18"/>
      <text:p text:style-name="P18"><text:span text:style-name="T6">public</text:span> <text:span text:style-name="T6">function</text:span> __construct(PDO $pdo, Engine $flight)</text:p>
      <text:p text:style-name="P18">{</text:p>
      <text:p text:style-name="P18"><text:span text:style-name="T6">$this</text:span>-&gt;pdo = $pdo;</text:p>
      <text:p text:style-name="P18"><text:span text:style-name="T6">$this</text:span>-&gt;fluent = <text:span text:style-name="T6">new</text:span> \Envms\FluentPDO\Query($pdo);</text:p>
      <text:p text:style-name="P18"><text:span text:style-name="T6">$this</text:span>-&gt;flight = $flight;</text:p>
      <text:p text:style-name="P18"><text:span text:style-name="T6">$this</text:span>-&gt;latte = <text:span text:style-name="T6">new</text:span> LatteEngine();</text:p>
      <text:p text:style-name="P18">…</text:p>
      <text:p text:style-name="P20">Exemple de contrôleur :</text:p>
      <text:p text:style-name="P18">&lt;?php</text:p>
      <text:p text:style-name="P18"/>
      <text:p text:style-name="P18"><text:span text:style-name="T6">namespace</text:span> app\controllers;</text:p>
      <text:p text:style-name="P18"/>
      <text:p text:style-name="P18"><text:span text:style-name="T6">use</text:span> app\helpers\PersonStatistics;</text:p>
      <text:p text:style-name="P18"/>
      <text:p text:style-name="P18"><text:span text:style-name="T6">class</text:span> PersonStatisticsController <text:span text:style-name="T6">extends</text:span> BaseController</text:p>
      <text:p text:style-name="P18"><text:soft-page-break/>{</text:p>
      <text:p text:style-name="P18"><text:span text:style-name="T6">public</text:span> <text:span text:style-name="T6">function</text:span> showStatistics()</text:p>
      <text:p text:style-name="P18">{</text:p>
      <text:p text:style-name="P18"><text:span text:style-name="T6">if</text:span> ($person = <text:span text:style-name="T6">$this</text:span>-&gt;getPerson([])) {</text:p>
      <text:p text:style-name="P18"/>
      <text:p text:style-name="P18">$personalStatistics = <text:span text:style-name="T6">new</text:span> PersonStatistics(<text:span text:style-name="T6">$this</text:span>-&gt;pdo);</text:p>
      <text:p text:style-name="P18">$season = $personalStatistics-&gt;getSeasonRange();</text:p>
      <text:p text:style-name="P18">echo <text:span text:style-name="T6">$this</text:span>-&gt;latte-&gt;render(<text:span text:style-name="T7">'app/views/user/statistics.latte'</text:span>, <text:span text:style-name="T6">$this</text:span>-&gt;params-&gt;getAll([</text:p>
      <text:p text:style-name="P18"><text:span text:style-name="T7">'stats'</text:span> =&gt; $personalStatistics-&gt;getStats($person, $season[<text:span text:style-name="T7">'start'</text:span>], $season[<text:span text:style-name="T7">'end'</text:span>]),</text:p>
      <text:p text:style-name="P18"><text:span text:style-name="T7">'seasons'</text:span> =&gt; $personalStatistics-&gt;getAvailableSeasons(),</text:p>
      <text:p text:style-name="P18"><text:span text:style-name="T7">'currentSeason'</text:span> =&gt; $season,</text:p>
      <text:p text:style-name="P18">]));</text:p>
      <text:p text:style-name="P18">} <text:span text:style-name="T6">else</text:span> {</text:p>
      <text:p text:style-name="P18"><text:span text:style-name="T6">$this</text:span>-&gt;application-&gt;error403(<text:span text:style-name="T6">__FILE__</text:span>, <text:span text:style-name="T6">__LINE__</text:span>);</text:p>
      <text:p text:style-name="P18">}</text:p>
      <text:p text:style-name="P18">}</text:p>
      <text:p text:style-name="P18">}</text:p>
      <text:p text:style-name="P20">Exemple de vue :</text:p>
      <text:p text:style-name="P18">{<text:span text:style-name="T6">layout </text:span><text:span text:style-name="T7">'../layout.latte'</text:span>}</text:p>
      <text:p text:style-name="P18"/>
      <text:p text:style-name="P18">{<text:span text:style-name="T6">block </text:span>title}Stat{<text:span text:style-name="T6">/block</text:span>}</text:p>
      <text:p text:style-name="P18"/>
      <text:p text:style-name="P18">{<text:span text:style-name="T6">block </text:span>navbar}</text:p>
      <text:p text:style-name="P18">{<text:span text:style-name="T6">include </text:span><text:span text:style-name="T7">'../navbar/home.latte'</text:span>}</text:p>
      <text:p text:style-name="P18">{<text:span text:style-name="T6">/block</text:span>}</text:p>
      <text:p text:style-name="P18"/>
      <text:p text:style-name="P18">{<text:span text:style-name="T6">block </text:span>content}</text:p>
      <text:p text:style-name="P18"><text:span text:style-name="T8">&lt;div</text:span> <text:span text:style-name="T9">class</text:span>=<text:span text:style-name="T6">"container mt-4"</text:span><text:span text:style-name="T8">&gt;</text:span></text:p>
      <text:p text:style-name="P18"><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18"><text:span text:style-name="T8">&lt;div</text:span> <text:span text:style-name="T9">class</text:span>=<text:span text:style-name="T6">"card mb-4"</text:span><text:span text:style-name="T8">&gt;</text:span></text:p>
      <text:p text:style-name="P18"><text:span text:style-name="T8">&lt;div</text:span> <text:span text:style-name="T9">class</text:span>=<text:span text:style-name="T6">"card-header"</text:span><text:span text:style-name="T8">&gt;</text:span></text:p>
      <text:p text:style-name="P18"><text:span text:style-name="T8">&lt;div</text:span> <text:span text:style-name="T9">class</text:span>=<text:span text:style-name="T6">"row"</text:span><text:span text:style-name="T8">&gt;</text:span></text:p>
      <text:p text:style-name="P18"><text:span text:style-name="T8">&lt;div</text:span> <text:span text:style-name="T9">class</text:span>=<text:span text:style-name="T6">"col"</text:span><text:span text:style-name="T8">&gt;</text:span></text:p>
      <text:p text:style-name="P18"><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18">&lt;/div&gt;</text:p>
      <text:p text:style-name="P18">...</text:p>
      <text:p text:style-name="P21">Et la route :</text:p>
      <text:p text:style-name="P18">$personStatisticsController = $container-&gt;get(<text:span text:style-name="T7">'app\controllers\PersonStatisticsController'</text:span>);</text:p>
      <text:p text:style-name="P18">$flight-&gt;route(<text:span text:style-name="T7">'GET /statistics/person'</text:span>, <text:span text:style-name="T6">function</text:span>() <text:span text:style-name="T6">use</text:span> ($personStatisticsController) {$personStatisticsController-&gt;showStatistics();});</text:p>
      <text:p text:style-name="P21"/>
      <text:p text:style-name="P22">Avec ce<text:span text:style-name="T2">s</text:span> table<text:span text:style-name="T2">s</text:span> :</text:p>
      <text:p text:style-name="P18">CREATE TABLE IF NOT EXISTS "Event" (</text:p>
      <text:p text:style-name="P18"><text:tab/>"Id"<text:tab/>INTEGER,</text:p>
      <text:p text:style-name="P18"><text:tab/>"Summary"<text:tab/>TEXT NOT NULL,</text:p>
      <text:p text:style-name="P18"><text:tab/>"Description"<text:tab/>TEXT NOT NULL,</text:p>
      <text:p text:style-name="P18"><text:tab/>"Location"<text:tab/>TEXT NOT NULL,</text:p>
      <text:p text:style-name="P18"><text:tab/>"StartTime"<text:tab/>TEXT NOT NULL,</text:p>
      <text:p text:style-name="P18"><text:tab/>"Duration"<text:tab/>INTEGER NOT NULL DEFAULT 3600,</text:p>
      <text:p text:style-name="P18"><text:tab/>"IdEventType"<text:tab/>INTEGER NOT NULL,</text:p>
      <text:p text:style-name="P18"><text:tab/>"CreatedBy"<text:tab/>INTEGER NOT NULL,</text:p>
      <text:p text:style-name="P18"><text:tab/>"MaxParticipants"<text:tab/>INTEGER NOT NULL DEFAULT 0,</text:p>
      <text:p text:style-name="P18"><text:soft-page-break/><text:tab/>"Audience"<text:tab/>TEXT NOT NULL DEFAULT 'ClubMembersOnly',</text:p>
      <text:p text:style-name="P18"><text:tab/>PRIMARY KEY("Id"),</text:p>
      <text:p text:style-name="P18"><text:tab/>FOREIGN KEY("CreatedBy") REFERENCES "Person"("Id"),</text:p>
      <text:p text:style-name="P18"><text:tab/>FOREIGN KEY("IdEventType") REFERENCES "EventType"("Id")</text:p>
      <text:p text:style-name="P18">);</text:p>
      <text:p text:style-name="P18">CREATE TABLE IF NOT EXISTS "EventAttribute" (</text:p>
      <text:p text:style-name="P18"><text:tab/>"Id"<text:tab/>INTEGER,</text:p>
      <text:p text:style-name="P18"><text:tab/>"IdEvent"<text:tab/>INTEGER NOT NULL,</text:p>
      <text:p text:style-name="P18"><text:tab/>"IdAttribute"<text:tab/>INTEGER NOT NULL,</text:p>
      <text:p text:style-name="P18"><text:tab/>PRIMARY KEY("Id"),</text:p>
      <text:p text:style-name="P18"><text:tab/>FOREIGN KEY("IdAttribute") REFERENCES "Attribute"("Id"),</text:p>
      <text:p text:style-name="P18"><text:tab/>FOREIGN KEY("IdEvent") REFERENCES "Event"("Id")</text:p>
      <text:p text:style-name="P18">);</text:p>
      <text:p text:style-name="P18">CREATE TABLE IF NOT EXISTS "EventType" (</text:p>
      <text:p text:style-name="P18"><text:tab/>"Id"<text:tab/>INTEGER,</text:p>
      <text:p text:style-name="P18"><text:tab/>"Name"<text:tab/>TEXT NOT NULL,</text:p>
      <text:p text:style-name="P18"><text:tab/>"Inactivated"<text:tab/>INTEGER NOT NULL DEFAULT 0,</text:p>
      <text:p text:style-name="P18"><text:tab/>"IdGroup"<text:tab/>INTEGER DEFAULT NULL,</text:p>
      <text:p text:style-name="P18"><text:tab/>PRIMARY KEY("Id"),</text:p>
      <text:p text:style-name="P18"><text:tab/>FOREIGN KEY("IdGroup") REFERENCES "Group"("Id")</text:p>
      <text:p text:style-name="P18">);</text:p>
      <text:p text:style-name="P18">CREATE TABLE IF NOT EXISTS "EventTypeAttribute" (</text:p>
      <text:p text:style-name="P18"><text:tab/>"Id"<text:tab/>INTEGER,</text:p>
      <text:p text:style-name="P18"><text:tab/>"IdEventType"<text:tab/>INTEGER NOT NULL,</text:p>
      <text:p text:style-name="P18"><text:tab/>"IdAttribute"<text:tab/>INTEGER NOT NULL,</text:p>
      <text:p text:style-name="P18"><text:tab/>PRIMARY KEY("Id"),</text:p>
      <text:p text:style-name="P18"><text:tab/>FOREIGN KEY("IdAttribute") REFERENCES "Attribute"("Id"),</text:p>
      <text:p text:style-name="P18"><text:tab/>FOREIGN KEY("IdEventType") REFERENCES "EventType"("Id")</text:p>
      <text:p text:style-name="P18">);</text:p>
      <text:p text:style-name="P18">CREATE TABLE IF NOT EXISTS "Attribute" (</text:p>
      <text:p text:style-name="P18"><text:tab/>"Id"<text:tab/>INTEGER,</text:p>
      <text:p text:style-name="P18"><text:tab/>"Name"<text:tab/>TEXT NOT NULL,</text:p>
      <text:p text:style-name="P18"><text:tab/>"Detail"<text:tab/>TEXT NOT NULL,</text:p>
      <text:p text:style-name="P18"><text:tab/>"Color"<text:tab/>TEXT NOT NULL,</text:p>
      <text:p text:style-name="P18"><text:tab/>PRIMARY KEY("Id")</text:p>
      <text:p text:style-name="P18">);</text:p>
      <text:p text:style-name="P23">Avec cette vue :</text:p>
      <text:p text:style-name="Code">{<text:span text:style-name="T6">layout </text:span>$layout}</text:p>
      <text:p text:style-name="Code"/>
      <text:p text:style-name="Code">{<text:span text:style-name="T6">block </text:span>title}Gérer les évènements{<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div</text:span> <text:span text:style-name="T9">class</text:span>=<text:span text:style-name="T6">"row align-items-center mb-3"</text:span><text:span text:style-name="T8">&gt;</text:span></text:p>
      <text:p text:style-name="Code"><text:span text:style-name="T8">&lt;div</text:span> <text:span text:style-name="T9">class</text:span>=<text:span text:style-name="T6">"col-auto"</text:span><text:span text:style-name="T8">&gt;</text:span></text:p>
      <text:p text:style-name="Code"><text:span text:style-name="T8">&lt;button</text:span> <text:span text:style-name="T9">type</text:span>=<text:span text:style-name="T6">"button"</text:span> <text:span text:style-name="T9">class</text:span>=<text:span text:style-name="T6">"btn btn-secondary move-week"</text:span> <text:span text:style-name="T9">data-days</text:span>=<text:span text:style-name="T6">"-7"</text:span><text:span text:style-name="T8">&gt;</text:span>&amp;laquo;<text:span text:style-name="T8">&lt;/button&gt;</text:span></text:p>
      <text:p text:style-name="Code"><text:span text:style-name="T8">&lt;button</text:span> <text:span text:style-name="T9">type</text:span>=<text:span text:style-name="T6">"button"</text:span> <text:span text:style-name="T9">class</text:span>=<text:span text:style-name="T6">"btn btn-secondary move-day"</text:span> <text:span text:style-name="T9">data-days</text:span>=<text:span text:style-name="T6">"-1"</text:span><text:span text:style-name="T8">&gt;</text:span>&amp;lsaquo;<text:span text:style-name="T8">&lt;/button&gt;</text:span></text:p>
      <text:p text:style-name="Code">&lt;/div&gt;</text:p>
      <text:p text:style-name="Code"><text:span text:style-name="T8">&lt;div</text:span> <text:span text:style-name="T9">class</text:span>=<text:span text:style-name="T6">"col"</text:span><text:span text:style-name="T8">&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bordered text-center"</text:span><text:span text:style-name="T8">&gt;</text:span></text:p>
      <text:p text:style-name="Code">&lt;thead&gt;</text:p>
      <text:p text:style-name="Code"><text:span text:style-name="T8">&lt;tr</text:span> <text:span text:style-name="T9">id</text:span>=<text:span text:style-name="T6">"weekdays-header"</text:span><text:span text:style-name="T8">&gt;</text:span></text:p>
      <text:p text:style-name="Code">{* JavaScript add here *}</text:p>
      <text:p text:style-name="Code">&lt;/tr&gt;</text:p>
      <text:p text:style-name="Code">&lt;/thead&gt;</text:p>
      <text:p text:style-name="Code"><text:soft-page-break/>&lt;tbody&gt;</text:p>
      <text:p text:style-name="Code"><text:span text:style-name="T8">&lt;tr</text:span> <text:span text:style-name="T9">id</text:span>=<text:span text:style-name="T6">"events-row"</text:span><text:span text:style-name="T8">&gt;</text:span></text:p>
      <text:p text:style-name="Code">{* JavaScript add here *}</text:p>
      <text:p text:style-name="Code">&lt;/tr&gt;</text:p>
      <text:p text:style-name="Code">&lt;/tbody&gt;</text:p>
      <text:p text:style-name="Code">&lt;/table&gt;</text:p>
      <text:p text:style-name="Code">&lt;/div&gt;</text:p>
      <text:p text:style-name="Code">&lt;/div&gt;</text:p>
      <text:p text:style-name="Code"><text:span text:style-name="T8">&lt;div</text:span> <text:span text:style-name="T9">class</text:span>=<text:span text:style-name="T6">"col-auto"</text:span><text:span text:style-name="T8">&gt;</text:span></text:p>
      <text:p text:style-name="Code"><text:span text:style-name="T8">&lt;button</text:span> <text:span text:style-name="T9">type</text:span>=<text:span text:style-name="T6">"button"</text:span> <text:span text:style-name="T9">class</text:span>=<text:span text:style-name="T6">"btn btn-secondary move-day"</text:span> <text:span text:style-name="T9">data-days</text:span>=<text:span text:style-name="T6">"1"</text:span><text:span text:style-name="T8">&gt;</text:span>&amp;rsaquo;<text:span text:style-name="T8">&lt;/button&gt;</text:span></text:p>
      <text:p text:style-name="Code"><text:span text:style-name="T8">&lt;button</text:span> <text:span text:style-name="T9">type</text:span>=<text:span text:style-name="T6">"button"</text:span> <text:span text:style-name="T9">class</text:span>=<text:span text:style-name="T6">"btn btn-secondary move-week"</text:span> <text:span text:style-name="T9">data-days</text:span>=<text:span text:style-name="T6">"7"</text:span><text:span text:style-name="T8">&gt;</text:span>&amp;raquo;<text:span text:style-name="T8">&lt;/button&gt;</text:span></text:p>
      <text:p text:style-name="Code">&lt;/div&gt;</text:p>
      <text:p text:style-name="Code">&lt;/div&gt;</text:p>
      <text:p text:style-name="Code"/>
      <text:p text:style-name="Code">{<text:span text:style-name="T6">if </text:span>$isEventManager}</text:p>
      <text:p text:style-name="Code"><text:span text:style-name="T8">&lt;div</text:span> <text:span text:style-name="T9">class</text:span>=<text:span text:style-name="T6">"ms-auto"</text:span><text:span text:style-name="T8">&gt;</text:span></text:p>
      <text:p text:style-name="Code"><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Code"><text:span text:style-name="T8">&lt;i</text:span> <text:span text:style-name="T9">class</text:span>=<text:span text:style-name="T6">"bi bi-plus-lg"</text:span><text:span text:style-name="T8">&gt;&lt;/i&gt;</text:span></text:p>
      <text:p text:style-name="Code">&lt;/button&gt;</text:p>
      <text:p text:style-name="Code">&lt;/div&gt;</text:p>
      <text:p text:style-name="Code">{<text:span text:style-name="T6">/if</text:span>}</text:p>
      <text:p text:style-name="Code"><text:span text:style-name="T8">&lt;div</text:span> <text:span text:style-name="T9">id</text:span>=<text:span text:style-name="T6">"events-detail"</text:span> <text:span text:style-name="T9">class</text:span>=<text:span text:style-name="T6">"mt-4"</text:span><text:span text:style-name="T8">&gt;&lt;/div&gt;</text:span></text:p>
      <text:p text:style-name="Code"/>
      <text:p text:style-name="Code"><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Code">&lt;/div&gt;</text:p>
      <text:p text:style-name="Code"><text:span text:style-name="T8">&lt;div</text:span> <text:span text:style-name="T9">class</text:span>=<text:span text:style-name="T6">"modal-body"</text:span><text:span text:style-name="T8">&gt;</text:span></text:p>
      <text:p text:style-name="Code"><text:span text:style-name="T8">&lt;form</text:span> <text:span text:style-name="T9">id</text:span>=<text:span text:style-name="T6">"eventForm"</text:span><text:span text:style-name="T8">&gt;</text:span></text:p>
      <text:p text:style-name="Code"><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Code"><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ummaryInput"</text:span> <text:span text:style-name="T9">class</text:span>=<text:span text:style-name="T6">"form-label"</text:span><text:span text:style-name="T8">&gt;</text:span>Résumé<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escriptionInput"</text:span> <text:span text:style-name="T9">class</text:span>=<text:span text:style-name="T6">"form-label"</text:span><text:span text:style-name="T8">&gt;</text:span>Description<text:span text:style-name="T8">&lt;/label&gt;</text:span></text:p>
      <text:p text:style-name="Code"><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required</text:span><text:span text:style-name="T8">&gt;&lt;/textarea&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ocationInput"</text:span> <text:span text:style-name="T9">class</text:span>=<text:span text:style-name="T6">"form-label"</text:span><text:span text:style-name="T8">&gt;</text:span>Lieu<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ventTypeInput"</text:span> <text:span text:style-name="T9">class</text:span>=<text:span text:style-name="T6">"form-label"</text:span><text:span text:style-name="T8">&gt;</text:span>Type d'événement<text:span text:style-name="T8">&lt;/label&gt;</text:span></text:p>
      <text:p text:style-name="Code"><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Code"><text:soft-page-break/>{<text:span text:style-name="T6">foreach </text:span>$eventTypes as $eventType}</text:p>
      <text:p text:style-name="Code"><text:span text:style-name="T8">&lt;option</text:span> <text:span text:style-name="T9">value</text:span>=<text:span text:style-name="T6">"{$eventType['Id']}"</text:span><text:span text:style-name="T8">&gt;</text:span>{$eventType[<text:span text:style-name="T7">'Name'</text:span>]}<text:span text:style-name="T8">&lt;/option&gt;</text:span></text:p>
      <text:p text:style-name="Code">{<text:span text:style-name="T6">/foreach</text:span>}</text:p>
      <text:p text:style-name="Code">&lt;/select&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ateInput"</text:span> <text:span text:style-name="T9">class</text:span>=<text:span text:style-name="T6">"form-label"</text:span><text:span text:style-name="T8">&gt;</text:span>Date<text:span text:style-name="T8">&lt;/label&gt;</text:span></text:p>
      <text:p text:style-name="Code"><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tartTimeInput"</text:span> <text:span text:style-name="T9">class</text:span>=<text:span text:style-name="T6">"form-label"</text:span><text:span text:style-name="T8">&gt;</text:span>Heure de début<text:span text:style-name="T8">&lt;/label&gt;</text:span></text:p>
      <text:p text:style-name="Code"><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urationInput"</text:span> <text:span text:style-name="T9">class</text:span>=<text:span text:style-name="T6">"form-label"</text:span><text:span text:style-name="T8">&gt;</text:span>Durée (en heures)<text:span text:style-name="T8">&lt;/label&gt;</text:span></text:p>
      <text:p text:style-name="Code"><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class</text:span>=<text:span text:style-name="T6">"form-label"</text:span><text:span text:style-name="T8">&gt;</text:span>Attributs<text:span text:style-name="T8">&lt;/label&gt;</text:span></text:p>
      <text:p text:style-name="Code"><text:span text:style-name="T8">&lt;div</text:span> <text:span text:style-name="T9">id</text:span>=<text:span text:style-name="T6">"attributesList"</text:span> <text:span text:style-name="T9">class</text:span>=<text:span text:style-name="T6">"mb-2"</text:span><text:span text:style-name="T8">&gt;</text:span></text:p>
      <text:p text:style-name="Code">&lt;!-- Dynamically populated attribute list will go here --&gt;</text:p>
      <text:p text:style-name="Code">&lt;/div&gt;</text:p>
      <text:p text:style-name="Code"><text:span text:style-name="T8">&lt;div</text:span> <text:span text:style-name="T9">class</text:span>=<text:span text:style-name="T6">"input-group"</text:span><text:span text:style-name="T8">&gt;</text:span></text:p>
      <text:p text:style-name="Code"><text:span text:style-name="T8">&lt;select</text:span> <text:span text:style-name="T9">id</text:span>=<text:span text:style-name="T6">"availableAttributesSelect"</text:span> <text:span text:style-name="T9">class</text:span>=<text:span text:style-name="T6">"form-control"</text:span><text:span text:style-name="T8">&gt;</text:span></text:p>
      <text:p text:style-name="Code">{<text:span text:style-name="T6">foreach </text:span>$eventAttributes as $attribute}</text:p>
      <text:p text:style-name="Code"><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Code">{$attribute[<text:span text:style-name="T7">'Name'</text:span>]}</text:p>
      <text:p text:style-name="Code">&lt;/option&gt;</text:p>
      <text:p text:style-name="Code">{<text:span text:style-name="T6">/foreach</text:span>}</text:p>
      <text:p text:style-name="Code">&lt;/select&gt;</text:p>
      <text:p text:style-name="Code"><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Code"><text:span text:style-name="T8">&lt;i</text:span> <text:span text:style-name="T9">class</text:span>=<text:span text:style-name="T6">"bi bi-plus-lg"</text:span><text:span text:style-name="T8">&gt;&lt;/i&gt;</text:span> Ajouter</text:p>
      <text:p text:style-name="Code">&lt;/button&gt;</text:p>
      <text:p text:style-name="Code">&lt;/div&gt;</text:p>
      <text:p text:style-name="Code">&lt;/div&gt;</text:p>
      <text:p text:style-name="Code"/>
      <text:p text:style-name="Code"><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Code">&lt;/form&gt;</text:p>
      <text:p text:style-name="Code">&lt;/div&gt;</text:p>
      <text:p text:style-name="Code">&lt;/div&gt;</text:p>
      <text:p text:style-name="Code">&lt;/div&gt;</text:p>
      <text:p text:style-name="Code">&lt;/div&gt;</text:p>
      <text:p text:style-name="Code">&lt;/div&gt;</text:p>
      <text:p text:style-name="Code">{<text:span text:style-name="T6">/block</text:span>}</text:p>
      <text:p text:style-name="Code"/>
      <text:p text:style-name="Code">{<text:span text:style-name="T6">block </text:span>scripts}</text:p>
      <text:p text:style-name="Code"><text:span text:style-name="T8">&lt;script</text:span> <text:span text:style-name="T9">src</text:span>=<text:span text:style-name="T6">"/app/js/eventManager.js"</text:span><text:span text:style-name="T8">&gt;&lt;/script&gt;</text:span></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initEventManager();</text:p>
      <text:p text:style-name="Code"><text:soft-page-break/>});</text:p>
      <text:p text:style-name="Code"><text:line-break/></text:p>
      <text:p text:style-name="Code"><text:span text:style-name="T6">let</text:span> selectedAttributes = [];</text:p>
      <text:p text:style-name="Code">document.getElementById(<text:span text:style-name="T7">'addAttributeBtn'</text:span>).addEventListener(<text:span text:style-name="T7">'click'</text:span>, <text:span text:style-name="T6">function</text:span>()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text:span text:style-name="T6">const</text:span> attributeDetail = selectedOption.dataset.detail;</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
      <text:p text:style-name="Code"><text:span text:style-name="T6">function</text:span> getContrastYIQ(hexcolor) {</text:p>
      <text:p text:style-name="Code">hexcolor = hexcolor.replace(<text:span text:style-name="T7">"#"</text:span>, <text:span text:style-name="T7">""</text:span>);</text:p>
      <text:p text:style-name="Code"><text:span text:style-name="T6">const</text:span> r = parseInt(hexcolor.substr(<text:span text:style-name="T10">0</text:span>,<text:span text:style-name="T10">2</text:span>),<text:span text:style-name="T10">16</text:span>);</text:p>
      <text:p text:style-name="Code"><text:span text:style-name="T6">const</text:span> g = parseInt(hexcolor.substr(<text:span text:style-name="T10">2</text:span>,<text:span text:style-name="T10">2</text:span>),<text:span text:style-name="T10">16</text:span>);</text:p>
      <text:p text:style-name="Code"><text:span text:style-name="T6">const</text:span> b = parseInt(hexcolor.substr(<text:span text:style-name="T10">4</text:span>,<text:span text:style-name="T10">2</text:span>),<text:span text:style-name="T10">16</text:span>);</text:p>
      <text:p text:style-name="Code"><text:span text:style-name="T6">const</text:span> yiq = ((r*<text:span text:style-name="T10">299</text:span>)+(g*<text:span text:style-name="T10">587</text:span>)+(b*<text:span text:style-name="T10">114</text:span>))/<text:span text:style-name="T10">1000</text:span>;</text:p>
      <text:p text:style-name="Code"><text:soft-page-break/><text:span text:style-name="T6">return</text:span> (yiq &gt;= <text:span text:style-name="T10">128</text:span>) ? <text:span text:style-name="T7">'black'</text:span> : <text:span text:style-name="T7">'white'</text:span>;</text:p>
      <text:p text:style-name="Code">}</text:p>
      <text:p text:style-name="Code"/>
      <text:p text:style-name="Code"><text:span text:style-name="T6">function</text:span> formatDate(dateString) {</text:p>
      <text:p text:style-name="Code"><text:span text:style-name="T6">const</text:span> date = <text:span text:style-name="T6">new</text:span> Date(dateString);</text:p>
      <text:p text:style-name="Code"><text:span text:style-name="T6">return</text:span> date.toLocaleString(<text:span text:style-name="T7">'fr-FR'</text:span>, {</text:p>
      <text:p text:style-name="Code">year: <text:span text:style-name="T7">'numeric'</text:span>,</text:p>
      <text:p text:style-name="Code">month: <text:span text:style-name="T7">'2-digit'</text:span>,</text:p>
      <text:p text:style-name="Code">day: <text:span text:style-name="T7">'2-digit'</text:span>,</text:p>
      <text:p text:style-name="Code">hour: <text:span text:style-name="T7">'2-digit'</text:span>,</text:p>
      <text:p text:style-name="Code">minute: <text:span text:style-name="T7">'2-digit'</text:span></text:p>
      <text:p text:style-name="Code">}).replace(<text:span text:style-name="T7">','</text:span>, <text:span text:style-name="T7">''</text:span>);</text:p>
      <text:p text:style-name="Code">}</text:p>
      <text:p text:style-name="Code"/>
      <text:p text:style-name="Code"><text:span text:style-name="T6">function</text:span> fetchWeekEvents(date) {</text:p>
      <text:p text:style-name="Code"><text:span text:style-name="T6">return</text:span> fetch(<text:span text:style-name="T7">`/api/events/week?date=</text:span><text:span text:style-name="T6">${</text:span>date<text:span text:style-name="T6">}</text:span><text:span text:style-name="T7">`</text:span>)</text:p>
      <text:p text:style-name="Code">.then(response <text:span text:style-name="T6">=&gt;</text:span> response.json())</text:p>
      <text:p text:style-name="Code">.then(events <text:span text:style-name="T6">=&gt;</text:span> {</text:p>
      <text:p text:style-name="Code">updateWeekView(events);</text:p>
      <text:p text:style-name="Code">})</text:p>
      <text:p text:style-name="Code">.catch(error <text:span text:style-name="T6">=&gt;</text:span> {</text:p>
      <text:p text:style-name="Code">alert(<text:span text:style-name="T7">'Erreur lors de la récupération des événements :'</text:span> + error.message);</text:p>
      <text:p text:style-name="Code">});</text:p>
      <text:p text:style-name="Code">}</text:p>
      <text:p text:style-name="Code"/>
      <text:p text:style-name="Code"><text:span text:style-name="T6">function</text:span> createEventElement(event) {</text:p>
      <text:p text:style-name="Code"><text:span text:style-name="T6">const</text:span> eventContainer = document.createElement(<text:span text:style-name="T7">'div'</text:span>);</text:p>
      <text:p text:style-name="Code">eventContainer.classList.add(<text:span text:style-name="T7">'event-container'</text:span>);</text:p>
      <text:p text:style-name="Code">eventContainer.style.display = <text:span text:style-name="T7">'flex'</text:span>;</text:p>
      <text:p text:style-name="Code">eventContainer.style.flexWrap = <text:span text:style-name="T7">'wrap'</text:span>;</text:p>
      <text:p text:style-name="Code"/>
      <text:p text:style-name="Code"><text:span text:style-name="T6">if</text:span> (!event.attributes || event.attributes.length === <text:span text:style-name="T10">0</text:span>) {</text:p>
      <text:p text:style-name="Code"><text:span text:style-name="T6">const</text:span> defaultEventDiv = document.createElement(<text:span text:style-name="T7">'div'</text:span>);</text:p>
      <text:p text:style-name="Code">defaultEventDiv.classList.add(<text:span text:style-name="T7">'event-marker'</text:span>);</text:p>
      <text:p text:style-name="Code">defaultEventDiv.style.backgroundColor = <text:span text:style-name="T7">'#FFFFFF'</text:span>;</text:p>
      <text:p text:style-name="Code">defaultEventDiv.style.border = <text:span text:style-name="T7">'1px solid #CCCCCC'</text:span>;</text:p>
      <text:p text:style-name="Code">defaultEventDiv.style.width = <text:span text:style-name="T7">'20px'</text:span>;</text:p>
      <text:p text:style-name="Code">defaultEventDiv.style.height = <text:span text:style-name="T7">'20px'</text:span>;</text:p>
      <text:p text:style-name="Code">defaultEventDiv.style.margin = <text:span text:style-name="T7">'2px'</text:span>;</text:p>
      <text:p text:style-name="Code">defaultEventDiv.setAttribute(<text:span text:style-name="T7">'title'</text:span>, event.EventTypeName);</text:p>
      <text:p text:style-name="Code">defaultEventDiv.addEventListener(<text:span text:style-name="T7">'click'</text:span>, () <text:span text:style-name="T6">=&gt;</text:span> showEventDetails(event));</text:p>
      <text:p text:style-name="Code">eventContainer.appendChild(defaultEventDiv);</text:p>
      <text:p text:style-name="Code">} <text:span text:style-name="T6">else</text:span> {</text:p>
      <text:p text:style-name="Code">event.attributes.forEach(attr <text:span text:style-name="T6">=&gt;</text:span> {</text:p>
      <text:p text:style-name="Code"><text:span text:style-name="T6">const</text:span> eventDiv = document.createElement(<text:span text:style-name="T7">'div'</text:span>);</text:p>
      <text:p text:style-name="Code">eventDiv.classList.add(<text:span text:style-name="T7">'event-marker'</text:span>);</text:p>
      <text:p text:style-name="Code">eventDiv.style.backgroundColor = attr.Color;</text:p>
      <text:p text:style-name="Code">eventDiv.style.width = <text:span text:style-name="T7">'20px'</text:span>;</text:p>
      <text:p text:style-name="Code">eventDiv.style.height = <text:span text:style-name="T7">'20px'</text:span>;</text:p>
      <text:p text:style-name="Code">eventDiv.style.margin = <text:span text:style-name="T7">'2px'</text:span>;</text:p>
      <text:p text:style-name="Code">eventDiv.setAttribute(<text:span text:style-name="T7">'title'</text:span>, </text:p>
      <text:p text:style-name="Code"><text:span text:style-name="T7">`Type: </text:span><text:span text:style-name="T6">${</text:span>event.EventTypeName<text:span text:style-name="T6">}</text:span><text:span text:style-name="T7">\n`</text:span> +</text:p>
      <text:p text:style-name="Code"><text:span text:style-name="T7">`Attribut: </text:span><text:span text:style-name="T6">${</text:span>attr.Name<text:span text:style-name="T6">}</text:span><text:span text:style-name="T7">\n`</text:span> +</text:p>
      <text:p text:style-name="Code"><text:span text:style-name="T7">`Détail: </text:span><text:span text:style-name="T6">${</text:span>attr.Detail<text:span text:style-name="T6">}</text:span><text:span text:style-name="T7">`</text:span></text:p>
      <text:p text:style-name="Code">);</text:p>
      <text:p text:style-name="Code">eventDiv.addEventListener(<text:span text:style-name="T7">'click'</text:span>, () <text:span text:style-name="T6">=&gt;</text:span> showEventDetails(event));</text:p>
      <text:p text:style-name="Code">eventContainer.appendChild(eventDiv);</text:p>
      <text:p text:style-name="Code"><text:soft-page-break/>});</text:p>
      <text:p text:style-name="Code">}</text:p>
      <text:p text:style-name="Code"/>
      <text:p text:style-name="Code"><text:span text:style-name="T6">return</text:span> eventContainer;</text:p>
      <text:p text:style-name="Code">}</text:p>
      <text:p text:style-name="Code"/>
      <text:p text:style-name="Code"><text:span text:style-name="T6">function</text:span> showEventDetails(event) {</text:p>
      <text:p text:style-name="Code"><text:span text:style-name="T6">const</text:span> detailsContainer = document.getElementById(<text:span text:style-name="T7">'events-detail'</text:span>);</text:p>
      <text:p text:style-name="Code">detailsContainer.innerHTML = <text:span text:style-name="T7">''</text:span>; </text:p>
      <text:p text:style-name="Code"><text:span text:style-name="T6">const</text:span> card = document.createElement(<text:span text:style-name="T7">'div'</text:span>);</text:p>
      <text:p text:style-name="Code">card.className = <text:span text:style-name="T7">'card'</text:span>;</text:p>
      <text:p text:style-name="Code"><text:span text:style-name="T6">const</text:span> cardBody = document.createElement(<text:span text:style-name="T7">'div'</text:span>);</text:p>
      <text:p text:style-name="Code">cardBody.className = <text:span text:style-name="T7">'card-body'</text:span>;</text:p>
      <text:p text:style-name="Code">cardBody.innerHTML = <text:span text:style-name="T7">`</text:span></text:p>
      <text:p text:style-name="Code"><text:span text:style-name="T7">&lt;h5 class="card-title"&gt;</text:span><text:span text:style-name="T6">${</text:span>event.Summary<text:span text:style-name="T6">}</text:span><text:span text:style-name="T7">&lt;/h5&gt;</text:span></text:p>
      <text:p text:style-name="Code">&lt;p class="card-text"&gt;</text:p>
      <text:p text:style-name="Code"><text:span text:style-name="T7">&lt;strong&gt;Description:&lt;/strong&gt; </text:span><text:span text:style-name="T6">${</text:span>event.Description<text:span text:style-name="T6">}</text:span><text:span text:style-name="T7">&lt;br&gt;</text:span></text:p>
      <text:p text:style-name="Code"><text:span text:style-name="T7">&lt;strong&gt;Lieu:&lt;/strong&gt; </text:span><text:span text:style-name="T6">${</text:span>event.Location<text:span text:style-name="T6">}</text:span><text:span text:style-name="T7">&lt;br&gt;</text:span></text:p>
      <text:p text:style-name="Code"><text:span text:style-name="T7">&lt;strong&gt;Type:&lt;/strong&gt; </text:span><text:span text:style-name="T6">${</text:span>event.EventTypeName<text:span text:style-name="T6">}</text:span><text:span text:style-name="T7">&lt;br&gt;</text:span></text:p>
      <text:p text:style-name="Code"><text:span text:style-name="T7">&lt;strong&gt;Début:&lt;/strong&gt; </text:span><text:span text:style-name="T6">${</text:span>formatDate(event.StartTime)<text:span text:style-name="T6">}</text:span><text:span text:style-name="T7">&lt;br&gt;</text:span></text:p>
      <text:p text:style-name="Code"><text:span text:style-name="T7">&lt;strong&gt;Fin:&lt;/strong&gt; </text:span><text:span text:style-name="T6">${</text:span>formatDate(event.EndTime)<text:span text:style-name="T6">}</text:span></text:p>
      <text:p text:style-name="Code">&lt;/p&gt;</text:p>
      <text:p text:style-name="Code"><text:span text:style-name="T7">`</text:span>;</text:p>
      <text:p text:style-name="Code"/>
      <text:p text:style-name="Code"><text:span text:style-name="T6">if</text:span> (event.attributes &amp;&amp; event.attributes.length &gt; <text:span text:style-name="T10">0</text:span>) {</text:p>
      <text:p text:style-name="Code"><text:span text:style-name="T6">const</text:span> attributesSection = document.createElement(<text:span text:style-name="T7">'div'</text:span>);</text:p>
      <text:p text:style-name="Code">attributesSection.innerHTML = <text:span text:style-name="T7">'&lt;strong&gt;Attributs:&lt;/strong&gt;'</text:span>;</text:p>
      <text:p text:style-name="Code">event.attributes.forEach(attr <text:span text:style-name="T6">=&gt;</text:span> {</text:p>
      <text:p text:style-name="Code"><text:span text:style-name="T6">const</text:span> attrDiv = document.createElement(<text:span text:style-name="T7">'div'</text:span>);</text:p>
      <text:p text:style-name="Code">attrDiv.style.display = <text:span text:style-name="T7">'flex'</text:span>;</text:p>
      <text:p text:style-name="Code">attrDiv.style.alignItems = <text:span text:style-name="T7">'center'</text:span>;</text:p>
      <text:p text:style-name="Code">attrDiv.innerHTML = <text:span text:style-name="T7">`</text:span></text:p>
      <text:p text:style-name="Code"><text:span text:style-name="T7">&lt;div style="width: 20px; height: 20px; background-color: </text:span><text:span text:style-name="T6">${</text:span>attr.Color<text:span text:style-name="T6">}</text:span><text:span text:style-name="T7">; margin-right: 10px;"&gt;&lt;/div&gt;</text:span></text:p>
      <text:p text:style-name="Code"><text:span text:style-name="T7">&lt;span&gt;</text:span><text:span text:style-name="T6">${</text:span>attr.Name<text:span text:style-name="T6">}</text:span><text:span text:style-name="T7">: </text:span><text:span text:style-name="T6">${</text:span>attr.Detail<text:span text:style-name="T6">}</text:span><text:span text:style-name="T7">&lt;/span&gt;</text:span></text:p>
      <text:p text:style-name="Code"><text:span text:style-name="T7">`</text:span>;</text:p>
      <text:p text:style-name="Code">attributesSection.appendChild(attrDiv);</text:p>
      <text:p text:style-name="Code">});</text:p>
      <text:p text:style-name="Code">cardBody.appendChild(attributesSection);</text:p>
      <text:p text:style-name="Code">}</text:p>
      <text:p text:style-name="Code"/>
      <text:p text:style-name="Code">fetch(<text:span text:style-name="T7">'/api/check-event-manager'</text:span>)</text:p>
      <text:p text:style-name="Code">.then(response <text:span text:style-name="T6">=&gt;</text:span> response.json())</text:p>
      <text:p text:style-name="Code">.then(data <text:span text:style-name="T6">=&gt;</text:span> {</text:p>
      <text:p text:style-name="Code"><text:span text:style-name="T6">if</text:span> (data.isEventManager) {</text:p>
      <text:p text:style-name="Code"><text:span text:style-name="T6">const</text:span> updateBtn = document.createElement(<text:span text:style-name="T7">'button'</text:span>);</text:p>
      <text:p text:style-name="Code">updateBtn.className = <text:span text:style-name="T7">'btn btn-primary mt-3'</text:span>;</text:p>
      <text:p text:style-name="Code">updateBtn.textContent = <text:span text:style-name="T7">'Mettre à jour'</text:span>;</text:p>
      <text:p text:style-name="Code">updateBtn.addEventListener(<text:span text:style-name="T7">'click'</text:span>, () <text:span text:style-name="T6">=&gt;</text:span> openUpdateModal(event));</text:p>
      <text:p text:style-name="Code">cardBody.appendChild(updateBtn);</text:p>
      <text:p text:style-name="Code">}</text:p>
      <text:p text:style-name="Code">});</text:p>
      <text:p text:style-name="Code"/>
      <text:p text:style-name="Code">card.appendChild(cardBody);</text:p>
      <text:p text:style-name="Code">detailsContainer.appendChild(card);</text:p>
      <text:p text:style-name="Code">}</text:p>
      <text:p text:style-name="Code"><text:soft-page-break/><text:line-break/></text:p>
      <text:p text:style-name="Code"><text:span text:style-name="T6">function</text:span> openUpdateModal(event) {</text:p>
      <text:p text:style-name="Code"><text:span text:style-name="T6">const</text:span> updateModal = <text:span text:style-name="T6">new</text:span> bootstrap.Modal(document.getElementById(<text:span text:style-name="T7">'updateEventModal'</text:span>));</text:p>
      <text:p text:style-name="Code">// Pré-remplir le formulaire</text:p>
      <text:p text:style-name="Code">document.getElementById(<text:span text:style-name="T7">'updateSummaryInput'</text:span>).value = event.Summary;</text:p>
      <text:p text:style-name="Code">document.getElementById(<text:span text:style-name="T7">'updateDescriptionInput'</text:span>).value = event.Description;</text:p>
      <text:p text:style-name="Code">document.getElementById(<text:span text:style-name="T7">'updateLocationInput'</text:span>).value = event.Location;</text:p>
      <text:p text:style-name="Code">document.getElementById(<text:span text:style-name="T7">'updateEventTypeInput'</text:span>).value = event.IdEventType;</text:p>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updateDateInput'</text:span>).value = </text:p>
      <text:p text:style-name="Code">startDate.toISOString().split(<text:span text:style-name="T7">'T'</text:span>)[<text:span text:style-name="T10">0</text:span>];</text:p>
      <text:p text:style-name="Code">document.getElementById(<text:span text:style-name="T7">'updateStartTimeInput'</text:span>).value = </text:p>
      <text:p text:style-name="Code">startDate.toTimeString().split(<text:span text:style-name="T7">' '</text:span>)[<text:span text:style-name="T10">0</text:span>].slice(<text:span text:style-name="T10">0</text:span>, <text:span text:style-name="T10">5</text:span>);</text:p>
      <text:p text:style-name="Code">// Calculer la durée</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updateDurationInput'</text:span>).value = durationHours.toFixed(<text:span text:style-name="T10">1</text:span>);</text:p>
      <text:p text:style-name="Code"/>
      <text:p text:style-name="Code">// Gérer les attributs</text:p>
      <text:p text:style-name="Code"><text:span text:style-name="T6">const</text:span> attributesList = document.getElementById(<text:span text:style-name="T7">'updateAttributesList'</text:span>);</text:p>
      <text:p text:style-name="Code">attributesList.innerHTML = <text:span text:style-name="T7">''</text:span>; <text:span text:style-name="T14">// Effacer les attributs précédents</text:span></text:p>
      <text:p text:style-name="Code"/>
      <text:p text:style-name="Code">// Ajouter les attributs existants</text:p>
      <text:p text:style-name="Code"><text:span text:style-name="T6">if</text:span> (event.attributes) {</text:p>
      <text:p text:style-name="Code">event.attributes.forEach(attr <text:span text:style-name="T6">=&gt;</text:span>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Color;</text:p>
      <text:p text:style-name="Code">attributeElement.style.color = getContrastYIQ(attr.Color);</text:p>
      <text:p text:style-name="Code">attributeElement.innerHTML = <text:span text:style-name="T7">`</text:span></text:p>
      <text:p text:style-name="Code"><text:span text:style-name="T6">${</text:span>attr.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sList.appendChild(attributeElement);</text:p>
      <text:p text:style-name="Code">});</text:p>
      <text:p text:style-name="Code">}</text:p>
      <text:p text:style-name="Code">document.getElementById(<text:span text:style-name="T7">'updateEventForm'</text:span>).dataset.eventId = event.Id;</text:p>
      <text:p text:style-name="Code">updateModal.show();</text:p>
      <text:p text:style-name="Code">}</text:p>
      <text:p text:style-name="Code"><text:line-break/></text:p>
      <text:p text:style-name="Code"><text:span text:style-name="T6">function</text:span> updateWeekView(events) {</text:p>
      <text:p text:style-name="Code"><text:span text:style-name="T6">const</text:span> eventsRow = document.getElementById(<text:span text:style-name="T7">'events-row'</text:span>);</text:p>
      <text:p text:style-name="Code">eventsRow.innerHTML = <text:span text:style-name="T7">''</text:span>;</text:p>
      <text:p text:style-name="Code"><text:span text:style-name="T6">for</text:span> (<text:span text:style-name="T6">let</text:span> i = <text:span text:style-name="T10">0</text:span>; i &lt; <text:span text:style-name="T10">7</text:span>; i++) {</text:p>
      <text:p text:style-name="Code"><text:span text:style-name="T6">const</text:span> dayCell = document.createElement(<text:span text:style-name="T7">'td'</text:span>);</text:p>
      <text:p text:style-name="Code"><text:span text:style-name="T6">const</text:span> dayEvents = events.filter(event <text:span text:style-name="T6">=&gt;</text:span> {</text:p>
      <text:p text:style-name="Code"><text:span text:style-name="T6">const</text:span> eventDate = <text:span text:style-name="T6">new</text:span> Date(event.StartTime);</text:p>
      <text:p text:style-name="Code"><text:span text:style-name="T6">return</text:span> eventDate.getDay() === i;</text:p>
      <text:p text:style-name="Code">});</text:p>
      <text:p text:style-name="Code">dayEvents.forEach(event <text:span text:style-name="T6">=&gt;</text:span> {</text:p>
      <text:p text:style-name="Code"><text:soft-page-break/><text:span text:style-name="T6">const</text:span> eventElement = createEventElement(event);</text:p>
      <text:p text:style-name="Code">dayCell.appendChild(eventElement);</text:p>
      <text:p text:style-name="Code">});</text:p>
      <text:p text:style-name="Code"/>
      <text:p text:style-name="Code">eventsRow.appendChild(dayCell);</text:p>
      <text:p text:style-name="Code">}</text:p>
      <text:p text:style-name="Code">}</text:p>
      <text:p text:style-name="Code"/>
      <text:p text:style-name="Code">// Initialisation</text:p>
      <text:p text:style-name="Code">document.addEventListener(<text:span text:style-name="T7">'DOMContentLoaded'</text:span>, () <text:span text:style-name="T6">=&gt;</text:span> {</text:p>
      <text:p text:style-name="Code">// Charger les événements de la semaine actuelle</text:p>
      <text:p text:style-name="Code"><text:span text:style-name="T6">const</text:span> today = <text:span text:style-name="T6">new</text:span> Date();</text:p>
      <text:p text:style-name="Code">fetchWeekEvents(today.toISOString().split(<text:span text:style-name="T7">'T'</text:span>)[<text:span text:style-name="T10">0</text:span>]);</text:p>
      <text:p text:style-name="Code"/>
      <text:p text:style-name="Code">// Gestion des boutons de navigation</text:p>
      <text:p text:style-name="Code">document.querySelectorAll(<text:span text:style-name="T7">'.move-day, .move-week'</text:span>).forEach(button <text:span text:style-name="T6">=&gt;</text:span> {</text:p>
      <text:p text:style-name="Code">button.addEventListener(<text:span text:style-name="T7">'click'</text:span>, () <text:span text:style-name="T6">=&gt;</text:span> {</text:p>
      <text:p text:style-name="Code"><text:span text:style-name="T6">const</text:span> days = parseInt(button.dataset.days);</text:p>
      <text:p text:style-name="Code">today.setDate(today.getDate() + days);</text:p>
      <text:p text:style-name="Code">fetchWeekEvents(today.toISOString().split(<text:span text:style-name="T7">'T'</text:span>)[<text:span text:style-name="T10">0</text:span>]);</text:p>
      <text:p text:style-name="Code">});</text:p>
      <text:p text:style-name="Code">});</text:p>
      <text:p text:style-name="Code">});</text:p>
      <text:p text:style-name="Code"><text:line-break/></text:p>
      <text:p text:style-name="Code">document.getElementById(<text:span text:style-name="T7">'updateAddAttributeBtn'</text:span>).addEventListener(<text:span text:style-name="T7">'click'</text:span>, <text:span text:style-name="T6">function</text:span>() {</text:p>
      <text:p text:style-name="Code"><text:span text:style-name="T6">const</text:span> select = document.getElementById(<text:span text:style-name="T7">'update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
      <text:p text:style-name="Code">// Vérifier si l'attribut existe déjà</text:p>
      <text:p text:style-name="Code"><text:span text:style-name="T6">const</text:span> existingAttributes = document.querySelectorAll(<text:span text:style-name="T7">'#updateAttributesList .badge'</text:span>);</text:p>
      <text:p text:style-name="Code"><text:span text:style-name="T6">const</text:span> attributeExists = Array.from(existingAttributes).some(</text:p>
      <text:p text:style-name="Code">attr <text:span text:style-name="T6">=&gt;</text:span> attr.querySelector(<text:span text:style-name="T7">'.btn-close'</text:span>).dataset.attributeId === attributeId</text:p>
      <text:p text:style-name="Code">);</text:p>
      <text:p text:style-name="Code"/>
      <text:p text:style-name="Code"><text:span text:style-name="T6">if</text:span> (attributeExists) {</text:p>
      <text:p text:style-name="Code">alert(<text:span text:style-name="T7">'Cet attribut a déjà été ajouté.'</text:span>);</text:p>
      <text:p text:style-name="Code"><text:span text:style-name="T6">return</text:span>;</text:p>
      <text:p text:style-name="Code">}</text:p>
      <text:p text:style-name="Code"/>
      <text:p text:style-name="Code">// Créer l'élément d'attribut</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text:soft-page-break/>attributeElement.style.paddingRight = <text:span text:style-name="T7">'25px'</text:span>;</text:p>
      <text:p text:style-name="Code"/>
      <text:p text:style-name="Code">// Bouton de suppression</text:p>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attributeElement.remove();</text:p>
      <text:p text:style-name="Code">});</text:p>
      <text:p text:style-name="Code"/>
      <text:p text:style-name="Code">// Ajouter à la liste</text:p>
      <text:p text:style-name="Code">document.getElementById(<text:span text:style-name="T7">'updateAttributesList'</text:span>).appendChild(attributeElement);</text:p>
      <text:p text:style-name="Code">});</text:p>
      <text:p text:style-name="Code"><text:line-break/><text:line-break/><text:line-break/><text:line-break/></text:p>
      <text:p text:style-name="Code">document.addEventListener(<text:span text:style-name="T7">'DOMContentLoaded'</text:span>, <text:span text:style-name="T6">function</text:span>() {</text:p>
      <text:p text:style-name="Code"><text:span text:style-name="T6">const</text:span> eventModal = document.getElementById(<text:span text:style-name="T7">'eventModal'</text:span>);</text:p>
      <text:p text:style-name="Code"><text:span text:style-name="T6">const</text:span> eventForm = document.getElementById(<text:span text:style-name="T7">'eventForm'</text:span>);</text:p>
      <text:p text:style-name="Code"><text:span text:style-name="T6">const</text:span> modalTitle = document.getElementById(<text:span text:style-name="T7">'eventModalLabel'</text:span>);</text:p>
      <text:p text:style-name="Code"><text:span text:style-name="T6">const</text:span> submitButton = document.getElementById(<text:span text:style-name="T7">'submitEventBtn'</text:span>);</text:p>
      <text:p text:style-name="Code"><text:span text:style-name="T6">const</text:span> formMode = document.getElementById(<text:span text:style-name="T7">'formMode'</text:span>);</text:p>
      <text:p text:style-name="Code"><text:span text:style-name="T6">const</text:span> eventId = document.getElementById(<text:span text:style-name="T7">'eventId'</text:span>);</text:p>
      <text:p text:style-name="Code"/>
      <text:p text:style-name="Code"><text:span text:style-name="T6">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text:span text:style-name="T6">new</text:span> bootstrap.Modal(eventModal).show();</text:p>
      <text:p text:style-name="Code">}</text:p>
      <text:p text:style-name="Code"/>
      <text:p text:style-name="Code"><text:span text:style-name="T6">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document.getElementById(<text:span text:style-name="T7">'eventTypeInput'</text:span>).value = event.IdEventType;</text:p>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dateInput'</text:span>).value = startDate.toISOString().split(<text:span text:style-name="T7">'T'</text:span>)[<text:span text:style-name="T10">0</text:span>];</text:p>
      <text:p text:style-name="Code">document.getElementById(<text:span text:style-name="T7">'startTimeInput'</text:span>).value = startDate.toTimeString().split(<text:span text:style-name="T7">' '</text:span>)[<text:span text:style-name="T10">0</text:span>].slice(<text:span text:style-name="T10">0</text:span>, <text:span text:style-name="T10">5</text:span>);</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durationInput'</text:span>).value = durationHours.toFixed(<text:span text:style-name="T10">1</text:span>);</text:p>
      <text:p text:style-name="Code"/>
      <text:p text:style-name="Code"><text:span text:style-name="T6">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pan text:style-name="T6">if</text:span> (event.attributes) {</text:p>
      <text:p text:style-name="Code"><text:soft-page-break/>event.attributes.forEach(attr <text:span text:style-name="T6">=&gt;</text:span> {</text:p>
      <text:p text:style-name="Code"><text:span text:style-name="T6">const</text:span> attributeElement = createAttributeElement(attr.Id, attr.Name, attr.Color);</text:p>
      <text:p text:style-name="Code">attributesList.appendChild(attributeElement);</text:p>
      <text:p text:style-name="Code">selectedAttributes.push({</text:p>
      <text:p text:style-name="Code">id: attr.Id,</text:p>
      <text:p text:style-name="Code">name: attr.Name,</text:p>
      <text:p text:style-name="Code">color: attr.Color</text:p>
      <text:p text:style-name="Code">});</text:p>
      <text:p text:style-name="Code">});</text:p>
      <text:p text:style-name="Code">}</text:p>
      <text:p text:style-name="Code"/>
      <text:p text:style-name="Code"><text:span text:style-name="T6">new</text:span> bootstrap.Modal(eventModal).show();</text:p>
      <text:p text:style-name="Code">}</text:p>
      <text:p text:style-name="Code"/>
      <text:p text:style-name="Code"><text:span text:style-name="T6">function</text:span> createAttributeElement(attributeId, attributeName, attributeColor)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
      <text:p text:style-name="Code"><text:span text:style-name="T6">return</text:span> attributeElement;</text:p>
      <text:p text:style-name="Code">}</text:p>
      <text:p text:style-name="Code"/>
      <text:p text:style-name="Code">document.getElementById(<text:span text:style-name="T7">'addAttributeBtn'</text:span>).addEventListener(<text:span text:style-name="T7">'click'</text:span>, <text:span text:style-name="T6">function</text:span>()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createAttributeElement(attributeId, attributeName, attributeColor);</text:p>
      <text:p text:style-name="Code">document.getElementById(<text:span text:style-name="T7">'attributesList'</text:span>).appendChild(attributeElement);</text:p>
      <text:p text:style-name="Code">selectedAttributes.push({</text:p>
      <text:p text:style-name="Code">id: attributeId,</text:p>
      <text:p text:style-name="Code"><text:soft-page-break/>name: attributeName,</text:p>
      <text:p text:style-name="Code">color: attributeColor</text:p>
      <text:p text:style-name="Code">});</text:p>
      <text:p text:style-name="Code">});</text:p>
      <text:p text:style-name="Code"/>
      <text:p text:style-name="Code">eventForm.addEventListener(<text:span text:style-name="T7">'submit'</text:span>, <text:span text:style-name="T6">function</text:span>(event) {</text:p>
      <text:p text:style-name="Code">event.preventDefault();</text:p>
      <text:p text:style-name="Code"/>
      <text:p text:style-name="Code"><text:span text:style-name="T6">const</text:span> summary = document.getElementById(<text:span text:style-name="T7">'summaryInput'</text:span>).value.trim();</text:p>
      <text:p text:style-name="Code"><text:span text:style-name="T6">const</text:span> description = document.getElementById(<text:span text:style-name="T7">'descriptionInput'</text:span>).value.trim();</text:p>
      <text:p text:style-name="Code"><text:span text:style-name="T6">const</text:span> location = document.getElementById(<text:span text:style-name="T7">'locationInput'</text:span>).value.trim();</text:p>
      <text:p text:style-name="Code"><text:span text:style-name="T6">const</text:span> eventType = document.getElementById(<text:span text:style-name="T7">'eventTypeInput'</text:span>).value;</text:p>
      <text:p text:style-name="Code"><text:span text:style-name="T6">const</text:span> date = document.getElementById(<text:span text:style-name="T7">'dateInput'</text:span>).value;</text:p>
      <text:p text:style-name="Code"><text:span text:style-name="T6">const</text:span> startTime = document.getElementById(<text:span text:style-name="T7">'startTimeInput'</text:span>).value;</text:p>
      <text:p text:style-name="Code"><text:span text:style-name="T6">const</text:span> duration = parseFloat(document.getElementById(<text:span text:style-name="T7">'durationInput'</text:span>).value);</text:p>
      <text:p text:style-name="Code"/>
      <text:p text:style-name="Code"><text:span text:style-name="T6">const</text:span> startDate = <text:span text:style-name="T6">new</text:span> Date(date + <text:span text:style-name="T7">"T"</text:span> + startTime + <text:span text:style-name="T7">":00Z"</text:span>);</text:p>
      <text:p text:style-name="Code"><text:span text:style-name="T6">const</text:span> endDate = <text:span text:style-name="T6">new</text:span> Date(startDate);</text:p>
      <text:p text:style-name="Code">endDate.setHours(endDate.getHours() + duration);</text:p>
      <text:p text:style-name="Code"/>
      <text:p text:style-name="Code"><text:span text:style-name="T6">const</text:span> eventData = {</text:p>
      <text:p text:style-name="Code">summary: summary,</text:p>
      <text:p text:style-name="Code">description: description,</text:p>
      <text:p text:style-name="Code">location: location,</text:p>
      <text:p text:style-name="Code">idEventType: eventType,</text:p>
      <text:p text:style-name="Code">startTime: startDate.toISOString(),</text:p>
      <text:p text:style-name="Code">endTime: endDate.toISOString(),</text:p>
      <text:p text:style-name="Code">attributes: selectedAttributes.map(attr <text:span text:style-name="T6">=&gt;</text:span> attr.id)</text:p>
      <text:p text:style-name="Code">};</text:p>
      <text:p text:style-name="Code"/>
      <text:p text:style-name="Code">// Ajouter l'ID pour la modification</text:p>
      <text:p text:style-name="Code"><text:span text:style-name="T6">if</text:span> (formMode.value === <text:span text:style-name="T7">'update'</text:span>) {</text:p>
      <text:p text:style-name="Code">eventData.id = eventId.value;</text:p>
      <text:p text:style-name="Code">}</text:p>
      <text:p text:style-name="Code"/>
      <text:p text:style-name="Code"><text:span text:style-name="T6">const</text:span> apiUrl = formMode.value === <text:span text:style-name="T7">'create'</text:span> ? <text:span text:style-name="T7">'/api/event/create'</text:span> : <text:span text:style-name="T7">'/api/event/update'</text:span>;</text:p>
      <text:p text:style-name="Code"/>
      <text:p text:style-name="Code">fetch(apiUrl, {</text:p>
      <text:p text:style-name="Code">method: <text:span text:style-name="T7">'POST'</text:span>,</text:p>
      <text:p text:style-name="Code">headers: { <text:span text:style-name="T7">'Content-Type'</text:span>: <text:span text:style-name="T7">'application/json'</text:span> },</text:p>
      <text:p text:style-name="Code">body: JSON.stringify(eventData)</text:p>
      <text:p text:style-name="Code">})</text:p>
      <text:p text:style-name="Code">.then(response <text:span text:style-name="T6">=&gt;</text:span> response.json())</text:p>
      <text:p text:style-name="Code">.then(data <text:span text:style-name="T6">=&gt;</text:span> {</text:p>
      <text:p text:style-name="Code"><text:span text:style-name="T6">if</text:span> (data.success) {</text:p>
      <text:p text:style-name="Code">alert(formMode.value === <text:span text:style-name="T7">'create'</text:span> </text:p>
      <text:p text:style-name="Code">? <text:span text:style-name="T7">"Événement créé avec succès !"</text:span> </text:p>
      <text:p text:style-name="Code">: <text:span text:style-name="T7">"Événement mis à jour avec succès !"</text:span>);</text:p>
      <text:p text:style-name="Code">// Fermer la modal</text:p>
      <text:p text:style-name="Code">bootstrap.Modal.getInstance(eventModal).hide();</text:p>
      <text:p text:style-name="Code"/>
      <text:p text:style-name="Code">// Rafraîchir la vue des événements</text:p>
      <text:p text:style-name="Code">fetchWeekEvents(<text:span text:style-name="T6">new</text:span> Date().toISOString().split(<text:span text:style-name="T7">'T'</text:span>)[<text:span text:style-name="T10">0</text:span>]);</text:p>
      <text:p text:style-name="Code">} <text:span text:style-name="T6">else</text:span> {</text:p>
      <text:p text:style-name="Code">alert(<text:span text:style-name="T7">"Erreur: "</text:span> + data.message);</text:p>
      <text:p text:style-name="Code">}</text:p>
      <text:p text:style-name="Code">})</text:p>
      <text:p text:style-name="Code"><text:soft-page-break/>.catch(error <text:span text:style-name="T6">=&gt;</text:span> alert(<text:span text:style-name="T7">'Erreur:'</text:span> + error));</text:p>
      <text:p text:style-name="Code">});</text:p>
      <text:p text:style-name="Code"/>
      <text:p text:style-name="Code">// Exposition des fonctions pour les utiliser ailleurs</text:p>
      <text:p text:style-name="Code">window.openCreateModal = openCreateModal;</text:p>
      <text:p text:style-name="Code">window.openUpdateModal = openUpdateModal;</text:p>
      <text:p text:style-name="Code">});</text:p>
      <text:p text:style-name="Code"/>
      <text:p text:style-name="Code">&lt;/script&gt;</text:p>
      <text:p text:style-name="Code">{<text:span text:style-name="T6">/block</text:span>}</text:p>
      <text:p text:style-name="Code"/>
      <text:p text:style-name="P22">On veut <text:span text:style-name="T15">dans la modale que la liste des attributs sélectionnables corresponde à la liste des évènements correspondant à l’eventType sélectionné.</text:span></text:p>
      <text:h text:style-name="P24" text:outline-level="2">Event</text:h>
      <text:p text:style-name="P25">Le contrôleur dispose de cette méthode :</text:p>
      <text:p text:style-name="Code"><text:span text:style-name="T6">public</text:span> <text:span text:style-name="T6">function</text:span> saveEvent(): <text:span text:style-name="T6">void</text:span></text:p>
      <text:p text:style-name="Code">{</text:p>
      <text:p text:style-name="Code"><text:span text:style-name="T6">if</text:span> ($person = <text:span text:style-name="T6">$this</text:span>-&gt;getPerson([<text:span text:style-name="T7">'EventManager'</text:span>])) {</text:p>
      <text:p text:style-name="Code">$data = json_decode(file_get_contents(<text:span text:style-name="T7">'php://input'</text:span>), <text:span text:style-name="T6">true</text:span>);</text:p>
      <text:p text:style-name="Code">$values = [</text:p>
      <text:p text:style-name="Code"><text:span text:style-name="T7">'Summary'</text:span> =&gt; $data[<text:span text:style-name="T7">'summary'</text:span>] ?? <text:span text:style-name="T7">''</text:span>,</text:p>
      <text:p text:style-name="Code"><text:span text:style-name="T7">'Description'</text:span> =&gt; $data[<text:span text:style-name="T7">'description'</text:span>] ?? <text:span text:style-name="T7">''</text:span>,</text:p>
      <text:p text:style-name="Code"><text:span text:style-name="T7">'Location'</text:span> =&gt; $data[<text:span text:style-name="T7">'location'</text:span>] ?? <text:span text:style-name="T7">''</text:span>,</text:p>
      <text:p text:style-name="Code"><text:span text:style-name="T7">'StartTime'</text:span> =&gt; $data[<text:span text:style-name="T7">'startTime'</text:span>],</text:p>
      <text:p text:style-name="Code"><text:span text:style-name="T7">'Duration'</text:span> =&gt; $data[<text:span text:style-name="T7">'duration'</text:span>] ?? <text:span text:style-name="T10">1</text:span>,</text:p>
      <text:p text:style-name="Code"><text:span text:style-name="T7">'IdEventType'</text:span> =&gt; $data[<text:span text:style-name="T7">'idEventType'</text:span>],</text:p>
      <text:p text:style-name="Code"><text:span text:style-name="T7">'CreatedBy'</text:span> =&gt; $person[<text:span text:style-name="T7">'Id'</text:span>],</text:p>
      <text:p text:style-name="Code"><text:span text:style-name="T7">'MaxParticipants'</text:span> =&gt; $data[<text:span text:style-name="T7">'maxParticipants'</text:span>] ?? <text:span text:style-name="T10">0</text:span>,</text:p>
      <text:p text:style-name="Code"><text:span text:style-name="T7">'Audience'</text:span> =&gt; $data[<text:span text:style-name="T7">'audience'</text:span>] ?? EventAudience::ForClubMembersOnly-&gt;value,</text:p>
      <text:p text:style-name="Code">];</text:p>
      <text:p text:style-name="Code"><text:span text:style-name="T6">try</text:span> {</text:p>
      <text:p text:style-name="Code"><text:span text:style-name="T6">if</text:span> ($data[<text:span text:style-name="T7">'formMode'</text:span>] == <text:span text:style-name="T7">'create'</text:span>) {</text:p>
      <text:p text:style-name="Code"><text:span text:style-name="T6">$this</text:span>-&gt;pdo-&gt;beginTransaction();</text:p>
      <text:p text:style-name="Code"/>
      <text:p text:style-name="Code">$eventId = <text:span text:style-name="T6">$this</text:span>-&gt;fluent-&gt;insertInto(<text:span text:style-name="T7">'Event'</text:span>)-&gt;values($values)-&gt;execute();</text:p>
      <text:p text:style-name="Code"><text:span text:style-name="T6">if</text:span> (isset($data[<text:span text:style-name="T7">'attributes'</text:span>]) &amp;&amp; is_array($data[<text:span text:style-name="T7">'attributes'</text:span>])) {</text:p>
      <text:p text:style-name="Code"><text:span text:style-name="T6">foreach</text:span> ($data[<text:span text:style-name="T7">'attributes'</text:span>] as $attributeId) {</text:p>
      <text:p text:style-name="Code"><text:span text:style-name="T6">$this</text:span>-&gt;fluent-&gt;insertInto(<text:span text:style-name="T7">'EventAttribute'</text:span>)</text:p>
      <text:p text:style-name="Code">-&gt;values([</text:p>
      <text:p text:style-name="Code"><text:span text:style-name="T7">'IdEvent'</text:span> =&gt; $eventId,</text:p>
      <text:p text:style-name="Code"><text:span text:style-name="T7">'IdAttribute'</text:span> =&gt; $attributeId</text:p>
      <text:p text:style-name="Code">])</text:p>
      <text:p text:style-name="Code">-&gt;execute();</text:p>
      <text:p text:style-name="Code">}</text:p>
      <text:p text:style-name="Code">}</text:p>
      <text:p text:style-name="Code"><text:span text:style-name="T6">$this</text:span>-&gt;pdo-&gt;commit();</text:p>
      <text:p text:style-name="Code">} <text:span text:style-name="T6">elseif</text:span> ($data[<text:span text:style-name="T7">'formMode'</text:span>] == <text:span text:style-name="T7">'update'</text:span>) {</text:p>
      <text:p text:style-name="Code"><text:span text:style-name="T6">$this</text:span>-&gt;pdo-&gt;beginTransaction();</text:p>
      <text:p text:style-name="Code"/>
      <text:p text:style-name="Code"><text:span text:style-name="T6">$this</text:span>-&gt;fluent-&gt;update(<text:span text:style-name="T7">'Event'</text:span>)-&gt;set($values)-&gt;where(<text:span text:style-name="T7">'Id'</text:span>, $data[<text:span text:style-name="T7">'id'</text:span>])-&gt;execute();</text:p>
      <text:p text:style-name="Code"><text:span text:style-name="T6">$this</text:span>-&gt;fluent-&gt;deleteFrom(<text:span text:style-name="T7">'EventAttribute'</text:span>)-&gt;where(<text:span text:style-name="T7">'IdEvent'</text:span>, $data[<text:span text:style-name="T7">'id'</text:span>])-&gt;execute();</text:p>
      <text:p text:style-name="Code"><text:span text:style-name="T6">if</text:span> (isset($data[<text:span text:style-name="T7">'attributes'</text:span>]) &amp;&amp; is_array($data[<text:span text:style-name="T7">'attributes'</text:span>])) {</text:p>
      <text:p text:style-name="Code"><text:span text:style-name="T6">foreach</text:span> ($data[<text:span text:style-name="T7">'attributes'</text:span>] as $attributeId) {</text:p>
      <text:p text:style-name="Code"><text:span text:style-name="T6">$this</text:span>-&gt;fluent-&gt;insertInto(<text:span text:style-name="T7">'EventAttribute'</text:span>)</text:p>
      <text:p text:style-name="Code"><text:soft-page-break/>-&gt;values([</text:p>
      <text:p text:style-name="Code"><text:span text:style-name="T7">'IdEvent'</text:span> =&gt; $data[<text:span text:style-name="T7">'id'</text:span>],</text:p>
      <text:p text:style-name="Code"><text:span text:style-name="T7">'IdAttribute'</text:span> =&gt; $attributeId</text:p>
      <text:p text:style-name="Code">])</text:p>
      <text:p text:style-name="Code">-&gt;execute();</text:p>
      <text:p text:style-name="Code">}</text:p>
      <text:p text:style-name="Code">}</text:p>
      <text:p text:style-name="Code"/>
      <text:p text:style-name="Code"><text:span text:style-name="T6">$this</text:span>-&gt;pdo-&gt;commit();</text:p>
      <text:p text:style-name="Code">} <text:span text:style-name="T6">else</text:span> {</text:p>
      <text:p text:style-name="Code">header(<text:span text:style-name="T7">'Content-Type: application/json'</text:span>, <text:span text:style-name="T6">true</text:span>, <text:span text:style-name="T10">471</text:span>);</text:p>
      <text:p text:style-name="Code">echo json_encode([<text:span text:style-name="T7">'success'</text:span> =&gt; <text:span text:style-name="T6">false</text:span>, <text:span text:style-name="T7">'message'</text:span> =&gt; <text:span text:style-name="T7">'Bad parameter formMode: '</text:span> . $data[<text:span text:style-name="T7">'formMode'</text:span>]]);</text:p>
      <text:p text:style-name="Code"><text:span text:style-name="T6">exit</text:span>;</text:p>
      <text:p text:style-name="Code">}</text:p>
      <text:p text:style-name="Code">header(<text:span text:style-name="T7">'Content-Type: application/json'</text:span>);</text:p>
      <text:p text:style-name="Code">echo json_encode([<text:span text:style-name="T7">'success'</text:span> =&gt; <text:span text:style-name="T6">true</text:span>, <text:span text:style-name="T7">'eventId'</text:span> =&gt; $eventId]);</text:p>
      <text:p text:style-name="Code">} <text:span text:style-name="T6">catch</text:span> (Exception $e) {</text:p>
      <text:p text:style-name="Code"><text:span text:style-name="T6">$this</text:span>-&gt;pdo-&gt;rollBack();</text:p>
      <text:p text:style-name="Code"/>
      <text:p text:style-name="Code">header(<text:span text:style-name="T7">'Content-Type: application/json'</text:span>, <text:span text:style-name="T6">true</text:span>, <text:span text:style-name="T10">500</text:span>);</text:p>
      <text:p text:style-name="Code">echo json_encode([</text:p>
      <text:p text:style-name="Code"><text:span text:style-name="T7">'success'</text:span> =&gt; <text:span text:style-name="T6">false</text:span>,</text:p>
      <text:p text:style-name="Code"><text:span text:style-name="T7">'message'</text:span> =&gt; <text:span text:style-name="T7">'Erreur lors de l\'insertion en base de données'</text:span>,</text:p>
      <text:p text:style-name="Code"><text:span text:style-name="T7">'error'</text:span> =&gt; $e-&gt;getMessage()</text:p>
      <text:p text:style-name="Code">]);</text:p>
      <text:p text:style-name="Code">}</text:p>
      <text:p text:style-name="Code">} <text:span text:style-name="T6">else</text:span> {</text:p>
      <text:p text:style-name="Code">header(<text:span text:style-name="T7">'Content-Type: application/json'</text:span>, <text:span text:style-name="T6">true</text:span>, <text:span text:style-name="T10">403</text:span>);</text:p>
      <text:p text:style-name="Code">echo json_encode([<text:span text:style-name="T7">'success'</text:span> =&gt; <text:span text:style-name="T6">false</text:span>, <text:span text:style-name="T7">'message'</text:span> =&gt; <text:span text:style-name="T7">'User not allowed'</text:span>]);</text:p>
      <text:p text:style-name="Code">}</text:p>
      <text:p text:style-name="Code"><text:span text:style-name="T6">exit</text:span>();</text:p>
      <text:p text:style-name="Code">}</text:p>
      <text:p text:style-name="P26">Dans cette vue :</text:p>
      <text:p text:style-name="Code">{<text:span text:style-name="T6">layout </text:span><text:span text:style-name="T7">'../layout.latte'</text:span>}</text:p>
      <text:p text:style-name="Code"/>
      <text:p text:style-name="Code">{<text:span text:style-name="T6">block </text:span>title}Evènements{<text:span text:style-name="T6">/block</text:span>}</text:p>
      <text:p text:style-name="Code"/>
      <text:p text:style-name="Code">{<text:span text:style-name="T6">block </text:span>head}</text:p>
      <text:p text:style-name="Code">&lt;style&gt;</text:p>
      <text:p text:style-name="Code"><text:span text:style-name="T8">.attribute-badge</text:span> {</text:p>
      <text:p text:style-name="Code"><text:span text:style-name="T9">display</text:span>: <text:span text:style-name="T16">inline-block</text:span>;</text:p>
      <text:p text:style-name="Code"><text:span text:style-name="T9">width</text:span>: <text:span text:style-name="T10">20px</text:span>;</text:p>
      <text:p text:style-name="Code"><text:span text:style-name="T9">height</text:span>: <text:span text:style-name="T10">20px</text:span>;</text:p>
      <text:p text:style-name="Code"><text:span text:style-name="T9">margin-right</text:span>: <text:span text:style-name="T10">5px</text:span>;</text:p>
      <text:p text:style-name="Code"><text:span text:style-name="T9">border-radius</text:span>: <text:span text:style-name="T10">4px</text:span>;</text:p>
      <text:p text:style-name="Code"><text:span text:style-name="T9">cursor</text:span>: <text:span text:style-name="T16">help</text:span>;</text:p>
      <text:p text:style-name="Code"><text:span text:style-name="T9">border</text:span>: <text:span text:style-name="T10">1px</text:span> <text:span text:style-name="T16">solid</text:span> rgba(<text:span text:style-name="T10">0</text:span>,<text:span text:style-name="T10">0</text:span>,<text:span text:style-name="T10">0</text:span>,<text:span text:style-name="T10">0.2</text:span>);</text:p>
      <text:p text:style-name="Code">}</text:p>
      <text:p text:style-name="Code">&lt;/style&gt;</text:p>
      <text:p text:style-name="Code">{<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
      <text:p text:style-name="Code"><text:soft-page-break/>{<text:span text:style-name="T6">block </text:span>content}</text:p>
      <text:p text:style-name="Code"><text:span text:style-name="T8">&lt;div</text:span> <text:span text:style-name="T9">class</text:span>=<text:span text:style-name="T6">"d-flex justify-content-between align-items-center mb-3"</text:span><text:span text:style-name="T8">&gt;</text:span></text:p>
      <text:p text:style-name="Code"><text:span text:style-name="T8">&lt;h1</text:span> <text:span text:style-name="T9">class</text:span>=<text:span text:style-name="T6">"mb-0"</text:span><text:span text:style-name="T8">&gt;</text:span></text:p>
      <text:p text:style-name="Code">{<text:span text:style-name="T6">if </text:span>$person != <text:span text:style-name="T6">false</text:span>}</text:p>
      <text:p text:style-name="Code">{<text:span text:style-name="T6">=</text:span>'eventsAvailableForYou'<text:span text:style-name="T6">|translate</text:span>}</text:p>
      <text:p text:style-name="Code">{<text:span text:style-name="T6">else</text:span>}</text:p>
      <text:p text:style-name="Code">{<text:span text:style-name="T6">=</text:span>'eventsAvailableForAll'<text:span text:style-name="T6">|translate</text:span>}</text:p>
      <text:p text:style-name="Code">{<text:span text:style-name="T6">/if</text:span>}</text:p>
      <text:p text:style-name="Code">&lt;/h1&gt;</text:p>
      <text:p text:style-name="Code">{<text:span text:style-name="T6">if </text:span>$isEventManager}</text:p>
      <text:p text:style-name="Code"><text:span text:style-name="T8">&lt;div</text:span> <text:span text:style-name="T9">class</text:span>=<text:span text:style-name="T6">"ms-auto"</text:span><text:span text:style-name="T8">&gt;</text:span></text:p>
      <text:p text:style-name="Code"><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Code"><text:span text:style-name="T8">&lt;i</text:span> <text:span text:style-name="T9">class</text:span>=<text:span text:style-name="T6">"bi bi-plus-lg"</text:span><text:span text:style-name="T8">&gt;&lt;/i&gt;</text:span></text:p>
      <text:p text:style-name="Code">&lt;/button&gt;</text:p>
      <text:p text:style-name="Code">&lt;/div&gt;</text:p>
      <text:p text:style-name="Code">{<text:span text:style-name="T6">/if</text:span>}</text:p>
      <text:p text:style-name="Code">&lt;/div&gt;</text:p>
      <text:p text:style-name="Code"><text:span text:style-name="T8">&lt;table</text:span> <text:span text:style-name="T9">class</text:span>=<text:span text:style-name="T6">"table table-striped"</text:span><text:span text:style-name="T8">&gt;</text:span></text:p>
      <text:p text:style-name="Code">&lt;thead&gt;</text:p>
      <text:p text:style-name="Code">&lt;tr&gt;</text:p>
      <text:p text:style-name="Code"><text:span text:style-name="T8">&lt;th&gt;</text:span>{<text:span text:style-name="T6">=</text:span>'type'<text:span text:style-name="T6">|translate</text:span>}<text:span text:style-name="T8">&lt;/th&gt;</text:span></text:p>
      <text:p text:style-name="Code"><text:span text:style-name="T8">&lt;th&gt;</text:span>{<text:span text:style-name="T6">=</text:span>'summary'<text:span text:style-name="T6">|translate</text:span>}<text:span text:style-name="T8">&lt;/th&gt;</text:span></text:p>
      <text:p text:style-name="Code"><text:span text:style-name="T8">&lt;th&gt;</text:span>{<text:span text:style-name="T6">=</text:span>'location'<text:span text:style-name="T6">|translate</text:span>}<text:span text:style-name="T8">&lt;/th&gt;</text:span></text:p>
      <text:p text:style-name="Code"><text:span text:style-name="T8">&lt;th&gt;</text:span>{<text:span text:style-name="T6">=</text:span>'date_time'<text:span text:style-name="T6">|translate</text:span>}<text:span text:style-name="T8">&lt;/th&gt;</text:span></text:p>
      <text:p text:style-name="Code"><text:span text:style-name="T8">&lt;th&gt;</text:span>{<text:span text:style-name="T6">=</text:span>'duration'<text:span text:style-name="T6">|translate</text:span>}<text:span text:style-name="T8">&lt;/th&gt;</text:span></text:p>
      <text:p text:style-name="Code"><text:span text:style-name="T8">&lt;th&gt;</text:span>{<text:span text:style-name="T6">=</text:span>'attributes'<text:span text:style-name="T6">|translate</text:span>}<text:span text:style-name="T8">&lt;/th&gt;</text:span></text:p>
      <text:p text:style-name="Code"><text:span text:style-name="T8">&lt;th&gt;</text:span>{<text:span text:style-name="T6">=</text:span>'participants'<text:span text:style-name="T6">|translate</text:span>}<text:span text:style-name="T8">&lt;/th&gt;</text:span></text:p>
      <text:p text:style-name="Code"><text:span text:style-name="T8">&lt;th&gt;</text:span>{<text:span text:style-name="T6">=</text:span>'audience'<text:span text:style-name="T6">|translate</text:span>}<text:span text:style-name="T8">&lt;/th&gt;</text:span></text:p>
      <text:p text:style-name="Code">&lt;/tr&gt;</text:p>
      <text:p text:style-name="Code">&lt;/thead&gt;</text:p>
      <text:p text:style-name="Code">&lt;tbody&gt;</text:p>
      <text:p text:style-name="Code">{<text:span text:style-name="T6">foreach </text:span>$events as $event}</text:p>
      <text:p text:style-name="Code"><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Code"><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Code"><text:span text:style-name="T8">&lt;td&gt;</text:span>{$event[<text:span text:style-name="T7">'summary'</text:span>]}<text:span text:style-name="T8">&lt;/td&gt;</text:span></text:p>
      <text:p text:style-name="Code"><text:span text:style-name="T8">&lt;td&gt;</text:span>{$event[<text:span text:style-name="T7">'location'</text:span>]}<text:span text:style-name="T8">&lt;/td&gt;</text:span></text:p>
      <text:p text:style-name="Code"><text:span text:style-name="T8">&lt;td&gt;</text:span>{<text:span text:style-name="T6">=</text:span>$event['startTime']<text:span text:style-name="T6">|longDateTime</text:span>}<text:span text:style-name="T8">&lt;/td&gt;</text:span></text:p>
      <text:p text:style-name="Code"><text:span text:style-name="T8">&lt;td&gt;</text:span>{$event[<text:span text:style-name="T7">'duration'</text:span>]}<text:span text:style-name="T8">&lt;/td&gt;</text:span></text:p>
      <text:p text:style-name="Code">&lt;td&gt;</text:p>
      <text:p text:style-name="Code">{<text:span text:style-name="T6">if </text:span>count($event[<text:span text:style-name="T7">'attributes'</text:span>]) &gt; <text:span text:style-name="T10">0</text:span>}</text:p>
      <text:p text:style-name="Code">{<text:span text:style-name="T6">foreach </text:span>$event[<text:span text:style-name="T7">'attributes'</text:span>] as $attribute}</text:p>
      <text:p text:style-name="Code"><text:span text:style-name="T8">&lt;span</text:span> </text:p>
      <text:p text:style-name="Code"><text:span text:style-name="T9">class</text:span>=<text:span text:style-name="T6">"attribute-badge"</text:span> </text:p>
      <text:p text:style-name="Code"><text:span text:style-name="T9">style</text:span>=<text:span text:style-name="T6">"background-color: {$attribute['color']|noescape};"</text:span></text:p>
      <text:p text:style-name="Code"><text:span text:style-name="T9">title</text:span>=<text:span text:style-name="T6">"{$attribute['name']} - {$attribute['detail']}"</text:span></text:p>
      <text:p text:style-name="Code">&gt;&lt;/span&gt;</text:p>
      <text:p text:style-name="Code">{<text:span text:style-name="T6">/foreach</text:span>}</text:p>
      <text:p text:style-name="Code">{<text:span text:style-name="T6">else</text:span>}</text:p>
      <text:p text:style-name="Code">Aucun attribut</text:p>
      <text:p text:style-name="Code">{<text:span text:style-name="T6">/if</text:span>}</text:p>
      <text:p text:style-name="Code">&lt;/td&gt;</text:p>
      <text:p text:style-name="Code"><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Code"><text:span text:style-name="T8">&lt;td&gt;</text:span>{<text:span text:style-name="T6">=</text:span>$event['audience']<text:span text:style-name="T6">|translate</text:span>}<text:span text:style-name="T8">&lt;/td&gt;</text:span></text:p>
      <text:p text:style-name="Code">{<text:span text:style-name="T6">if </text:span>$event[<text:span text:style-name="T7">'createdBy'</text:span>] == $person[<text:span text:style-name="T7">'Id'</text:span>]}</text:p>
      <text:p text:style-name="Code">&lt;td&gt;</text:p>
      <text:p text:style-name="Code"><text:soft-page-break/><text:span text:style-name="T8">&lt;div</text:span> <text:span text:style-name="T9">class</text:span>=<text:span text:style-name="T6">"ms-auto"</text:span><text:span text:style-name="T8">&gt;</text:span></text:p>
      <text:p text:style-name="Code"><text:span text:style-name="T8">&lt;button</text:span> <text:span text:style-name="T9">class</text:span>=<text:span text:style-name="T6">"btn btn-sm btn-primary edit-btn"</text:span><text:span text:style-name="T8">&gt;</text:span></text:p>
      <text:p text:style-name="Code"><text:span text:style-name="T8">&lt;i</text:span> <text:span text:style-name="T9">class</text:span>=<text:span text:style-name="T6">"bi bi-pencil"</text:span><text:span text:style-name="T8">&gt;&lt;/i&gt;</text:span></text:p>
      <text:p text:style-name="Code">&lt;/button&gt;</text:p>
      <text:p text:style-name="Code"><text:span text:style-name="T8">&lt;button</text:span> <text:span text:style-name="T9">class</text:span>=<text:span text:style-name="T6">"btn btn-sm btn-danger delete-btn"</text:span><text:span text:style-name="T8">&gt;</text:span></text:p>
      <text:p text:style-name="Code"><text:span text:style-name="T8">&lt;i</text:span> <text:span text:style-name="T9">class</text:span>=<text:span text:style-name="T6">"bi bi-trash"</text:span><text:span text:style-name="T8">&gt;&lt;/i&gt;</text:span></text:p>
      <text:p text:style-name="Code">&lt;/button&gt;</text:p>
      <text:p text:style-name="Code">&lt;/div&gt;</text:p>
      <text:p text:style-name="Code">&lt;/td&gt;</text:p>
      <text:p text:style-name="Code">{<text:span text:style-name="T6">/if</text:span>}</text:p>
      <text:p text:style-name="Code">&lt;/tr&gt;</text:p>
      <text:p text:style-name="Code">{<text:span text:style-name="T6">/foreach</text:span>}</text:p>
      <text:p text:style-name="Code">&lt;/tbody&gt;</text:p>
      <text:p text:style-name="Code">&lt;/table&gt;</text:p>
      <text:p text:style-name="Code"/>
      <text:p text:style-name="Code"><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Code">&lt;/div&gt;</text:p>
      <text:p text:style-name="Code"><text:span text:style-name="T8">&lt;div</text:span> <text:span text:style-name="T9">class</text:span>=<text:span text:style-name="T6">"modal-body"</text:span><text:span text:style-name="T8">&gt;</text:span></text:p>
      <text:p text:style-name="Code"><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Code"><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Code"><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ummaryInput"</text:span> <text:span text:style-name="T9">class</text:span>=<text:span text:style-name="T6">"form-label"</text:span><text:span text:style-name="T8">&gt;</text:span>Résumé<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escriptionInput"</text:span> <text:span text:style-name="T9">class</text:span>=<text:span text:style-name="T6">"form-label"</text:span><text:span text:style-name="T8">&gt;</text:span>Description<text:span text:style-name="T8">&lt;/label&gt;</text:span></text:p>
      <text:p text:style-name="Code"><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required</text:span><text:span text:style-name="T8">&gt;&lt;/textarea&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ocationInput"</text:span> <text:span text:style-name="T9">class</text:span>=<text:span text:style-name="T6">"form-label"</text:span><text:span text:style-name="T8">&gt;</text:span>Lieu<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ventTypeInput"</text:span> <text:span text:style-name="T9">class</text:span>=<text:span text:style-name="T6">"form-label"</text:span><text:span text:style-name="T8">&gt;</text:span>Type d'événement<text:span text:style-name="T8">&lt;/label&gt;</text:span></text:p>
      <text:p text:style-name="Code"><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Code">{<text:span text:style-name="T6">foreach </text:span>$eventTypes as $eventType}</text:p>
      <text:p text:style-name="Code"><text:span text:style-name="T8">&lt;option</text:span> <text:span text:style-name="T9">value</text:span>=<text:span text:style-name="T6">"{$eventType['Id']}"</text:span><text:span text:style-name="T8">&gt;</text:span>{$eventType[<text:span text:style-name="T7">'Name'</text:span>]}<text:span text:style-name="T8">&lt;/option&gt;</text:span></text:p>
      <text:p text:style-name="Code">{<text:span text:style-name="T6">/foreach</text:span>}</text:p>
      <text:p text:style-name="Code">&lt;/select&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ateInput"</text:span> <text:span text:style-name="T9">class</text:span>=<text:span text:style-name="T6">"form-label"</text:span><text:span text:style-name="T8">&gt;</text:span>Date<text:span text:style-name="T8">&lt;/label&gt;</text:span></text:p>
      <text:p text:style-name="Code"><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Code"><text:soft-page-break/>&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tartTimeInput"</text:span> <text:span text:style-name="T9">class</text:span>=<text:span text:style-name="T6">"form-label"</text:span><text:span text:style-name="T8">&gt;</text:span>Heure de début<text:span text:style-name="T8">&lt;/label&gt;</text:span></text:p>
      <text:p text:style-name="Code"><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urationInput"</text:span> <text:span text:style-name="T9">class</text:span>=<text:span text:style-name="T6">"form-label"</text:span><text:span text:style-name="T8">&gt;</text:span>Durée (en heures)<text:span text:style-name="T8">&lt;/label&gt;</text:span></text:p>
      <text:p text:style-name="Code"><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class</text:span>=<text:span text:style-name="T6">"form-label"</text:span><text:span text:style-name="T8">&gt;</text:span>Attributs<text:span text:style-name="T8">&lt;/label&gt;</text:span></text:p>
      <text:p text:style-name="Code"><text:span text:style-name="T8">&lt;div</text:span> <text:span text:style-name="T9">id</text:span>=<text:span text:style-name="T6">"attributesList"</text:span> <text:span text:style-name="T9">class</text:span>=<text:span text:style-name="T6">"mb-2"</text:span><text:span text:style-name="T8">&gt;</text:span></text:p>
      <text:p text:style-name="Code">&lt;!-- Dynamically populated attribute list will go here --&gt;</text:p>
      <text:p text:style-name="Code">&lt;/div&gt;</text:p>
      <text:p text:style-name="Code"><text:span text:style-name="T8">&lt;div</text:span> <text:span text:style-name="T9">class</text:span>=<text:span text:style-name="T6">"input-group"</text:span><text:span text:style-name="T8">&gt;</text:span></text:p>
      <text:p text:style-name="Code"><text:span text:style-name="T8">&lt;select</text:span> <text:span text:style-name="T9">id</text:span>=<text:span text:style-name="T6">"availableAttributesSelect"</text:span> <text:span text:style-name="T9">class</text:span>=<text:span text:style-name="T6">"form-control"</text:span><text:span text:style-name="T8">&gt;</text:span></text:p>
      <text:p text:style-name="Code">{<text:span text:style-name="T6">foreach </text:span>$eventAttributes as $attribute}</text:p>
      <text:p text:style-name="Code"><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Code">{$attribute[<text:span text:style-name="T7">'Name'</text:span>]}</text:p>
      <text:p text:style-name="Code">&lt;/option&gt;</text:p>
      <text:p text:style-name="Code">{<text:span text:style-name="T6">/foreach</text:span>}</text:p>
      <text:p text:style-name="Code">&lt;/select&gt;</text:p>
      <text:p text:style-name="Code"><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Code"><text:span text:style-name="T8">&lt;i</text:span> <text:span text:style-name="T9">class</text:span>=<text:span text:style-name="T6">"bi bi-plus-lg"</text:span><text:span text:style-name="T8">&gt;&lt;/i&gt;</text:span> Ajouter</text:p>
      <text:p text:style-name="Code">&lt;/button&gt;</text:p>
      <text:p text:style-name="Code">&lt;/div&gt;</text:p>
      <text:p text:style-name="Code">&lt;/div&gt;</text:p>
      <text:p text:style-name="Code"/>
      <text:p text:style-name="Code"><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Code">&lt;/form&gt;</text:p>
      <text:p text:style-name="Code">&lt;/div&gt;</text:p>
      <text:p text:style-name="Code">&lt;/div&gt;</text:p>
      <text:p text:style-name="Code">&lt;/div&gt;</text:p>
      <text:p text:style-name="Code">&lt;/div&gt;</text:p>
      <text:p text:style-name="Code">{<text:span text:style-name="T6">/block</text:span>}</text:p>
      <text:p text:style-name="Code"/>
      <text:p text:style-name="Code">{<text:span text:style-name="T6">block </text:span>scripts}</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text:span text:style-name="T6">const</text:span> eventModal = document.getElementById(<text:span text:style-name="T7">'eventModal'</text:span>);</text:p>
      <text:p text:style-name="Code"><text:span text:style-name="T6">const</text:span> eventForm = document.getElementById(<text:span text:style-name="T7">'eventForm'</text:span>);</text:p>
      <text:p text:style-name="Code"><text:span text:style-name="T6">const</text:span> submitButton = document.getElementById(<text:span text:style-name="T7">'submitEventBtn'</text:span>);</text:p>
      <text:p text:style-name="Code"><text:span text:style-name="T6">const</text:span> formMode = document.getElementById(<text:span text:style-name="T7">'formMode'</text:span>);</text:p>
      <text:p text:style-name="Code"><text:span text:style-name="T6">const</text:span> eventId = document.getElementById(<text:span text:style-name="T7">'eventId'</text:span>);</text:p>
      <text:p text:style-name="Code"><text:span text:style-name="T6">let</text:span> selectedAttributes = [];</text:p>
      <text:p text:style-name="Code"><text:span text:style-name="T6">const</text:span> eventTypeInput = document.getElementById(<text:span text:style-name="T7">'eventTypeInput'</text:span>);</text:p>
      <text:p text:style-name="Code">eventTypeInput.addEventListener(<text:span text:style-name="T7">'change'</text:span>, <text:span text:style-name="T6">function</text:span>() {</text:p>
      <text:p text:style-name="Code"><text:span text:style-name="T6">const</text:span> selectedEventTypeId = <text:span text:style-name="T6">this</text:span>.value;</text:p>
      <text:p text:style-name="Code"><text:span text:style-name="T6">if</text:span> (selectedEventTypeId) {</text:p>
      <text:p text:style-name="Code">loadAttributesByEventType(selectedEventTypeId);</text:p>
      <text:p text:style-name="Code">} <text:span text:style-name="T6">else</text:span> {</text:p>
      <text:p text:style-name="Code"><text:soft-page-break/>availableAttributesSelect.innerHTML = <text:span text:style-name="T7">'&lt;option value=""&gt;Sélectionnez d\'abord un type d\'événement&lt;/option&gt;'</text:span>;</text:p>
      <text:p text:style-name="Code">}</text:p>
      <text:p text:style-name="Code">});</text:p>
      <text:p text:style-name="Code"/>
      <text:p text:style-name="Code"><text:span text:style-name="T6">const</text:span> availableAttributesSelect = document.getElementById(<text:span text:style-name="T7">'availableAttributesSelect'</text:span>);</text:p>
      <text:p text:style-name="Code"><text:span text:style-name="T6">function</text:span> loadAttributesByEventType(eventTypeId) {</text:p>
      <text:p text:style-name="Code">availableAttributesSelect.innerHTML = <text:span text:style-name="T7">'&lt;option value=""&gt;Chargement...&lt;/option&gt;'</text:span>;</text:p>
      <text:p text:style-name="Code">fetch(<text:span text:style-name="T7">`/api/attributes-by-event-type/</text:span><text:span text:style-name="T6">${</text:span>eventTypeId<text:span text:style-name="T6">}</text:span><text:span text:style-name="T7">`</text:span>)</text:p>
      <text:p text:style-name="Code">.then(response <text:span text:style-name="T6">=&gt;</text:span> response.json())</text:p>
      <text:p text:style-name="Code">.then(data <text:span text:style-name="T6">=&gt;</text:span> {</text:p>
      <text:p text:style-name="Code">availableAttributesSelect.innerHTML = <text:span text:style-name="T7">''</text:span>;</text:p>
      <text:p text:style-name="Code"><text:span text:style-name="T6">if</text:span> (data.attributes &amp;&amp; data.attributes.length &gt; <text:span text:style-name="T10">0</text:span>) {</text:p>
      <text:p text:style-name="Code">data.attributes.forEach(attribute <text:span text:style-name="T6">=&gt;</text:span> {</text:p>
      <text:p text:style-name="Code"><text:span text:style-name="T6">const</text:span> option = document.createElement(<text:span text:style-name="T7">'option'</text:span>);</text:p>
      <text:p text:style-name="Code">option.value = attribute.Id;</text:p>
      <text:p text:style-name="Code">option.textContent = attribute.Name;</text:p>
      <text:p text:style-name="Code">option.dataset.color = attribute.Color;</text:p>
      <text:p text:style-name="Code">option.dataset.detail = attribute.Detail;</text:p>
      <text:p text:style-name="Code">availableAttributesSelect.appendChild(option);</text:p>
      <text:p text:style-name="Code">});</text:p>
      <text:p text:style-name="Code">} <text:span text:style-name="T6">else</text:span> {</text:p>
      <text:p text:style-name="Code"><text:span text:style-name="T6">const</text:span> option = document.createElement(<text:span text:style-name="T7">'option'</text:span>);</text:p>
      <text:p text:style-name="Code">option.value = <text:span text:style-name="T7">""</text:span>;</text:p>
      <text:p text:style-name="Code">option.textContent = <text:span text:style-name="T7">"Aucun attribut disponible"</text:span>;</text:p>
      <text:p text:style-name="Code">availableAttributesSelect.appendChild(option);</text:p>
      <text:p text:style-name="Code">}</text:p>
      <text:p text:style-name="Code">})</text:p>
      <text:p text:style-name="Code">.catch(error <text:span text:style-name="T6">=&gt;</text:span> {</text:p>
      <text:p text:style-name="Code">availableAttributesSelect.innerHTML = <text:span text:style-name="T7">'&lt;option value=""&gt;Erreur de chargement&lt;/option&gt;'</text:span>;</text:p>
      <text:p text:style-name="Code">});</text:p>
      <text:p text:style-name="Code">}</text:p>
      <text:p text:style-name="Code"/>
      <text:p text:style-name="Code"><text:span text:style-name="T6">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
      <text:p text:style-name="Code">availableAttributesSelect.innerHTML = <text:span text:style-name="T7">'&lt;option value=""&gt;Sélectionnez d\'abord un type d\'événement&lt;/option&gt;'</text:span>;</text:p>
      <text:p text:style-name="Code"/>
      <text:p text:style-name="Code"><text:span text:style-name="T6">new</text:span> bootstrap.Modal(eventModal).show();</text:p>
      <text:p text:style-name="Code">}</text:p>
      <text:p text:style-name="Code"/>
      <text:p text:style-name="Code"><text:span text:style-name="T6">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document.getElementById(<text:span text:style-name="T7">'eventTypeInput'</text:span>).value = event.IdEventType;</text:p>
      <text:p text:style-name="Code"><text:soft-page-break/></text:p>
      <text:p text:style-name="Code">// Charger les attributs correspondant au type d'événement</text:p>
      <text:p text:style-name="Code">loadAttributesByEventType(event.IdEventType);</text:p>
      <text:p text:style-name="Code"/>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dateInput'</text:span>).value = startDate.toISOString().split(<text:span text:style-name="T7">'T'</text:span>)[<text:span text:style-name="T10">0</text:span>];</text:p>
      <text:p text:style-name="Code">document.getElementById(<text:span text:style-name="T7">'startTimeInput'</text:span>).value = startDate.toTimeString().split(<text:span text:style-name="T7">' '</text:span>)[<text:span text:style-name="T10">0</text:span>].slice(<text:span text:style-name="T10">0</text:span>, <text:span text:style-name="T10">5</text:span>);</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durationInput'</text:span>).value = durationHours.toFixed(<text:span text:style-name="T10">1</text:span>);</text:p>
      <text:p text:style-name="Code"/>
      <text:p text:style-name="Code"><text:span text:style-name="T6">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pan text:style-name="T6">if</text:span> (event.attributes) {</text:p>
      <text:p text:style-name="Code">event.attributes.forEach(attr <text:span text:style-name="T6">=&gt;</text:span> {</text:p>
      <text:p text:style-name="Code"><text:span text:style-name="T6">const</text:span> attributeElement = createAttributeElement(attr.Id, attr.Name, attr.Color, attr.Detail);</text:p>
      <text:p text:style-name="Code">attributesList.appendChild(attributeElement);</text:p>
      <text:p text:style-name="Code">selectedAttributes.push({</text:p>
      <text:p text:style-name="Code">id: attr.Id,</text:p>
      <text:p text:style-name="Code">name: attr.Name,</text:p>
      <text:p text:style-name="Code">color: attr.Color,</text:p>
      <text:p text:style-name="Code">detail: attr.Detail</text:p>
      <text:p text:style-name="Code">});</text:p>
      <text:p text:style-name="Code">});</text:p>
      <text:p text:style-name="Code">}</text:p>
      <text:p text:style-name="Code"/>
      <text:p text:style-name="Code"><text:span text:style-name="T6">new</text:span> bootstrap.Modal(eventModal).show();</text:p>
      <text:p text:style-name="Code">}</text:p>
      <text:p text:style-name="Code"/>
      <text:p text:style-name="Code"><text:span text:style-name="T6">function</text:span> createAttributeElement(attributeId, attributeName, attributeColor, attributeDetail)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text:soft-page-break/></text:p>
      <text:p text:style-name="Code"><text:span text:style-name="T6">return</text:span> attributeElement;</text:p>
      <text:p text:style-name="Code">}</text:p>
      <text:p text:style-name="Code"/>
      <text:p text:style-name="Code">document.getElementById(<text:span text:style-name="T7">'addAttributeBtn'</text:span>).addEventListener(<text:span text:style-name="T7">'click'</text:span>, <text:span text:style-name="T6">function</text:span> ()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 !selectedOption.value)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text:span text:style-name="T6">const</text:span> attributeDetail = selectedOption.dataset.detail;</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createAttributeElement(attributeId, attributeName, attributeColor, attributeDetail);</text:p>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text:p>
      <text:p text:style-name="Code"/>
      <text:p text:style-name="Code"><text:span text:style-name="T6">function</text:span> getContrastYIQ(hexcolor) {</text:p>
      <text:p text:style-name="Code">hexcolor = hexcolor.replace(<text:span text:style-name="T7">"#"</text:span>, <text:span text:style-name="T7">""</text:span>);</text:p>
      <text:p text:style-name="Code"><text:span text:style-name="T6">const</text:span> r = parseInt(hexcolor.substr(<text:span text:style-name="T10">0</text:span>,<text:span text:style-name="T10">2</text:span>),<text:span text:style-name="T10">16</text:span>);</text:p>
      <text:p text:style-name="Code"><text:span text:style-name="T6">const</text:span> g = parseInt(hexcolor.substr(<text:span text:style-name="T10">2</text:span>,<text:span text:style-name="T10">2</text:span>),<text:span text:style-name="T10">16</text:span>);</text:p>
      <text:p text:style-name="Code"><text:span text:style-name="T6">const</text:span> b = parseInt(hexcolor.substr(<text:span text:style-name="T10">4</text:span>,<text:span text:style-name="T10">2</text:span>),<text:span text:style-name="T10">16</text:span>);</text:p>
      <text:p text:style-name="Code"><text:span text:style-name="T6">const</text:span> yiq = ((r*<text:span text:style-name="T10">299</text:span>)+(g*<text:span text:style-name="T10">587</text:span>)+(b*<text:span text:style-name="T10">114</text:span>))/<text:span text:style-name="T10">1000</text:span>;</text:p>
      <text:p text:style-name="Code"><text:span text:style-name="T6">return</text:span> (yiq &gt;= <text:span text:style-name="T10">128</text:span>) ? <text:span text:style-name="T7">'black'</text:span> : <text:span text:style-name="T7">'white'</text:span>;</text:p>
      <text:p text:style-name="Code">}</text:p>
      <text:p text:style-name="Code">&lt;/script&gt;</text:p>
      <text:p text:style-name="Code">{<text:span text:style-name="T6">/block</text:span>}</text:p>
      <text:p text:style-name="P26">je veux :</text:p>
      <text:list text:style-name="L1">
        <text:list-item>
          <text:p text:style-name="P27">le bouton crayon utilise la modale pour mettre à jour l’évènement</text:p>
        </text:list-item>
        <text:list-item>
          <text:p text:style-name="P27">le bouton poubelle supprime l’évènement</text:p>
        </text:list-item>
      </text:list>
      <text:h text:style-name="P28" text:outline-level="2">Les besoins</text:h>
      <text:p text:style-name="P29"><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0">├── app</text:p>
      <text:p text:style-name="P30">│   ├── controllers</text:p>
      <text:p text:style-name="P30">│   ├── helpers</text:p>
      <text:p text:style-name="P30">│   │   └── database</text:p>
      <text:p text:style-name="P30">│   ├── images</text:p>
      <text:p text:style-name="P30">│   └── views</text:p>
      <text:p text:style-name="P30"><text:soft-page-break/>│   <text:s text:c="4"/>├── admin</text:p>
      <text:p text:style-name="P30">│   <text:s text:c="4"/>├── groups</text:p>
      <text:p text:style-name="P30">│   <text:s text:c="4"/>└── …</text:p>
      <text:p text:style-name="P31">Les contrôleurs héritent de</text:p>
      <text:p text:style-name="P30"><text:span text:style-name="T6">abstract</text:span> <text:span text:style-name="T6">class</text:span> BaseController</text:p>
      <text:p text:style-name="P30">{</text:p>
      <text:p text:style-name="P30"><text:span text:style-name="T6">protected</text:span> PDO $pdo;</text:p>
      <text:p text:style-name="P30"><text:span text:style-name="T6">protected</text:span> $fluent;</text:p>
      <text:p text:style-name="P30"><text:span text:style-name="T6">protected</text:span> Engine $flight;</text:p>
      <text:p text:style-name="P30"><text:span text:style-name="T6">protected</text:span> $latte;</text:p>
      <text:p text:style-name="P30"><text:span text:style-name="T6">protected</text:span> Application $application;</text:p>
      <text:p text:style-name="P30"><text:span text:style-name="T6">protected</text:span> Params $params;</text:p>
      <text:p text:style-name="P30"><text:span text:style-name="T6">protected</text:span> $authorizations;</text:p>
      <text:p text:style-name="P30"/>
      <text:p text:style-name="P30"><text:span text:style-name="T6">public</text:span> <text:span text:style-name="T6">function</text:span> __construct(PDO $pdo, Engine $flight)</text:p>
      <text:p text:style-name="P30">{</text:p>
      <text:p text:style-name="P30"><text:span text:style-name="T6">$this</text:span>-&gt;pdo = $pdo;</text:p>
      <text:p text:style-name="P30"><text:span text:style-name="T6">$this</text:span>-&gt;fluent = <text:span text:style-name="T6">new</text:span> \Envms\FluentPDO\Query($pdo);</text:p>
      <text:p text:style-name="P30"><text:span text:style-name="T6">$this</text:span>-&gt;flight = $flight;</text:p>
      <text:p text:style-name="P30"><text:span text:style-name="T6">$this</text:span>-&gt;latte = <text:span text:style-name="T6">new</text:span> LatteEngine();</text:p>
      <text:p text:style-name="P30">…</text:p>
      <text:p text:style-name="P32">Exemple de contrôleur :</text:p>
      <text:p text:style-name="P30">&lt;?php</text:p>
      <text:p text:style-name="P30"/>
      <text:p text:style-name="P30"><text:span text:style-name="T6">namespace</text:span> app\controllers;</text:p>
      <text:p text:style-name="P30"/>
      <text:p text:style-name="P30"><text:span text:style-name="T6">use</text:span> app\helpers\PersonStatistics;</text:p>
      <text:p text:style-name="P30"/>
      <text:p text:style-name="P30"><text:span text:style-name="T6">class</text:span> PersonStatisticsController <text:span text:style-name="T6">extends</text:span> BaseController</text:p>
      <text:p text:style-name="P30">{</text:p>
      <text:p text:style-name="P30"><text:span text:style-name="T6">public</text:span> <text:span text:style-name="T6">function</text:span> showStatistics()</text:p>
      <text:p text:style-name="P30">{</text:p>
      <text:p text:style-name="P30"><text:span text:style-name="T6">if</text:span> ($person = <text:span text:style-name="T6">$this</text:span>-&gt;getPerson([])) {</text:p>
      <text:p text:style-name="P30"/>
      <text:p text:style-name="P30">$personalStatistics = <text:span text:style-name="T6">new</text:span> PersonStatistics(<text:span text:style-name="T6">$this</text:span>-&gt;pdo);</text:p>
      <text:p text:style-name="P30">$season = $personalStatistics-&gt;getSeasonRange();</text:p>
      <text:p text:style-name="P30">echo <text:span text:style-name="T6">$this</text:span>-&gt;latte-&gt;render(<text:span text:style-name="T7">'app/views/user/statistics.latte'</text:span>, <text:span text:style-name="T6">$this</text:span>-&gt;params-&gt;getAll([</text:p>
      <text:p text:style-name="P30"><text:span text:style-name="T7">'stats'</text:span> =&gt; $personalStatistics-&gt;getStats($person, $season[<text:span text:style-name="T7">'start'</text:span>], $season[<text:span text:style-name="T7">'end'</text:span>]),</text:p>
      <text:p text:style-name="P30"><text:span text:style-name="T7">'seasons'</text:span> =&gt; $personalStatistics-&gt;getAvailableSeasons(),</text:p>
      <text:p text:style-name="P30"><text:span text:style-name="T7">'currentSeason'</text:span> =&gt; $season,</text:p>
      <text:p text:style-name="P30">]));</text:p>
      <text:p text:style-name="P30">} <text:span text:style-name="T6">else</text:span> {</text:p>
      <text:p text:style-name="P30"><text:span text:style-name="T6">$this</text:span>-&gt;application-&gt;error403(<text:span text:style-name="T6">__FILE__</text:span>, <text:span text:style-name="T6">__LINE__</text:span>);</text:p>
      <text:p text:style-name="P30">}</text:p>
      <text:p text:style-name="P30">}</text:p>
      <text:p text:style-name="P30">}</text:p>
      <text:p text:style-name="P32">Exemple de vue :</text:p>
      <text:p text:style-name="P30">{<text:span text:style-name="T6">layout </text:span><text:span text:style-name="T7">'../layout.latte'</text:span>}</text:p>
      <text:p text:style-name="P30"/>
      <text:p text:style-name="P30">{<text:span text:style-name="T6">block </text:span>title}Stat{<text:span text:style-name="T6">/block</text:span>}</text:p>
      <text:p text:style-name="P30"/>
      <text:p text:style-name="P30">{<text:span text:style-name="T6">block </text:span>navbar}</text:p>
      <text:p text:style-name="P30">{<text:span text:style-name="T6">include </text:span><text:span text:style-name="T7">'../navbar/home.latte'</text:span>}</text:p>
      <text:p text:style-name="P30">{<text:span text:style-name="T6">/block</text:span>}</text:p>
      <text:p text:style-name="P30"/>
      <text:p text:style-name="P30"><text:soft-page-break/>{<text:span text:style-name="T6">block </text:span>content}</text:p>
      <text:p text:style-name="P30"><text:span text:style-name="T8">&lt;div</text:span> <text:span text:style-name="T9">class</text:span>=<text:span text:style-name="T6">"container mt-4"</text:span><text:span text:style-name="T8">&gt;</text:span></text:p>
      <text:p text:style-name="P30"><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0"><text:span text:style-name="T8">&lt;div</text:span> <text:span text:style-name="T9">class</text:span>=<text:span text:style-name="T6">"card mb-4"</text:span><text:span text:style-name="T8">&gt;</text:span></text:p>
      <text:p text:style-name="P30"><text:span text:style-name="T8">&lt;div</text:span> <text:span text:style-name="T9">class</text:span>=<text:span text:style-name="T6">"card-header"</text:span><text:span text:style-name="T8">&gt;</text:span></text:p>
      <text:p text:style-name="P30"><text:span text:style-name="T8">&lt;div</text:span> <text:span text:style-name="T9">class</text:span>=<text:span text:style-name="T6">"row"</text:span><text:span text:style-name="T8">&gt;</text:span></text:p>
      <text:p text:style-name="P30"><text:span text:style-name="T8">&lt;div</text:span> <text:span text:style-name="T9">class</text:span>=<text:span text:style-name="T6">"col"</text:span><text:span text:style-name="T8">&gt;</text:span></text:p>
      <text:p text:style-name="P30"><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0">&lt;/div&gt;</text:p>
      <text:p text:style-name="P30">...</text:p>
      <text:p text:style-name="P33">Et la route :</text:p>
      <text:p text:style-name="P30">$personStatisticsController = $container-&gt;get(<text:span text:style-name="T7">'app\controllers\PersonStatisticsController'</text:span>);</text:p>
      <text:p text:style-name="P30">$flight-&gt;route(<text:span text:style-name="T7">'GET /statistics/person'</text:span>, <text:span text:style-name="T6">function</text:span>() <text:span text:style-name="T6">use</text:span> ($personStatisticsController) {$personStatisticsController-&gt;showStatistics();});</text:p>
      <text:p text:style-name="P33"/>
      <text:p text:style-name="P34">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Need"</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Quantity"</text:span> <text:span text:style-name="T6">INTEGER</text:span> <text:span text:style-name="T6">NOT NULL</text:span> <text:span text:style-name="T6">DEFAULT</text:span> <text:span text:style-name="T10">0</text:span>,</text:p>
      <text:p text:style-name="Code"><text:span text:style-name="T7">"IdNeedType"</text:span> <text:span text:style-name="T6">INTEGER</text:span> <text:span text:style-name="T6">NOT NULL</text:span>,</text:p>
      <text:p text:style-name="Code"><text:span text:style-name="T6">FOREIGN KEY</text:span>(<text:span text:style-name="T7">"IdNeedType"</text:span>) <text:span text:style-name="T6">REFERENCES</text:span> <text:span text:style-name="T7">"NeedType"</text:span>(<text:span text:style-name="T7">"Id"</text:span>)</text:p>
      <text:p text:style-name="Code">);</text:p>
      <text:p text:style-name="Code"><text:span text:style-name="T6">CREATE</text:span> <text:span text:style-name="T6">TABLE</text:span> IF <text:span text:style-name="T6">NOT</text:span> <text:span text:style-name="T6">EXISTS</text:span> <text:span text:style-name="T7">"NeedType"</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6">PRIMARY KEY</text:span>(<text:span text:style-name="T7">"Id"</text:span>)</text:p>
      <text:p text:style-name="Code">);</text:p>
      <text:p text:style-name="P30">CREATE TABLE IF NOT EXISTS "EventNeed" (</text:p>
      <text:p text:style-name="P30"><text:tab/>"Id"<text:tab/>INTEGER,</text:p>
      <text:p text:style-name="P30"><text:tab/>"IdEvent"<text:tab/>INTEGER NOT NULL,</text:p>
      <text:p text:style-name="P30"><text:tab/>"IdNeed"<text:tab/>INTEGER NOT NULL,</text:p>
      <text:p text:style-name="P30"><text:tab/>"Counter"<text:tab/>INTEGER,</text:p>
      <text:p text:style-name="P30"><text:tab/>PRIMARY KEY("Id"),</text:p>
      <text:p text:style-name="P30"><text:tab/>FOREIGN KEY("IdEvent") REFERENCES "Event"("Id"),</text:p>
      <text:p text:style-name="P30"><text:tab/>FOREIGN KEY("IdNeed") REFERENCES "Need"("Id")</text:p>
      <text:p text:style-name="P30">);</text:p>
      <text:p text:style-name="P35"><text:span text:style-name="T17">On veut </text:span><text:span text:style-name="T18">gérer les besoins de la même façon qu’on gère les attributs dans cette vue :<text:line-break/></text:span><text:span text:style-name="T19">{</text:span><text:span text:style-name="T20">layout </text:span><text:span text:style-name="T21">'../layout.latte'</text:span><text:span text:style-name="T19">}</text:span></text:p>
      <text:p text:style-name="P36"/>
      <text:p text:style-name="P37">{<text:span text:style-name="T6">block </text:span>title}Evènements{<text:span text:style-name="T6">/block</text:span>}</text:p>
      <text:p text:style-name="P36"/>
      <text:p text:style-name="P37">{<text:span text:style-name="T6">block </text:span>head}</text:p>
      <text:p text:style-name="P38">&lt;style&gt;</text:p>
      <text:p text:style-name="P37"><text:span text:style-name="T8">.attribute-badge</text:span> {</text:p>
      <text:p text:style-name="P37"><text:span text:style-name="T9">display</text:span>: <text:span text:style-name="T16">inline-block</text:span>;</text:p>
      <text:p text:style-name="P37"><text:span text:style-name="T9">width</text:span>: <text:span text:style-name="T10">20px</text:span>;</text:p>
      <text:p text:style-name="P37"><text:span text:style-name="T9">height</text:span>: <text:span text:style-name="T10">20px</text:span>;</text:p>
      <text:p text:style-name="P37"><text:span text:style-name="T9">margin-right</text:span>: <text:span text:style-name="T10">5px</text:span>;</text:p>
      <text:p text:style-name="P37"><text:span text:style-name="T9">border-radius</text:span>: <text:span text:style-name="T10">4px</text:span>;</text:p>
      <text:p text:style-name="P37"><text:span text:style-name="T9">cursor</text:span>: <text:span text:style-name="T16">help</text:span>;</text:p>
      <text:p text:style-name="P37"><text:soft-page-break/><text:span text:style-name="T9">border</text:span>: <text:span text:style-name="T10">1px</text:span> <text:span text:style-name="T16">solid</text:span> rgba(<text:span text:style-name="T10">0</text:span>,<text:span text:style-name="T10">0</text:span>,<text:span text:style-name="T10">0</text:span>,<text:span text:style-name="T10">0.2</text:span>);</text:p>
      <text:p text:style-name="P37">}</text:p>
      <text:p text:style-name="P38">&lt;/style&gt;</text:p>
      <text:p text:style-name="P37">{<text:span text:style-name="T6">/block</text:span>}</text:p>
      <text:p text:style-name="P36"/>
      <text:p text:style-name="P37">{<text:span text:style-name="T6">block </text:span>navbar}</text:p>
      <text:p text:style-name="P37">{<text:span text:style-name="T6">include </text:span><text:span text:style-name="T7">'../navbar/home.latte'</text:span>}</text:p>
      <text:p text:style-name="P37">{<text:span text:style-name="T6">/block</text:span>}</text:p>
      <text:p text:style-name="P36"/>
      <text:p text:style-name="P37">{<text:span text:style-name="T6">block </text:span>content}</text:p>
      <text:p text:style-name="P37"><text:span text:style-name="T8">&lt;div</text:span> <text:span text:style-name="T9">class</text:span>=<text:span text:style-name="T6">"d-flex justify-content-between align-items-center mb-3"</text:span><text:span text:style-name="T8">&gt;</text:span></text:p>
      <text:p text:style-name="P37"><text:span text:style-name="T8">&lt;h1</text:span> <text:span text:style-name="T9">class</text:span>=<text:span text:style-name="T6">"mb-0"</text:span><text:span text:style-name="T8">&gt;</text:span></text:p>
      <text:p text:style-name="P37">{<text:span text:style-name="T6">if </text:span>$person != <text:span text:style-name="T6">false</text:span>}</text:p>
      <text:p text:style-name="P37">{<text:span text:style-name="T6">=</text:span>'eventsAvailableForYou'<text:span text:style-name="T6">|translate</text:span>}</text:p>
      <text:p text:style-name="P37">{<text:span text:style-name="T6">else</text:span>}</text:p>
      <text:p text:style-name="P37">{<text:span text:style-name="T6">=</text:span>'eventsAvailableForAll'<text:span text:style-name="T6">|translate</text:span>}</text:p>
      <text:p text:style-name="P37">{<text:span text:style-name="T6">/if</text:span>}</text:p>
      <text:p text:style-name="P38">&lt;/h1&gt;</text:p>
      <text:p text:style-name="P37">{<text:span text:style-name="T6">if </text:span>$isEventManager}</text:p>
      <text:p text:style-name="P37"><text:span text:style-name="T8">&lt;div</text:span> <text:span text:style-name="T9">class</text:span>=<text:span text:style-name="T6">"ms-auto"</text:span><text:span text:style-name="T8">&gt;</text:span></text:p>
      <text:p text:style-name="P37"><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P37"><text:span text:style-name="T8">&lt;i</text:span> <text:span text:style-name="T9">class</text:span>=<text:span text:style-name="T6">"bi bi-plus-lg"</text:span><text:span text:style-name="T8">&gt;&lt;/i&gt;</text:span></text:p>
      <text:p text:style-name="P38">&lt;/button&gt;</text:p>
      <text:p text:style-name="P38">&lt;/div&gt;</text:p>
      <text:p text:style-name="P37">{<text:span text:style-name="T6">/if</text:span>}</text:p>
      <text:p text:style-name="P38">&lt;/div&gt;</text:p>
      <text:p text:style-name="P37"><text:span text:style-name="T8">&lt;table</text:span> <text:span text:style-name="T9">class</text:span>=<text:span text:style-name="T6">"table table-striped"</text:span><text:span text:style-name="T8">&gt;</text:span></text:p>
      <text:p text:style-name="P38">&lt;thead&gt;</text:p>
      <text:p text:style-name="P38">&lt;tr&gt;</text:p>
      <text:p text:style-name="P38">&lt;th&gt;&lt;/th&gt;</text:p>
      <text:p text:style-name="P37"><text:span text:style-name="T8">&lt;th&gt;</text:span>{<text:span text:style-name="T6">=</text:span>'type'<text:span text:style-name="T6">|translate</text:span>}<text:span text:style-name="T8">&lt;/th&gt;</text:span></text:p>
      <text:p text:style-name="P37"><text:span text:style-name="T8">&lt;th&gt;</text:span>{<text:span text:style-name="T6">=</text:span>'date_time'<text:span text:style-name="T6">|translate</text:span>}<text:span text:style-name="T8">&lt;/th&gt;</text:span></text:p>
      <text:p text:style-name="P37"><text:span text:style-name="T8">&lt;th&gt;</text:span>{<text:span text:style-name="T6">=</text:span>'duration'<text:span text:style-name="T6">|translate</text:span>}<text:span text:style-name="T8">&lt;/th&gt;</text:span></text:p>
      <text:p text:style-name="P37"><text:span text:style-name="T8">&lt;th&gt;</text:span>{<text:span text:style-name="T6">=</text:span>'attributes'<text:span text:style-name="T6">|translate</text:span>}<text:span text:style-name="T8">&lt;/th&gt;</text:span></text:p>
      <text:p text:style-name="P37"><text:span text:style-name="T8">&lt;th&gt;</text:span>{<text:span text:style-name="T6">=</text:span>'summary'<text:span text:style-name="T6">|translate</text:span>}<text:span text:style-name="T8">&lt;/th&gt;</text:span></text:p>
      <text:p text:style-name="P37"><text:span text:style-name="T8">&lt;th&gt;</text:span>{<text:span text:style-name="T6">=</text:span>'location'<text:span text:style-name="T6">|translate</text:span>}<text:span text:style-name="T8">&lt;/th&gt;</text:span></text:p>
      <text:p text:style-name="P37"><text:span text:style-name="T8">&lt;th&gt;</text:span>{<text:span text:style-name="T6">=</text:span>'participants'<text:span text:style-name="T6">|translate</text:span>}<text:span text:style-name="T8">&lt;/th&gt;</text:span></text:p>
      <text:p text:style-name="P37"><text:span text:style-name="T8">&lt;th&gt;</text:span>{<text:span text:style-name="T6">=</text:span>'audience'<text:span text:style-name="T6">|translate</text:span>}<text:span text:style-name="T8">&lt;/th&gt;</text:span></text:p>
      <text:p text:style-name="P38">&lt;/tr&gt;</text:p>
      <text:p text:style-name="P38">&lt;/thead&gt;</text:p>
      <text:p text:style-name="P38">&lt;tbody&gt;</text:p>
      <text:p text:style-name="P37">{<text:span text:style-name="T6">foreach </text:span>$events as $event}</text:p>
      <text:p text:style-name="P37"><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P38">&lt;td&gt;</text:p>
      <text:p text:style-name="P37">{<text:span text:style-name="T6">if </text:span>$event[<text:span text:style-name="T7">'createdBy'</text:span>] ?? <text:span text:style-name="T7">''</text:span> == $person[<text:span text:style-name="T7">'Id'</text:span>]}</text:p>
      <text:p text:style-name="P37"><text:span text:style-name="T8">&lt;div</text:span> <text:span text:style-name="T9">class</text:span>=<text:span text:style-name="T6">"ms-auto d-flex flex-column flex-sm-row gap-2"</text:span><text:span text:style-name="T8">&gt;</text:span></text:p>
      <text:p text:style-name="P37"><text:span text:style-name="T8">&lt;button</text:span> <text:span text:style-name="T9">class</text:span>=<text:span text:style-name="T6">"btn btn-sm btn-primary edit-btn"</text:span><text:span text:style-name="T8">&gt;</text:span></text:p>
      <text:p text:style-name="P37"><text:span text:style-name="T8">&lt;i</text:span> <text:span text:style-name="T9">class</text:span>=<text:span text:style-name="T6">"bi bi-pencil"</text:span><text:span text:style-name="T8">&gt;&lt;/i&gt;</text:span></text:p>
      <text:p text:style-name="P38">&lt;/button&gt;</text:p>
      <text:p text:style-name="P37"><text:span text:style-name="T8">&lt;button</text:span> <text:span text:style-name="T9">class</text:span>=<text:span text:style-name="T6">"btn btn-sm btn-danger delete-btn"</text:span><text:span text:style-name="T8">&gt;</text:span></text:p>
      <text:p text:style-name="P37"><text:span text:style-name="T8">&lt;i</text:span> <text:span text:style-name="T9">class</text:span>=<text:span text:style-name="T6">"bi bi-trash"</text:span><text:span text:style-name="T8">&gt;&lt;/i&gt;</text:span></text:p>
      <text:p text:style-name="P38">&lt;/button&gt;</text:p>
      <text:p text:style-name="P38">&lt;/div&gt;</text:p>
      <text:p text:style-name="P37">{<text:span text:style-name="T6">/if</text:span>}</text:p>
      <text:p text:style-name="P38"><text:soft-page-break/>&lt;/td&gt;</text:p>
      <text:p text:style-name="P37"><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P37"><text:span text:style-name="T8">&lt;td&gt;</text:span>{<text:span text:style-name="T6">=</text:span>$event['startTime']<text:span text:style-name="T6">|longDateTime</text:span>}<text:span text:style-name="T8">&lt;/td&gt;</text:span></text:p>
      <text:p text:style-name="P37"><text:span text:style-name="T8">&lt;td&gt;</text:span>{$event[<text:span text:style-name="T7">'duration'</text:span>]}<text:span text:style-name="T8">&lt;/td&gt;</text:span></text:p>
      <text:p text:style-name="P38">&lt;td&gt;</text:p>
      <text:p text:style-name="P37">{<text:span text:style-name="T6">if </text:span>count($event[<text:span text:style-name="T7">'attributes'</text:span>]) &gt; <text:span text:style-name="T10">0</text:span>}</text:p>
      <text:p text:style-name="P37">{<text:span text:style-name="T6">foreach </text:span>$event[<text:span text:style-name="T7">'attributes'</text:span>] as $attribute}</text:p>
      <text:p text:style-name="P37"><text:span text:style-name="T8">&lt;span</text:span> </text:p>
      <text:p text:style-name="P37"><text:span text:style-name="T9">class</text:span>=<text:span text:style-name="T6">"attribute-badge"</text:span> </text:p>
      <text:p text:style-name="P37"><text:span text:style-name="T9">style</text:span>=<text:span text:style-name="T6">"background-color: {$attribute['color']|noescape};"</text:span></text:p>
      <text:p text:style-name="P37"><text:span text:style-name="T9">title</text:span>=<text:span text:style-name="T6">"{$attribute['name']} - {$attribute['detail']}"</text:span></text:p>
      <text:p text:style-name="P38">&gt;&lt;/span&gt;</text:p>
      <text:p text:style-name="P37">{<text:span text:style-name="T6">/foreach</text:span>}</text:p>
      <text:p text:style-name="P37">{<text:span text:style-name="T6">else</text:span>}</text:p>
      <text:p text:style-name="P37">Aucun attribut</text:p>
      <text:p text:style-name="P37">{<text:span text:style-name="T6">/if</text:span>}</text:p>
      <text:p text:style-name="P38">&lt;/td&gt;</text:p>
      <text:p text:style-name="P37"><text:span text:style-name="T8">&lt;td&gt;</text:span>{$event[<text:span text:style-name="T7">'summary'</text:span>]}<text:span text:style-name="T8">&lt;/td&gt;</text:span></text:p>
      <text:p text:style-name="P37"><text:span text:style-name="T8">&lt;td&gt;</text:span>{$event[<text:span text:style-name="T7">'location'</text:span>]}<text:span text:style-name="T8">&lt;/td&gt;</text:span></text:p>
      <text:p text:style-name="P37"><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P37"><text:span text:style-name="T8">&lt;td&gt;</text:span>{<text:span text:style-name="T6">=</text:span>$event['audience']<text:span text:style-name="T6">|translate</text:span>}<text:span text:style-name="T8">&lt;/td&gt;</text:span></text:p>
      <text:p text:style-name="P38">&lt;/tr&gt;</text:p>
      <text:p text:style-name="P37">{<text:span text:style-name="T6">/foreach</text:span>}</text:p>
      <text:p text:style-name="P38">&lt;/tbody&gt;</text:p>
      <text:p text:style-name="P38">&lt;/table&gt;</text:p>
      <text:p text:style-name="P36"/>
      <text:p text:style-name="P37"><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P37"><text:span text:style-name="T8">&lt;div</text:span> <text:span text:style-name="T9">class</text:span>=<text:span text:style-name="T6">"modal-dialog"</text:span><text:span text:style-name="T8">&gt;</text:span></text:p>
      <text:p text:style-name="P37"><text:span text:style-name="T8">&lt;div</text:span> <text:span text:style-name="T9">class</text:span>=<text:span text:style-name="T6">"modal-content"</text:span><text:span text:style-name="T8">&gt;</text:span></text:p>
      <text:p text:style-name="P37"><text:span text:style-name="T8">&lt;div</text:span> <text:span text:style-name="T9">class</text:span>=<text:span text:style-name="T6">"modal-header"</text:span><text:span text:style-name="T8">&gt;</text:span></text:p>
      <text:p text:style-name="P37"><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P37"><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P38">&lt;/div&gt;</text:p>
      <text:p text:style-name="P37"><text:span text:style-name="T8">&lt;div</text:span> <text:span text:style-name="T9">class</text:span>=<text:span text:style-name="T6">"modal-body"</text:span><text:span text:style-name="T8">&gt;</text:span></text:p>
      <text:p text:style-name="P37"><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P37"><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P37"><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P36"/>
      <text:p text:style-name="P37"><text:span text:style-name="T8">&lt;div</text:span> <text:span text:style-name="T9">class</text:span>=<text:span text:style-name="T6">"mb-3 row align-items-center"</text:span><text:span text:style-name="T8">&gt;</text:span></text:p>
      <text:p text:style-name="P37"><text:span text:style-name="T8">&lt;label</text:span> <text:span text:style-name="T9">for</text:span>=<text:span text:style-name="T6">"summaryInput"</text:span> <text:span text:style-name="T9">class</text:span>=<text:span text:style-name="T6">"col-auto col-form-label"</text:span><text:span text:style-name="T8">&gt;</text:span>Titre<text:span text:style-name="T8">&lt;/label&gt;</text:span></text:p>
      <text:p text:style-name="P37"><text:span text:style-name="T8">&lt;div</text:span> <text:span text:style-name="T9">class</text:span>=<text:span text:style-name="T6">"col"</text:span><text:span text:style-name="T8">&gt;</text:span></text:p>
      <text:p text:style-name="P37"><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placeholder</text:span>=<text:span text:style-name="T6">"Titre dans le calendrier"</text:span> <text:span text:style-name="T9">required</text:span><text:span text:style-name="T8">&gt;</text:span></text:p>
      <text:p text:style-name="P38">&lt;/div&gt;</text:p>
      <text:p text:style-name="P38">&lt;/div&gt;</text:p>
      <text:p text:style-name="P36"/>
      <text:p text:style-name="P37"><text:span text:style-name="T8">&lt;div</text:span> <text:span text:style-name="T9">class</text:span>=<text:span text:style-name="T6">"mb-3"</text:span><text:span text:style-name="T8">&gt;</text:span></text:p>
      <text:p text:style-name="P37"><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placeholder</text:span>=<text:span text:style-name="T6">"Détails de l'évènement"</text:span> <text:span text:style-name="T9">required</text:span><text:span text:style-name="T8">&gt;&lt;/textarea&gt;</text:span></text:p>
      <text:p text:style-name="P38">&lt;/div&gt;</text:p>
      <text:p text:style-name="P36"/>
      <text:p text:style-name="P37"><text:span text:style-name="T8">&lt;div</text:span> <text:span text:style-name="T9">class</text:span>=<text:span text:style-name="T6">"mb-3 row align-items-center"</text:span><text:span text:style-name="T8">&gt;</text:span></text:p>
      <text:p text:style-name="P37"><text:soft-page-break/><text:span text:style-name="T8">&lt;label</text:span> <text:span text:style-name="T9">for</text:span>=<text:span text:style-name="T6">"locationInput"</text:span> <text:span text:style-name="T9">class</text:span>=<text:span text:style-name="T6">"col-auto col-form-label"</text:span><text:span text:style-name="T8">&gt;</text:span>Lieu<text:span text:style-name="T8">&lt;/label&gt;</text:span></text:p>
      <text:p text:style-name="P37"><text:span text:style-name="T8">&lt;div</text:span> <text:span text:style-name="T9">class</text:span>=<text:span text:style-name="T6">"col"</text:span><text:span text:style-name="T8">&gt;</text:span></text:p>
      <text:p text:style-name="P37"><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placeholder</text:span>=<text:span text:style-name="T6">"rue / lieu dit , ville"</text:span> <text:span text:style-name="T9">required</text:span><text:span text:style-name="T8">&gt;</text:span></text:p>
      <text:p text:style-name="P38">&lt;/div&gt;</text:p>
      <text:p text:style-name="P38">&lt;/div&gt;</text:p>
      <text:p text:style-name="P36"/>
      <text:p text:style-name="P37"><text:span text:style-name="T8">&lt;div</text:span> <text:span text:style-name="T9">class</text:span>=<text:span text:style-name="T6">"mb-3 row align-items-center"</text:span><text:span text:style-name="T8">&gt;</text:span></text:p>
      <text:p text:style-name="P37"><text:span text:style-name="T8">&lt;label</text:span> <text:span text:style-name="T9">for</text:span>=<text:span text:style-name="T6">"eventTypeInput"</text:span> <text:span text:style-name="T9">class</text:span>=<text:span text:style-name="T6">"col-auto col-form-label"</text:span><text:span text:style-name="T8">&gt;</text:span>Type d'événement<text:span text:style-name="T8">&lt;/label&gt;</text:span></text:p>
      <text:p text:style-name="P37"><text:span text:style-name="T8">&lt;div</text:span> <text:span text:style-name="T9">class</text:span>=<text:span text:style-name="T6">"col"</text:span><text:span text:style-name="T8">&gt;</text:span></text:p>
      <text:p text:style-name="P37"><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P37">{<text:span text:style-name="T6">foreach </text:span>$eventTypes as $eventType}</text:p>
      <text:p text:style-name="P37"><text:span text:style-name="T8">&lt;option</text:span> <text:span text:style-name="T9">value</text:span>=<text:span text:style-name="T6">"{$eventType['Id']}"</text:span><text:span text:style-name="T8">&gt;</text:span>{$eventType[<text:span text:style-name="T7">'Name'</text:span>]}<text:span text:style-name="T8">&lt;/option&gt;</text:span></text:p>
      <text:p text:style-name="P37">{<text:span text:style-name="T6">/foreach</text:span>}</text:p>
      <text:p text:style-name="P38">&lt;/select&gt;</text:p>
      <text:p text:style-name="P38">&lt;/div&gt;</text:p>
      <text:p text:style-name="P38">&lt;/div&gt;</text:p>
      <text:p text:style-name="P36"/>
      <text:p text:style-name="P37"><text:span text:style-name="T8">&lt;div</text:span> <text:span text:style-name="T9">class</text:span>=<text:span text:style-name="T6">"mb-3"</text:span><text:span text:style-name="T8">&gt;</text:span></text:p>
      <text:p text:style-name="P37"><text:span text:style-name="T8">&lt;div</text:span> <text:span text:style-name="T9">class</text:span>=<text:span text:style-name="T6">"row text-center"</text:span><text:span text:style-name="T8">&gt;</text:span></text:p>
      <text:p text:style-name="P37"><text:span text:style-name="T8">&lt;div</text:span> <text:span text:style-name="T9">class</text:span>=<text:span text:style-name="T6">"col-12"</text:span><text:span text:style-name="T8">&gt;</text:span></text:p>
      <text:p text:style-name="P37"><text:span text:style-name="T8">&lt;label</text:span> <text:span text:style-name="T9">class</text:span>=<text:span text:style-name="T6">"form-label"</text:span><text:span text:style-name="T8">&gt;</text:span>Date / Heure / Durée (h)<text:span text:style-name="T8">&lt;/label&gt;</text:span></text:p>
      <text:p text:style-name="P38">&lt;/div&gt;</text:p>
      <text:p text:style-name="P38">&lt;/div&gt;</text:p>
      <text:p text:style-name="P37"><text:span text:style-name="T8">&lt;div</text:span> <text:span text:style-name="T9">class</text:span>=<text:span text:style-name="T6">"d-flex justify-content-center gap-3 flex-wrap"</text:span><text:span text:style-name="T8">&gt;</text:span></text:p>
      <text:p text:style-name="P37"><text:span text:style-name="T8">&lt;div</text:span> <text:span text:style-name="T9">class</text:span>=<text:span text:style-name="T6">"w-auto"</text:span><text:span text:style-name="T8">&gt;</text:span></text:p>
      <text:p text:style-name="P37"><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P38">&lt;/div&gt;</text:p>
      <text:p text:style-name="P37"><text:span text:style-name="T8">&lt;div</text:span> <text:span text:style-name="T9">class</text:span>=<text:span text:style-name="T6">"w-auto"</text:span><text:span text:style-name="T8">&gt;</text:span></text:p>
      <text:p text:style-name="P37"><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P38">&lt;/div&gt;</text:p>
      <text:p text:style-name="P37"><text:span text:style-name="T8">&lt;div</text:span> <text:span text:style-name="T9">style</text:span>=<text:span text:style-name="T6">"width: 80px;"</text:span><text:span text:style-name="T8">&gt;</text:span></text:p>
      <text:p text:style-name="P37"><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P38">&lt;/div&gt;</text:p>
      <text:p text:style-name="P38">&lt;/div&gt;</text:p>
      <text:p text:style-name="P38">&lt;/div&gt;</text:p>
      <text:p text:style-name="P36"/>
      <text:p text:style-name="P37"><text:span text:style-name="T8">&lt;div</text:span> <text:span text:style-name="T9">class</text:span>=<text:span text:style-name="T6">"mb-3"</text:span><text:span text:style-name="T8">&gt;</text:span></text:p>
      <text:p text:style-name="P37"><text:span text:style-name="T8">&lt;label</text:span> <text:span text:style-name="T9">class</text:span>=<text:span text:style-name="T6">"form-label"</text:span><text:span text:style-name="T8">&gt;</text:span>Attributs<text:span text:style-name="T8">&lt;/label&gt;</text:span></text:p>
      <text:p text:style-name="P37"><text:span text:style-name="T8">&lt;div</text:span> <text:span text:style-name="T9">id</text:span>=<text:span text:style-name="T6">"attributesList"</text:span> <text:span text:style-name="T9">class</text:span>=<text:span text:style-name="T6">"mb-2"</text:span><text:span text:style-name="T8">&gt;</text:span></text:p>
      <text:p text:style-name="P39">&lt;!-- Dynamically populated attribute list will go here --&gt;</text:p>
      <text:p text:style-name="P38">&lt;/div&gt;</text:p>
      <text:p text:style-name="P37"><text:span text:style-name="T8">&lt;div</text:span> <text:span text:style-name="T9">class</text:span>=<text:span text:style-name="T6">"input-group"</text:span><text:span text:style-name="T8">&gt;</text:span></text:p>
      <text:p text:style-name="P37"><text:span text:style-name="T8">&lt;select</text:span> <text:span text:style-name="T9">id</text:span>=<text:span text:style-name="T6">"availableAttributesSelect"</text:span> <text:span text:style-name="T9">class</text:span>=<text:span text:style-name="T6">"form-control"</text:span><text:span text:style-name="T8">&gt;</text:span></text:p>
      <text:p text:style-name="P37">{<text:span text:style-name="T6">foreach </text:span>$eventAttributes as $attribute}</text:p>
      <text:p text:style-name="P37"><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P37">{$attribute[<text:span text:style-name="T7">'Name'</text:span>]}</text:p>
      <text:p text:style-name="P38">&lt;/option&gt;</text:p>
      <text:p text:style-name="P37">{<text:span text:style-name="T6">/foreach</text:span>}</text:p>
      <text:p text:style-name="P38">&lt;/select&gt;</text:p>
      <text:p text:style-name="P37"><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P37"><text:span text:style-name="T8">&lt;i</text:span> <text:span text:style-name="T9">class</text:span>=<text:span text:style-name="T6">"bi bi-plus-lg"</text:span><text:span text:style-name="T8">&gt;&lt;/i&gt;</text:span> Ajouter</text:p>
      <text:p text:style-name="P38">&lt;/button&gt;</text:p>
      <text:p text:style-name="P38"><text:soft-page-break/>&lt;/div&gt;</text:p>
      <text:p text:style-name="P38">&lt;/div&gt;</text:p>
      <text:p text:style-name="P36"/>
      <text:p text:style-name="P37"><text:span text:style-name="T8">&lt;div</text:span> <text:span text:style-name="T9">class</text:span>=<text:span text:style-name="T6">"mb-3 d-flex align-items-center"</text:span><text:span text:style-name="T8">&gt;</text:span></text:p>
      <text:p text:style-name="P37"><text:span text:style-name="T8">&lt;label</text:span> <text:span text:style-name="T9">for</text:span>=<text:span text:style-name="T6">"maxParticipantsInput"</text:span> <text:span text:style-name="T9">class</text:span>=<text:span text:style-name="T6">"me-2 mb-0"</text:span><text:span text:style-name="T8">&gt;</text:span>Nombre max de participants<text:span text:style-name="T8">&lt;/label&gt;</text:span></text:p>
      <text:p text:style-name="P37"><text:span text:style-name="T8">&lt;input</text:span> <text:span text:style-name="T9">type</text:span>=<text:span text:style-name="T6">"number"</text:span> <text:span text:style-name="T9">class</text:span>=<text:span text:style-name="T6">"form-control form-control-sm"</text:span> <text:span text:style-name="T9">id</text:span>=<text:span text:style-name="T6">"maxParticipantsInput"</text:span> <text:span text:style-name="T9">name</text:span>=<text:span text:style-name="T6">"maxParticipants"</text:span> <text:span text:style-name="T9">min</text:span>=<text:span text:style-name="T6">"0"</text:span> <text:span text:style-name="T9">value</text:span>=<text:span text:style-name="T6">"0"</text:span> <text:span text:style-name="T9">style</text:span>=<text:span text:style-name="T6">"width: 70px;"</text:span><text:span text:style-name="T8">&gt;</text:span></text:p>
      <text:p text:style-name="P37"><text:span text:style-name="T8">&lt;small</text:span> <text:span text:style-name="T9">class</text:span>=<text:span text:style-name="T6">"form-text text-muted ms-2"</text:span><text:span text:style-name="T8">&gt;</text:span>0 = illimité<text:span text:style-name="T8">&lt;/small&gt;</text:span></text:p>
      <text:p text:style-name="P38">&lt;/div&gt;</text:p>
      <text:p text:style-name="P36"/>
      <text:p text:style-name="P37"><text:span text:style-name="T8">&lt;div</text:span> <text:span text:style-name="T9">class</text:span>=<text:span text:style-name="T6">"mb-3 row align-items-center"</text:span><text:span text:style-name="T8">&gt;</text:span></text:p>
      <text:p text:style-name="P37"><text:span text:style-name="T8">&lt;label</text:span> <text:span text:style-name="T9">for</text:span>=<text:span text:style-name="T6">"audienceInput"</text:span> <text:span text:style-name="T9">class</text:span>=<text:span text:style-name="T6">"col-auto col-form-label"</text:span><text:span text:style-name="T8">&gt;</text:span>Public<text:span text:style-name="T8">&lt;/label&gt;</text:span></text:p>
      <text:p text:style-name="P37"><text:span text:style-name="T8">&lt;div</text:span> <text:span text:style-name="T9">class</text:span>=<text:span text:style-name="T6">"col"</text:span><text:span text:style-name="T8">&gt;</text:span></text:p>
      <text:p text:style-name="P37"><text:span text:style-name="T8">&lt;select</text:span> <text:span text:style-name="T9">class</text:span>=<text:span text:style-name="T6">"form-control"</text:span> <text:span text:style-name="T9">id</text:span>=<text:span text:style-name="T6">"audienceInput"</text:span> <text:span text:style-name="T9">name</text:span>=<text:span text:style-name="T6">"audience"</text:span> <text:span text:style-name="T9">required</text:span><text:span text:style-name="T8">&gt;</text:span></text:p>
      <text:p text:style-name="P37"><text:span text:style-name="T8">&lt;option</text:span> <text:span text:style-name="T9">value</text:span>=<text:span text:style-name="T6">"ClubMembersOnly"</text:span><text:span text:style-name="T8">&gt;</text:span>Membres du club uniquement<text:span text:style-name="T8">&lt;/option&gt;</text:span></text:p>
      <text:p text:style-name="P37"><text:span text:style-name="T8">&lt;option</text:span> <text:span text:style-name="T9">value</text:span>=<text:span text:style-name="T6">"All"</text:span><text:span text:style-name="T8">&gt;</text:span>Tous<text:span text:style-name="T8">&lt;/option&gt;</text:span></text:p>
      <text:p text:style-name="P38">&lt;/select&gt;</text:p>
      <text:p text:style-name="P38">&lt;/div&gt;</text:p>
      <text:p text:style-name="P38">&lt;/div&gt;</text:p>
      <text:p text:style-name="P36"/>
      <text:p text:style-name="P37"><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P38">&lt;/form&gt;</text:p>
      <text:p text:style-name="P38">&lt;/div&gt;</text:p>
      <text:p text:style-name="P38">&lt;/div&gt;</text:p>
      <text:p text:style-name="P38">&lt;/div&gt;</text:p>
      <text:p text:style-name="P38">&lt;/div&gt;</text:p>
      <text:p text:style-name="P37">{<text:span text:style-name="T6">/block</text:span>}</text:p>
      <text:p text:style-name="P36"/>
      <text:p text:style-name="P37">{<text:span text:style-name="T6">block </text:span>scripts}</text:p>
      <text:p text:style-name="P37"><text:span text:style-name="T8">&lt;script</text:span> <text:span text:style-name="T9">n:syntax</text:span>=<text:span text:style-name="T6">"off"</text:span><text:span text:style-name="T8">&gt;</text:span></text:p>
      <text:p text:style-name="P37">document.addEventListener(<text:span text:style-name="T7">'DOMContentLoaded'</text:span>, <text:span text:style-name="T6">function</text:span>() {</text:p>
      <text:p text:style-name="P37"><text:span text:style-name="T6">const</text:span> eventModal = document.getElementById(<text:span text:style-name="T7">'eventModal'</text:span>);</text:p>
      <text:p text:style-name="P37"><text:span text:style-name="T6">const</text:span> eventForm = document.getElementById(<text:span text:style-name="T7">'eventForm'</text:span>);</text:p>
      <text:p text:style-name="P37"><text:span text:style-name="T6">const</text:span> submitButton = document.getElementById(<text:span text:style-name="T7">'submitEventBtn'</text:span>);</text:p>
      <text:p text:style-name="P37"><text:span text:style-name="T6">const</text:span> formMode = document.getElementById(<text:span text:style-name="T7">'formMode'</text:span>);</text:p>
      <text:p text:style-name="P37"><text:span text:style-name="T6">const</text:span> eventId = document.getElementById(<text:span text:style-name="T7">'eventId'</text:span>);</text:p>
      <text:p text:style-name="P37"><text:span text:style-name="T6">const</text:span> modalTitle = document.getElementById(<text:span text:style-name="T7">'eventModalLabel'</text:span>);</text:p>
      <text:p text:style-name="P37"><text:span text:style-name="T6">let</text:span> selectedAttributes = [];</text:p>
      <text:p text:style-name="P37"><text:span text:style-name="T6">const</text:span> eventTypeInput = document.getElementById(<text:span text:style-name="T7">'eventTypeInput'</text:span>);</text:p>
      <text:p text:style-name="P37"><text:span text:style-name="T6">const</text:span> attributesList = document.getElementById(<text:span text:style-name="T7">'attributesList'</text:span>);</text:p>
      <text:p text:style-name="P37">document.querySelectorAll(<text:span text:style-name="T7">'.edit-btn'</text:span>).forEach(button <text:span text:style-name="T6">=&gt;</text:span> {</text:p>
      <text:p text:style-name="P37">button.addEventListener(<text:span text:style-name="T7">'click'</text:span>, <text:span text:style-name="T6">function</text:span>(e) {</text:p>
      <text:p text:style-name="P37">e.stopPropagation(); </text:p>
      <text:p text:style-name="P37"><text:span text:style-name="T6">const</text:span> row = <text:span text:style-name="T6">this</text:span>.closest(<text:span text:style-name="T7">'tr'</text:span>);</text:p>
      <text:p text:style-name="P37"><text:span text:style-name="T6">const</text:span> eventId = row.getAttribute(<text:span text:style-name="T7">'onclick'</text:span>).match(<text:span text:style-name="T22">/\/events\/(\d</text:span>+<text:span text:style-name="T22">)/</text:span>)[<text:span text:style-name="T10">1</text:span>];</text:p>
      <text:p text:style-name="P37">fetchEventDetails(eventId);</text:p>
      <text:p text:style-name="P37">});</text:p>
      <text:p text:style-name="P37">});</text:p>
      <text:p text:style-name="P37">document.querySelectorAll(<text:span text:style-name="T7">'.delete-btn'</text:span>).forEach(button <text:span text:style-name="T6">=&gt;</text:span> {</text:p>
      <text:p text:style-name="P37">button.addEventListener(<text:span text:style-name="T7">'click'</text:span>, <text:span text:style-name="T6">function</text:span>(e) {</text:p>
      <text:p text:style-name="P37">e.stopPropagation(); </text:p>
      <text:p text:style-name="P37"><text:span text:style-name="T6">const</text:span> row = <text:span text:style-name="T6">this</text:span>.closest(<text:span text:style-name="T7">'tr'</text:span>);</text:p>
      <text:p text:style-name="P37"><text:span text:style-name="T6">const</text:span> eventId = row.getAttribute(<text:span text:style-name="T7">'onclick'</text:span>).match(<text:span text:style-name="T22">/\/events\/(\d</text:span>+<text:span text:style-name="T22">)/</text:span>)[<text:span text:style-name="T10">1</text:span>];</text:p>
      <text:p text:style-name="P37">confirmAndDeleteEvent(eventId);</text:p>
      <text:p text:style-name="P37"><text:soft-page-break/>});</text:p>
      <text:p text:style-name="P37">});</text:p>
      <text:p text:style-name="P37"><text:span text:style-name="T6">function</text:span> fetchEventDetails(eventId) {</text:p>
      <text:p text:style-name="P37">fetch(<text:span text:style-name="T7">`/api/event/</text:span><text:span text:style-name="T6">${</text:span>eventId<text:span text:style-name="T6">}</text:span><text:span text:style-name="T7">`</text:span>)</text:p>
      <text:p text:style-name="P37">.then(response <text:span text:style-name="T6">=&gt;</text:span> response.json())</text:p>
      <text:p text:style-name="P37">.then(data <text:span text:style-name="T6">=&gt;</text:span> {</text:p>
      <text:p text:style-name="P37"><text:span text:style-name="T6">if</text:span> (data.success &amp;&amp; data.event &amp;&amp; data.attributes) {</text:p>
      <text:p text:style-name="P37">openUpdateModal(data.event, data.attributes);</text:p>
      <text:p text:style-name="P37">} <text:span text:style-name="T6">else</text:span> {</text:p>
      <text:p text:style-name="P37">alert(<text:span text:style-name="T7">'Erreur lors de la récupération des détails de l\'événement'</text:span>);</text:p>
      <text:p text:style-name="P37">}</text:p>
      <text:p text:style-name="P37">})</text:p>
      <text:p text:style-name="P37">.catch(error <text:span text:style-name="T6">=&gt;</text:span> {</text:p>
      <text:p text:style-name="P37">console.error(<text:span text:style-name="T7">'Erreur:'</text:span>, error);</text:p>
      <text:p text:style-name="P37">alert(<text:span text:style-name="T7">'Erreur de communication avec le serveur (1) :'</text:span> + error.message);</text:p>
      <text:p text:style-name="P37">});</text:p>
      <text:p text:style-name="P37">}</text:p>
      <text:p text:style-name="P37"><text:span text:style-name="T6">function</text:span> confirmAndDeleteEvent(eventId) {</text:p>
      <text:p text:style-name="P37"><text:span text:style-name="T6">if</text:span> (confirm(<text:span text:style-name="T7">'Êtes-vous sûr de vouloir supprimer cet événement ?'</text:span>)) {</text:p>
      <text:p text:style-name="P37">fetch(<text:span text:style-name="T7">'/event/delete'</text:span>, {</text:p>
      <text:p text:style-name="P37">method: <text:span text:style-name="T7">'POST'</text:span>,</text:p>
      <text:p text:style-name="P37">headers: {</text:p>
      <text:p text:style-name="P37"><text:span text:style-name="T7">'Content-Type'</text:span>: <text:span text:style-name="T7">'application/json'</text:span>,</text:p>
      <text:p text:style-name="P37">},</text:p>
      <text:p text:style-name="P37">body: JSON.stringify({ id: eventId })</text:p>
      <text:p text:style-name="P37">})</text:p>
      <text:p text:style-name="P37">.then(response <text:span text:style-name="T6">=&gt;</text:span> response.json())</text:p>
      <text:p text:style-name="P37">.then(data <text:span text:style-name="T6">=&gt;</text:span> {</text:p>
      <text:p text:style-name="P37"><text:span text:style-name="T6">if</text:span> (data.success) {</text:p>
      <text:p text:style-name="P37">window.location.reload();</text:p>
      <text:p text:style-name="P37">} <text:span text:style-name="T6">else</text:span> {</text:p>
      <text:p text:style-name="P37">alert(<text:span text:style-name="T7">'Erreur lors de la suppression: '</text:span> + (data.message || <text:span text:style-name="T7">'Erreur inconnue'</text:span>));</text:p>
      <text:p text:style-name="P37">}</text:p>
      <text:p text:style-name="P37">})</text:p>
      <text:p text:style-name="P37">.catch(error <text:span text:style-name="T6">=&gt;</text:span> {</text:p>
      <text:p text:style-name="P37">console.error(<text:span text:style-name="T7">'Erreur:'</text:span>, error);</text:p>
      <text:p text:style-name="P37">alert(<text:span text:style-name="T7">'Erreur de communication avec le serveur(2)'</text:span>);</text:p>
      <text:p text:style-name="P37">});</text:p>
      <text:p text:style-name="P37">}</text:p>
      <text:p text:style-name="P37">}</text:p>
      <text:p text:style-name="P37">eventTypeInput.addEventListener(<text:span text:style-name="T7">'change'</text:span>, <text:span text:style-name="T6">function</text:span>() {</text:p>
      <text:p text:style-name="P37"><text:span text:style-name="T6">const</text:span> selectedEventTypeId = <text:span text:style-name="T6">this</text:span>.value;</text:p>
      <text:p text:style-name="P37"><text:span text:style-name="T6">if</text:span> (selectedEventTypeId) {</text:p>
      <text:p text:style-name="P37">loadAttributesByEventType(selectedEventTypeId);</text:p>
      <text:p text:style-name="P37">selectedAttributes = [];</text:p>
      <text:p text:style-name="P37">attributesList.innerHTML = <text:span text:style-name="T7">''</text:span>; </text:p>
      <text:p text:style-name="P37">} <text:span text:style-name="T6">else</text:span> {</text:p>
      <text:p text:style-name="P37">availableAttributesSelect.innerHTML = <text:span text:style-name="T7">'&lt;option value=""&gt;Sélectionnez d\'abord un type d\'événement&lt;/option&gt;'</text:span>;</text:p>
      <text:p text:style-name="P37">}</text:p>
      <text:p text:style-name="P37">});</text:p>
      <text:p text:style-name="P36"/>
      <text:p text:style-name="P37"><text:span text:style-name="T6">const</text:span> availableAttributesSelect = document.getElementById(<text:span text:style-name="T7">'availableAttributesSelect'</text:span>);</text:p>
      <text:p text:style-name="P37"><text:span text:style-name="T6">function</text:span> loadAttributesByEventType(eventTypeId) {</text:p>
      <text:p text:style-name="P37"><text:soft-page-break/>availableAttributesSelect.innerHTML = <text:span text:style-name="T7">'&lt;option value=""&gt;Chargement...&lt;/option&gt;'</text:span>;</text:p>
      <text:p text:style-name="P37">fetch(<text:span text:style-name="T7">`/api/attributes-by-event-type/</text:span><text:span text:style-name="T6">${</text:span>eventTypeId<text:span text:style-name="T6">}</text:span><text:span text:style-name="T7">`</text:span>)</text:p>
      <text:p text:style-name="P37">.then(response <text:span text:style-name="T6">=&gt;</text:span> response.json())</text:p>
      <text:p text:style-name="P37">.then(data <text:span text:style-name="T6">=&gt;</text:span> {</text:p>
      <text:p text:style-name="P37">availableAttributesSelect.innerHTML = <text:span text:style-name="T7">''</text:span>;</text:p>
      <text:p text:style-name="P37"><text:span text:style-name="T6">if</text:span> (data.attributes &amp;&amp; data.attributes.length &gt; <text:span text:style-name="T10">0</text:span>) {</text:p>
      <text:p text:style-name="P37">data.attributes.forEach(attribute <text:span text:style-name="T6">=&gt;</text:span> {</text:p>
      <text:p text:style-name="P37"><text:span text:style-name="T6">const</text:span> option = document.createElement(<text:span text:style-name="T7">'option'</text:span>);</text:p>
      <text:p text:style-name="P37">option.value = attribute.Id;</text:p>
      <text:p text:style-name="P37">option.textContent = attribute.Name;</text:p>
      <text:p text:style-name="P37">option.dataset.color = attribute.Color;</text:p>
      <text:p text:style-name="P37">option.dataset.detail = attribute.Detail;</text:p>
      <text:p text:style-name="P37">availableAttributesSelect.appendChild(option);</text:p>
      <text:p text:style-name="P37">});</text:p>
      <text:p text:style-name="P37">} <text:span text:style-name="T6">else</text:span> {</text:p>
      <text:p text:style-name="P37"><text:span text:style-name="T6">const</text:span> option = document.createElement(<text:span text:style-name="T7">'option'</text:span>);</text:p>
      <text:p text:style-name="P37">option.value = <text:span text:style-name="T7">""</text:span>;</text:p>
      <text:p text:style-name="P37">option.textContent = <text:span text:style-name="T7">"Aucun attribut disponible"</text:span>;</text:p>
      <text:p text:style-name="P37">availableAttributesSelect.appendChild(option);</text:p>
      <text:p text:style-name="P37">}</text:p>
      <text:p text:style-name="P37">})</text:p>
      <text:p text:style-name="P37">.catch(error <text:span text:style-name="T6">=&gt;</text:span> {</text:p>
      <text:p text:style-name="P37">availableAttributesSelect.innerHTML = <text:span text:style-name="T7">'&lt;option value=""&gt;Erreur de chargement&lt;/option&gt;'</text:span>;</text:p>
      <text:p text:style-name="P37">});</text:p>
      <text:p text:style-name="P37">}</text:p>
      <text:p text:style-name="P36"/>
      <text:p text:style-name="P37"><text:span text:style-name="T6">function</text:span> openCreateModal() {</text:p>
      <text:p text:style-name="P37">modalTitle.textContent = <text:span text:style-name="T7">'Créer un événement'</text:span>;</text:p>
      <text:p text:style-name="P37">submitButton.textContent = <text:span text:style-name="T7">'Créer'</text:span>;</text:p>
      <text:p text:style-name="P37">formMode.value = <text:span text:style-name="T7">'create'</text:span>;</text:p>
      <text:p text:style-name="P37">eventForm.reset();</text:p>
      <text:p text:style-name="P37">selectedAttributes = [];</text:p>
      <text:p text:style-name="P37">document.getElementById(<text:span text:style-name="T7">'attributesList'</text:span>).innerHTML = <text:span text:style-name="T7">''</text:span>;</text:p>
      <text:p text:style-name="P37">availableAttributesSelect.innerHTML = <text:span text:style-name="T7">'&lt;option value=""&gt;Sélectionnez d\'abord un type d\'événement&lt;/option&gt;'</text:span>;</text:p>
      <text:p text:style-name="P37">document.getElementById(<text:span text:style-name="T7">'maxParticipantsInput'</text:span>).value = <text:span text:style-name="T10">0</text:span>;</text:p>
      <text:p text:style-name="P37">document.getElementById(<text:span text:style-name="T7">'audienceInput'</text:span>).value = <text:span text:style-name="T7">'ClubMembersOnly'</text:span>;</text:p>
      <text:p text:style-name="P37"><text:span text:style-name="T6">new</text:span> bootstrap.Modal(eventModal).show();</text:p>
      <text:p text:style-name="P37">}</text:p>
      <text:p text:style-name="P36"/>
      <text:p text:style-name="P37"><text:span text:style-name="T6">function</text:span> openUpdateModal(event, attributes) {</text:p>
      <text:p text:style-name="P37">modalTitle.textContent = <text:span text:style-name="T7">'Mettre à jour l\'événement'</text:span>;</text:p>
      <text:p text:style-name="P37">submitButton.textContent = <text:span text:style-name="T7">'Mettre à jour'</text:span>;</text:p>
      <text:p text:style-name="P37">formMode.value = <text:span text:style-name="T7">'update'</text:span>;</text:p>
      <text:p text:style-name="P37">eventId.value = event.Id;</text:p>
      <text:p text:style-name="P36"/>
      <text:p text:style-name="P37">document.getElementById(<text:span text:style-name="T7">'summaryInput'</text:span>).value = event.Summary;</text:p>
      <text:p text:style-name="P37">document.getElementById(<text:span text:style-name="T7">'descriptionInput'</text:span>).value = event.Description;</text:p>
      <text:p text:style-name="P37">document.getElementById(<text:span text:style-name="T7">'locationInput'</text:span>).value = event.Location;</text:p>
      <text:p text:style-name="P37">document.getElementById(<text:span text:style-name="T7">'eventTypeInput'</text:span>).value = event.IdEventType;</text:p>
      <text:p text:style-name="P37">document.getElementById(<text:span text:style-name="T7">'maxParticipantsInput'</text:span>).value = event.MaxParticipants || <text:span text:style-name="T10">0</text:span>;</text:p>
      <text:p text:style-name="P37">document.getElementById(<text:span text:style-name="T7">'audienceInput'</text:span>).value = event.Audience || <text:span text:style-name="T7">'ClubMembersOnly'</text:span>;</text:p>
      <text:p text:style-name="P36"/>
      <text:p text:style-name="P37">loadAttributesByEventType(event.IdEventType);</text:p>
      <text:p text:style-name="P36"><text:soft-page-break/></text:p>
      <text:p text:style-name="P37"><text:span text:style-name="T6">const</text:span> startDate = <text:span text:style-name="T6">new</text:span> Date(event.StartTime);</text:p>
      <text:p text:style-name="P37">document.getElementById(<text:span text:style-name="T7">'dateInput'</text:span>).value = startDate.toISOString().split(<text:span text:style-name="T7">'T'</text:span>)[<text:span text:style-name="T10">0</text:span>];</text:p>
      <text:p text:style-name="P37">document.getElementById(<text:span text:style-name="T7">'startTimeInput'</text:span>).value = startDate.toTimeString().split(<text:span text:style-name="T7">' '</text:span>)[<text:span text:style-name="T10">0</text:span>].slice(<text:span text:style-name="T10">0</text:span>, <text:span text:style-name="T10">5</text:span>);</text:p>
      <text:p text:style-name="P37"><text:span text:style-name="T6">const</text:span> durationHours = event.Duration / (<text:span text:style-name="T10">60</text:span> * <text:span text:style-name="T10">60</text:span>);</text:p>
      <text:p text:style-name="P37">document.getElementById(<text:span text:style-name="T7">'durationInput'</text:span>).value = durationHours.toFixed(<text:span text:style-name="T10">1</text:span>);</text:p>
      <text:p text:style-name="P36"/>
      <text:p text:style-name="P37">attributesList.innerHTML = <text:span text:style-name="T7">''</text:span>;</text:p>
      <text:p text:style-name="P37">selectedAttributes = [];</text:p>
      <text:p text:style-name="P37"><text:span text:style-name="T6">if</text:span> (attributes) {</text:p>
      <text:p text:style-name="P37">attributes.forEach(attr <text:span text:style-name="T6">=&gt;</text:span> {</text:p>
      <text:p text:style-name="P37"><text:span text:style-name="T6">const</text:span> attributeElement = createAttributeElement(attr.Id, attr.Name, attr.Color, attr.Detail);</text:p>
      <text:p text:style-name="P37">attributesList.appendChild(attributeElement);</text:p>
      <text:p text:style-name="P37">selectedAttributes.push({</text:p>
      <text:p text:style-name="P37">id: attr.Id,</text:p>
      <text:p text:style-name="P37">name: attr.Name,</text:p>
      <text:p text:style-name="P37">color: attr.Color,</text:p>
      <text:p text:style-name="P37">detail: attr.Detail</text:p>
      <text:p text:style-name="P37">});</text:p>
      <text:p text:style-name="P37">});</text:p>
      <text:p text:style-name="P37">}</text:p>
      <text:p text:style-name="P36"/>
      <text:p text:style-name="P37"><text:span text:style-name="T6">new</text:span> bootstrap.Modal(eventModal).show();</text:p>
      <text:p text:style-name="P37">}</text:p>
      <text:p text:style-name="P36"/>
      <text:p text:style-name="P37"><text:span text:style-name="T6">function</text:span> createAttributeElement(attributeId, attributeName, attributeColor, attributeDetail) {</text:p>
      <text:p text:style-name="P37"><text:span text:style-name="T6">const</text:span> attributeElement = document.createElement(<text:span text:style-name="T7">'span'</text:span>);</text:p>
      <text:p text:style-name="P37">attributeElement.className = <text:span text:style-name="T7">'badge me-2 mb-2 position-relative'</text:span>;</text:p>
      <text:p text:style-name="P37">attributeElement.style.backgroundColor = attributeColor;</text:p>
      <text:p text:style-name="P37">attributeElement.style.color = getContrastYIQ(attributeColor);</text:p>
      <text:p text:style-name="P37">attributeElement.innerHTML = <text:span text:style-name="T7">`</text:span></text:p>
      <text:p text:style-name="P37"><text:span text:style-name="T6">${</text:span>attributeName<text:span text:style-name="T6">}</text:span></text:p>
      <text:p text:style-name="P40">&lt;button type="button" class="btn-close position-absolute top-0 end-0" </text:p>
      <text:p text:style-name="P40">aria-label="Supprimer" </text:p>
      <text:p text:style-name="P37"><text:span text:style-name="T7">data-attribute-id="</text:span><text:span text:style-name="T6">${</text:span>attributeId<text:span text:style-name="T6">}</text:span><text:span text:style-name="T7">"&gt;&lt;/button&gt;</text:span></text:p>
      <text:p text:style-name="P37"><text:span text:style-name="T7">`</text:span>;</text:p>
      <text:p text:style-name="P37">attributeElement.style.position = <text:span text:style-name="T7">'relative'</text:span>;</text:p>
      <text:p text:style-name="P37">attributeElement.style.paddingRight = <text:span text:style-name="T7">'25px'</text:span>;</text:p>
      <text:p text:style-name="P36"/>
      <text:p text:style-name="P37">attributeElement.setAttribute(<text:span text:style-name="T7">'title'</text:span>, attributeDetail);</text:p>
      <text:p text:style-name="P37">attributeElement.classList.add(<text:span text:style-name="T7">'tooltip-trigger'</text:span>);</text:p>
      <text:p text:style-name="P36"/>
      <text:p text:style-name="P37"><text:span text:style-name="T6">const</text:span> removeBtn = attributeElement.querySelector(<text:span text:style-name="T7">'.btn-close'</text:span>);</text:p>
      <text:p text:style-name="P37">removeBtn.addEventListener(<text:span text:style-name="T7">'click'</text:span>, <text:span text:style-name="T6">function</text:span> () {</text:p>
      <text:p text:style-name="P37"><text:span text:style-name="T6">const</text:span> idToRemove = <text:span text:style-name="T6">this</text:span>.dataset.attributeId;</text:p>
      <text:p text:style-name="P37">selectedAttributes = selectedAttributes.filter(attr <text:span text:style-name="T6">=&gt;</text:span> attr.id !== idToRemove);</text:p>
      <text:p text:style-name="P37">attributeElement.remove();</text:p>
      <text:p text:style-name="P37">});</text:p>
      <text:p text:style-name="P36"/>
      <text:p text:style-name="P37"><text:span text:style-name="T6">return</text:span> attributeElement;</text:p>
      <text:p text:style-name="P37">}</text:p>
      <text:p text:style-name="P36"/>
      <text:p text:style-name="P37">document.getElementById(<text:span text:style-name="T7">'addAttributeBtn'</text:span>).addEventListener(<text:span text:style-name="T7">'click'</text:span>, <text:span text:style-name="T6">function</text:span> () {</text:p>
      <text:p text:style-name="P37"><text:span text:style-name="T6">const</text:span> select = document.getElementById(<text:span text:style-name="T7">'availableAttributesSelect'</text:span>);</text:p>
      <text:p text:style-name="P37"><text:soft-page-break/><text:span text:style-name="T6">const</text:span> selectedOption = select.options[select.selectedIndex];</text:p>
      <text:p text:style-name="P37"><text:span text:style-name="T6">if</text:span> (!selectedOption || !selectedOption.value) <text:span text:style-name="T6">return</text:span>;</text:p>
      <text:p text:style-name="P36"/>
      <text:p text:style-name="P37"><text:span text:style-name="T6">const</text:span> attributeId = selectedOption.value;</text:p>
      <text:p text:style-name="P37"><text:span text:style-name="T6">const</text:span> attributeName = selectedOption.text;</text:p>
      <text:p text:style-name="P37"><text:span text:style-name="T6">const</text:span> attributeColor = selectedOption.dataset.color;</text:p>
      <text:p text:style-name="P37"><text:span text:style-name="T6">const</text:span> attributeDetail = selectedOption.dataset.detail;</text:p>
      <text:p text:style-name="P36"/>
      <text:p text:style-name="P37"><text:span text:style-name="T6">if</text:span> (selectedAttributes.some(attr <text:span text:style-name="T6">=&gt;</text:span> attr.id === attributeId)) {</text:p>
      <text:p text:style-name="P37">alert(<text:span text:style-name="T7">'Cet attribut a déjà été ajouté.'</text:span>);</text:p>
      <text:p text:style-name="P37"><text:span text:style-name="T6">return</text:span>;</text:p>
      <text:p text:style-name="P37">}</text:p>
      <text:p text:style-name="P36"/>
      <text:p text:style-name="P37"><text:span text:style-name="T6">const</text:span> attributeElement = createAttributeElement(attributeId, attributeName, attributeColor, attributeDetail);</text:p>
      <text:p text:style-name="P37">document.getElementById(<text:span text:style-name="T7">'attributesList'</text:span>).appendChild(attributeElement);</text:p>
      <text:p text:style-name="P37">selectedAttributes.push({</text:p>
      <text:p text:style-name="P37">id: attributeId,</text:p>
      <text:p text:style-name="P37">name: attributeName,</text:p>
      <text:p text:style-name="P37">color: attributeColor,</text:p>
      <text:p text:style-name="P37">detail: attributeDetail</text:p>
      <text:p text:style-name="P37">});</text:p>
      <text:p text:style-name="P37">});</text:p>
      <text:p text:style-name="P37">eventForm.addEventListener(<text:span text:style-name="T7">'submit'</text:span>, <text:span text:style-name="T6">function</text:span>(e) {</text:p>
      <text:p text:style-name="P37">e.preventDefault();</text:p>
      <text:p text:style-name="P37"><text:span text:style-name="T6">const</text:span> formData = {</text:p>
      <text:p text:style-name="P37">id: eventId.value,</text:p>
      <text:p text:style-name="P37">formMode: formMode.value,</text:p>
      <text:p text:style-name="P37">summary: document.getElementById(<text:span text:style-name="T7">'summaryInput'</text:span>).value,</text:p>
      <text:p text:style-name="P37">description: document.getElementById(<text:span text:style-name="T7">'descriptionInput'</text:span>).value,</text:p>
      <text:p text:style-name="P37">location: document.getElementById(<text:span text:style-name="T7">'locationInput'</text:span>).value,</text:p>
      <text:p text:style-name="P37">idEventType: document.getElementById(<text:span text:style-name="T7">'eventTypeInput'</text:span>).value,</text:p>
      <text:p text:style-name="P37">attributes: selectedAttributes.map(attr <text:span text:style-name="T6">=&gt;</text:span> attr.id),</text:p>
      <text:p text:style-name="P37">maxParticipants: parseInt(document.getElementById(<text:span text:style-name="T7">'maxParticipantsInput'</text:span>).value),</text:p>
      <text:p text:style-name="P37">audience: document.getElementById(<text:span text:style-name="T7">'audienceInput'</text:span>).value,</text:p>
      <text:p text:style-name="P37">};</text:p>
      <text:p text:style-name="P37"><text:span text:style-name="T6">const</text:span> dateValue = document.getElementById(<text:span text:style-name="T7">'dateInput'</text:span>).value;</text:p>
      <text:p text:style-name="P37"><text:span text:style-name="T6">const</text:span> timeValue = document.getElementById(<text:span text:style-name="T7">'startTimeInput'</text:span>).value;</text:p>
      <text:p text:style-name="P37">formData.startTime = <text:span text:style-name="T7">`</text:span><text:span text:style-name="T6">${</text:span>dateValue<text:span text:style-name="T6">}</text:span><text:span text:style-name="T7">T</text:span><text:span text:style-name="T6">${</text:span>timeValue<text:span text:style-name="T6">}</text:span><text:span text:style-name="T7">:00`</text:span>;</text:p>
      <text:p text:style-name="P37">formData.duration = parseInt(document.getElementById(<text:span text:style-name="T7">'durationInput'</text:span>).value * <text:span text:style-name="T10">60</text:span> * <text:span text:style-name="T10">60</text:span>);</text:p>
      <text:p text:style-name="P37">fetch(<text:span text:style-name="T7">'/api/event/save'</text:span>, {</text:p>
      <text:p text:style-name="P37">method: <text:span text:style-name="T7">'POST'</text:span>,</text:p>
      <text:p text:style-name="P37">headers: {</text:p>
      <text:p text:style-name="P37"><text:span text:style-name="T7">'Content-Type'</text:span>: <text:span text:style-name="T7">'application/json'</text:span>,</text:p>
      <text:p text:style-name="P37">},</text:p>
      <text:p text:style-name="P37">body: JSON.stringify(formData)</text:p>
      <text:p text:style-name="P37">})</text:p>
      <text:p text:style-name="P37">.then(response <text:span text:style-name="T6">=&gt;</text:span> response.json())</text:p>
      <text:p text:style-name="P37">.then(data <text:span text:style-name="T6">=&gt;</text:span> {</text:p>
      <text:p text:style-name="P37"><text:span text:style-name="T6">if</text:span> (data.success) {</text:p>
      <text:p text:style-name="P37">bootstrap.Modal.getInstance(eventModal).hide();</text:p>
      <text:p text:style-name="P37">window.location.reload();</text:p>
      <text:p text:style-name="P37">} <text:span text:style-name="T6">else</text:span> {</text:p>
      <text:p text:style-name="P37">alert(<text:span text:style-name="T7">'Erreur: '</text:span> + (data.message || <text:span text:style-name="T7">'Erreur inconnue'</text:span>));</text:p>
      <text:p text:style-name="P37">}</text:p>
      <text:p text:style-name="P37"><text:soft-page-break/>})</text:p>
      <text:p text:style-name="P37">.catch(error <text:span text:style-name="T6">=&gt;</text:span> {</text:p>
      <text:p text:style-name="P37">alert(<text:span text:style-name="T7">'Erreur de communication avec le serveur (3) :'</text:span> + error.message);</text:p>
      <text:p text:style-name="P37">});</text:p>
      <text:p text:style-name="P37">});</text:p>
      <text:p text:style-name="P37">document.querySelector(<text:span text:style-name="T7">'[data-bs-target="#eventModal"]'</text:span>).addEventListener(<text:span text:style-name="T7">'click'</text:span>, <text:span text:style-name="T6">function</text:span>() {</text:p>
      <text:p text:style-name="P37">openCreateModal();</text:p>
      <text:p text:style-name="P37">});</text:p>
      <text:p text:style-name="P37">});</text:p>
      <text:p text:style-name="P36"/>
      <text:p text:style-name="P37"><text:span text:style-name="T6">function</text:span> getContrastYIQ(hexcolor) {</text:p>
      <text:p text:style-name="P37">hexcolor = hexcolor.replace(<text:span text:style-name="T7">"#"</text:span>, <text:span text:style-name="T7">""</text:span>);</text:p>
      <text:p text:style-name="P37"><text:span text:style-name="T6">const</text:span> r = parseInt(hexcolor.substr(<text:span text:style-name="T10">0</text:span>,<text:span text:style-name="T10">2</text:span>),<text:span text:style-name="T10">16</text:span>);</text:p>
      <text:p text:style-name="P37"><text:span text:style-name="T6">const</text:span> g = parseInt(hexcolor.substr(<text:span text:style-name="T10">2</text:span>,<text:span text:style-name="T10">2</text:span>),<text:span text:style-name="T10">16</text:span>);</text:p>
      <text:p text:style-name="P37"><text:span text:style-name="T6">const</text:span> b = parseInt(hexcolor.substr(<text:span text:style-name="T10">4</text:span>,<text:span text:style-name="T10">2</text:span>),<text:span text:style-name="T10">16</text:span>);</text:p>
      <text:p text:style-name="P37"><text:span text:style-name="T6">const</text:span> yiq = ((r*<text:span text:style-name="T10">299</text:span>)+(g*<text:span text:style-name="T10">587</text:span>)+(b*<text:span text:style-name="T10">114</text:span>))/<text:span text:style-name="T10">1000</text:span>;</text:p>
      <text:p text:style-name="P37"><text:span text:style-name="T6">return</text:span> (yiq &gt;= <text:span text:style-name="T10">128</text:span>) ? <text:span text:style-name="T7">'black'</text:span> : <text:span text:style-name="T7">'white'</text:span>;</text:p>
      <text:p text:style-name="P37">}</text:p>
      <text:p text:style-name="P38">&lt;/script&gt;</text:p>
      <text:p text:style-name="P37">{<text:span text:style-name="T6">/block</text:span>}</text:p>
      <text:h text:style-name="P41" text:outline-level="1">Tableau croisé dynamique article</text:h>
      <text:p text:style-name="P4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6">├── app</text:p>
      <text:p text:style-name="P6">│   ├── api</text:p>
      <text:p text:style-name="P6">│   ├── controllers</text:p>
      <text:p text:style-name="P6">│   ├── helpers</text:p>
      <text:p text:style-name="P6">│   │   └── database</text:p>
      <text:p text:style-name="P6">│   ├── images</text:p>
      <text:p text:style-name="P6">│   ├── js</text:p>
      <text:p text:style-name="P6">│   │   ├── admin</text:p>
      <text:p text:style-name="P6">│   │   ├── alerts</text:p>
      <text:p text:style-name="P6">│   <text:s text:c="4"/>├── …</text:p>
      <text:p text:style-name="P6">│   └── views</text:p>
      <text:p text:style-name="P6">│   <text:s text:c="4"/>├── admin</text:p>
      <text:p text:style-name="P6">│   <text:s text:c="4"/>├── alerts</text:p>
      <text:p text:style-name="P6">│   <text:s text:c="4"/>├── common</text:p>
      <text:p text:style-name="P6">│   <text:s text:c="4"/>└── …</text:p>
      <text:p text:style-name="P43">Les contrôleurs héritent de</text:p>
      <text:p text:style-name="P6"><text:span text:style-name="T6">abstract</text:span> <text:span text:style-name="T6">class</text:span> BaseController</text:p>
      <text:p text:style-name="P6">{</text:p>
      <text:p text:style-name="P6"><text:span text:style-name="T6">protected</text:span> PDO $pdo;</text:p>
      <text:p text:style-name="P6"><text:span text:style-name="T6">protected</text:span> $fluent;</text:p>
      <text:p text:style-name="P6"><text:span text:style-name="T6">protected</text:span> Engine $flight;</text:p>
      <text:p text:style-name="P6"><text:span text:style-name="T6">protected</text:span> $latte;</text:p>
      <text:p text:style-name="P6"><text:span text:style-name="T6">protected</text:span> Application $application;</text:p>
      <text:p text:style-name="P6"><text:span text:style-name="T6">protected</text:span> Params $params;</text:p>
      <text:p text:style-name="P6"><text:span text:style-name="T6">protected</text:span> $authorizations;</text:p>
      <text:p text:style-name="P6"/>
      <text:p text:style-name="P6"><text:span text:style-name="T6">public</text:span> <text:span text:style-name="T6">function</text:span> __construct(PDO $pdo, Engine $flight)</text:p>
      <text:p text:style-name="P6">{</text:p>
      <text:p text:style-name="P6"><text:span text:style-name="T6">$this</text:span>-&gt;pdo = $pdo;</text:p>
      <text:p text:style-name="P6"><text:span text:style-name="T6">$this</text:span>-&gt;fluent = <text:span text:style-name="T6">new</text:span> \Envms\FluentPDO\Query($pdo);</text:p>
      <text:p text:style-name="P6"><text:span text:style-name="T6">$this</text:span>-&gt;flight = $flight;</text:p>
      <text:p text:style-name="P6"><text:soft-page-break/><text:span text:style-name="T6">$this</text:span>-&gt;latte = <text:span text:style-name="T6">new</text:span> LatteEngine();</text:p>
      <text:p text:style-name="P6">…</text:p>
      <text:p text:style-name="P44">Exemple de contrôleur :</text:p>
      <text:p text:style-name="P6">&lt;?php</text:p>
      <text:p text:style-name="P6"><text:span text:style-name="T6">namespace</text:span> app\controllers;</text:p>
      <text:p text:style-name="P6"><text:span text:style-name="T6">use</text:span> app\helpers\PersonStatistics;</text:p>
      <text:p text:style-name="P6"><text:span text:style-name="T6">class</text:span> PersonStatisticsController <text:span text:style-name="T6">extends</text:span> BaseController</text:p>
      <text:p text:style-name="P6">{</text:p>
      <text:p text:style-name="P6"><text:span text:style-name="T6">public</text:span> <text:span text:style-name="T6">function</text:span> showStatistics()</text:p>
      <text:p text:style-name="P6">{</text:p>
      <text:p text:style-name="P6"><text:span text:style-name="T6">if</text:span> ($person = <text:span text:style-name="T6">$this</text:span>-&gt;getPerson([])) {</text:p>
      <text:p text:style-name="P6">$personalStatistics = <text:span text:style-name="T6">new</text:span> PersonStatistics(<text:span text:style-name="T6">$this</text:span>-&gt;pdo);</text:p>
      <text:p text:style-name="P6">$season = $personalStatistics-&gt;getSeasonRange();</text:p>
      <text:p text:style-name="P6">echo <text:span text:style-name="T6">$this</text:span>-&gt;latte-&gt;render(<text:span text:style-name="T7">'app/views/user/statistics.latte'</text:span>, <text:span text:style-name="T6">$this</text:span>-&gt;params-&gt;getAll([</text:p>
      <text:p text:style-name="P6"><text:span text:style-name="T7">'stats'</text:span> =&gt; $personalStatistics-&gt;getStats($person, $season[<text:span text:style-name="T7">'start'</text:span>], $season[<text:span text:style-name="T7">'end'</text:span>]),</text:p>
      <text:p text:style-name="P6"><text:span text:style-name="T7">'seasons'</text:span> =&gt; $personalStatistics-&gt;getAvailableSeasons(),</text:p>
      <text:p text:style-name="P6"><text:span text:style-name="T7">'currentSeason'</text:span> =&gt; $season,</text:p>
      <text:p text:style-name="P6">]));</text:p>
      <text:p text:style-name="P6">} <text:span text:style-name="T6">else</text:span> {</text:p>
      <text:p text:style-name="P6"><text:span text:style-name="T6">$this</text:span>-&gt;application-&gt;error403(<text:span text:style-name="T6">__FILE__</text:span>, <text:span text:style-name="T6">__LINE__</text:span>);</text:p>
      <text:p text:style-name="P6">}</text:p>
      <text:p text:style-name="P6">}</text:p>
      <text:p text:style-name="P6">}</text:p>
      <text:p text:style-name="P44">Exemple de vue :</text:p>
      <text:p text:style-name="P6">{<text:span text:style-name="T6">layout </text:span><text:span text:style-name="T7">'../layout.latte'</text:span>}</text:p>
      <text:p text:style-name="P6"/>
      <text:p text:style-name="P6">{<text:span text:style-name="T6">block </text:span>title}Stat{<text:span text:style-name="T6">/block</text:span>}</text:p>
      <text:p text:style-name="P6"/>
      <text:p text:style-name="P6">{<text:span text:style-name="T6">block </text:span>navbar}</text:p>
      <text:p text:style-name="P6">{<text:span text:style-name="T6">include </text:span><text:span text:style-name="T7">'../navbar/home.latte'</text:span>}</text:p>
      <text:p text:style-name="P6">{<text:span text:style-name="T6">/block</text:span>}</text:p>
      <text:p text:style-name="P6"/>
      <text:p text:style-name="P6">{<text:span text:style-name="T6">block </text:span>content}</text:p>
      <text:p text:style-name="P6"><text:span text:style-name="T8">&lt;div</text:span> <text:span text:style-name="T9">class</text:span>=<text:span text:style-name="T6">"container mt-4"</text:span><text:span text:style-name="T8">&gt;</text:span></text:p>
      <text:p text:style-name="P6"><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6"><text:span text:style-name="T8">&lt;div</text:span> <text:span text:style-name="T9">class</text:span>=<text:span text:style-name="T6">"card mb-4"</text:span><text:span text:style-name="T8">&gt;</text:span></text:p>
      <text:p text:style-name="P6"><text:span text:style-name="T8">&lt;div</text:span> <text:span text:style-name="T9">class</text:span>=<text:span text:style-name="T6">"card-header"</text:span><text:span text:style-name="T8">&gt;</text:span></text:p>
      <text:p text:style-name="P6"><text:span text:style-name="T8">&lt;div</text:span> <text:span text:style-name="T9">class</text:span>=<text:span text:style-name="T6">"row"</text:span><text:span text:style-name="T8">&gt;</text:span></text:p>
      <text:p text:style-name="P6"><text:span text:style-name="T8">&lt;div</text:span> <text:span text:style-name="T9">class</text:span>=<text:span text:style-name="T6">"col"</text:span><text:span text:style-name="T8">&gt;</text:span></text:p>
      <text:p text:style-name="P6"><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6">&lt;/div&gt;</text:p>
      <text:p text:style-name="P6">...</text:p>
      <text:p text:style-name="P45">Et la route :</text:p>
      <text:p text:style-name="P6">$personStatisticsController = $container-&gt;get(<text:span text:style-name="T7">'app\controllers\PersonStatisticsController'</text:span>);</text:p>
      <text:p text:style-name="P6">$flight-&gt;route(<text:span text:style-name="T7">'GET /statistics/person'</text:span>, <text:span text:style-name="T6">function</text:span>() <text:span text:style-name="T6">use</text:span> ($personStatisticsController) {$personStatisticsController-&gt;showStatistics();});</text:p>
      <text:p text:style-name="P45"/>
      <text:p text:style-name="P46">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Article"</text:span> (</text:p>
      <text:p text:style-name="Code"><text:span text:style-name="T7">"Id"</text:span> <text:span text:style-name="T6">INTEGER</text:span>,</text:p>
      <text:p text:style-name="Code"><text:span text:style-name="T7">"Title"</text:span> <text:span text:style-name="T6">TEXT</text:span> <text:span text:style-name="T6">NOT NULL</text:span>,</text:p>
      <text:p text:style-name="Code"><text:soft-page-break/><text:span text:style-name="T7">"Content"</text:span> <text:span text:style-name="T6">TEXT</text:span> <text:span text:style-name="T6">NOT NULL</text:span>,</text:p>
      <text:p text:style-name="Code"><text:span text:style-name="T7">"CreatedBy"</text:span> <text:span text:style-name="T6">INTEGER</text:span> <text:span text:style-name="T6">NOT NULL</text:span>,</text:p>
      <text:p text:style-name="Code"><text:span text:style-name="T7">"Timestamp"</text:span> <text:span text:style-name="T6">TEXT</text:span> <text:span text:style-name="T6">NOT NULL</text:span> <text:span text:style-name="T6">DEFAULT</text:span> current_timestamp,</text:p>
      <text:p text:style-name="Code"><text:span text:style-name="T7">"PublishedBy"</text:span> <text:span text:style-name="T6">INTEGER</text:span> <text:span text:style-name="T6">DEFAULT</text:span> <text:span text:style-name="T6">NULL</text:span>,</text:p>
      <text:p text:style-name="Code"><text:span text:style-name="T7">"IdGroup"</text:span> <text:span text:style-name="T6">INTEGER</text:span> <text:span text:style-name="T6">DEFAULT</text:span> <text:span text:style-name="T6">NULL</text:span>,</text:p>
      <text:p text:style-name="Code"><text:span text:style-name="T7">"OnlyForMembers"</text:span> <text:span text:style-name="T6">INTEGER</text:span> <text:span text:style-name="T6">NOT NULL</text:span> <text:span text:style-name="T6">DEFAULT</text:span> <text:span text:style-name="T10">1</text:span>,</text:p>
      <text:p text:style-name="Code"><text:span text:style-name="T7">"LastUpdate"</text:span> <text:span text:style-name="T6">TEXT</text:span> <text:span text:style-name="T6">NOT NULL</text:span> <text:span text:style-name="T6">DEFAULT</text:span> current_timestamp,</text:p>
      <text:p text:style-name="Code"><text:span text:style-name="T6">PRIMARY KEY</text:span>(<text:span text:style-name="T7">"Id"</text:span>),</text:p>
      <text:p text:style-name="Code"><text:span text:style-name="T6">FOREIGN KEY</text:span>(<text:span text:style-name="T7">"CreatedBy"</text:span>) <text:span text:style-name="T6">REFERENCES</text:span> <text:span text:style-name="T7">"Person"</text:span>(<text:span text:style-name="T7">"Id"</text:span>),</text:p>
      <text:p text:style-name="Code"><text:span text:style-name="T6">FOREIGN KEY</text:span>(<text:span text:style-name="T7">"IdGroup"</text:span>) <text:span text:style-name="T6">REFERENCES</text:span> <text:span text:style-name="T7">"Group"</text:span>(<text:span text:style-name="T7">"Id"</text:span>),</text:p>
      <text:p text:style-name="Code"><text:span text:style-name="T6">FOREIGN KEY</text:span>(<text:span text:style-name="T7">"PublishedBy"</text:span>) <text:span text:style-name="T6">REFERENCES</text:span> <text:span text:style-name="T7">"Person"</text:span>(<text:span text:style-name="T7">"Id"</text:span>)</text:p>
      <text:p text:style-name="Code">);</text:p>
      <text:p text:style-name="Code"><text:span text:style-name="T6">CREATE</text:span> <text:span text:style-name="T6">TABLE</text:span> IF <text:span text:style-name="T6">NOT</text:span> <text:span text:style-name="T6">EXISTS</text:span> <text:span text:style-name="T7">"Person"</text:span> (</text:p>
      <text:p text:style-name="Code"><text:span text:style-name="T7">"Id"</text:span> <text:span text:style-name="T6">INTEGER</text:span>,</text:p>
      <text:p text:style-name="Code"><text:span text:style-name="T7">"Email"</text:span> <text:span text:style-name="T6">TEXT</text:span> <text:span text:style-name="T6">NOT NULL</text:span> <text:span text:style-name="T6">UNIQUE</text:span>,</text:p>
      <text:p text:style-name="Code"><text:span text:style-name="T7">"Password"</text:span> <text:span text:style-name="T6">TEXT</text:span>,</text:p>
      <text:p text:style-name="Code"><text:span text:style-name="T7">"FirstName"</text:span> <text:span text:style-name="T6">TEXT</text:span> <text:span text:style-name="T6">NOT NULL</text:span>,</text:p>
      <text:p text:style-name="Code"><text:span text:style-name="T7">"LastName"</text:span> <text:span text:style-name="T6">TEXT</text:span> <text:span text:style-name="T6">NOT NULL</text:span>,</text:p>
      <text:p text:style-name="Code"><text:span text:style-name="T7">"NickName"</text:span> <text:span text:style-name="T6">TEXT</text:span>,</text:p>
      <text:p text:style-name="Code"><text:span text:style-name="T7">"Avatar"</text:span> <text:span text:style-name="T6">TEXT</text:span>,</text:p>
      <text:p text:style-name="Code"><text:span text:style-name="T7">"UseGravatar"</text:span> <text:span text:style-name="T6">TEXT</text:span> <text:span text:style-name="T6">NOT NULL</text:span> <text:span text:style-name="T6">DEFAULT</text:span> <text:span text:style-name="T7">'no'</text:span>,</text:p>
      <text:p text:style-name="Code"><text:span text:style-name="T7">"Token"</text:span> <text:span text:style-name="T6">TEXT</text:span>,</text:p>
      <text:p text:style-name="Code"><text:span text:style-name="T7">"TokenCreatedAt"</text:span> <text:span text:style-name="T6">TEXT</text:span>,</text:p>
      <text:p text:style-name="Code"><text:span text:style-name="T7">"Availabilities"</text:span> <text:span text:style-name="T6">TEXT</text:span>,</text:p>
      <text:p text:style-name="Code"><text:span text:style-name="T7">"Preferences"</text:span> <text:span text:style-name="T6">TEXT</text:span>,</text:p>
      <text:p text:style-name="Code"><text:span text:style-name="T7">"Imported"</text:span> <text:span text:style-name="T6">INTEGER</text:span> <text:span text:style-name="T6">NOT NULL</text:span> <text:span text:style-name="T6">DEFAULT</text:span> <text:span text:style-name="T10">0</text:span>,</text:p>
      <text:p text:style-name="Code"><text:span text:style-name="T7">"Inactivated"</text:span> <text:span text:style-name="T6">INTEGER</text:span> <text:span text:style-name="T6">NOT NULL</text:span> <text:span text:style-name="T6">DEFAULT</text:span> <text:span text:style-name="T10">0</text:span>,</text:p>
      <text:p text:style-name="Code"><text:span text:style-name="T7">"Phone"</text:span> <text:span text:style-name="T6">TEXT</text:span>,</text:p>
      <text:p text:style-name="Code"><text:span text:style-name="T6">PRIMARY KEY</text:span>(<text:span text:style-name="T7">"Id"</text:span>)</text:p>
      <text:p text:style-name="Code">);</text:p>
      <text:p text:style-name="Code"><text:span text:style-name="T6">CREATE</text:span> <text:span text:style-name="T6">TABLE</text:span> IF <text:span text:style-name="T6">NOT</text:span> <text:span text:style-name="T6">EXISTS</text:span> <text:span text:style-name="T7">"Group"</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Inactivated"</text:span> <text:span text:style-name="T6">INTEGER</text:span> <text:span text:style-name="T6">NOT NULL</text:span> <text:span text:style-name="T6">DEFAULT</text:span> <text:span text:style-name="T10">0</text:span>,</text:p>
      <text:p text:style-name="Code"><text:span text:style-name="T7">"SelfRegistration"</text:span> <text:span text:style-name="T6">INTEGER</text:span> <text:span text:style-name="T6">NOT NULL</text:span> <text:span text:style-name="T6">DEFAULT</text:span> <text:span text:style-name="T10">0</text:span>,</text:p>
      <text:p text:style-name="Code"><text:span text:style-name="T6">PRIMARY KEY</text:span>(<text:span text:style-name="T7">"Id"</text:span>)</text:p>
      <text:p text:style-name="Code">);</text:p>
      <text:p text:style-name="Code"/>
      <text:p text:style-name="P46">On veut <text:span text:style-name="T23">un tableau croisé dynamique des auteurs</text:span></text:p>
      <text:p text:style-name="P47">En ligne : l’audience.</text:p>
      <text:p text:style-name="P47">1<text:span text:style-name="T24">er</text:span> ligne = tous (IdGroup == null et OnlyForMember == 0)</text:p>
      <text:p text:style-name="P47">2<text:span text:style-name="T24">e</text:span> ligne = club (IdGroup == null et OnlyForMember == 1)</text:p>
      <text:p text:style-name="P48">puis une ligne par groupe classé alphabétiquement.</text:p>
      <text:p text:style-name="P48">En colonne le nom des auteurs.</text:p>
      <text:p text:style-name="P48">À l’intersection ne nombre d’articles pour la période.</text:p>
      <text:p text:style-name="P48">Un filtre permet de choisir la période : 1 semaine, 1 mois, 1 trimestre, 1 an, tout</text:p>
      <text:h text:style-name="P49" text:outline-level="1">Sondage</text:h>
      <text:p text:style-name="P50">Dans cette requête, je veux remplacer les colonnes « HasServey » et « Votes » par une seule nommée « Pool »</text:p>
      <text:p text:style-name="P51">$query = <text:span text:style-name="T6">$this</text:span>-&gt;fluent-&gt;from(<text:span text:style-name="T7">'Article'</text:span>)</text:p>
      <text:p text:style-name="P37"><text:soft-page-break/>-&gt;select(<text:span text:style-name="T7">'Article.Id, Article.CreatedBy, Article.Title, Article.Timestamp'</text:span>)</text:p>
      <text:p text:style-name="P37">-&gt;select(<text:span text:style-name="T7">'CASE WHEN Article.PublishedBy IS NULL THEN "non" ELSE "oui" END AS Published'</text:span>)</text:p>
      <text:p text:style-name="P37">-&gt;select(<text:span text:style-name="T7">'CASE WHEN Article.OnlyForMembers = 1 THEN "oui" ELSE "non" END AS ForMembers'</text:span>)</text:p>
      <text:p text:style-name="P37">-&gt;select(<text:span text:style-name="T7">'CASE WHEN Survey.IdArticle IS NULL THEN "non" </text:span></text:p>
      <text:p text:style-name="P40">WHEN Survey.ClosingDate &lt; CURRENT_DATE THEN "clos" </text:p>
      <text:p text:style-name="P40">ELSE "oui" </text:p>
      <text:p text:style-name="P37"><text:span text:style-name="T7">END AS HasSurvey'</text:span>)</text:p>
      <text:p text:style-name="P37">-&gt;select(<text:span text:style-name="T7">'CASE WHEN Person.NickName != "" THEN Person.FirstName || " " || Person.LastName || " (" || Person.NickName || ")" ELSE Person.FirstName || " " || Person.LastName END AS PersonName'</text:span>)</text:p>
      <text:p text:style-name="P37">-&gt;select(<text:span text:style-name="T7">"'Group'.Name AS GroupName"</text:span>)</text:p>
      <text:p text:style-name="P37">-&gt;select(<text:span text:style-name="T7">'COUNT(Reply.Id) AS Votes'</text:span>)</text:p>
      <text:p text:style-name="P37">-&gt;innerJoin(<text:span text:style-name="T7">'Person ON Article.CreatedBy = Person.Id'</text:span>)</text:p>
      <text:p text:style-name="P37">-&gt;leftJoin(<text:span text:style-name="T7">'Survey ON Article.Id = Survey.IdArticle'</text:span>)</text:p>
      <text:p text:style-name="P37">-&gt;leftJoin(<text:span text:style-name="T7">'Reply ON Survey.Id = Reply.IdSurvey'</text:span>)</text:p>
      <text:p text:style-name="P37">-&gt;leftJoin(<text:span text:style-name="T7">"'Group' ON 'Group'.Id = Article.IdGroup"</text:span>)</text:p>
      <text:p text:style-name="P37">-&gt;groupBy(<text:span text:style-name="T7">'Article.Id'</text:span>);</text:p>
      <text:p text:style-name="P50"/>
      <text:p text:style-name="P52">Valeur de la colonne Sondage :</text:p>
      <text:p text:style-name="P52">non : l’article n’a pas de sondage</text:p>
      <text:p text:style-name="P52">clos : l’article a un sondage qui est clos <text:span text:style-name="T25">ou </text:span>&lt;date de clôture&gt; : si Survey.ClosingDate ≥ <text:s/>now</text:p>
      <text:p text:style-name="P52"><text:span text:style-name="T25">(</text:span>&lt;nombre de votant&gt;<text:span text:style-name="T25">)</text:span> : si l’article à un sondage</text:p>
      <text:p text:style-name="P52">&lt;visibilité&gt; : si l’article à un sondage</text:p>
      <text:list text:style-name="L2">
        <text:list-item>
          <text:p text:style-name="P53"><text:span text:style-name="Strong_20_Emphasis">👁️‍🗨️👥 </text:span>: si Survey.Visibility = all</text:p>
        </text:list-item>
        <text:list-item>
          <text:p text:style-name="P54"><text:span text:style-name="Strong_20_Emphasis"><text:span text:style-name="T26">👁️‍🗨️👥📅 : </text:span></text:span><text:span text:style-name="T26">: si Survey.Visibility = allA</text:span><text:span text:style-name="T27">fterClosingDate</text:span></text:p>
        </text:list-item>
        <text:list-item>
          <text:p text:style-name="P55"><text:span text:style-name="Strong_20_Emphasis"><text:span text:style-name="T26">👁️‍🗨️</text:span></text:span><text:span text:style-name="Strong_20_Emphasis"><text:span text:style-name="T28">🗳️</text:span></text:span><text:span text:style-name="Strong_20_Emphasis"><text:span text:style-name="T26"> </text:span></text:span><text:span text:style-name="T26">: si Survey.Visibility = </text:span><text:span text:style-name="T27">voters</text:span></text:p>
        </text:list-item>
        <text:list-item>
          <text:p text:style-name="P54"><text:span text:style-name="Strong_20_Emphasis">👁️‍🗨️🗳️</text:span><text:span text:style-name="Strong_20_Emphasis"><text:span text:style-name="T26">📅</text:span></text:span><text:span text:style-name="Strong_20_Emphasis"> </text:span>: si Survey.Visibility = <text:span text:style-name="T27">votersAferClosingDate</text:span></text:p>
        </text:list-item>
        <text:list-item>
          <text:p text:style-name="P54"><text:span text:style-name="Strong_20_Emphasis"><text:span text:style-name="T26">👁️‍🗨️</text:span></text:span><text:span text:style-name="Strong_20_Emphasis"><text:span text:style-name="T28">📝</text:span></text:span><text:span text:style-name="Strong_20_Emphasis"><text:span text:style-name="T26"> </text:span></text:span><text:span text:style-name="T26">: si Survey.Visibility = </text:span><text:span text:style-name="T27">redactor</text:span></text:p>
        </text:list-item>
      </text:list>
      <text:h text:style-name="P56" text:outline-level="1">Lire le résultat du sondage</text:h>
      <text:p text:style-name="P57">Avec ces tables</text:p>
      <text:p text:style-name="P58"><text:span text:style-name="T6">CREATE</text:span> <text:span text:style-name="T6">TABLE</text:span> IF <text:span text:style-name="T6">NOT</text:span> <text:span text:style-name="T6">EXISTS</text:span> <text:span text:style-name="T7">"Reply"</text:span> (</text:p>
      <text:p text:style-name="P37"><text:span text:style-name="T7">"Id"</text:span> <text:span text:style-name="T6">INTEGER</text:span>,</text:p>
      <text:p text:style-name="P37"><text:span text:style-name="T7">"IdPerson"</text:span> <text:span text:style-name="T6">INTEGER</text:span> <text:span text:style-name="T6">NOT NULL</text:span>,</text:p>
      <text:p text:style-name="P37"><text:span text:style-name="T7">"IdSurvey"</text:span> <text:span text:style-name="T6">INTEGER</text:span> <text:span text:style-name="T6">NOT NULL</text:span>,</text:p>
      <text:p text:style-name="P37"><text:span text:style-name="T7">"Answers"</text:span> <text:span text:style-name="T6">TEXT</text:span> <text:span text:style-name="T6">NOT NULL</text:span>,</text:p>
      <text:p text:style-name="P37"><text:span text:style-name="T7">"LastUpdaate"</text:span> <text:span text:style-name="T6">TEXT</text:span> <text:span text:style-name="T6">NOT NULL</text:span> <text:span text:style-name="T6">DEFAULT</text:span> current_timestamp,</text:p>
      <text:p text:style-name="P37"><text:span text:style-name="T6">PRIMARY KEY</text:span>(<text:span text:style-name="T7">"Id"</text:span>),</text:p>
      <text:p text:style-name="P37"><text:span text:style-name="T6">FOREIGN KEY</text:span>(<text:span text:style-name="T7">"IdPerson"</text:span>) <text:span text:style-name="T6">REFERENCES</text:span> <text:span text:style-name="T7">"Person"</text:span>(<text:span text:style-name="T7">"Id"</text:span>),</text:p>
      <text:p text:style-name="P37"><text:span text:style-name="T6">FOREIGN KEY</text:span>(<text:span text:style-name="T7">"IdSurvey"</text:span>) <text:span text:style-name="T6">REFERENCES</text:span> <text:span text:style-name="T7">"Survey"</text:span>(<text:span text:style-name="T7">"Id"</text:span>)</text:p>
      <text:p text:style-name="P37">);</text:p>
      <text:p text:style-name="P37"/>
      <text:p text:style-name="P37"><text:span text:style-name="T6">CREATE</text:span> <text:span text:style-name="T6">TABLE</text:span> IF <text:span text:style-name="T6">NOT</text:span> <text:span text:style-name="T6">EXISTS</text:span> <text:span text:style-name="T7">"Survey"</text:span> (</text:p>
      <text:p text:style-name="P37"><text:span text:style-name="T7">"Id"</text:span> <text:span text:style-name="T6">INTEGER</text:span>,</text:p>
      <text:p text:style-name="P37"><text:span text:style-name="T7">"Question"</text:span> <text:span text:style-name="T6">TEXT</text:span> <text:span text:style-name="T6">NOT NULL</text:span>,</text:p>
      <text:p text:style-name="P37"><text:span text:style-name="T7">"Options"</text:span> <text:span text:style-name="T6">TEXT</text:span> <text:span text:style-name="T6">NOT NULL</text:span>,</text:p>
      <text:p text:style-name="P37"><text:span text:style-name="T7">"IdArticle"</text:span> <text:span text:style-name="T6">INTEGER</text:span> <text:span text:style-name="T6">NOT NULL</text:span>,</text:p>
      <text:p text:style-name="P37"><text:span text:style-name="T7">"ClosingDate"</text:span> <text:span text:style-name="T6">DATE</text:span> <text:span text:style-name="T6">NOT NULL</text:span> <text:span text:style-name="T6">DEFAULT</text:span> (<text:span text:style-name="T6">date</text:span>(<text:span text:style-name="T7">'now'</text:span>, <text:span text:style-name="T7">'+10 days'</text:span>)),</text:p>
      <text:p text:style-name="P37"><text:soft-page-break/><text:span text:style-name="T7">"Visibility"</text:span> <text:span text:style-name="T6">TEXT</text:span> <text:span text:style-name="T6">NOT NULL</text:span> <text:span text:style-name="T6">DEFAULT</text:span> <text:span text:style-name="T7">'redactor'</text:span>,</text:p>
      <text:p text:style-name="P37"><text:span text:style-name="T6">PRIMARY KEY</text:span>(<text:span text:style-name="T7">"Id"</text:span>),</text:p>
      <text:p text:style-name="P37"><text:span text:style-name="T6">FOREIGN KEY</text:span>(<text:span text:style-name="T7">"IdArticle"</text:span>) <text:span text:style-name="T6">REFERENCES</text:span> <text:span text:style-name="T7">"Article"</text:span>(<text:span text:style-name="T7">"Id"</text:span>)</text:p>
      <text:p text:style-name="P37">);</text:p>
      <text:p text:style-name="P57">On connaît $person et $id (Article.Id).</text:p>
      <text:p text:style-name="P57">On veut true si le résultat du sondage peut être lu</text:p>
      <text:p text:style-name="P57">Vrai si</text:p>
      <text:p text:style-name="P57">Si person est le créateur</text:p>
      <text:p text:style-name="P57">Si Survey.Visibility == ‘all’</text:p>
      <text:p text:style-name="P59"><text:span text:style-name="T29">Si Survey.Visibility == ‘</text:span><text:span text:style-name="T30">allAfterClosing</text:span><text:span text:style-name="T29">‘ et Survey.ClosingDate &lt; now</text:span></text:p>
      <text:p text:style-name="P59"><text:span text:style-name="T29">Si Survey.Visibility == ‘</text:span><text:span text:style-name="T30">voters</text:span><text:span text:style-name="T29">’ et la personne a voté</text:span></text:p>
      <text:p text:style-name="P59"><text:span text:style-name="T29">Si Survey.Visibility == ‘voters</text:span><text:span text:style-name="T30">AfterClosing</text:span><text:span text:style-name="T29">‘ et Survey.ClosingDate &lt; now et la personne a voté</text:span></text:p>
      <text:p text:style-name="P59"/>
      <text:p text:style-name="P57">on veut mettre à jour <text:s/><text:span text:style-name="T21">canReadPool</text:span></text:p>
      <text:p text:style-name="P57">dans </text:p>
      <text:p text:style-name="P58">echo <text:span text:style-name="T6">$this</text:span>-&gt;latte-&gt;render(<text:span text:style-name="T7">'app/views/user/article.latte'</text:span>, <text:span text:style-name="T6">$this</text:span>-&gt;params-&gt;getAll([</text:p>
      <text:p text:style-name="P37"><text:span text:style-name="T7">'chosenArticle'</text:span> =&gt; $chosenArticle,</text:p>
      <text:p text:style-name="P37"><text:span text:style-name="T7">'latestArticleTitles'</text:span> =&gt; <text:span text:style-name="T6">$this</text:span>-&gt;getLatestArticleTitles($articleIds),</text:p>
      <text:p text:style-name="P37"><text:span text:style-name="T7">'canEdit'</text:span> =&gt; $canEdit,</text:p>
      <text:p text:style-name="P37"><text:span text:style-name="T7">'groups'</text:span> =&gt; <text:span text:style-name="T6">$this</text:span>-&gt;getGroups(),</text:p>
      <text:p text:style-name="P37"><text:span text:style-name="T7">'hasSurvey'</text:span> =&gt; <text:span text:style-name="T6">$this</text:span>-&gt;fluent-&gt;from(<text:span text:style-name="T7">'Survey'</text:span>)-&gt;where(<text:span text:style-name="T7">'IdArticle'</text:span>, $id)-&gt;fetch(),</text:p>
      <text:p text:style-name="P37"><text:span text:style-name="T7">'id'</text:span> =&gt; $id,</text:p>
      <text:p text:style-name="P37"><text:span text:style-name="T7">'userConnected'</text:span> =&gt; $person,</text:p>
      <text:p text:style-name="P37"><text:span text:style-name="T7">'navItems'</text:span> =&gt; <text:span text:style-name="T6">$this</text:span>-&gt;getNavItems(),</text:p>
      <text:p text:style-name="P37"><text:span text:style-name="T7">'publishedBy'</text:span> =&gt; $chosenArticle-&gt;PublishedBy &amp;&amp; $chosenArticle-&gt;PublishedBy != $chosenArticle-&gt;CreatedBy ? <text:span text:style-name="T6">$this</text:span>-&gt;getPublisher($chosenArticle-&gt;PublishedBy) : <text:span text:style-name="T7">''</text:span>,</text:p>
      <text:p text:style-name="P37"><text:span text:style-name="T7">'latestArticleHasSurvey'</text:span> =&gt; (<text:span text:style-name="T6">new</text:span> Article(<text:span text:style-name="T6">$this</text:span>-&gt;pdo))-&gt;hasSurvey($id),</text:p>
      <text:p text:style-name="P37"><text:span text:style-name="T7">'canReadPool'</text:span> =&gt; <text:span text:style-name="T6">$this</text:span>-&gt;fluent-&gt;from(<text:span text:style-name="T7">'Survey'</text:span>)-&gt;where(<text:span text:style-name="T7">'IdArticle'</text:span>, $id)-&gt;fetch(),</text:p>
      <text:p text:style-name="P57"/>
      <text:h text:style-name="P60" text:outline-level="1">Trombinoscope</text:h>
      <text:p text:style-name="P61"><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62">├── app</text:p>
      <text:p text:style-name="P62">│   ├── api</text:p>
      <text:p text:style-name="P62">│   ├── controllers</text:p>
      <text:p text:style-name="P62">│   ├── helpers</text:p>
      <text:p text:style-name="P62">│   │   └── database</text:p>
      <text:p text:style-name="P62">│   ├── images</text:p>
      <text:p text:style-name="P62">│   ├── js</text:p>
      <text:p text:style-name="P62">│   │   ├── admin</text:p>
      <text:p text:style-name="P62">│   │   ├── alerts</text:p>
      <text:p text:style-name="P62">│   <text:s text:c="4"/>├── …</text:p>
      <text:p text:style-name="P62">│   └── views</text:p>
      <text:p text:style-name="P62">│   <text:s text:c="4"/>├── admin</text:p>
      <text:p text:style-name="P62">│   <text:s text:c="4"/>├── alerts</text:p>
      <text:p text:style-name="P62">│   <text:s text:c="4"/>├── common</text:p>
      <text:p text:style-name="P62"><text:soft-page-break/>│   <text:s text:c="4"/>└── …</text:p>
      <text:p text:style-name="P63">Les contrôleurs héritent de</text:p>
      <text:p text:style-name="P62"><text:span text:style-name="T6">abstract</text:span> <text:span text:style-name="T6">class</text:span> BaseController</text:p>
      <text:p text:style-name="P62">{</text:p>
      <text:p text:style-name="P62"><text:span text:style-name="T6">protected</text:span> PDO $pdo;</text:p>
      <text:p text:style-name="P62"><text:span text:style-name="T6">protected</text:span> $fluent;</text:p>
      <text:p text:style-name="P62"><text:span text:style-name="T6">protected</text:span> Engine $flight;</text:p>
      <text:p text:style-name="P62"><text:span text:style-name="T6">protected</text:span> $latte;</text:p>
      <text:p text:style-name="P62"><text:span text:style-name="T6">protected</text:span> Application $application;</text:p>
      <text:p text:style-name="P62"><text:span text:style-name="T6">protected</text:span> Params $params;</text:p>
      <text:p text:style-name="P62"><text:span text:style-name="T6">protected</text:span> $authorizations;</text:p>
      <text:p text:style-name="P62"/>
      <text:p text:style-name="P62"><text:span text:style-name="T6">public</text:span> <text:span text:style-name="T6">function</text:span> __construct(PDO $pdo, Engine $flight)</text:p>
      <text:p text:style-name="P62">{</text:p>
      <text:p text:style-name="P62"><text:span text:style-name="T6">$this</text:span>-&gt;pdo = $pdo;</text:p>
      <text:p text:style-name="P62"><text:span text:style-name="T6">$this</text:span>-&gt;fluent = <text:span text:style-name="T6">new</text:span> \Envms\FluentPDO\Query($pdo);</text:p>
      <text:p text:style-name="P62"><text:span text:style-name="T6">$this</text:span>-&gt;flight = $flight;</text:p>
      <text:p text:style-name="P62"><text:span text:style-name="T6">$this</text:span>-&gt;latte = <text:span text:style-name="T6">new</text:span> LatteEngine();</text:p>
      <text:p text:style-name="P62">…</text:p>
      <text:p text:style-name="P64">Exemple de contrôleur :</text:p>
      <text:p text:style-name="P62">&lt;?php</text:p>
      <text:p text:style-name="P62"><text:span text:style-name="T6">namespace</text:span> app\controllers;</text:p>
      <text:p text:style-name="P62"><text:span text:style-name="T6">use</text:span> app\helpers\PersonStatistics;</text:p>
      <text:p text:style-name="P62"><text:span text:style-name="T6">class</text:span> PersonStatisticsController <text:span text:style-name="T6">extends</text:span> BaseController</text:p>
      <text:p text:style-name="P62">{</text:p>
      <text:p text:style-name="P62"><text:span text:style-name="T6">public</text:span> <text:span text:style-name="T6">function</text:span> showStatistics()</text:p>
      <text:p text:style-name="P62">{</text:p>
      <text:p text:style-name="P62"><text:span text:style-name="T6">if</text:span> ($person = <text:span text:style-name="T6">$this</text:span>-&gt;getPerson([])) {</text:p>
      <text:p text:style-name="P62">$personalStatistics = <text:span text:style-name="T6">new</text:span> PersonStatistics(<text:span text:style-name="T6">$this</text:span>-&gt;pdo);</text:p>
      <text:p text:style-name="P62">$season = $personalStatistics-&gt;getSeasonRange();</text:p>
      <text:p text:style-name="P62">echo <text:span text:style-name="T6">$this</text:span>-&gt;latte-&gt;render(<text:span text:style-name="T7">'app/views/user/statistics.latte'</text:span>, <text:span text:style-name="T6">$this</text:span>-&gt;params-&gt;getAll([</text:p>
      <text:p text:style-name="P62"><text:span text:style-name="T7">'stats'</text:span> =&gt; $personalStatistics-&gt;getStats($person, $season[<text:span text:style-name="T7">'start'</text:span>], $season[<text:span text:style-name="T7">'end'</text:span>]),</text:p>
      <text:p text:style-name="P62"><text:span text:style-name="T7">'seasons'</text:span> =&gt; $personalStatistics-&gt;getAvailableSeasons(),</text:p>
      <text:p text:style-name="P62"><text:span text:style-name="T7">'currentSeason'</text:span> =&gt; $season,</text:p>
      <text:p text:style-name="P62">]));</text:p>
      <text:p text:style-name="P62">} <text:span text:style-name="T6">else</text:span> {</text:p>
      <text:p text:style-name="P62"><text:span text:style-name="T6">$this</text:span>-&gt;application-&gt;error403(<text:span text:style-name="T6">__FILE__</text:span>, <text:span text:style-name="T6">__LINE__</text:span>);</text:p>
      <text:p text:style-name="P62">}</text:p>
      <text:p text:style-name="P62">}</text:p>
      <text:p text:style-name="P62">}</text:p>
      <text:p text:style-name="P64">Exemple de vue :</text:p>
      <text:p text:style-name="P62">{<text:span text:style-name="T6">layout </text:span><text:span text:style-name="T7">'../layout.latte'</text:span>}</text:p>
      <text:p text:style-name="P62"/>
      <text:p text:style-name="P62">{<text:span text:style-name="T6">block </text:span>title}Stat{<text:span text:style-name="T6">/block</text:span>}</text:p>
      <text:p text:style-name="P62"/>
      <text:p text:style-name="P62">{<text:span text:style-name="T6">block </text:span>navbar}</text:p>
      <text:p text:style-name="P62">{<text:span text:style-name="T6">include </text:span><text:span text:style-name="T7">'../navbar/home.latte'</text:span>}</text:p>
      <text:p text:style-name="P62">{<text:span text:style-name="T6">/block</text:span>}</text:p>
      <text:p text:style-name="P62"/>
      <text:p text:style-name="P62">{<text:span text:style-name="T6">block </text:span>content}</text:p>
      <text:p text:style-name="P62"><text:span text:style-name="T8">&lt;div</text:span> <text:span text:style-name="T9">class</text:span>=<text:span text:style-name="T6">"container mt-4"</text:span><text:span text:style-name="T8">&gt;</text:span></text:p>
      <text:p text:style-name="P62"><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62"><text:span text:style-name="T8">&lt;div</text:span> <text:span text:style-name="T9">class</text:span>=<text:span text:style-name="T6">"card mb-4"</text:span><text:span text:style-name="T8">&gt;</text:span></text:p>
      <text:p text:style-name="P62"><text:span text:style-name="T8">&lt;div</text:span> <text:span text:style-name="T9">class</text:span>=<text:span text:style-name="T6">"card-header"</text:span><text:span text:style-name="T8">&gt;</text:span></text:p>
      <text:p text:style-name="P62"><text:span text:style-name="T8">&lt;div</text:span> <text:span text:style-name="T9">class</text:span>=<text:span text:style-name="T6">"row"</text:span><text:span text:style-name="T8">&gt;</text:span></text:p>
      <text:p text:style-name="P62"><text:soft-page-break/><text:span text:style-name="T8">&lt;div</text:span> <text:span text:style-name="T9">class</text:span>=<text:span text:style-name="T6">"col"</text:span><text:span text:style-name="T8">&gt;</text:span></text:p>
      <text:p text:style-name="P62"><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62">&lt;/div&gt;</text:p>
      <text:p text:style-name="P62">...</text:p>
      <text:p text:style-name="P65">Et la route :</text:p>
      <text:p text:style-name="P62">$personStatisticsController = $container-&gt;get(<text:span text:style-name="T7">'app\controllers\PersonStatisticsController'</text:span>);</text:p>
      <text:p text:style-name="P62">$flight-&gt;route(<text:span text:style-name="T7">'GET /statistics/person'</text:span>, <text:span text:style-name="T6">function</text:span>() <text:span text:style-name="T6">use</text:span> ($personStatisticsController) {$personStatisticsController-&gt;showStatistics();});</text:p>
      <text:p text:style-name="P65"/>
      <text:p text:style-name="P66">Avec ce<text:span text:style-name="T2">s</text:span> table<text:span text:style-name="T2">s</text:span> :</text:p>
      <text:p text:style-name="P62">CREATE TABLE "Person" (</text:p>
      <text:p text:style-name="P62"><text:tab/>"Id"<text:tab/>INTEGER,</text:p>
      <text:p text:style-name="P62"><text:tab/>"Email"<text:tab/>TEXT NOT NULL UNIQUE,</text:p>
      <text:p text:style-name="P62"><text:tab/>"Password"<text:tab/>TEXT,</text:p>
      <text:p text:style-name="P62"><text:tab/>"FirstName"<text:tab/>TEXT NOT NULL,</text:p>
      <text:p text:style-name="P62"><text:tab/>"LastName"<text:tab/>TEXT NOT NULL,</text:p>
      <text:p text:style-name="P62"><text:tab/>"NickName"<text:tab/>TEXT,</text:p>
      <text:p text:style-name="P62"><text:tab/>"Avatar"<text:tab/>TEXT,</text:p>
      <text:p text:style-name="P62"><text:tab/>"UseGravatar"<text:tab/>TEXT NOT NULL DEFAULT 'no',</text:p>
      <text:p text:style-name="P62"><text:tab/>"Token"<text:tab/>TEXT,</text:p>
      <text:p text:style-name="P62"><text:tab/>"TokenCreatedAt"<text:tab/>TEXT,</text:p>
      <text:p text:style-name="P62"><text:tab/>"Availabilities"<text:tab/>TEXT,</text:p>
      <text:p text:style-name="P62"><text:tab/>"Preferences"<text:tab/>TEXT,</text:p>
      <text:p text:style-name="P62"><text:tab/>"Imported"<text:tab/>INTEGER NOT NULL DEFAULT 0,</text:p>
      <text:p text:style-name="P62"><text:tab/>"Inactivated"<text:tab/>INTEGER NOT NULL DEFAULT 0,</text:p>
      <text:p text:style-name="P62"><text:tab/>"Phone"<text:tab/>TEXT,</text:p>
      <text:p text:style-name="P62"><text:tab/>"Presentation"<text:tab/>TEXT,</text:p>
      <text:p text:style-name="P62"><text:tab/>"InPresentationDirectory"<text:tab/>INTEGER NOT NULL DEFAULT 0,</text:p>
      <text:p text:style-name="P62"><text:tab/>PRIMARY KEY("Id")</text:p>
      <text:p text:style-name="P62">);</text:p>
      <text:p text:style-name="P66">On veut <text:span text:style-name="T31">pouvoir permettre aux utilisateurs de créer leur présentation.</text:span></text:p>
      <text:p text:style-name="P67">Celle-ci devrait contenir du texte mis en forme, une photo, un point sur une carte pour indiquer le lieu d’habitation (au niveau du quartier uniquement) et une case à cocher pour figurer dans le trombinoscope.</text:p>
      <text:h text:style-name="P68" text:outline-level="1">Localisation des membres</text:h>
      <text:p text:style-name="P69"><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70">├── app</text:p>
      <text:p text:style-name="P70">│   ├── api</text:p>
      <text:p text:style-name="P70">│   ├── controllers</text:p>
      <text:p text:style-name="P70">│   ├── helpers</text:p>
      <text:p text:style-name="P70">│   │   └── database</text:p>
      <text:p text:style-name="P70">│   ├── images</text:p>
      <text:p text:style-name="P70">│   ├── js</text:p>
      <text:p text:style-name="P70">│   │   ├── admin</text:p>
      <text:p text:style-name="P70">│   │   ├── alerts</text:p>
      <text:p text:style-name="P70">│   <text:s text:c="4"/>├── …</text:p>
      <text:p text:style-name="P70">│   └── views</text:p>
      <text:p text:style-name="P70">│   <text:s text:c="4"/>├── admin</text:p>
      <text:p text:style-name="P70">│   <text:s text:c="4"/>├── alerts</text:p>
      <text:p text:style-name="P70">│   <text:s text:c="4"/>├── common</text:p>
      <text:p text:style-name="P70"><text:soft-page-break/>│   <text:s text:c="4"/>└── …</text:p>
      <text:p text:style-name="P71">Les contrôleurs héritent de</text:p>
      <text:p text:style-name="P70"><text:span text:style-name="T6">abstract</text:span> <text:span text:style-name="T6">class</text:span> BaseController</text:p>
      <text:p text:style-name="P70">{</text:p>
      <text:p text:style-name="P70"><text:span text:style-name="T6">protected</text:span> PDO $pdo;</text:p>
      <text:p text:style-name="P70"><text:span text:style-name="T6">protected</text:span> $fluent;</text:p>
      <text:p text:style-name="P70"><text:span text:style-name="T6">protected</text:span> Engine $flight;</text:p>
      <text:p text:style-name="P70"><text:span text:style-name="T6">protected</text:span> $latte;</text:p>
      <text:p text:style-name="P70"><text:span text:style-name="T6">protected</text:span> Application $application;</text:p>
      <text:p text:style-name="P70"><text:span text:style-name="T6">protected</text:span> Params $params;</text:p>
      <text:p text:style-name="P70"><text:span text:style-name="T6">protected</text:span> $authorizations;</text:p>
      <text:p text:style-name="P70"/>
      <text:p text:style-name="P70"><text:span text:style-name="T6">public</text:span> <text:span text:style-name="T6">function</text:span> __construct(PDO $pdo, Engine $flight)</text:p>
      <text:p text:style-name="P70">{</text:p>
      <text:p text:style-name="P70"><text:span text:style-name="T6">$this</text:span>-&gt;pdo = $pdo;</text:p>
      <text:p text:style-name="P70"><text:span text:style-name="T6">$this</text:span>-&gt;fluent = <text:span text:style-name="T6">new</text:span> \Envms\FluentPDO\Query($pdo);</text:p>
      <text:p text:style-name="P70"><text:span text:style-name="T6">$this</text:span>-&gt;flight = $flight;</text:p>
      <text:p text:style-name="P70"><text:span text:style-name="T6">$this</text:span>-&gt;latte = <text:span text:style-name="T6">new</text:span> LatteEngine();</text:p>
      <text:p text:style-name="P70">…</text:p>
      <text:p text:style-name="P72">Exemple de contrôleur :</text:p>
      <text:p text:style-name="P70">&lt;?php</text:p>
      <text:p text:style-name="P70"><text:span text:style-name="T6">namespace</text:span> app\controllers;</text:p>
      <text:p text:style-name="P70"><text:span text:style-name="T6">use</text:span> app\helpers\PersonStatistics;</text:p>
      <text:p text:style-name="P70"><text:span text:style-name="T6">class</text:span> PersonStatisticsController <text:span text:style-name="T6">extends</text:span> BaseController</text:p>
      <text:p text:style-name="P70">{</text:p>
      <text:p text:style-name="P70"><text:span text:style-name="T6">public</text:span> <text:span text:style-name="T6">function</text:span> showStatistics()</text:p>
      <text:p text:style-name="P70">{</text:p>
      <text:p text:style-name="P70"><text:span text:style-name="T6">if</text:span> ($person = <text:span text:style-name="T6">$this</text:span>-&gt;getPerson([])) {</text:p>
      <text:p text:style-name="P70">$personalStatistics = <text:span text:style-name="T6">new</text:span> PersonStatistics(<text:span text:style-name="T6">$this</text:span>-&gt;pdo);</text:p>
      <text:p text:style-name="P70">$season = $personalStatistics-&gt;getSeasonRange();</text:p>
      <text:p text:style-name="P70">echo <text:span text:style-name="T6">$this</text:span>-&gt;latte-&gt;render(<text:span text:style-name="T7">'app/views/user/statistics.latte'</text:span>, <text:span text:style-name="T6">$this</text:span>-&gt;params-&gt;getAll([</text:p>
      <text:p text:style-name="P70"><text:span text:style-name="T7">'stats'</text:span> =&gt; $personalStatistics-&gt;getStats($person, $season[<text:span text:style-name="T7">'start'</text:span>], $season[<text:span text:style-name="T7">'end'</text:span>]),</text:p>
      <text:p text:style-name="P70"><text:span text:style-name="T7">'seasons'</text:span> =&gt; $personalStatistics-&gt;getAvailableSeasons(),</text:p>
      <text:p text:style-name="P70"><text:span text:style-name="T7">'currentSeason'</text:span> =&gt; $season,</text:p>
      <text:p text:style-name="P70">]));</text:p>
      <text:p text:style-name="P70">} <text:span text:style-name="T6">else</text:span> {</text:p>
      <text:p text:style-name="P70"><text:span text:style-name="T6">$this</text:span>-&gt;application-&gt;error403(<text:span text:style-name="T6">__FILE__</text:span>, <text:span text:style-name="T6">__LINE__</text:span>);</text:p>
      <text:p text:style-name="P70">}</text:p>
      <text:p text:style-name="P70">}</text:p>
      <text:p text:style-name="P70">}</text:p>
      <text:p text:style-name="P72">Exemple de vue :</text:p>
      <text:p text:style-name="P70">{<text:span text:style-name="T6">layout </text:span><text:span text:style-name="T7">'../layout.latte'</text:span>}</text:p>
      <text:p text:style-name="P70"/>
      <text:p text:style-name="P70">{<text:span text:style-name="T6">block </text:span>title}Stat{<text:span text:style-name="T6">/block</text:span>}</text:p>
      <text:p text:style-name="P70"/>
      <text:p text:style-name="P70">{<text:span text:style-name="T6">block </text:span>navbar}</text:p>
      <text:p text:style-name="P70">{<text:span text:style-name="T6">include </text:span><text:span text:style-name="T7">'../navbar/home.latte'</text:span>}</text:p>
      <text:p text:style-name="P70">{<text:span text:style-name="T6">/block</text:span>}</text:p>
      <text:p text:style-name="P70"/>
      <text:p text:style-name="P70">{<text:span text:style-name="T6">block </text:span>content}</text:p>
      <text:p text:style-name="P70"><text:span text:style-name="T8">&lt;div</text:span> <text:span text:style-name="T9">class</text:span>=<text:span text:style-name="T6">"container mt-4"</text:span><text:span text:style-name="T8">&gt;</text:span></text:p>
      <text:p text:style-name="P70"><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70"><text:span text:style-name="T8">&lt;div</text:span> <text:span text:style-name="T9">class</text:span>=<text:span text:style-name="T6">"card mb-4"</text:span><text:span text:style-name="T8">&gt;</text:span></text:p>
      <text:p text:style-name="P70"><text:span text:style-name="T8">&lt;div</text:span> <text:span text:style-name="T9">class</text:span>=<text:span text:style-name="T6">"card-header"</text:span><text:span text:style-name="T8">&gt;</text:span></text:p>
      <text:p text:style-name="P70"><text:span text:style-name="T8">&lt;div</text:span> <text:span text:style-name="T9">class</text:span>=<text:span text:style-name="T6">"row"</text:span><text:span text:style-name="T8">&gt;</text:span></text:p>
      <text:p text:style-name="P70"><text:soft-page-break/><text:span text:style-name="T8">&lt;div</text:span> <text:span text:style-name="T9">class</text:span>=<text:span text:style-name="T6">"col"</text:span><text:span text:style-name="T8">&gt;</text:span></text:p>
      <text:p text:style-name="P70"><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70">&lt;/div&gt;</text:p>
      <text:p text:style-name="P70">...</text:p>
      <text:p text:style-name="P73">Et la route :</text:p>
      <text:p text:style-name="P70">$personStatisticsController = $container-&gt;get(<text:span text:style-name="T7">'app\controllers\PersonStatisticsController'</text:span>);</text:p>
      <text:p text:style-name="P70">$flight-&gt;route(<text:span text:style-name="T7">'GET /statistics/person'</text:span>, <text:span text:style-name="T6">function</text:span>() <text:span text:style-name="T6">use</text:span> ($personStatisticsController) {$personStatisticsController-&gt;showStatistics();});</text:p>
      <text:p text:style-name="P73"/>
      <text:p text:style-name="P74">Avec ce<text:span text:style-name="T2">s</text:span> table<text:span text:style-name="T2">s</text:span> :</text:p>
      <text:p text:style-name="P75"><text:span text:style-name="T6">CREATE</text:span> <text:span text:style-name="T6">TABLE</text:span> IF <text:span text:style-name="T6">NOT</text:span> <text:span text:style-name="T6">EXISTS</text:span> <text:span text:style-name="T7">"Person"</text:span> (</text:p>
      <text:p text:style-name="P37"><text:span text:style-name="T7">"Id"</text:span> <text:span text:style-name="T6">INTEGER</text:span>,</text:p>
      <text:p text:style-name="P37"><text:span text:style-name="T7">"Email"</text:span> <text:span text:style-name="T6">TEXT</text:span> <text:span text:style-name="T6">NOT NULL</text:span> <text:span text:style-name="T6">UNIQUE</text:span>,</text:p>
      <text:p text:style-name="P37"><text:span text:style-name="T7">"Password"</text:span> <text:span text:style-name="T6">TEXT</text:span>,</text:p>
      <text:p text:style-name="P37"><text:span text:style-name="T7">"FirstName"</text:span> <text:span text:style-name="T6">TEXT</text:span> <text:span text:style-name="T6">NOT NULL</text:span>,</text:p>
      <text:p text:style-name="P37"><text:span text:style-name="T7">"LastName"</text:span> <text:span text:style-name="T6">TEXT</text:span> <text:span text:style-name="T6">NOT NULL</text:span>,</text:p>
      <text:p text:style-name="P37"><text:span text:style-name="T7">"NickName"</text:span> <text:span text:style-name="T6">TEXT</text:span>,</text:p>
      <text:p text:style-name="P37"><text:span text:style-name="T7">"Avatar"</text:span> <text:span text:style-name="T6">TEXT</text:span>,</text:p>
      <text:p text:style-name="P37"><text:span text:style-name="T7">"UseGravatar"</text:span> <text:span text:style-name="T6">TEXT</text:span> <text:span text:style-name="T6">NOT NULL</text:span> <text:span text:style-name="T6">DEFAULT</text:span> <text:span text:style-name="T7">'no'</text:span>,</text:p>
      <text:p text:style-name="P37"><text:span text:style-name="T7">"Token"</text:span> <text:span text:style-name="T6">TEXT</text:span>,</text:p>
      <text:p text:style-name="P37"><text:span text:style-name="T7">"TokenCreatedAt"</text:span> <text:span text:style-name="T6">TEXT</text:span>,</text:p>
      <text:p text:style-name="P37"><text:span text:style-name="T7">"Availabilities"</text:span> <text:span text:style-name="T6">TEXT</text:span>,</text:p>
      <text:p text:style-name="P37"><text:span text:style-name="T7">"Preferences"</text:span> <text:span text:style-name="T6">TEXT</text:span>,</text:p>
      <text:p text:style-name="P37"><text:span text:style-name="T7">"Imported"</text:span> <text:span text:style-name="T6">INTEGER</text:span> <text:span text:style-name="T6">NOT NULL</text:span> <text:span text:style-name="T6">DEFAULT</text:span> <text:span text:style-name="T10">0</text:span>,</text:p>
      <text:p text:style-name="P37"><text:span text:style-name="T7">"Inactivated"</text:span> <text:span text:style-name="T6">INTEGER</text:span> <text:span text:style-name="T6">NOT NULL</text:span> <text:span text:style-name="T6">DEFAULT</text:span> <text:span text:style-name="T10">0</text:span>,</text:p>
      <text:p text:style-name="P37"><text:span text:style-name="T7">"Phone"</text:span> <text:span text:style-name="T6">TEXT</text:span>,</text:p>
      <text:p text:style-name="P37"><text:span text:style-name="T7">"Presentation"</text:span> <text:span text:style-name="T6">TEXT</text:span>,</text:p>
      <text:p text:style-name="P37"><text:span text:style-name="T7">"InPresentationDirectory"</text:span> <text:span text:style-name="T6">INTEGER</text:span> <text:span text:style-name="T6">NOT NULL</text:span> <text:span text:style-name="T6">DEFAULT</text:span> <text:span text:style-name="T10">0</text:span>,</text:p>
      <text:p text:style-name="P37"><text:span text:style-name="T7">"Location"</text:span> <text:span text:style-name="T6">TEXT</text:span>,</text:p>
      <text:p text:style-name="P37"><text:span text:style-name="T6">PRIMARY KEY</text:span>(<text:span text:style-name="T7">"Id"</text:span>)</text:p>
      <text:p text:style-name="P37">);</text:p>
      <text:p text:style-name="P70"/>
      <text:p text:style-name="P74">On veut <text:span text:style-name="T32">afficher une carte avec un point correspondant à la localisation des utilisateurs qui figure dans le trombinoscope (InPresentationDirectory == 1)</text:span></text:p>
      <text:h text:style-name="P76" text:outline-level="1">Conversation</text:h>
      <text:p text:style-name="P77"><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5">├── app</text:p>
      <text:p text:style-name="P5">│   ├── api</text:p>
      <text:p text:style-name="P5">│   <text:s text:c="4"/>└── …</text:p>
      <text:p text:style-name="P5">│   ├── controllers</text:p>
      <text:p text:style-name="P5">│   <text:s text:c="4"/>└── …</text:p>
      <text:p text:style-name="P5">│   ├── helpers</text:p>
      <text:p text:style-name="P5">│   <text:s text:c="4"/>└── …</text:p>
      <text:p text:style-name="P5">│   ├── images</text:p>
      <text:p text:style-name="P5">│   ├── js</text:p>
      <text:p text:style-name="P5">│   <text:s text:c="4"/>└── …</text:p>
      <text:p text:style-name="P5">│   └── views</text:p>
      <text:p text:style-name="P5">│   <text:s text:c="4"/>└── …</text:p>
      <text:p text:style-name="P78"><text:soft-page-break/>Les contrôleurs héritent de</text:p>
      <text:p text:style-name="P5"><text:span text:style-name="T6">abstract</text:span> <text:span text:style-name="T6">class</text:span> BaseController</text:p>
      <text:p text:style-name="P5">{</text:p>
      <text:p text:style-name="P5"><text:span text:style-name="T6">protected</text:span> PDO $pdo;</text:p>
      <text:p text:style-name="P5"><text:span text:style-name="T6">protected</text:span> $fluent;</text:p>
      <text:p text:style-name="P5"><text:span text:style-name="T6">protected</text:span> Engine $flight;</text:p>
      <text:p text:style-name="P5"><text:span text:style-name="T6">protected</text:span> $latte;</text:p>
      <text:p text:style-name="P5"><text:span text:style-name="T6">protected</text:span> Application $application;</text:p>
      <text:p text:style-name="P5"><text:span text:style-name="T6">protected</text:span> Params $params;</text:p>
      <text:p text:style-name="P5"><text:span text:style-name="T6">protected</text:span> $authorizations;</text:p>
      <text:p text:style-name="P5"/>
      <text:p text:style-name="P5"><text:span text:style-name="T6">public</text:span> <text:span text:style-name="T6">function</text:span> __construct(PDO $pdo, Engine $flight)</text:p>
      <text:p text:style-name="P5">{</text:p>
      <text:p text:style-name="P5"><text:span text:style-name="T6">$this</text:span>-&gt;pdo = $pdo;</text:p>
      <text:p text:style-name="P5"><text:span text:style-name="T6">$this</text:span>-&gt;fluent = <text:span text:style-name="T6">new</text:span> \Envms\FluentPDO\Query($pdo);</text:p>
      <text:p text:style-name="P5"><text:span text:style-name="T6">$this</text:span>-&gt;flight = $flight;</text:p>
      <text:p text:style-name="P5"><text:span text:style-name="T6">$this</text:span>-&gt;latte = <text:span text:style-name="T6">new</text:span> LatteEngine();</text:p>
      <text:p text:style-name="P5">…</text:p>
      <text:h text:style-name="P79" text:outline-level="2">Exemple de contrôleur :</text:h>
      <text:p text:style-name="P5">&lt;?php</text:p>
      <text:p text:style-name="P5"><text:span text:style-name="T6">namespace</text:span> app\controllers;</text:p>
      <text:p text:style-name="P5"><text:span text:style-name="T6">use</text:span> app\helpers\PersonStatistics;</text:p>
      <text:p text:style-name="P5"><text:span text:style-name="T6">class</text:span> PersonStatisticsController <text:span text:style-name="T6">extends</text:span> BaseController</text:p>
      <text:p text:style-name="P5">{</text:p>
      <text:p text:style-name="P5"><text:span text:style-name="T6">public</text:span> <text:span text:style-name="T6">function</text:span> showStatistics()</text:p>
      <text:p text:style-name="P5">{</text:p>
      <text:p text:style-name="P5"><text:span text:style-name="T6">if</text:span> ($person = <text:span text:style-name="T6">$this</text:span>-&gt;getPerson([])) {</text:p>
      <text:p text:style-name="P5">$personalStatistics = <text:span text:style-name="T6">new</text:span> PersonStatistics(<text:span text:style-name="T6">$this</text:span>-&gt;pdo);</text:p>
      <text:p text:style-name="P5">$season = $personalStatistics-&gt;getSeasonRange();</text:p>
      <text:p text:style-name="P5">echo <text:span text:style-name="T6">$this</text:span>-&gt;latte-&gt;render(<text:span text:style-name="T7">'app/views/user/statistics.latte'</text:span>, <text:span text:style-name="T6">$this</text:span>-&gt;params-&gt;getAll([</text:p>
      <text:p text:style-name="P5"><text:span text:style-name="T7">'stats'</text:span> =&gt; $personalStatistics-&gt;getStats($person, $season[<text:span text:style-name="T7">'start'</text:span>], $season[<text:span text:style-name="T7">'end'</text:span>]),</text:p>
      <text:p text:style-name="P5"><text:span text:style-name="T7">'seasons'</text:span> =&gt; $personalStatistics-&gt;getAvailableSeasons(),</text:p>
      <text:p text:style-name="P5"><text:span text:style-name="T7">'currentSeason'</text:span> =&gt; $season,</text:p>
      <text:p text:style-name="P5">]));</text:p>
      <text:p text:style-name="P5">} <text:span text:style-name="T6">else</text:span> {</text:p>
      <text:p text:style-name="P5"><text:span text:style-name="T6">$this</text:span>-&gt;application-&gt;error403(<text:span text:style-name="T6">__FILE__</text:span>, <text:span text:style-name="T6">__LINE__</text:span>);</text:p>
      <text:p text:style-name="P5">…</text:p>
      <text:h text:style-name="P79" text:outline-level="2">Exemple de vue :</text:h>
      <text:p text:style-name="P5">{<text:span text:style-name="T6">layout </text:span><text:span text:style-name="T7">'../layout.latte'</text:span>}</text:p>
      <text:p text:style-name="P5"/>
      <text:p text:style-name="P5">{<text:span text:style-name="T6">block </text:span>title}Stat{<text:span text:style-name="T6">/block</text:span>}</text:p>
      <text:p text:style-name="P5"/>
      <text:p text:style-name="P5">{<text:span text:style-name="T6">block </text:span>navbar}</text:p>
      <text:p text:style-name="P5">{<text:span text:style-name="T6">include </text:span><text:span text:style-name="T7">'../navbar/home.latte'</text:span>}</text:p>
      <text:p text:style-name="P5">{<text:span text:style-name="T6">/block</text:span>}</text:p>
      <text:p text:style-name="P5"/>
      <text:p text:style-name="P5">{<text:span text:style-name="T6">block </text:span>content}</text:p>
      <text:p text:style-name="P5"><text:span text:style-name="T8">&lt;div</text:span> <text:span text:style-name="T9">class</text:span>=<text:span text:style-name="T6">"container mt-4"</text:span><text:span text:style-name="T8">&gt;</text:span></text:p>
      <text:p text:style-name="P5"><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5"><text:span text:style-name="T8">&lt;div</text:span> <text:span text:style-name="T9">class</text:span>=<text:span text:style-name="T6">"card mb-4"</text:span><text:span text:style-name="T8">&gt;</text:span></text:p>
      <text:p text:style-name="P5"><text:span text:style-name="T8">&lt;div</text:span> <text:span text:style-name="T9">class</text:span>=<text:span text:style-name="T6">"card-header"</text:span><text:span text:style-name="T8">&gt;</text:span></text:p>
      <text:p text:style-name="P5"><text:span text:style-name="T8">&lt;div</text:span> <text:span text:style-name="T9">class</text:span>=<text:span text:style-name="T6">"row"</text:span><text:span text:style-name="T8">&gt;</text:span></text:p>
      <text:p text:style-name="P5"><text:span text:style-name="T8">&lt;div</text:span> <text:span text:style-name="T9">class</text:span>=<text:span text:style-name="T6">"col"</text:span><text:span text:style-name="T8">&gt;</text:span></text:p>
      <text:p text:style-name="P5"><text:soft-page-break/><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5">&lt;/div&gt;</text:p>
      <text:p text:style-name="P5">…</text:p>
      <text:h text:style-name="P79" text:outline-level="2">Exemple d’API</text:h>
      <text:p text:style-name="P5">&lt;?php</text:p>
      <text:p text:style-name="P5"><text:span text:style-name="T6">namespace</text:span> app\api;</text:p>
      <text:p text:style-name="P5"><text:span text:style-name="T6">use</text:span> Exception;</text:p>
      <text:p text:style-name="P5"><text:span text:style-name="T6">use</text:span> app\controllers\BaseController;</text:p>
      <text:p text:style-name="P5"><text:span text:style-name="T6">use</text:span> app\helpers\EventAudience;</text:p>
      <text:p text:style-name="P5"/>
      <text:p text:style-name="P5"><text:span text:style-name="T6">class</text:span> EventApi <text:span text:style-name="T6">extends</text:span> BaseController</text:p>
      <text:p text:style-name="P5">{</text:p>
      <text:p text:style-name="P5"><text:span text:style-name="T6">public</text:span> <text:span text:style-name="T6">function</text:span> createAttribute()</text:p>
      <text:p text:style-name="P5">{</text:p>
      <text:p text:style-name="P5"><text:span text:style-name="T6">if</text:span> (<text:span text:style-name="T6">$this</text:span>-&gt;getPerson([<text:span text:style-name="T7">'Webmaster'</text:span>])) {</text:p>
      <text:p text:style-name="P5">$json = file_get_contents(<text:span text:style-name="T7">'php://input'</text:span>);</text:p>
      <text:p text:style-name="P5">$data = json_decode($json, <text:span text:style-name="T6">true</text:span>);</text:p>
      <text:p text:style-name="P5"/>
      <text:p text:style-name="P5"><text:span text:style-name="T6">try</text:span> {</text:p>
      <text:p text:style-name="P5"><text:span text:style-name="T6">$this</text:span>-&gt;pdo-&gt;beginTransaction();</text:p>
      <text:p text:style-name="P5">$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5">$query-&gt;execute([$data[<text:span text:style-name="T7">'name'</text:span>], $data[<text:span text:style-name="T7">'detail'</text:span>], $data[<text:span text:style-name="T7">'color'</text:span>]]);</text:p>
      <text:p text:style-name="P5"><text:span text:style-name="T6">$this</text:span>-&gt;pdo-&gt;commit();</text:p>
      <text:p text:style-name="P5"/>
      <text:p text:style-name="P5">header(<text:span text:style-name="T7">'Content-Type: application/json'</text:span>);</text:p>
      <text:p text:style-name="P5">echo json_encode([<text:span text:style-name="T7">'success'</text:span> =&gt; <text:span text:style-name="T6">true</text:span>]);</text:p>
      <text:p text:style-name="P5">} <text:span text:style-name="T6">catch</text:span> (\Exception $e) {</text:p>
      <text:p text:style-name="P5"><text:span text:style-name="T6">$this</text:span>-&gt;pdo-&gt;rollBack();</text:p>
      <text:p text:style-name="P5">header(<text:span text:style-name="T7">'Content-Type: application/json'</text:span>, <text:span text:style-name="T6">true</text:span>, <text:span text:style-name="T10">500</text:span>);</text:p>
      <text:p text:style-name="P5">echo json_encode([<text:span text:style-name="T7">'success'</text:span> =&gt; <text:span text:style-name="T6">false</text:span>, <text:span text:style-name="T7">'message'</text:span> =&gt; $e-&gt;getMessage()]);</text:p>
      <text:p text:style-name="P5">}</text:p>
      <text:p text:style-name="P5">} <text:span text:style-name="T6">else</text:span> {</text:p>
      <text:p text:style-name="P5">header(<text:span text:style-name="T7">'Content-Type: application/json'</text:span>, <text:span text:style-name="T6">true</text:span>, <text:span text:style-name="T10">403</text:span>);</text:p>
      <text:p text:style-name="P5">echo json_encode([<text:span text:style-name="T7">'success'</text:span> =&gt; <text:span text:style-name="T6">false</text:span>, <text:span text:style-name="T7">'message'</text:span> =&gt; <text:span text:style-name="T7">'User not allowed'</text:span>]);</text:p>
      <text:p text:style-name="P5">}</text:p>
      <text:p text:style-name="P5">}</text:p>
      <text:p text:style-name="P5">…</text:p>
      <text:h text:style-name="P79" text:outline-level="2">Exemple de helper</text:h>
      <text:p text:style-name="P5">&lt;?php</text:p>
      <text:p text:style-name="P5"><text:span text:style-name="T6">namespace</text:span> app\helpers;</text:p>
      <text:p text:style-name="P5"><text:span text:style-name="T6">use</text:span> PDO;</text:p>
      <text:p text:style-name="P5"><text:span text:style-name="T6">class</text:span> Article</text:p>
      <text:p text:style-name="P5">{</text:p>
      <text:p text:style-name="P5"><text:span text:style-name="T6">private</text:span> $pdo;</text:p>
      <text:p text:style-name="P5"><text:span text:style-name="T6">private</text:span> $fluent;</text:p>
      <text:p text:style-name="P5"/>
      <text:p text:style-name="P5"><text:span text:style-name="T6">public</text:span> <text:span text:style-name="T6">function</text:span> __construct(PDO $pdo)</text:p>
      <text:p text:style-name="P5">{</text:p>
      <text:p text:style-name="P5"><text:span text:style-name="T6">$this</text:span>-&gt;pdo = $pdo;</text:p>
      <text:p text:style-name="P5"><text:span text:style-name="T6">$this</text:span>-&gt;fluent = <text:span text:style-name="T6">new</text:span> \Envms\FluentPDO\Query($pdo);</text:p>
      <text:p text:style-name="P5">}</text:p>
      <text:p text:style-name="P5"/>
      <text:p text:style-name="P5"><text:soft-page-break/><text:span text:style-name="T6">public</text:span> <text:span text:style-name="T6">function</text:span> hasSurvey($id)</text:p>
      <text:p text:style-name="P5">{</text:p>
      <text:p text:style-name="P5"><text:span text:style-name="T6">return</text:span> <text:span text:style-name="T6">$this</text:span>-&gt;fluent</text:p>
      <text:p text:style-name="P5">-&gt;from(<text:span text:style-name="T7">'Survey'</text:span>)</text:p>
      <text:p text:style-name="P5">-&gt;join(<text:span text:style-name="T7">'Article ON Survey.IdArticle = Article.Id'</text:span>)</text:p>
      <text:p text:style-name="P5">-&gt;where(<text:span text:style-name="T7">'IdArticle'</text:span>, $id)</text:p>
      <text:p text:style-name="P5">-&gt;where(<text:span text:style-name="T7">'ClosingDate &lt;= ?'</text:span>, date(<text:span text:style-name="T7">'now'</text:span>))</text:p>
      <text:p text:style-name="P5">-&gt;fetch();</text:p>
      <text:p text:style-name="P5">}</text:p>
      <text:p text:style-name="P5">…</text:p>
      <text:h text:style-name="P79" text:outline-level="2">Et la route :</text:h>
      <text:p text:style-name="P5">$personStatisticsController = $container-&gt;get(<text:span text:style-name="T7">'app\controllers\PersonStatisticsController'</text:span>);</text:p>
      <text:p text:style-name="P5">$flight-&gt;route(<text:span text:style-name="T7">'GET /statistics/person'</text:span>, <text:span text:style-name="T6">function</text:span>() <text:span text:style-name="T6">use</text:span> ($personStatisticsController) {$personStatisticsController-&gt;showStatistics();});</text:p>
      <text:h text:style-name="P79" text:outline-level="2">Avec ce<text:span text:style-name="T2">s</text:span> table<text:span text:style-name="T2">s</text:span> :</text:h>
      <text:p text:style-name="P80"><text:span text:style-name="T6">CREATE</text:span> <text:span text:style-name="T6">TABLE</text:span> IF <text:span text:style-name="T6">NOT</text:span> <text:span text:style-name="T6">EXISTS</text:span> <text:span text:style-name="T7">"Person"</text:span> (</text:p>
      <text:p text:style-name="P37"><text:span text:style-name="T7">"Id"</text:span> <text:span text:style-name="T6">INTEGER</text:span>,</text:p>
      <text:p text:style-name="P37"><text:span text:style-name="T7">"Email"</text:span> <text:span text:style-name="T6">TEXT</text:span> <text:span text:style-name="T6">NOT NULL</text:span> <text:span text:style-name="T6">UNIQUE</text:span>,</text:p>
      <text:p text:style-name="P37"><text:span text:style-name="T7">"Password"</text:span> <text:span text:style-name="T6">TEXT</text:span>,</text:p>
      <text:p text:style-name="P37"><text:span text:style-name="T7">"FirstName"</text:span> <text:span text:style-name="T6">TEXT</text:span> <text:span text:style-name="T6">NOT NULL</text:span>,</text:p>
      <text:p text:style-name="P37"><text:span text:style-name="T7">"LastName"</text:span> <text:span text:style-name="T6">TEXT</text:span> <text:span text:style-name="T6">NOT NULL</text:span>,</text:p>
      <text:p text:style-name="P37"><text:span text:style-name="T7">"NickName"</text:span> <text:span text:style-name="T6">TEXT</text:span>,</text:p>
      <text:p text:style-name="P37"><text:span text:style-name="T7">"Avatar"</text:span> <text:span text:style-name="T6">TEXT</text:span>,</text:p>
      <text:p text:style-name="P37"><text:span text:style-name="T7">"UseGravatar"</text:span> <text:span text:style-name="T6">TEXT</text:span> <text:span text:style-name="T6">NOT NULL</text:span> <text:span text:style-name="T6">DEFAULT</text:span> <text:span text:style-name="T7">'no'</text:span>,</text:p>
      <text:p text:style-name="P37"><text:span text:style-name="T7">"Token"</text:span> <text:span text:style-name="T6">TEXT</text:span>,</text:p>
      <text:p text:style-name="P37"><text:span text:style-name="T7">"TokenCreatedAt"</text:span> <text:span text:style-name="T6">TEXT</text:span>,</text:p>
      <text:p text:style-name="P37"><text:span text:style-name="T7">"Availabilities"</text:span> <text:span text:style-name="T6">TEXT</text:span>,</text:p>
      <text:p text:style-name="P37"><text:span text:style-name="T7">"Preferences"</text:span> <text:span text:style-name="T6">TEXT</text:span>,</text:p>
      <text:p text:style-name="P37"><text:span text:style-name="T7">"Imported"</text:span> <text:span text:style-name="T6">INTEGER</text:span> <text:span text:style-name="T6">NOT NULL</text:span> <text:span text:style-name="T6">DEFAULT</text:span> <text:span text:style-name="T10">0</text:span>,</text:p>
      <text:p text:style-name="P37"><text:span text:style-name="T7">"Inactivated"</text:span> <text:span text:style-name="T6">INTEGER</text:span> <text:span text:style-name="T6">NOT NULL</text:span> <text:span text:style-name="T6">DEFAULT</text:span> <text:span text:style-name="T10">0</text:span>,</text:p>
      <text:p text:style-name="P37"><text:span text:style-name="T7">"Phone"</text:span> <text:span text:style-name="T6">TEXT</text:span>,</text:p>
      <text:p text:style-name="P37"><text:span text:style-name="T7">"Presentation"</text:span> <text:span text:style-name="T6">TEXT</text:span>,</text:p>
      <text:p text:style-name="P37"><text:span text:style-name="T7">"InPresentationDirectory"</text:span> <text:span text:style-name="T6">INTEGER</text:span> <text:span text:style-name="T6">NOT NULL</text:span> <text:span text:style-name="T6">DEFAULT</text:span> <text:span text:style-name="T10">0</text:span>,</text:p>
      <text:p text:style-name="P37"><text:span text:style-name="T7">"Location"</text:span> <text:span text:style-name="T6">TEXT</text:span>,</text:p>
      <text:p text:style-name="P37"><text:span text:style-name="T6">PRIMARY KEY</text:span>(<text:span text:style-name="T7">"Id"</text:span>)</text:p>
      <text:p text:style-name="P37">);</text:p>
      <text:p text:style-name="P80"><text:span text:style-name="T6">CREATE</text:span> <text:span text:style-name="T6">TABLE</text:span> IF <text:span text:style-name="T6">NOT</text:span> <text:span text:style-name="T6">EXISTS</text:span> <text:span text:style-name="T7">"Event"</text:span> (</text:p>
      <text:p text:style-name="P37"><text:span text:style-name="T7">"Id"</text:span> <text:span text:style-name="T6">INTEGER</text:span>,</text:p>
      <text:p text:style-name="P37"><text:span text:style-name="T7">"Summary"</text:span> <text:span text:style-name="T6">TEXT</text:span> <text:span text:style-name="T6">NOT NULL</text:span>,</text:p>
      <text:p text:style-name="P37"><text:span text:style-name="T7">"Description"</text:span> <text:span text:style-name="T6">TEXT</text:span> <text:span text:style-name="T6">NOT NULL</text:span>,</text:p>
      <text:p text:style-name="P37"><text:span text:style-name="T7">"Location"</text:span> <text:span text:style-name="T6">TEXT</text:span> <text:span text:style-name="T6">NOT NULL</text:span>,</text:p>
      <text:p text:style-name="P37"><text:span text:style-name="T7">"StartTime"</text:span> <text:span text:style-name="T6">TEXT</text:span> <text:span text:style-name="T6">NOT NULL</text:span>,</text:p>
      <text:p text:style-name="P37"><text:span text:style-name="T7">"Duration"</text:span> <text:span text:style-name="T6">INTEGER</text:span> <text:span text:style-name="T6">NOT NULL</text:span> <text:span text:style-name="T6">DEFAULT</text:span> <text:span text:style-name="T10">3600</text:span>,</text:p>
      <text:p text:style-name="P37"><text:span text:style-name="T7">"IdEventType"</text:span> <text:span text:style-name="T6">INTEGER</text:span> <text:span text:style-name="T6">NOT NULL</text:span>,</text:p>
      <text:p text:style-name="P37"><text:span text:style-name="T7">"CreatedBy"</text:span> <text:span text:style-name="T6">INTEGER</text:span> <text:span text:style-name="T6">NOT NULL</text:span>,</text:p>
      <text:p text:style-name="P37"><text:span text:style-name="T7">"MaxParticipants"</text:span> <text:span text:style-name="T6">INTEGER</text:span> <text:span text:style-name="T6">NOT NULL</text:span> <text:span text:style-name="T6">DEFAULT</text:span> <text:span text:style-name="T10">0</text:span>,</text:p>
      <text:p text:style-name="P37"><text:span text:style-name="T7">"Audience"</text:span> <text:span text:style-name="T6">TEXT</text:span> <text:span text:style-name="T6">NOT NULL</text:span> <text:span text:style-name="T6">DEFAULT</text:span> <text:span text:style-name="T7">'ClubMembersOnly'</text:span>,</text:p>
      <text:p text:style-name="P37"><text:span text:style-name="T6">PRIMARY KEY</text:span>(<text:span text:style-name="T7">"Id"</text:span>),</text:p>
      <text:p text:style-name="P37"><text:span text:style-name="T6">FOREIGN KEY</text:span>(<text:span text:style-name="T7">"CreatedBy"</text:span>) <text:span text:style-name="T6">REFERENCES</text:span> <text:span text:style-name="T7">"Person"</text:span>(<text:span text:style-name="T7">"Id"</text:span>),</text:p>
      <text:p text:style-name="P37"><text:span text:style-name="T6">FOREIGN KEY</text:span>(<text:span text:style-name="T7">"IdEventType"</text:span>) <text:span text:style-name="T6">REFERENCES</text:span> <text:span text:style-name="T7">"EventType"</text:span>(<text:span text:style-name="T7">"Id"</text:span>)</text:p>
      <text:p text:style-name="P37">);</text:p>
      <text:p text:style-name="P81"><text:soft-page-break/>CREATE TABLE "Message" (</text:p>
      <text:p text:style-name="P81"><text:tab/>"Id"<text:tab/>INTEGER,</text:p>
      <text:p text:style-name="P81"><text:tab/>"EventId"<text:tab/>INTEGER NOT NULL,</text:p>
      <text:p text:style-name="P81"><text:tab/>"PersonId"<text:tab/>INTEGER NOT NULL,</text:p>
      <text:p text:style-name="P81"><text:tab/>"Text"<text:tab/>INTEGER NOT NULL,</text:p>
      <text:p text:style-name="P81"><text:tab/>PRIMARY KEY("Id"),</text:p>
      <text:p text:style-name="P81"><text:tab/>FOREIGN KEY("EventId") REFERENCES "Event"("Id"),</text:p>
      <text:p text:style-name="P81"><text:tab/>FOREIGN KEY("PersonId") REFERENCES "Person"("Id")</text:p>
      <text:p text:style-name="P81">);</text:p>
      <text:p text:style-name="P82">On veut <text:span text:style-name="T33">pouvoir ajouter des messages à un évènement en les présentant sous la forme d’un « chat »</text:span></text:p>
      <text:p text:style-name="P83">On connaît $person et $event.</text:p>
      <text:p text:style-name="P83">Il faut afficher en haut le titre de l’évènement la date et le lieu.</text:p>
      <text:p text:style-name="P83">Puis pour chaque message l’avatar de l’auteur (son gravatar, ou son avatar, ou une silhouette)</text:p>
      <text:p text:style-name="P83">L’auteur d’un message peut le modifier en cliquant dessus. Le message s’ajoutent les uns à la suite des autres.</text:p>
      <text:h text:style-name="P84" text:outline-level="1">Attribute</text:h>
      <text:p text:style-name="P85">Avec ces tables</text:p>
      <text:p text:style-name="P86"><text:span text:style-name="T6">CREATE</text:span> <text:span text:style-name="T6">TABLE</text:span> IF <text:span text:style-name="T6">NOT</text:span> <text:span text:style-name="T6">EXISTS</text:span> <text:span text:style-name="T7">"Attribute"</text:span> (</text:p>
      <text:p text:style-name="P37"><text:span text:style-name="T7">"Id"</text:span> <text:span text:style-name="T6">INTEGER</text:span>,</text:p>
      <text:p text:style-name="P37"><text:span text:style-name="T7">"Name"</text:span> <text:span text:style-name="T6">TEXT</text:span> <text:span text:style-name="T6">NOT NULL</text:span>,</text:p>
      <text:p text:style-name="P37"><text:span text:style-name="T7">"Detail"</text:span> <text:span text:style-name="T6">TEXT</text:span> <text:span text:style-name="T6">NOT NULL</text:span>,</text:p>
      <text:p text:style-name="P37"><text:span text:style-name="T7">"Color"</text:span> <text:span text:style-name="T6">TEXT</text:span> <text:span text:style-name="T6">NOT NULL</text:span>,</text:p>
      <text:p text:style-name="P37"><text:span text:style-name="T6">PRIMARY KEY</text:span>(<text:span text:style-name="T7">"Id"</text:span>)</text:p>
      <text:p text:style-name="P37">);</text:p>
      <text:p text:style-name="P86"><text:span text:style-name="T6">CREATE</text:span> <text:span text:style-name="T6">TABLE</text:span> IF <text:span text:style-name="T6">NOT</text:span> <text:span text:style-name="T6">EXISTS</text:span> <text:span text:style-name="T7">"EventTypeAttribute"</text:span> (</text:p>
      <text:p text:style-name="P37"><text:span text:style-name="T7">"Id"</text:span> <text:span text:style-name="T6">INTEGER</text:span>,</text:p>
      <text:p text:style-name="P37"><text:span text:style-name="T7">"IdEventType"</text:span> <text:span text:style-name="T6">INTEGER</text:span> <text:span text:style-name="T6">NOT NULL</text:span>,</text:p>
      <text:p text:style-name="P37"><text:span text:style-name="T7">"IdAttribute"</text:span> <text:span text:style-name="T6">INTEGER</text:span> <text:span text:style-name="T6">NOT NULL</text:span>,</text:p>
      <text:p text:style-name="P37"><text:span text:style-name="T6">PRIMARY KEY</text:span>(<text:span text:style-name="T7">"Id"</text:span>),</text:p>
      <text:p text:style-name="P37"><text:span text:style-name="T6">FOREIGN KEY</text:span>(<text:span text:style-name="T7">"IdAttribute"</text:span>) <text:span text:style-name="T6">REFERENCES</text:span> <text:span text:style-name="T7">"Attribute"</text:span>(<text:span text:style-name="T7">"Id"</text:span>),</text:p>
      <text:p text:style-name="P37"><text:span text:style-name="T6">FOREIGN KEY</text:span>(<text:span text:style-name="T7">"IdEventType"</text:span>) <text:span text:style-name="T6">REFERENCES</text:span> <text:span text:style-name="T7">"EventType"</text:span>(<text:span text:style-name="T7">"Id"</text:span>)</text:p>
      <text:p text:style-name="P37">);</text:p>
      <text:p text:style-name="P85">Je veux compléter ce contrôleur pour pouvoir afficher dans la vue dans des tooltips tous les attributs de tous les types d’évènements</text:p>
      <text:p text:style-name="P87"><text:span text:style-name="T6">public</text:span> <text:span text:style-name="T6">function</text:span> preferences()</text:p>
      <text:p text:style-name="P37">{</text:p>
      <text:p text:style-name="P37"><text:span text:style-name="T6">if</text:span> ($person = <text:span text:style-name="T6">$this</text:span>-&gt;getPerson([], <text:span text:style-name="T10">1</text:span>)) {</text:p>
      <text:p text:style-name="P36"/>
      <text:p text:style-name="P37"><text:span text:style-name="T6">if</text:span> ($_SERVER[<text:span text:style-name="T7">'REQUEST_METHOD'</text:span>] === <text:span text:style-name="T7">'POST'</text:span>) {</text:p>
      <text:p text:style-name="P37">$preferences = $_POST[<text:span text:style-name="T7">'preferences'</text:span>];</text:p>
      <text:p text:style-name="P37">$query = <text:span text:style-name="T6">$this</text:span>-&gt;pdo-&gt;prepare(<text:span text:style-name="T7">'</text:span><text:span text:style-name="T6">UPDATE</text:span><text:span text:style-name="T7"> Person </text:span><text:span text:style-name="T6">SET</text:span><text:span text:style-name="T7"> preferences </text:span>=<text:span text:style-name="T7"> ? </text:span><text:span text:style-name="T6">WHERE</text:span><text:span text:style-name="T7"> Id </text:span>=<text:span text:style-name="T7"> '</text:span> . $person[<text:span text:style-name="T7">'Id'</text:span>]);</text:p>
      <text:p text:style-name="P37">$query-&gt;execute([json_encode($preferences)]);</text:p>
      <text:p text:style-name="P37"><text:span text:style-name="T6">$this</text:span>-&gt;flight-&gt;redirect(<text:span text:style-name="T7">'/user'</text:span>);</text:p>
      <text:p text:style-name="P37">} <text:span text:style-name="T6">else</text:span> <text:span text:style-name="T6">if</text:span> ($_SERVER[<text:span text:style-name="T7">'REQUEST_METHOD'</text:span>] === <text:span text:style-name="T7">'GET'</text:span>) {</text:p>
      <text:p text:style-name="P37">$preferences = json_decode($person[<text:span text:style-name="T7">'Preferences'</text:span>] ?? <text:span text:style-name="T7">''</text:span>, <text:span text:style-name="T6">true</text:span>);</text:p>
      <text:p text:style-name="P37">$query = <text:span text:style-name="T6">$this</text:span>-&gt;pdo-&gt;prepare(<text:span text:style-name="T7">"</text:span></text:p>
      <text:p text:style-name="P40">SELECT et.*</text:p>
      <text:p text:style-name="P40">FROM EventType et</text:p>
      <text:p text:style-name="P40">LEFT JOIN `Group` g ON et.IdGroup = g.Id</text:p>
      <text:p text:style-name="P40">WHERE et.Inactivated = 0 </text:p>
      <text:p text:style-name="P40"><text:soft-page-break/>AND (</text:p>
      <text:p text:style-name="P40">g.Id IN (</text:p>
      <text:p text:style-name="P40">SELECT pg.IdGroup</text:p>
      <text:p text:style-name="P40">FROM PersonGroup pg</text:p>
      <text:p text:style-name="P40">WHERE pg.IdPerson = ? AND pg.IdGroup = g.Id</text:p>
      <text:p text:style-name="P40">)</text:p>
      <text:p text:style-name="P40">OR et.IdGroup is NULL)</text:p>
      <text:p text:style-name="P40">ORDER BY et.Name</text:p>
      <text:p text:style-name="P37"><text:span text:style-name="T7">"</text:span>);</text:p>
      <text:p text:style-name="P37">$query-&gt;execute([$person[<text:span text:style-name="T7">'Id'</text:span>]]);</text:p>
      <text:p text:style-name="P37">$eventTypes = $query-&gt;fetchAll(PDO::FETCH_ASSOC);</text:p>
      <text:p text:style-name="P37">echo <text:span text:style-name="T6">$this</text:span>-&gt;latte-&gt;render(<text:span text:style-name="T7">'app/views/user/preferences.latte'</text:span>, <text:span text:style-name="T6">$this</text:span>-&gt;params-&gt;getAll([</text:p>
      <text:p text:style-name="P37"><text:span text:style-name="T7">'currentPreferences'</text:span> =&gt; $preferences,</text:p>
      <text:p text:style-name="P37"><text:span text:style-name="T7">'eventTypes'</text:span> =&gt; $eventTypes</text:p>
      <text:p text:style-name="P37">]));</text:p>
      <text:p text:style-name="P37">} <text:span text:style-name="T6">else</text:span> {</text:p>
      <text:p text:style-name="P37"><text:span text:style-name="T6">$this</text:span>-&gt;application-&gt;error470($_SERVER[<text:span text:style-name="T7">'REQUEST_METHOD'</text:span>], <text:span text:style-name="T6">__FILE__</text:span>, <text:span text:style-name="T6">__LINE__</text:span>);</text:p>
      <text:p text:style-name="P37">}</text:p>
      <text:p text:style-name="P37">} <text:span text:style-name="T6">else</text:span> {</text:p>
      <text:p text:style-name="P37"><text:span text:style-name="T6">$this</text:span>-&gt;application-&gt;error403(<text:span text:style-name="T6">__FILE__</text:span>, <text:span text:style-name="T6">__LINE__</text:span>);</text:p>
      <text:p text:style-name="P37">}</text:p>
      <text:p text:style-name="P37">}</text:p>
      <text:h text:style-name="P88" text:outline-level="1">Gauss</text:h>
      <text:p text:style-name="P89"><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90">├── app</text:p>
      <text:p text:style-name="P90">│   ├── api</text:p>
      <text:p text:style-name="P90">│   <text:s text:c="4"/>└── …</text:p>
      <text:p text:style-name="P90">│   ├── controllers</text:p>
      <text:p text:style-name="P90">│   <text:s text:c="4"/>└── …</text:p>
      <text:p text:style-name="P90">│   ├── helpers</text:p>
      <text:p text:style-name="P90">│   <text:s text:c="4"/>└── …</text:p>
      <text:p text:style-name="P90">│   ├── images</text:p>
      <text:p text:style-name="P90">│   ├── js</text:p>
      <text:p text:style-name="P90">│   <text:s text:c="4"/>└── …</text:p>
      <text:p text:style-name="P90">│   └── views</text:p>
      <text:p text:style-name="P90">│   <text:s text:c="4"/>└── …</text:p>
      <text:p text:style-name="P91">Les contrôleurs héritent de</text:p>
      <text:p text:style-name="P90"><text:span text:style-name="T6">abstract</text:span> <text:span text:style-name="T6">class</text:span> BaseController</text:p>
      <text:p text:style-name="P90">{</text:p>
      <text:p text:style-name="P90"><text:span text:style-name="T6">protected</text:span> PDO $pdo;</text:p>
      <text:p text:style-name="P90"><text:span text:style-name="T6">protected</text:span> $fluent;</text:p>
      <text:p text:style-name="P90"><text:span text:style-name="T6">protected</text:span> Engine $flight;</text:p>
      <text:p text:style-name="P90"><text:span text:style-name="T6">protected</text:span> $latte;</text:p>
      <text:p text:style-name="P90"><text:span text:style-name="T6">protected</text:span> Application $application;</text:p>
      <text:p text:style-name="P90"><text:span text:style-name="T6">protected</text:span> Params $params;</text:p>
      <text:p text:style-name="P90"><text:span text:style-name="T6">protected</text:span> $authorizations;</text:p>
      <text:p text:style-name="P90"/>
      <text:p text:style-name="P90"><text:span text:style-name="T6">public</text:span> <text:span text:style-name="T6">function</text:span> __construct(PDO $pdo, Engine $flight)</text:p>
      <text:p text:style-name="P90">{</text:p>
      <text:p text:style-name="P90"><text:span text:style-name="T6">$this</text:span>-&gt;pdo = $pdo;</text:p>
      <text:p text:style-name="P90"><text:span text:style-name="T6">$this</text:span>-&gt;fluent = <text:span text:style-name="T6">new</text:span> \Envms\FluentPDO\Query($pdo);</text:p>
      <text:p text:style-name="P90"><text:span text:style-name="T6">$this</text:span>-&gt;flight = $flight;</text:p>
      <text:p text:style-name="P90"><text:span text:style-name="T6">$this</text:span>-&gt;latte = <text:span text:style-name="T6">new</text:span> LatteEngine();</text:p>
      <text:p text:style-name="P90"><text:soft-page-break/>…</text:p>
      <text:h text:style-name="P92" text:outline-level="2">Exemple de contrôleur :</text:h>
      <text:p text:style-name="P90">&lt;?php</text:p>
      <text:p text:style-name="P90"><text:span text:style-name="T6">namespace</text:span> app\controllers;</text:p>
      <text:p text:style-name="P90"><text:span text:style-name="T6">use</text:span> app\helpers\PersonStatistics;</text:p>
      <text:p text:style-name="P90"><text:span text:style-name="T6">class</text:span> PersonStatisticsController <text:span text:style-name="T6">extends</text:span> BaseController</text:p>
      <text:p text:style-name="P90">{</text:p>
      <text:p text:style-name="P90"><text:span text:style-name="T6">public</text:span> <text:span text:style-name="T6">function</text:span> showStatistics()</text:p>
      <text:p text:style-name="P90">{</text:p>
      <text:p text:style-name="P90"><text:span text:style-name="T6">if</text:span> ($person = <text:span text:style-name="T6">$this</text:span>-&gt;getPerson([])) {</text:p>
      <text:p text:style-name="P90">$personalStatistics = <text:span text:style-name="T6">new</text:span> PersonStatistics(<text:span text:style-name="T6">$this</text:span>-&gt;pdo);</text:p>
      <text:p text:style-name="P90">$season = $personalStatistics-&gt;getSeasonRange();</text:p>
      <text:p text:style-name="P90">echo <text:span text:style-name="T6">$this</text:span>-&gt;latte-&gt;render(<text:span text:style-name="T7">'app/views/user/statistics.latte'</text:span>, <text:span text:style-name="T6">$this</text:span>-&gt;params-&gt;getAll([</text:p>
      <text:p text:style-name="P90"><text:span text:style-name="T7">'stats'</text:span> =&gt; $personalStatistics-&gt;getStats($person, $season[<text:span text:style-name="T7">'start'</text:span>], $season[<text:span text:style-name="T7">'end'</text:span>]),</text:p>
      <text:p text:style-name="P90"><text:span text:style-name="T7">'seasons'</text:span> =&gt; $personalStatistics-&gt;getAvailableSeasons(),</text:p>
      <text:p text:style-name="P90"><text:span text:style-name="T7">'currentSeason'</text:span> =&gt; $season,</text:p>
      <text:p text:style-name="P90">]));</text:p>
      <text:p text:style-name="P90">} <text:span text:style-name="T6">else</text:span> {</text:p>
      <text:p text:style-name="P90"><text:span text:style-name="T6">$this</text:span>-&gt;application-&gt;error403(<text:span text:style-name="T6">__FILE__</text:span>, <text:span text:style-name="T6">__LINE__</text:span>);</text:p>
      <text:p text:style-name="P90">…</text:p>
      <text:h text:style-name="P92" text:outline-level="2">Exemple de vue :</text:h>
      <text:p text:style-name="P90">{<text:span text:style-name="T6">layout </text:span><text:span text:style-name="T7">'../layout.latte'</text:span>}</text:p>
      <text:p text:style-name="P90"/>
      <text:p text:style-name="P90">{<text:span text:style-name="T6">block </text:span>title}Stat{<text:span text:style-name="T6">/block</text:span>}</text:p>
      <text:p text:style-name="P90"/>
      <text:p text:style-name="P90">{<text:span text:style-name="T6">block </text:span>navbar}</text:p>
      <text:p text:style-name="P90">{<text:span text:style-name="T6">include </text:span><text:span text:style-name="T7">'../navbar/home.latte'</text:span>}</text:p>
      <text:p text:style-name="P90">{<text:span text:style-name="T6">/block</text:span>}</text:p>
      <text:p text:style-name="P90"/>
      <text:p text:style-name="P90">{<text:span text:style-name="T6">block </text:span>content}</text:p>
      <text:p text:style-name="P90"><text:span text:style-name="T8">&lt;div</text:span> <text:span text:style-name="T9">class</text:span>=<text:span text:style-name="T6">"container mt-4"</text:span><text:span text:style-name="T8">&gt;</text:span></text:p>
      <text:p text:style-name="P90"><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90"><text:span text:style-name="T8">&lt;div</text:span> <text:span text:style-name="T9">class</text:span>=<text:span text:style-name="T6">"card mb-4"</text:span><text:span text:style-name="T8">&gt;</text:span></text:p>
      <text:p text:style-name="P90"><text:span text:style-name="T8">&lt;div</text:span> <text:span text:style-name="T9">class</text:span>=<text:span text:style-name="T6">"card-header"</text:span><text:span text:style-name="T8">&gt;</text:span></text:p>
      <text:p text:style-name="P90"><text:span text:style-name="T8">&lt;div</text:span> <text:span text:style-name="T9">class</text:span>=<text:span text:style-name="T6">"row"</text:span><text:span text:style-name="T8">&gt;</text:span></text:p>
      <text:p text:style-name="P90"><text:span text:style-name="T8">&lt;div</text:span> <text:span text:style-name="T9">class</text:span>=<text:span text:style-name="T6">"col"</text:span><text:span text:style-name="T8">&gt;</text:span></text:p>
      <text:p text:style-name="P90"><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90">&lt;/div&gt;</text:p>
      <text:p text:style-name="P90">…</text:p>
      <text:h text:style-name="P92" text:outline-level="2">Exemple d’API</text:h>
      <text:p text:style-name="P90">&lt;?php</text:p>
      <text:p text:style-name="P90"><text:span text:style-name="T6">namespace</text:span> app\api;</text:p>
      <text:p text:style-name="P90"><text:span text:style-name="T6">use</text:span> Exception;</text:p>
      <text:p text:style-name="P90"><text:span text:style-name="T6">use</text:span> app\controllers\BaseController;</text:p>
      <text:p text:style-name="P90"><text:span text:style-name="T6">use</text:span> app\helpers\EventAudience;</text:p>
      <text:p text:style-name="P90"/>
      <text:p text:style-name="P90"><text:span text:style-name="T6">class</text:span> EventApi <text:span text:style-name="T6">extends</text:span> BaseController</text:p>
      <text:p text:style-name="P90">{</text:p>
      <text:p text:style-name="P90"><text:span text:style-name="T6">public</text:span> <text:span text:style-name="T6">function</text:span> createAttribute()</text:p>
      <text:p text:style-name="P90">{</text:p>
      <text:p text:style-name="P90"><text:span text:style-name="T6">if</text:span> (<text:span text:style-name="T6">$this</text:span>-&gt;getPerson([<text:span text:style-name="T7">'Webmaster'</text:span>])) {</text:p>
      <text:p text:style-name="P90"><text:soft-page-break/>$json = file_get_contents(<text:span text:style-name="T7">'php://input'</text:span>);</text:p>
      <text:p text:style-name="P90">$data = json_decode($json, <text:span text:style-name="T6">true</text:span>);</text:p>
      <text:p text:style-name="P90"/>
      <text:p text:style-name="P90"><text:span text:style-name="T6">try</text:span> {</text:p>
      <text:p text:style-name="P90"><text:span text:style-name="T6">$this</text:span>-&gt;pdo-&gt;beginTransaction();</text:p>
      <text:p text:style-name="P90">$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90">$query-&gt;execute([$data[<text:span text:style-name="T7">'name'</text:span>], $data[<text:span text:style-name="T7">'detail'</text:span>], $data[<text:span text:style-name="T7">'color'</text:span>]]);</text:p>
      <text:p text:style-name="P90"><text:span text:style-name="T6">$this</text:span>-&gt;pdo-&gt;commit();</text:p>
      <text:p text:style-name="P90"/>
      <text:p text:style-name="P90">header(<text:span text:style-name="T7">'Content-Type: application/json'</text:span>);</text:p>
      <text:p text:style-name="P90">echo json_encode([<text:span text:style-name="T7">'success'</text:span> =&gt; <text:span text:style-name="T6">true</text:span>]);</text:p>
      <text:p text:style-name="P90">} <text:span text:style-name="T6">catch</text:span> (\Exception $e) {</text:p>
      <text:p text:style-name="P90"><text:span text:style-name="T6">$this</text:span>-&gt;pdo-&gt;rollBack();</text:p>
      <text:p text:style-name="P90">header(<text:span text:style-name="T7">'Content-Type: application/json'</text:span>, <text:span text:style-name="T6">true</text:span>, <text:span text:style-name="T10">500</text:span>);</text:p>
      <text:p text:style-name="P90">echo json_encode([<text:span text:style-name="T7">'success'</text:span> =&gt; <text:span text:style-name="T6">false</text:span>, <text:span text:style-name="T7">'message'</text:span> =&gt; $e-&gt;getMessage()]);</text:p>
      <text:p text:style-name="P90">}</text:p>
      <text:p text:style-name="P90">} <text:span text:style-name="T6">else</text:span> {</text:p>
      <text:p text:style-name="P90">header(<text:span text:style-name="T7">'Content-Type: application/json'</text:span>, <text:span text:style-name="T6">true</text:span>, <text:span text:style-name="T10">403</text:span>);</text:p>
      <text:p text:style-name="P90">echo json_encode([<text:span text:style-name="T7">'success'</text:span> =&gt; <text:span text:style-name="T6">false</text:span>, <text:span text:style-name="T7">'message'</text:span> =&gt; <text:span text:style-name="T7">'User not allowed'</text:span>]);</text:p>
      <text:p text:style-name="P90">}</text:p>
      <text:p text:style-name="P90">}</text:p>
      <text:p text:style-name="P90">…</text:p>
      <text:h text:style-name="P92" text:outline-level="2">Exemple de helper</text:h>
      <text:p text:style-name="P90">&lt;?php</text:p>
      <text:p text:style-name="P90"><text:span text:style-name="T6">namespace</text:span> app\helpers;</text:p>
      <text:p text:style-name="P90"><text:span text:style-name="T6">use</text:span> PDO;</text:p>
      <text:p text:style-name="P90"><text:span text:style-name="T6">class</text:span> Article</text:p>
      <text:p text:style-name="P90">{</text:p>
      <text:p text:style-name="P90"><text:span text:style-name="T6">private</text:span> $pdo;</text:p>
      <text:p text:style-name="P90"><text:span text:style-name="T6">private</text:span> $fluent;</text:p>
      <text:p text:style-name="P90"/>
      <text:p text:style-name="P90"><text:span text:style-name="T6">public</text:span> <text:span text:style-name="T6">function</text:span> __construct(PDO $pdo)</text:p>
      <text:p text:style-name="P90">{</text:p>
      <text:p text:style-name="P90"><text:span text:style-name="T6">$this</text:span>-&gt;pdo = $pdo;</text:p>
      <text:p text:style-name="P90"><text:span text:style-name="T6">$this</text:span>-&gt;fluent = <text:span text:style-name="T6">new</text:span> \Envms\FluentPDO\Query($pdo);</text:p>
      <text:p text:style-name="P90">}</text:p>
      <text:p text:style-name="P90"/>
      <text:p text:style-name="P90"><text:span text:style-name="T6">public</text:span> <text:span text:style-name="T6">function</text:span> hasSurvey($id)</text:p>
      <text:p text:style-name="P90">{</text:p>
      <text:p text:style-name="P90"><text:span text:style-name="T6">return</text:span> <text:span text:style-name="T6">$this</text:span>-&gt;fluent</text:p>
      <text:p text:style-name="P90">-&gt;from(<text:span text:style-name="T7">'Survey'</text:span>)</text:p>
      <text:p text:style-name="P90">-&gt;join(<text:span text:style-name="T7">'Article ON Survey.IdArticle = Article.Id'</text:span>)</text:p>
      <text:p text:style-name="P90">-&gt;where(<text:span text:style-name="T7">'IdArticle'</text:span>, $id)</text:p>
      <text:p text:style-name="P90">-&gt;where(<text:span text:style-name="T7">'ClosingDate &lt;= ?'</text:span>, date(<text:span text:style-name="T7">'now'</text:span>))</text:p>
      <text:p text:style-name="P90">-&gt;fetch();</text:p>
      <text:p text:style-name="P90">}</text:p>
      <text:p text:style-name="P90">…</text:p>
      <text:h text:style-name="P92" text:outline-level="2">Et la route :</text:h>
      <text:p text:style-name="P90">$personStatisticsController = $container-&gt;get(<text:span text:style-name="T7">'app\controllers\PersonStatisticsController'</text:span>);</text:p>
      <text:p text:style-name="P90">$flight-&gt;route(<text:span text:style-name="T7">'GET /statistics/person'</text:span>, <text:span text:style-name="T6">function</text:span>() <text:span text:style-name="T6">use</text:span> ($personStatisticsController) {$personStatisticsController-&gt;showStatistics();});</text:p>
      <text:h text:style-name="P92" text:outline-level="2"><text:soft-page-break/>Avec ce<text:span text:style-name="T2">s</text:span> table<text:span text:style-name="T2">s</text:span> :</text:h>
      <text:p text:style-name="P93"><text:span text:style-name="T6">CREATE</text:span> <text:span text:style-name="T6">TABLE</text:span> IF <text:span text:style-name="T6">NOT</text:span> <text:span text:style-name="T6">EXISTS</text:span> <text:span text:style-name="T7">"Person"</text:span> (</text:p>
      <text:p text:style-name="P37"><text:span text:style-name="T7">"Id"</text:span> <text:span text:style-name="T6">INTEGER</text:span>,</text:p>
      <text:p text:style-name="P37"><text:span text:style-name="T7">"Email"</text:span> <text:span text:style-name="T6">TEXT</text:span> <text:span text:style-name="T6">NOT NULL</text:span> <text:span text:style-name="T6">UNIQUE</text:span>,</text:p>
      <text:p text:style-name="P37"><text:span text:style-name="T7">"Password"</text:span> <text:span text:style-name="T6">TEXT</text:span>,</text:p>
      <text:p text:style-name="P37"><text:span text:style-name="T7">"FirstName"</text:span> <text:span text:style-name="T6">TEXT</text:span> <text:span text:style-name="T6">NOT NULL</text:span>,</text:p>
      <text:p text:style-name="P37"><text:span text:style-name="T7">"LastName"</text:span> <text:span text:style-name="T6">TEXT</text:span> <text:span text:style-name="T6">NOT NULL</text:span>,</text:p>
      <text:p text:style-name="P37"><text:span text:style-name="T7">"NickName"</text:span> <text:span text:style-name="T6">TEXT</text:span>,</text:p>
      <text:p text:style-name="P37"><text:span text:style-name="T7">"Avatar"</text:span> <text:span text:style-name="T6">TEXT</text:span>,</text:p>
      <text:p text:style-name="P37"><text:span text:style-name="T7">"UseGravatar"</text:span> <text:span text:style-name="T6">TEXT</text:span> <text:span text:style-name="T6">NOT NULL</text:span> <text:span text:style-name="T6">DEFAULT</text:span> <text:span text:style-name="T7">'no'</text:span>,</text:p>
      <text:p text:style-name="P37"><text:span text:style-name="T7">"Token"</text:span> <text:span text:style-name="T6">TEXT</text:span>,</text:p>
      <text:p text:style-name="P37"><text:span text:style-name="T7">"TokenCreatedAt"</text:span> <text:span text:style-name="T6">TEXT</text:span>,</text:p>
      <text:p text:style-name="P37"><text:span text:style-name="T7">"Availabilities"</text:span> <text:span text:style-name="T6">TEXT</text:span>,</text:p>
      <text:p text:style-name="P37"><text:span text:style-name="T7">"Preferences"</text:span> <text:span text:style-name="T6">TEXT</text:span>,</text:p>
      <text:p text:style-name="P37"><text:span text:style-name="T7">"Imported"</text:span> <text:span text:style-name="T6">INTEGER</text:span> <text:span text:style-name="T6">NOT NULL</text:span> <text:span text:style-name="T6">DEFAULT</text:span> <text:span text:style-name="T10">0</text:span>,</text:p>
      <text:p text:style-name="P37"><text:span text:style-name="T7">"Inactivated"</text:span> <text:span text:style-name="T6">INTEGER</text:span> <text:span text:style-name="T6">NOT NULL</text:span> <text:span text:style-name="T6">DEFAULT</text:span> <text:span text:style-name="T10">0</text:span>,</text:p>
      <text:p text:style-name="P37"><text:span text:style-name="T7">"Phone"</text:span> <text:span text:style-name="T6">TEXT</text:span>,</text:p>
      <text:p text:style-name="P37"><text:span text:style-name="T7">"Presentation"</text:span> <text:span text:style-name="T6">TEXT</text:span>,</text:p>
      <text:p text:style-name="P37"><text:span text:style-name="T7">"InPresentationDirectory"</text:span> <text:span text:style-name="T6">INTEGER</text:span> <text:span text:style-name="T6">NOT NULL</text:span> <text:span text:style-name="T6">DEFAULT</text:span> <text:span text:style-name="T10">0</text:span>,</text:p>
      <text:p text:style-name="P37"><text:span text:style-name="T7">"Location"</text:span> <text:span text:style-name="T6">TEXT</text:span>,</text:p>
      <text:p text:style-name="P37"><text:span text:style-name="T6">PRIMARY KEY</text:span>(<text:span text:style-name="T7">"Id"</text:span>)</text:p>
      <text:p text:style-name="P37">);</text:p>
      <text:p text:style-name="P90">CREATE TABLE "Log" (</text:p>
      <text:p text:style-name="P90"><text:tab/>"Id"<text:tab/>INTEGER,</text:p>
      <text:p text:style-name="P90"><text:tab/>"IpAddress"<text:tab/>TEXT,</text:p>
      <text:p text:style-name="P90"><text:tab/>"Referer"<text:tab/>TEXT,</text:p>
      <text:p text:style-name="P90"><text:tab/>"Os"<text:tab/>TEXT,</text:p>
      <text:p text:style-name="P90"><text:tab/>"Browser"<text:tab/>TEXT,</text:p>
      <text:p text:style-name="P90"><text:tab/>"ScreenResolution"<text:tab/>TEXT,</text:p>
      <text:p text:style-name="P90"><text:tab/>"Type"<text:tab/>TEXT,</text:p>
      <text:p text:style-name="P90"><text:tab/>"Uri"<text:tab/>TEXT,</text:p>
      <text:p text:style-name="P90"><text:tab/>"Token"<text:tab/>TEXT,</text:p>
      <text:p text:style-name="P90"><text:tab/>"Who"<text:tab/>TEXT,</text:p>
      <text:p text:style-name="P90"><text:tab/>"CreatedAt"<text:tab/>TEXT NOT NULL DEFAULT current_timestamp,</text:p>
      <text:p text:style-name="P90"><text:tab/>"Code"<text:tab/>TEXT,</text:p>
      <text:p text:style-name="P90"><text:tab/>"Message"<text:tab/>TEXT,</text:p>
      <text:p text:style-name="P90"><text:tab/>PRIMARY KEY("Id")</text:p>
      <text:p text:style-name="P90">);</text:p>
      <text:p text:style-name="P94">On veut <text:span text:style-name="T34">afficher un graphe représentant les visites des membres du club. Pour chaque membre en comptabilise le nombre de page visité pour la période considérée. On va déterminer 10 tranches de visiteurs en x, et en y le nombres de membres dans chaque tranche.</text:span></text:p>
      <text:p text:style-name="P95">$person = le visiteur → le point sera plus gros dans sa tranche.</text:p>
      <text:p text:style-name="P96"><text:span text:style-name="T34">$season = </text:span><text:span text:style-name="T19">[</text:span><text:span text:style-name="T21">'start'</text:span><text:span text:style-name="T19"> =&gt; $seasonStart, </text:span><text:span text:style-name="T21">'end'</text:span><text:span text:style-name="T19"> =&gt; $seasonEnd];</text:span></text:p>
      <text:h text:style-name="P97" text:outline-level="1">Gérer l’envoi des courriels relatifs aux événements</text:h>
      <text:h text:style-name="Heading_20_3" text:outline-level="3">Cette vue affiche la liste des prochains événements</text:h>
      <text:p text:style-name="P98">{<text:span text:style-name="T6">layout </text:span><text:span text:style-name="T7">'../layout.latte'</text:span>}</text:p>
      <text:p text:style-name="P36"/>
      <text:p text:style-name="P37">{<text:span text:style-name="T6">block </text:span>title}Evènements{<text:span text:style-name="T6">/block</text:span>}</text:p>
      <text:p text:style-name="P36"/>
      <text:p text:style-name="P37"><text:soft-page-break/>{<text:span text:style-name="T6">block </text:span>head}</text:p>
      <text:p text:style-name="P38">&lt;style&gt;</text:p>
      <text:p text:style-name="P37"><text:span text:style-name="T8">.attribute-badge</text:span> {</text:p>
      <text:p text:style-name="P37"><text:span text:style-name="T9">display</text:span>: <text:span text:style-name="T16">inline-block</text:span>;</text:p>
      <text:p text:style-name="P37"><text:span text:style-name="T9">width</text:span>: <text:span text:style-name="T10">20px</text:span>;</text:p>
      <text:p text:style-name="P37"><text:span text:style-name="T9">height</text:span>: <text:span text:style-name="T10">20px</text:span>;</text:p>
      <text:p text:style-name="P37"><text:span text:style-name="T9">margin-right</text:span>: <text:span text:style-name="T10">5px</text:span>;</text:p>
      <text:p text:style-name="P37"><text:span text:style-name="T9">border-radius</text:span>: <text:span text:style-name="T10">4px</text:span>;</text:p>
      <text:p text:style-name="P37"><text:span text:style-name="T9">cursor</text:span>: <text:span text:style-name="T16">help</text:span>;</text:p>
      <text:p text:style-name="P37"><text:span text:style-name="T9">border</text:span>: <text:span text:style-name="T10">1px</text:span> <text:span text:style-name="T16">solid</text:span> rgba(<text:span text:style-name="T10">0</text:span>,<text:span text:style-name="T10">0</text:span>,<text:span text:style-name="T10">0</text:span>,<text:span text:style-name="T10">0.2</text:span>);</text:p>
      <text:p text:style-name="P37">}</text:p>
      <text:p text:style-name="P38">&lt;/style&gt;</text:p>
      <text:p text:style-name="P37">{<text:span text:style-name="T6">/block</text:span>}</text:p>
      <text:p text:style-name="P36"/>
      <text:p text:style-name="P37">{<text:span text:style-name="T6">block </text:span>navbar}</text:p>
      <text:p text:style-name="P37">{<text:span text:style-name="T6">include </text:span><text:span text:style-name="T7">'../navbar/home.latte'</text:span>}</text:p>
      <text:p text:style-name="P37">{<text:span text:style-name="T6">/block</text:span>}</text:p>
      <text:p text:style-name="P36"/>
      <text:p text:style-name="P37">{<text:span text:style-name="T6">block </text:span>content}</text:p>
      <text:p text:style-name="P37"><text:span text:style-name="T8">&lt;div</text:span> <text:span text:style-name="T9">class</text:span>=<text:span text:style-name="T6">"d-flex justify-content-between align-items-center mb-3"</text:span><text:span text:style-name="T8">&gt;</text:span></text:p>
      <text:p text:style-name="P37"><text:span text:style-name="T8">&lt;h1</text:span> <text:span text:style-name="T9">class</text:span>=<text:span text:style-name="T6">"mb-0"</text:span><text:span text:style-name="T8">&gt;</text:span></text:p>
      <text:p text:style-name="P37">{<text:span text:style-name="T6">if </text:span>$person != <text:span text:style-name="T6">false</text:span>}</text:p>
      <text:p text:style-name="P37">{<text:span text:style-name="T6">=</text:span>'eventsAvailableForYou'<text:span text:style-name="T6">|translate</text:span>}</text:p>
      <text:p text:style-name="P37">{<text:span text:style-name="T6">else</text:span>}</text:p>
      <text:p text:style-name="P37">{<text:span text:style-name="T6">=</text:span>'eventsAvailableForAll'<text:span text:style-name="T6">|translate</text:span>}</text:p>
      <text:p text:style-name="P37">{<text:span text:style-name="T6">/if</text:span>}</text:p>
      <text:p text:style-name="P38">&lt;/h1&gt;</text:p>
      <text:p text:style-name="P37">{<text:span text:style-name="T6">if </text:span>$isEventManager}</text:p>
      <text:p text:style-name="P37"><text:span text:style-name="T8">&lt;div</text:span> <text:span text:style-name="T9">class</text:span>=<text:span text:style-name="T6">"ms-auto d-flex gap-2"</text:span><text:span text:style-name="T8">&gt;</text:span></text:p>
      <text:p text:style-name="P37"><text:span text:style-name="T8">&lt;a</text:span> <text:span text:style-name="T9">href</text:span>=<text:span text:style-name="T6">"?mode=past&amp;offset=0"</text:span> <text:span text:style-name="T9">class</text:span>=<text:span text:style-name="T6">"btn btn-outline-secondary"</text:span><text:span text:style-name="T8">&gt;</text:span>&amp;laquo;<text:span text:style-name="T8">&lt;/a&gt;</text:span></text:p>
      <text:p text:style-name="P37"><text:span text:style-name="T8">&lt;a</text:span> <text:span text:style-name="T9">href</text:span>=<text:span text:style-name="T6">"?mode={$mode}&amp;offset={max(0, $offset-10)}"</text:span> <text:span text:style-name="T9">class</text:span>=<text:span text:style-name="T6">"btn btn-outline-secondary"</text:span><text:span text:style-name="T8">&gt;</text:span>&amp;lsaquo;<text:span text:style-name="T8">&lt;/a&gt;</text:span></text:p>
      <text:p text:style-name="P37"><text:span text:style-name="T8">&lt;a</text:span> <text:span text:style-name="T9">href</text:span>=<text:span text:style-name="T6">"?mode={$mode}&amp;offset={$offset+10}"</text:span> <text:span text:style-name="T9">class</text:span>=<text:span text:style-name="T6">"btn btn-outline-secondary"</text:span><text:span text:style-name="T8">&gt;</text:span>&amp;rsaquo;<text:span text:style-name="T8">&lt;/a&gt;</text:span></text:p>
      <text:p text:style-name="P37"><text:span text:style-name="T8">&lt;a</text:span> <text:span text:style-name="T9">href</text:span>=<text:span text:style-name="T6">"?mode=next&amp;offset=0"</text:span> <text:span text:style-name="T9">class</text:span>=<text:span text:style-name="T6">"btn btn-outline-secondary"</text:span><text:span text:style-name="T8">&gt;</text:span>&amp;raquo;<text:span text:style-name="T8">&lt;/a&gt;</text:span></text:p>
      <text:p text:style-name="P37"><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P37"><text:span text:style-name="T8">&lt;i</text:span> <text:span text:style-name="T9">class</text:span>=<text:span text:style-name="T6">"bi bi-plus-lg"</text:span><text:span text:style-name="T8">&gt;&lt;/i&gt;</text:span></text:p>
      <text:p text:style-name="P38">&lt;/button&gt;</text:p>
      <text:p text:style-name="P38">&lt;/div&gt;</text:p>
      <text:p text:style-name="P37">{<text:span text:style-name="T6">/if</text:span>}</text:p>
      <text:p text:style-name="P38">&lt;/div&gt;</text:p>
      <text:p text:style-name="P37"><text:span text:style-name="T8">&lt;table</text:span> <text:span text:style-name="T9">class</text:span>=<text:span text:style-name="T6">"table table-striped"</text:span><text:span text:style-name="T8">&gt;</text:span></text:p>
      <text:p text:style-name="P38">&lt;thead&gt;</text:p>
      <text:p text:style-name="P38">&lt;tr&gt;</text:p>
      <text:p text:style-name="P38">&lt;th&gt;&lt;/th&gt;</text:p>
      <text:p text:style-name="P37"><text:span text:style-name="T8">&lt;th&gt;</text:span>{<text:span text:style-name="T6">=</text:span>'type'<text:span text:style-name="T6">|translate</text:span>}<text:span text:style-name="T8">&lt;/th&gt;</text:span></text:p>
      <text:p text:style-name="P37"><text:span text:style-name="T8">&lt;th&gt;</text:span>{<text:span text:style-name="T6">=</text:span>'date_time'<text:span text:style-name="T6">|translate</text:span>}<text:span text:style-name="T8">&lt;/th&gt;</text:span></text:p>
      <text:p text:style-name="P37"><text:span text:style-name="T8">&lt;th&gt;</text:span>{<text:span text:style-name="T6">=</text:span>'duration'<text:span text:style-name="T6">|translate</text:span>}<text:span text:style-name="T8">&lt;/th&gt;</text:span></text:p>
      <text:p text:style-name="P37"><text:span text:style-name="T8">&lt;th&gt;</text:span>{<text:span text:style-name="T6">=</text:span>'attributes'<text:span text:style-name="T6">|translate</text:span>}<text:span text:style-name="T8">&lt;/th&gt;</text:span></text:p>
      <text:p text:style-name="P37"><text:span text:style-name="T8">&lt;th&gt;</text:span>{<text:span text:style-name="T6">=</text:span>'summary'<text:span text:style-name="T6">|translate</text:span>}<text:span text:style-name="T8">&lt;/th&gt;</text:span></text:p>
      <text:p text:style-name="P37"><text:span text:style-name="T8">&lt;th&gt;</text:span>{<text:span text:style-name="T6">=</text:span>'location'<text:span text:style-name="T6">|translate</text:span>}<text:span text:style-name="T8">&lt;/th&gt;</text:span></text:p>
      <text:p text:style-name="P37"><text:span text:style-name="T8">&lt;th&gt;</text:span>{<text:span text:style-name="T6">=</text:span>'participants'<text:span text:style-name="T6">|translate</text:span>}<text:span text:style-name="T8">&lt;/th&gt;</text:span></text:p>
      <text:p text:style-name="P37"><text:span text:style-name="T8">&lt;th&gt;</text:span>{<text:span text:style-name="T6">=</text:span>'messages'<text:span text:style-name="T6">|translate</text:span>}<text:span text:style-name="T8">&lt;/th&gt;</text:span></text:p>
      <text:p text:style-name="P37"><text:span text:style-name="T8">&lt;th&gt;</text:span>{<text:span text:style-name="T6">=</text:span>'audience'<text:span text:style-name="T6">|translate</text:span>}<text:span text:style-name="T8">&lt;/th&gt;</text:span></text:p>
      <text:p text:style-name="P38">&lt;/tr&gt;</text:p>
      <text:p text:style-name="P38">&lt;/thead&gt;</text:p>
      <text:p text:style-name="P38"><text:soft-page-break/>&lt;tbody&gt;</text:p>
      <text:p text:style-name="P37">{<text:span text:style-name="T6">foreach </text:span>$events as $event}</text:p>
      <text:p text:style-name="P37"><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P38">&lt;td&gt;</text:p>
      <text:p text:style-name="P37">{<text:span text:style-name="T6">if </text:span>$event[<text:span text:style-name="T7">'createdBy'</text:span>] == ($person-&gt;Id ?? <text:span text:style-name="T6">false</text:span>) &amp;&amp; $mode == <text:span text:style-name="T7">'next'</text:span>}</text:p>
      <text:p text:style-name="P37"><text:span text:style-name="T8">&lt;div</text:span> <text:span text:style-name="T9">class</text:span>=<text:span text:style-name="T6">"ms-auto d-flex flex-column flex-sm-row gap-2"</text:span><text:span text:style-name="T8">&gt;</text:span></text:p>
      <text:p text:style-name="P37"><text:span text:style-name="T8">&lt;button</text:span> <text:span text:style-name="T9">class</text:span>=<text:span text:style-name="T6">"btn btn-sm btn-primary edit-btn"</text:span><text:span text:style-name="T8">&gt;</text:span></text:p>
      <text:p text:style-name="P37"><text:span text:style-name="T8">&lt;i</text:span> <text:span text:style-name="T9">class</text:span>=<text:span text:style-name="T6">"bi bi-pencil"</text:span><text:span text:style-name="T8">&gt;&lt;/i&gt;</text:span></text:p>
      <text:p text:style-name="P38">&lt;/button&gt;</text:p>
      <text:p text:style-name="P37"><text:span text:style-name="T8">&lt;button</text:span> <text:span text:style-name="T9">class</text:span>=<text:span text:style-name="T6">"btn btn-sm btn-danger delete-btn"</text:span><text:span text:style-name="T8">&gt;</text:span></text:p>
      <text:p text:style-name="P37"><text:span text:style-name="T8">&lt;i</text:span> <text:span text:style-name="T9">class</text:span>=<text:span text:style-name="T6">"bi bi-trash"</text:span><text:span text:style-name="T8">&gt;&lt;/i&gt;</text:span></text:p>
      <text:p text:style-name="P38">&lt;/button&gt;</text:p>
      <text:p text:style-name="P38">&lt;/div&gt;</text:p>
      <text:p text:style-name="P37">{<text:span text:style-name="T6">/if</text:span>}</text:p>
      <text:p text:style-name="P37">{<text:span text:style-name="T6">if </text:span>$isEventManager &amp;&amp; $mode == <text:span text:style-name="T7">'past'</text:span>}</text:p>
      <text:p text:style-name="P37"><text:span text:style-name="T8">&lt;div</text:span> <text:span text:style-name="T9">class</text:span>=<text:span text:style-name="T6">"ms-auto d-flex flex-column flex-sm-row gap-2"</text:span><text:span text:style-name="T8">&gt;</text:span></text:p>
      <text:p text:style-name="P37"><text:span text:style-name="T8">&lt;button</text:span> <text:span text:style-name="T9">class</text:span>=<text:span text:style-name="T6">"btn btn-sm btn-secondary duplicate-btn"</text:span> <text:span text:style-name="T9">data-id</text:span>=<text:span text:style-name="T6">"{$event['id']}"</text:span><text:span text:style-name="T8">&gt;</text:span></text:p>
      <text:p text:style-name="P37"><text:span text:style-name="T8">&lt;i</text:span> <text:span text:style-name="T9">class</text:span>=<text:span text:style-name="T6">"bi bi-files"</text:span><text:span text:style-name="T8">&gt;&lt;/i&gt;</text:span></text:p>
      <text:p text:style-name="P38">&lt;/button&gt;</text:p>
      <text:p text:style-name="P38">&lt;/div&gt;</text:p>
      <text:p text:style-name="P37">{<text:span text:style-name="T6">/if</text:span>}</text:p>
      <text:p text:style-name="P38">&lt;/td&gt;</text:p>
      <text:p text:style-name="P37"><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P37"><text:span text:style-name="T8">&lt;td&gt;</text:span>{<text:span text:style-name="T6">=</text:span>$event['startTime']<text:span text:style-name="T6">|longDateTime</text:span>}<text:span text:style-name="T8">&lt;/td&gt;</text:span></text:p>
      <text:p text:style-name="P37"><text:span text:style-name="T8">&lt;td&gt;</text:span>{$event[<text:span text:style-name="T7">'duration'</text:span>]}<text:span text:style-name="T8">&lt;/td&gt;</text:span></text:p>
      <text:p text:style-name="P38">&lt;td&gt;</text:p>
      <text:p text:style-name="P37">{<text:span text:style-name="T6">if </text:span>count($event[<text:span text:style-name="T7">'attributes'</text:span>]) &gt; <text:span text:style-name="T10">0</text:span>}</text:p>
      <text:p text:style-name="P37">{<text:span text:style-name="T6">foreach </text:span>$event[<text:span text:style-name="T7">'attributes'</text:span>] as $attribute}</text:p>
      <text:p text:style-name="P37"><text:span text:style-name="T8">&lt;span</text:span> </text:p>
      <text:p text:style-name="P37"><text:span text:style-name="T9">class</text:span>=<text:span text:style-name="T6">"attribute-badge"</text:span> </text:p>
      <text:p text:style-name="P37"><text:span text:style-name="T9">style</text:span>=<text:span text:style-name="T6">"background-color: {$attribute['color']|noescape};"</text:span></text:p>
      <text:p text:style-name="P37"><text:span text:style-name="T9">title</text:span>=<text:span text:style-name="T6">"{$attribute['name']} - {$attribute['detail']}"</text:span></text:p>
      <text:p text:style-name="P38">&gt;&lt;/span&gt;</text:p>
      <text:p text:style-name="P37">{<text:span text:style-name="T6">/foreach</text:span>}</text:p>
      <text:p text:style-name="P37">{<text:span text:style-name="T6">else</text:span>}</text:p>
      <text:p text:style-name="P37">Aucun attribut</text:p>
      <text:p text:style-name="P37">{<text:span text:style-name="T6">/if</text:span>}</text:p>
      <text:p text:style-name="P38">&lt;/td&gt;</text:p>
      <text:p text:style-name="P37"><text:span text:style-name="T8">&lt;td&gt;</text:span>{$event[<text:span text:style-name="T7">'summary'</text:span>]}<text:span text:style-name="T8">&lt;/td&gt;</text:span></text:p>
      <text:p text:style-name="P37"><text:span text:style-name="T8">&lt;td&gt;</text:span>{$event[<text:span text:style-name="T7">'location'</text:span>]}<text:span text:style-name="T8">&lt;/td&gt;</text:span></text:p>
      <text:p text:style-name="P37"><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P37"><text:span text:style-name="T8">&lt;td&gt;</text:span>{$event[<text:span text:style-name="T7">'messages'</text:span>]}<text:span text:style-name="T8">&lt;/td&gt;</text:span></text:p>
      <text:p text:style-name="P37"><text:span text:style-name="T8">&lt;td&gt;</text:span>{<text:span text:style-name="T6">=</text:span>$event['audience']<text:span text:style-name="T6">|translate</text:span>}<text:span text:style-name="T8">&lt;/td&gt;</text:span></text:p>
      <text:p text:style-name="P38">&lt;/tr&gt;</text:p>
      <text:p text:style-name="P37">{<text:span text:style-name="T6">/foreach</text:span>}</text:p>
      <text:p text:style-name="P38">&lt;/tbody&gt;</text:p>
      <text:p text:style-name="P38">&lt;/table&gt;</text:p>
      <text:p text:style-name="P36"/>
      <text:p text:style-name="P37"><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P37"><text:span text:style-name="T8">&lt;div</text:span> <text:span text:style-name="T9">class</text:span>=<text:span text:style-name="T6">"modal-dialog"</text:span><text:span text:style-name="T8">&gt;</text:span></text:p>
      <text:p text:style-name="P37"><text:span text:style-name="T8">&lt;div</text:span> <text:span text:style-name="T9">class</text:span>=<text:span text:style-name="T6">"modal-content"</text:span><text:span text:style-name="T8">&gt;</text:span></text:p>
      <text:p text:style-name="P37"><text:span text:style-name="T8">&lt;div</text:span> <text:span text:style-name="T9">class</text:span>=<text:span text:style-name="T6">"modal-header"</text:span><text:span text:style-name="T8">&gt;</text:span></text:p>
      <text:p text:style-name="P37"><text:soft-page-break/><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P37"><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P38">&lt;/div&gt;</text:p>
      <text:p text:style-name="P37"><text:span text:style-name="T8">&lt;div</text:span> <text:span text:style-name="T9">class</text:span>=<text:span text:style-name="T6">"modal-body"</text:span><text:span text:style-name="T8">&gt;</text:span></text:p>
      <text:p text:style-name="P37"><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P37"><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P37"><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P36"/>
      <text:p text:style-name="P37"><text:span text:style-name="T8">&lt;div</text:span> <text:span text:style-name="T9">class</text:span>=<text:span text:style-name="T6">"mb-3 row align-items-center"</text:span><text:span text:style-name="T8">&gt;</text:span></text:p>
      <text:p text:style-name="P37"><text:span text:style-name="T8">&lt;label</text:span> <text:span text:style-name="T9">for</text:span>=<text:span text:style-name="T6">"summaryInput"</text:span> <text:span text:style-name="T9">class</text:span>=<text:span text:style-name="T6">"col-auto col-form-label"</text:span><text:span text:style-name="T8">&gt;</text:span>Titre<text:span text:style-name="T8">&lt;/label&gt;</text:span></text:p>
      <text:p text:style-name="P37"><text:span text:style-name="T8">&lt;div</text:span> <text:span text:style-name="T9">class</text:span>=<text:span text:style-name="T6">"col"</text:span><text:span text:style-name="T8">&gt;</text:span></text:p>
      <text:p text:style-name="P37"><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placeholder</text:span>=<text:span text:style-name="T6">"Titre dans le calendrier"</text:span> <text:span text:style-name="T9">required</text:span><text:span text:style-name="T8">&gt;</text:span></text:p>
      <text:p text:style-name="P38">&lt;/div&gt;</text:p>
      <text:p text:style-name="P38">&lt;/div&gt;</text:p>
      <text:p text:style-name="P36"/>
      <text:p text:style-name="P37"><text:span text:style-name="T8">&lt;div</text:span> <text:span text:style-name="T9">class</text:span>=<text:span text:style-name="T6">"mb-3"</text:span><text:span text:style-name="T8">&gt;</text:span></text:p>
      <text:p text:style-name="P37"><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placeholder</text:span>=<text:span text:style-name="T6">"Détails de l'évènement"</text:span> <text:span text:style-name="T9">required</text:span><text:span text:style-name="T8">&gt;&lt;/textarea&gt;</text:span></text:p>
      <text:p text:style-name="P38">&lt;/div&gt;</text:p>
      <text:p text:style-name="P36"/>
      <text:p text:style-name="P37"><text:span text:style-name="T8">&lt;div</text:span> <text:span text:style-name="T9">class</text:span>=<text:span text:style-name="T6">"mb-3 row align-items-center"</text:span><text:span text:style-name="T8">&gt;</text:span></text:p>
      <text:p text:style-name="P37"><text:span text:style-name="T8">&lt;label</text:span> <text:span text:style-name="T9">for</text:span>=<text:span text:style-name="T6">"locationInput"</text:span> <text:span text:style-name="T9">class</text:span>=<text:span text:style-name="T6">"col-auto col-form-label"</text:span><text:span text:style-name="T8">&gt;</text:span>Lieu<text:span text:style-name="T8">&lt;/label&gt;</text:span></text:p>
      <text:p text:style-name="P37"><text:span text:style-name="T8">&lt;div</text:span> <text:span text:style-name="T9">class</text:span>=<text:span text:style-name="T6">"col"</text:span><text:span text:style-name="T8">&gt;</text:span></text:p>
      <text:p text:style-name="P37"><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placeholder</text:span>=<text:span text:style-name="T6">"rue / lieu dit , ville"</text:span> <text:span text:style-name="T9">required</text:span><text:span text:style-name="T8">&gt;</text:span></text:p>
      <text:p text:style-name="P38">&lt;/div&gt;</text:p>
      <text:p text:style-name="P38">&lt;/div&gt;</text:p>
      <text:p text:style-name="P36"/>
      <text:p text:style-name="P37"><text:span text:style-name="T8">&lt;div</text:span> <text:span text:style-name="T9">class</text:span>=<text:span text:style-name="T6">"mb-3 row align-items-center"</text:span><text:span text:style-name="T8">&gt;</text:span></text:p>
      <text:p text:style-name="P37"><text:span text:style-name="T8">&lt;label</text:span> <text:span text:style-name="T9">for</text:span>=<text:span text:style-name="T6">"eventTypeInput"</text:span> <text:span text:style-name="T9">class</text:span>=<text:span text:style-name="T6">"col-auto col-form-label"</text:span><text:span text:style-name="T8">&gt;</text:span>Type d'événement<text:span text:style-name="T8">&lt;/label&gt;</text:span></text:p>
      <text:p text:style-name="P37"><text:span text:style-name="T8">&lt;div</text:span> <text:span text:style-name="T9">class</text:span>=<text:span text:style-name="T6">"col"</text:span><text:span text:style-name="T8">&gt;</text:span></text:p>
      <text:p text:style-name="P37"><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P37">{<text:span text:style-name="T6">foreach </text:span>$eventTypes as $eventType}</text:p>
      <text:p text:style-name="P37"><text:span text:style-name="T8">&lt;option</text:span> <text:span text:style-name="T9">value</text:span>=<text:span text:style-name="T6">"{$eventType-&gt;Id}"</text:span><text:span text:style-name="T8">&gt;</text:span>{$eventType-&gt;Name}<text:span text:style-name="T8">&lt;/option&gt;</text:span></text:p>
      <text:p text:style-name="P37">{<text:span text:style-name="T6">/foreach</text:span>}</text:p>
      <text:p text:style-name="P38">&lt;/select&gt;</text:p>
      <text:p text:style-name="P38">&lt;/div&gt;</text:p>
      <text:p text:style-name="P38">&lt;/div&gt;</text:p>
      <text:p text:style-name="P36"/>
      <text:p text:style-name="P37"><text:span text:style-name="T8">&lt;div</text:span> <text:span text:style-name="T9">class</text:span>=<text:span text:style-name="T6">"mb-3"</text:span><text:span text:style-name="T8">&gt;</text:span></text:p>
      <text:p text:style-name="P37"><text:span text:style-name="T8">&lt;div</text:span> <text:span text:style-name="T9">class</text:span>=<text:span text:style-name="T6">"row text-center"</text:span><text:span text:style-name="T8">&gt;</text:span></text:p>
      <text:p text:style-name="P37"><text:span text:style-name="T8">&lt;div</text:span> <text:span text:style-name="T9">class</text:span>=<text:span text:style-name="T6">"col-12"</text:span><text:span text:style-name="T8">&gt;</text:span></text:p>
      <text:p text:style-name="P37"><text:span text:style-name="T8">&lt;label</text:span> <text:span text:style-name="T9">class</text:span>=<text:span text:style-name="T6">"form-label"</text:span><text:span text:style-name="T8">&gt;</text:span>Date / Heure / Durée (h)<text:span text:style-name="T8">&lt;/label&gt;</text:span></text:p>
      <text:p text:style-name="P38">&lt;/div&gt;</text:p>
      <text:p text:style-name="P38">&lt;/div&gt;</text:p>
      <text:p text:style-name="P37"><text:span text:style-name="T8">&lt;div</text:span> <text:span text:style-name="T9">class</text:span>=<text:span text:style-name="T6">"d-flex justify-content-center gap-3 flex-wrap"</text:span><text:span text:style-name="T8">&gt;</text:span></text:p>
      <text:p text:style-name="P37"><text:span text:style-name="T8">&lt;div</text:span> <text:span text:style-name="T9">class</text:span>=<text:span text:style-name="T6">"w-auto"</text:span><text:span text:style-name="T8">&gt;</text:span></text:p>
      <text:p text:style-name="P37"><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P38">&lt;/div&gt;</text:p>
      <text:p text:style-name="P37"><text:span text:style-name="T8">&lt;div</text:span> <text:span text:style-name="T9">class</text:span>=<text:span text:style-name="T6">"w-auto"</text:span><text:span text:style-name="T8">&gt;</text:span></text:p>
      <text:p text:style-name="P37"><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P38">&lt;/div&gt;</text:p>
      <text:p text:style-name="P37"><text:span text:style-name="T8">&lt;div</text:span> <text:span text:style-name="T9">style</text:span>=<text:span text:style-name="T6">"width: 80px;"</text:span><text:span text:style-name="T8">&gt;</text:span></text:p>
      <text:p text:style-name="P37"><text:soft-page-break/><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P38">&lt;/div&gt;</text:p>
      <text:p text:style-name="P38">&lt;/div&gt;</text:p>
      <text:p text:style-name="P38">&lt;/div&gt;</text:p>
      <text:p text:style-name="P36"/>
      <text:p text:style-name="P37"><text:span text:style-name="T8">&lt;div</text:span> <text:span text:style-name="T9">class</text:span>=<text:span text:style-name="T6">"mb-3"</text:span><text:span text:style-name="T8">&gt;</text:span></text:p>
      <text:p text:style-name="P37"><text:span text:style-name="T8">&lt;label</text:span> <text:span text:style-name="T9">class</text:span>=<text:span text:style-name="T6">"form-label"</text:span><text:span text:style-name="T8">&gt;</text:span>Attributs<text:span text:style-name="T8">&lt;/label&gt;</text:span></text:p>
      <text:p text:style-name="P37"><text:span text:style-name="T8">&lt;div</text:span> <text:span text:style-name="T9">id</text:span>=<text:span text:style-name="T6">"attributesList"</text:span> <text:span text:style-name="T9">class</text:span>=<text:span text:style-name="T6">"mb-2"</text:span><text:span text:style-name="T8">&gt;</text:span></text:p>
      <text:p text:style-name="P39">&lt;!-- Dynamically populated attribute list will go here --&gt;</text:p>
      <text:p text:style-name="P38">&lt;/div&gt;</text:p>
      <text:p text:style-name="P37"><text:span text:style-name="T8">&lt;div</text:span> <text:span text:style-name="T9">class</text:span>=<text:span text:style-name="T6">"input-group"</text:span><text:span text:style-name="T8">&gt;</text:span></text:p>
      <text:p text:style-name="P37"><text:span text:style-name="T8">&lt;select</text:span> <text:span text:style-name="T9">id</text:span>=<text:span text:style-name="T6">"availableAttributesSelect"</text:span> <text:span text:style-name="T9">class</text:span>=<text:span text:style-name="T6">"form-control"</text:span><text:span text:style-name="T8">&gt;</text:span></text:p>
      <text:p text:style-name="P37">{<text:span text:style-name="T6">foreach </text:span>$eventAttributes as $attribute}</text:p>
      <text:p text:style-name="P37"><text:span text:style-name="T8">&lt;option</text:span> <text:span text:style-name="T9">value</text:span>=<text:span text:style-name="T6">"{$attribute-&gt;Id}"</text:span> <text:span text:style-name="T9">data-color</text:span>=<text:span text:style-name="T6">"{$attribute-&gt;Color}"</text:span> <text:span text:style-name="T9">data-detail</text:span>=<text:span text:style-name="T6">"{$attribute-&gt;Detail}"</text:span><text:span text:style-name="T8">&gt;</text:span></text:p>
      <text:p text:style-name="P37">{$attribute-&gt;Name}</text:p>
      <text:p text:style-name="P38">&lt;/option&gt;</text:p>
      <text:p text:style-name="P37">{<text:span text:style-name="T6">/foreach</text:span>}</text:p>
      <text:p text:style-name="P38">&lt;/select&gt;</text:p>
      <text:p text:style-name="P37"><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P37"><text:span text:style-name="T8">&lt;i</text:span> <text:span text:style-name="T9">class</text:span>=<text:span text:style-name="T6">"bi bi-plus-lg"</text:span><text:span text:style-name="T8">&gt;&lt;/i&gt;</text:span> Ajouter</text:p>
      <text:p text:style-name="P38">&lt;/button&gt;</text:p>
      <text:p text:style-name="P38">&lt;/div&gt;</text:p>
      <text:p text:style-name="P38">&lt;/div&gt;</text:p>
      <text:p text:style-name="P36"/>
      <text:p text:style-name="P37"><text:span text:style-name="T8">&lt;div</text:span> <text:span text:style-name="T9">class</text:span>=<text:span text:style-name="T6">"mb-3"</text:span><text:span text:style-name="T8">&gt;</text:span></text:p>
      <text:p text:style-name="P37"><text:span text:style-name="T8">&lt;label</text:span> <text:span text:style-name="T9">class</text:span>=<text:span text:style-name="T6">"form-label"</text:span><text:span text:style-name="T8">&gt;</text:span>Besoins<text:span text:style-name="T8">&lt;/label&gt;</text:span></text:p>
      <text:p text:style-name="P37"><text:span text:style-name="T8">&lt;div</text:span> <text:span text:style-name="T9">id</text:span>=<text:span text:style-name="T6">"needsList"</text:span> <text:span text:style-name="T9">class</text:span>=<text:span text:style-name="T6">"mb-2"</text:span><text:span text:style-name="T8">&gt;</text:span></text:p>
      <text:p text:style-name="P39">&lt;!-- Dynamically populated needs list will go here --&gt;</text:p>
      <text:p text:style-name="P38">&lt;/div&gt;</text:p>
      <text:p text:style-name="P37"><text:span text:style-name="T8">&lt;div</text:span> <text:span text:style-name="T9">class</text:span>=<text:span text:style-name="T6">"input-group"</text:span><text:span text:style-name="T8">&gt;</text:span></text:p>
      <text:p text:style-name="P37"><text:span text:style-name="T8">&lt;select</text:span> <text:span text:style-name="T9">id</text:span>=<text:span text:style-name="T6">"availableNeedsSelect"</text:span> <text:span text:style-name="T9">class</text:span>=<text:span text:style-name="T6">"form-control"</text:span><text:span text:style-name="T8">&gt;</text:span></text:p>
      <text:p text:style-name="P37"><text:span text:style-name="T8">&lt;option</text:span> <text:span text:style-name="T9">value</text:span>=<text:span text:style-name="T6">""</text:span><text:span text:style-name="T8">&gt;</text:span>Sélectionnez d'abord un type de besoin<text:span text:style-name="T8">&lt;/option&gt;</text:span></text:p>
      <text:p text:style-name="P38">&lt;/select&gt;</text:p>
      <text:p text:style-name="P37"><text:span text:style-name="T8">&lt;button</text:span> <text:span text:style-name="T9">type</text:span>=<text:span text:style-name="T6">"button"</text:span> <text:span text:style-name="T9">id</text:span>=<text:span text:style-name="T6">"addNeedBtn"</text:span> <text:span text:style-name="T9">class</text:span>=<text:span text:style-name="T6">"btn btn-secondary"</text:span><text:span text:style-name="T8">&gt;</text:span></text:p>
      <text:p text:style-name="P37"><text:span text:style-name="T8">&lt;i</text:span> <text:span text:style-name="T9">class</text:span>=<text:span text:style-name="T6">"bi bi-plus-lg"</text:span><text:span text:style-name="T8">&gt;&lt;/i&gt;</text:span> Ajouter</text:p>
      <text:p text:style-name="P38">&lt;/button&gt;</text:p>
      <text:p text:style-name="P38">&lt;/div&gt;</text:p>
      <text:p text:style-name="P38">&lt;/div&gt;</text:p>
      <text:p text:style-name="P36"/>
      <text:p text:style-name="P37"><text:span text:style-name="T8">&lt;div</text:span> <text:span text:style-name="T9">class</text:span>=<text:span text:style-name="T6">"mb-3 d-flex align-items-center"</text:span><text:span text:style-name="T8">&gt;</text:span></text:p>
      <text:p text:style-name="P37"><text:span text:style-name="T8">&lt;label</text:span> <text:span text:style-name="T9">for</text:span>=<text:span text:style-name="T6">"maxParticipantsInput"</text:span> <text:span text:style-name="T9">class</text:span>=<text:span text:style-name="T6">"me-2 mb-0"</text:span><text:span text:style-name="T8">&gt;</text:span>Nombre max de participants<text:span text:style-name="T8">&lt;/label&gt;</text:span></text:p>
      <text:p text:style-name="P37"><text:span text:style-name="T8">&lt;input</text:span> <text:span text:style-name="T9">type</text:span>=<text:span text:style-name="T6">"number"</text:span> <text:span text:style-name="T9">class</text:span>=<text:span text:style-name="T6">"form-control form-control-sm"</text:span> <text:span text:style-name="T9">id</text:span>=<text:span text:style-name="T6">"maxParticipantsInput"</text:span> <text:span text:style-name="T9">name</text:span>=<text:span text:style-name="T6">"maxParticipants"</text:span> <text:span text:style-name="T9">min</text:span>=<text:span text:style-name="T6">"0"</text:span> <text:span text:style-name="T9">value</text:span>=<text:span text:style-name="T6">"0"</text:span> <text:span text:style-name="T9">style</text:span>=<text:span text:style-name="T6">"width: 70px;"</text:span><text:span text:style-name="T8">&gt;</text:span></text:p>
      <text:p text:style-name="P37"><text:span text:style-name="T8">&lt;small</text:span> <text:span text:style-name="T9">class</text:span>=<text:span text:style-name="T6">"form-text text-muted ms-2"</text:span><text:span text:style-name="T8">&gt;</text:span>0 = illimité<text:span text:style-name="T8">&lt;/small&gt;</text:span></text:p>
      <text:p text:style-name="P38">&lt;/div&gt;</text:p>
      <text:p text:style-name="P36"/>
      <text:p text:style-name="P37"><text:span text:style-name="T8">&lt;div</text:span> <text:span text:style-name="T9">class</text:span>=<text:span text:style-name="T6">"mb-3 row align-items-center"</text:span><text:span text:style-name="T8">&gt;</text:span></text:p>
      <text:p text:style-name="P37"><text:span text:style-name="T8">&lt;label</text:span> <text:span text:style-name="T9">for</text:span>=<text:span text:style-name="T6">"audienceInput"</text:span> <text:span text:style-name="T9">class</text:span>=<text:span text:style-name="T6">"col-auto col-form-label"</text:span><text:span text:style-name="T8">&gt;</text:span>Public<text:span text:style-name="T8">&lt;/label&gt;</text:span></text:p>
      <text:p text:style-name="P37"><text:span text:style-name="T8">&lt;div</text:span> <text:span text:style-name="T9">class</text:span>=<text:span text:style-name="T6">"col"</text:span><text:span text:style-name="T8">&gt;</text:span></text:p>
      <text:p text:style-name="P37"><text:span text:style-name="T8">&lt;select</text:span> <text:span text:style-name="T9">class</text:span>=<text:span text:style-name="T6">"form-control"</text:span> <text:span text:style-name="T9">id</text:span>=<text:span text:style-name="T6">"audienceInput"</text:span> <text:span text:style-name="T9">name</text:span>=<text:span text:style-name="T6">"audience"</text:span> <text:span text:style-name="T9">required</text:span><text:span text:style-name="T8">&gt;</text:span></text:p>
      <text:p text:style-name="P37"><text:span text:style-name="T8">&lt;option</text:span> <text:span text:style-name="T9">value</text:span>=<text:span text:style-name="T6">"ClubMembersOnly"</text:span><text:span text:style-name="T8">&gt;</text:span>Membres du club uniquement<text:span text:style-name="T8">&lt;/option&gt;</text:span></text:p>
      <text:p text:style-name="P37"><text:span text:style-name="T8">&lt;option</text:span> <text:span text:style-name="T9">value</text:span>=<text:span text:style-name="T6">"All"</text:span><text:span text:style-name="T8">&gt;</text:span>Tous<text:span text:style-name="T8">&lt;/option&gt;</text:span></text:p>
      <text:p text:style-name="P38">&lt;/select&gt;</text:p>
      <text:p text:style-name="P38"><text:soft-page-break/>&lt;/div&gt;</text:p>
      <text:p text:style-name="P38">&lt;/div&gt;</text:p>
      <text:p text:style-name="P36"/>
      <text:p text:style-name="P37"><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P38">&lt;/form&gt;</text:p>
      <text:p text:style-name="P38">&lt;/div&gt;</text:p>
      <text:p text:style-name="P38">&lt;/div&gt;</text:p>
      <text:p text:style-name="P38">&lt;/div&gt;</text:p>
      <text:p text:style-name="P38">&lt;/div&gt;</text:p>
      <text:p text:style-name="P37">{<text:span text:style-name="T6">/block</text:span>}</text:p>
      <text:p text:style-name="P36"/>
      <text:p text:style-name="P37">{<text:span text:style-name="T6">block </text:span>scripts}</text:p>
      <text:p text:style-name="P37"><text:span text:style-name="T8">&lt;script</text:span> <text:span text:style-name="T9">src</text:span>=<text:span text:style-name="T6">"/app/js/event/nextEvents.js"</text:span><text:span text:style-name="T8">&gt;&lt;/script&gt;</text:span></text:p>
      <text:p text:style-name="P37">{<text:span text:style-name="T6">/block</text:span>}</text:p>
      <text:p text:style-name="P99">À gauche du bouton crayon, on veut un bouton enveloppe qui ouvrira une modale pour envoyer des messages.</text:p>
      <text:p text:style-name="P99">Une combo<text:span text:style-name="T35">box</text:span> permet de choisir le type de message :</text:p>
      <text:list text:style-name="L3">
        <text:list-item>
          <text:p text:style-name="P100">Nouvel évènement (si aucun message n’a été envoyé)</text:p>
        </text:list-item>
        <text:list-item>
          <text:p text:style-name="P100">Rappel (si au moins un message a déjà été envoyé)</text:p>
        </text:list-item>
        <text:list-item>
          <text:p text:style-name="P100">Annulé (si au moins un message a déjà été envoyé)</text:p>
        </text:list-item>
        <text:list-item>
          <text:p text:style-name="P100">Modifié (si au moins un message a déjà été envoyé)</text:p>
        </text:list-item>
      </text:list>
      <text:p text:style-name="P99">Une combo<text:span text:style-name="T35">box</text:span> permet de choisir les destinataire<text:span text:style-name="T36">s</text:span> :</text:p>
      <text:list text:style-name="L4">
        <text:list-item>
          <text:p text:style-name="P101">Tous (si nouvel évènement)</text:p>
        </text:list-item>
        <text:list-item>
          <text:p text:style-name="P101">Tous les non-inscrits (si rappel)</text:p>
        </text:list-item>
        <text:list-item>
          <text:p text:style-name="P101">Tous les inscrits (si annulé ou modifié)</text:p>
        </text:list-item>
      </text:list>
      <text:p text:style-name="P99">Une zone de texte pour saisir un message.</text:p>
      <text:p text:style-name="P99">Un bouton pour envoyer les messages. Celui-ci appellera <text:span text:style-name="T36">POST </text:span>/api/email/send avec les paramètres suivants :</text:p>
      <text:list text:style-name="L5">
        <text:list-item>
          <text:p text:style-name="P102">EventId</text:p>
        </text:list-item>
        <text:list-item>
          <text:p text:style-name="P102">Titre du courriel (le type)</text:p>
        </text:list-item>
        <text:list-item>
          <text:p text:style-name="P102">Le corps du courriel (la zone de texte)</text:p>
        </text:list-item>
        <text:list-item>
          <text:p text:style-name="P102">Les destinataire<text:span text:style-name="T36">s</text:span></text:p>
        </text:list-item>
      </text:list>
      <text:p text:style-name="P103">$participantsCount et $messageCount sont envoyés par le contrôleur.</text:p>
      <text:h text:style-name="P104" text:outline-level="1">Calendrier hebdomadaire des évènements</text:h>
      <text:p text:style-name="P105">Afficher les évènements pour la semaine en cours et la semaine suivante dans un tableau avec une colonne indiquant la date du premier jour (lu) et dernier jour (di) de la semaine puis une colonne pour les 7 jours du lundi au dimanche. </text:p>
      <text:p text:style-name="P106"><text:span text:style-name="T37">Pour chaque évènement indiquer l’heure de début et la durée et un carré avec la couleur de l’attribut. Si aucun attribut, ajouter un carré </text:span><text:span text:style-name="T38">barré</text:span><text:span text:style-name="T37">. </text:span><text:span text:style-name="T38">Voici le code pour afficher les attributs</text:span></text:p>
      <text:p text:style-name="P107">&lt;td&gt;</text:p>
      <text:p text:style-name="P37">{<text:span text:style-name="T6">if </text:span>count($event[<text:span text:style-name="T7">'attributes'</text:span>]) &gt; <text:span text:style-name="T10">0</text:span>}</text:p>
      <text:p text:style-name="P37">{<text:span text:style-name="T6">foreach </text:span>$event[<text:span text:style-name="T7">'attributes'</text:span>] as $attribute}</text:p>
      <text:p text:style-name="P37"><text:span text:style-name="T8">&lt;span</text:span> </text:p>
      <text:p text:style-name="P37"><text:soft-page-break/><text:span text:style-name="T9">class</text:span>=<text:span text:style-name="T6">"attribute-badge"</text:span> </text:p>
      <text:p text:style-name="P37"><text:span text:style-name="T9">style</text:span>=<text:span text:style-name="T6">"background-color: {$attribute['color']|noescape};"</text:span></text:p>
      <text:p text:style-name="P37"><text:span text:style-name="T9">title</text:span>=<text:span text:style-name="T6">"{$attribute['name']} - {$attribute['detail']}"</text:span></text:p>
      <text:p text:style-name="P38">&gt;&lt;/span&gt;</text:p>
      <text:p text:style-name="P37">{<text:span text:style-name="T6">/foreach</text:span>}</text:p>
      <text:p text:style-name="P37">{<text:span text:style-name="T6">else</text:span>}</text:p>
      <text:p text:style-name="P37"><text:span text:style-name="Strong_20_Emphasis"><text:span text:style-name="T28">⌧</text:span></text:span></text:p>
      <text:p text:style-name="P37">{<text:span text:style-name="T6">/if</text:span>}</text:p>
      <text:p text:style-name="P38">&lt;/td&gt;</text:p>
      <text:p text:style-name="P105">La case correspondant au jour courant est encadré dans le tableau.</text:p>
      <text:h text:style-name="Heading_20_2" text:outline-level="2">Ce contrôleur sera utilisé :</text:h>
      <text:p text:style-name="P108"><text:span text:style-name="T6">public</text:span> <text:span text:style-name="T6">function</text:span> nextWeekEvents(): <text:span text:style-name="T6">void</text:span></text:p>
      <text:p text:style-name="P37">{</text:p>
      <text:p text:style-name="P37">$event = <text:span text:style-name="T6">new</text:span> Event(<text:span text:style-name="T6">$this</text:span>-&gt;pdo);</text:p>
      <text:p text:style-name="P109"><text:span text:style-name="T19">echo </text:span><text:span text:style-name="T20">$this</text:span><text:span text:style-name="T19">-&gt;latte-&gt;render(</text:span><text:span text:style-name="T21">'app/views/event/next</text:span><text:span text:style-name="T39">Week</text:span><text:span text:style-name="T21">Events.latte'</text:span><text:span text:style-name="T19">, </text:span><text:span text:style-name="T20">$this</text:span><text:span text:style-name="T19">-&gt;params-&gt;getAll([</text:span></text:p>
      <text:p text:style-name="P37"><text:span text:style-name="T7">'navItems'</text:span> =&gt; <text:span text:style-name="T6">$this</text:span>-&gt;getNavItems(),</text:p>
      <text:p text:style-name="P37"><text:span text:style-name="T7">'events'</text:span> =&gt; $event-&gt;get<text:span text:style-name="T38">NextWeek</text:span>Events(),</text:p>
      <text:p text:style-name="P37"><text:span text:style-name="T7">'eventTypes'</text:span> =&gt; <text:span text:style-name="T6">$this</text:span>-&gt;fluent-&gt;from(<text:span text:style-name="T7">'EventType'</text:span>)-&gt;where(<text:span text:style-name="T7">'Inactivated'</text:span>, <text:span text:style-name="T10">0</text:span>)-&gt;orderBy(<text:span text:style-name="T7">'Name'</text:span>)-&gt;fetchAll(<text:span text:style-name="T7">'Id'</text:span>, <text:span text:style-name="T7">'Name'</text:span>),</text:p>
      <text:p text:style-name="P37"><text:span text:style-name="T7">'eventAttributes'</text:span> =&gt; <text:span text:style-name="T6">$this</text:span>-&gt;fluent-&gt;from(<text:span text:style-name="T7">'Attribute'</text:span>)-&gt;fetchAll(<text:span text:style-name="T7">'Id'</text:span>, <text:span text:style-name="T7">'Name, Detail, Color'</text:span>),</text:p>
      <text:p text:style-name="P37">]));</text:p>
      <text:p text:style-name="P37">}</text:p>
      <text:h text:style-name="Heading_20_2" text:outline-level="2">Et la vue commencera comme ça :</text:h>
      <text:p text:style-name="P110">{<text:span text:style-name="T6">layout </text:span><text:span text:style-name="T7">'../layout.latte'</text:span>}</text:p>
      <text:p text:style-name="P36"/>
      <text:p text:style-name="P37">{<text:span text:style-name="T6">block </text:span>title}<text:span text:style-name="T40">Prochains é</text:span>v<text:span text:style-name="T40">é</text:span>nements{<text:span text:style-name="T6">/block</text:span>}</text:p>
      <text:p text:style-name="P36"/>
      <text:p text:style-name="P37">{<text:span text:style-name="T6">block </text:span>head}</text:p>
      <text:p text:style-name="P38">&lt;style&gt;</text:p>
      <text:p text:style-name="P37"><text:span text:style-name="T8">.attribute-badge</text:span> {</text:p>
      <text:p text:style-name="P37"><text:span text:style-name="T9">display</text:span>: <text:span text:style-name="T16">inline-block</text:span>;</text:p>
      <text:p text:style-name="P37"><text:span text:style-name="T9">width</text:span>: <text:span text:style-name="T10">20px</text:span>;</text:p>
      <text:p text:style-name="P37"><text:span text:style-name="T9">height</text:span>: <text:span text:style-name="T10">20px</text:span>;</text:p>
      <text:p text:style-name="P37"><text:span text:style-name="T9">margin-right</text:span>: <text:span text:style-name="T10">5px</text:span>;</text:p>
      <text:p text:style-name="P37"><text:span text:style-name="T9">border-radius</text:span>: <text:span text:style-name="T10">4px</text:span>;</text:p>
      <text:p text:style-name="P37"><text:span text:style-name="T9">cursor</text:span>: <text:span text:style-name="T16">help</text:span>;</text:p>
      <text:p text:style-name="P37"><text:span text:style-name="T9">border</text:span>: <text:span text:style-name="T10">1px</text:span> <text:span text:style-name="T16">solid</text:span> rgba(<text:span text:style-name="T10">0</text:span>,<text:span text:style-name="T10">0</text:span>,<text:span text:style-name="T10">0</text:span>,<text:span text:style-name="T10">0.2</text:span>);</text:p>
      <text:p text:style-name="P37">}</text:p>
      <text:p text:style-name="P38">&lt;/style&gt;</text:p>
      <text:p text:style-name="P37">{<text:span text:style-name="T6">/block</text:span>}</text:p>
      <text:p text:style-name="P36"/>
      <text:p text:style-name="P37">{<text:span text:style-name="T6">block </text:span>navbar}</text:p>
      <text:p text:style-name="P37">{<text:span text:style-name="T6">include </text:span><text:span text:style-name="T7">'../navbar/home.latte'</text:span>}</text:p>
      <text:p text:style-name="P37">{<text:span text:style-name="T6">/block</text:span>}</text:p>
      <text:p text:style-name="P36"/>
      <text:p text:style-name="P37">{<text:span text:style-name="T6">block </text:span>content}</text:p>
      <text:p text:style-name="P111">…</text:p>
      <text:h text:style-name="Heading_20_2" text:outline-level="2">Détail des tables utilisées :</text:h>
      <text:p text:style-name="P110"><text:span text:style-name="T6">CREATE</text:span> <text:span text:style-name="T6">TABLE</text:span> IF <text:span text:style-name="T6">NOT</text:span> <text:span text:style-name="T6">EXISTS</text:span> <text:span text:style-name="T7">"EventType"</text:span> (</text:p>
      <text:p text:style-name="P37"><text:soft-page-break/><text:span text:style-name="T7">"Id"</text:span> <text:span text:style-name="T6">INTEGER</text:span>,</text:p>
      <text:p text:style-name="P37"><text:span text:style-name="T7">"Name"</text:span> <text:span text:style-name="T6">TEXT</text:span> <text:span text:style-name="T6">NOT NULL</text:span>,</text:p>
      <text:p text:style-name="P37"><text:span text:style-name="T7">"Inactivated"</text:span> <text:span text:style-name="T6">INTEGER</text:span> <text:span text:style-name="T6">NOT NULL</text:span> <text:span text:style-name="T6">DEFAULT</text:span> <text:span text:style-name="T10">0</text:span>,</text:p>
      <text:p text:style-name="P37"><text:span text:style-name="T7">"IdGroup"</text:span> <text:span text:style-name="T6">INTEGER</text:span> <text:span text:style-name="T6">DEFAULT</text:span> <text:span text:style-name="T6">NULL</text:span>,</text:p>
      <text:p text:style-name="P37"><text:span text:style-name="T6">PRIMARY KEY</text:span>(<text:span text:style-name="T7">"Id"</text:span>),</text:p>
      <text:p text:style-name="P37"><text:span text:style-name="T6">FOREIGN KEY</text:span>(<text:span text:style-name="T7">"IdGroup"</text:span>) <text:span text:style-name="T6">REFERENCES</text:span> <text:span text:style-name="T7">"Group"</text:span>(<text:span text:style-name="T7">"Id"</text:span>)</text:p>
      <text:p text:style-name="P37">);</text:p>
      <text:p text:style-name="P37"><text:span text:style-name="T6">CREATE</text:span> <text:span text:style-name="T6">TABLE</text:span> IF <text:span text:style-name="T6">NOT</text:span> <text:span text:style-name="T6">EXISTS</text:span> <text:span text:style-name="T7">"EventTypeAttribute"</text:span> (</text:p>
      <text:p text:style-name="P37"><text:span text:style-name="T7">"Id"</text:span> <text:span text:style-name="T6">INTEGER</text:span>,</text:p>
      <text:p text:style-name="P37"><text:span text:style-name="T7">"IdEventType"</text:span> <text:span text:style-name="T6">INTEGER</text:span> <text:span text:style-name="T6">NOT NULL</text:span>,</text:p>
      <text:p text:style-name="P37"><text:span text:style-name="T7">"IdAttribute"</text:span> <text:span text:style-name="T6">INTEGER</text:span> <text:span text:style-name="T6">NOT NULL</text:span>,</text:p>
      <text:p text:style-name="P37"><text:span text:style-name="T6">PRIMARY KEY</text:span>(<text:span text:style-name="T7">"Id"</text:span>),</text:p>
      <text:p text:style-name="P37"><text:span text:style-name="T6">FOREIGN KEY</text:span>(<text:span text:style-name="T7">"IdAttribute"</text:span>) <text:span text:style-name="T6">REFERENCES</text:span> <text:span text:style-name="T7">"Attribute"</text:span>(<text:span text:style-name="T7">"Id"</text:span>),</text:p>
      <text:p text:style-name="P37"><text:span text:style-name="T6">FOREIGN KEY</text:span>(<text:span text:style-name="T7">"IdEventType"</text:span>) <text:span text:style-name="T6">REFERENCES</text:span> <text:span text:style-name="T7">"EventType"</text:span>(<text:span text:style-name="T7">"Id"</text:span>)</text:p>
      <text:p text:style-name="P37">);</text:p>
      <text:p text:style-name="P110"><text:span text:style-name="T6">CREATE</text:span> <text:span text:style-name="T6">TABLE</text:span> IF <text:span text:style-name="T6">NOT</text:span> <text:span text:style-name="T6">EXISTS</text:span> <text:span text:style-name="T7">"Event"</text:span> (</text:p>
      <text:p text:style-name="P37"><text:span text:style-name="T7">"Id"</text:span> <text:span text:style-name="T6">INTEGER</text:span>,</text:p>
      <text:p text:style-name="P37"><text:span text:style-name="T7">"Summary"</text:span> <text:span text:style-name="T6">TEXT</text:span> <text:span text:style-name="T6">NOT NULL</text:span>,</text:p>
      <text:p text:style-name="P37"><text:span text:style-name="T7">"Description"</text:span> <text:span text:style-name="T6">TEXT</text:span> <text:span text:style-name="T6">NOT NULL</text:span>,</text:p>
      <text:p text:style-name="P37"><text:span text:style-name="T7">"Location"</text:span> <text:span text:style-name="T6">TEXT</text:span> <text:span text:style-name="T6">NOT NULL</text:span>,</text:p>
      <text:p text:style-name="P37"><text:span text:style-name="T7">"StartTime"</text:span> <text:span text:style-name="T6">TEXT</text:span> <text:span text:style-name="T6">NOT NULL</text:span>,</text:p>
      <text:p text:style-name="P37"><text:span text:style-name="T7">"Duration"</text:span> <text:span text:style-name="T6">INTEGER</text:span> <text:span text:style-name="T6">NOT NULL</text:span> <text:span text:style-name="T6">DEFAULT</text:span> <text:span text:style-name="T10">3600</text:span>,</text:p>
      <text:p text:style-name="P37"><text:span text:style-name="T7">"IdEventType"</text:span> <text:span text:style-name="T6">INTEGER</text:span> <text:span text:style-name="T6">NOT NULL</text:span>,</text:p>
      <text:p text:style-name="P37"><text:span text:style-name="T7">"CreatedBy"</text:span> <text:span text:style-name="T6">INTEGER</text:span> <text:span text:style-name="T6">NOT NULL</text:span>,</text:p>
      <text:p text:style-name="P37"><text:span text:style-name="T7">"MaxParticipants"</text:span> <text:span text:style-name="T6">INTEGER</text:span> <text:span text:style-name="T6">NOT NULL</text:span> <text:span text:style-name="T6">DEFAULT</text:span> <text:span text:style-name="T10">0</text:span>,</text:p>
      <text:p text:style-name="P37"><text:span text:style-name="T7">"Audience"</text:span> <text:span text:style-name="T6">TEXT</text:span> <text:span text:style-name="T6">NOT NULL</text:span> <text:span text:style-name="T6">DEFAULT</text:span> <text:span text:style-name="T7">'ClubMembersOnly'</text:span>,</text:p>
      <text:p text:style-name="P37"><text:span text:style-name="T6">PRIMARY KEY</text:span>(<text:span text:style-name="T7">"Id"</text:span>),</text:p>
      <text:p text:style-name="P37"><text:span text:style-name="T6">FOREIGN KEY</text:span>(<text:span text:style-name="T7">"CreatedBy"</text:span>) <text:span text:style-name="T6">REFERENCES</text:span> <text:span text:style-name="T7">"Person"</text:span>(<text:span text:style-name="T7">"Id"</text:span>),</text:p>
      <text:p text:style-name="P37"><text:span text:style-name="T6">FOREIGN KEY</text:span>(<text:span text:style-name="T7">"IdEventType"</text:span>) <text:span text:style-name="T6">REFERENCES</text:span> <text:span text:style-name="T7">"EventType"</text:span>(<text:span text:style-name="T7">"Id"</text:span>)</text:p>
      <text:p text:style-name="P37">);</text:p>
      <text:p text:style-name="P110"><text:span text:style-name="T6">CREATE</text:span> <text:span text:style-name="T6">TABLE</text:span> IF <text:span text:style-name="T6">NOT</text:span> <text:span text:style-name="T6">EXISTS</text:span> <text:span text:style-name="T7">"EventAttribute"</text:span> (</text:p>
      <text:p text:style-name="P37"><text:span text:style-name="T7">"Id"</text:span> <text:span text:style-name="T6">INTEGER</text:span>,</text:p>
      <text:p text:style-name="P37"><text:span text:style-name="T7">"IdEvent"</text:span> <text:span text:style-name="T6">INTEGER</text:span> <text:span text:style-name="T6">NOT NULL</text:span>,</text:p>
      <text:p text:style-name="P37"><text:span text:style-name="T7">"IdAttribute"</text:span> <text:span text:style-name="T6">INTEGER</text:span> <text:span text:style-name="T6">NOT NULL</text:span>,</text:p>
      <text:p text:style-name="P37"><text:span text:style-name="T6">PRIMARY KEY</text:span>(<text:span text:style-name="T7">"Id"</text:span>),</text:p>
      <text:p text:style-name="P37"><text:span text:style-name="T6">FOREIGN KEY</text:span>(<text:span text:style-name="T7">"IdAttribute"</text:span>) <text:span text:style-name="T6">REFERENCES</text:span> <text:span text:style-name="T7">"Attribute"</text:span>(<text:span text:style-name="T7">"Id"</text:span>),</text:p>
      <text:p text:style-name="P37"><text:span text:style-name="T6">FOREIGN KEY</text:span>(<text:span text:style-name="T7">"IdEvent"</text:span>) <text:span text:style-name="T6">REFERENCES</text:span> <text:span text:style-name="T7">"Event"</text:span>(<text:span text:style-name="T7">"Id"</text:span>)</text:p>
      <text:p text:style-name="P37">);</text:p>
      <text:h text:style-name="P112" text:outline-level="1">News</text:h>
      <text:p text:style-name="P113">Avec ces informations :</text:p>
      <text:list text:style-name="L6">
        <text:list-item>
          <text:p text:style-name="P114">Person.LastSignIn</text:p>
        </text:list-item>
        <text:list-item>
          <text:p text:style-name="P114">Person.LastSignOut</text:p>
        </text:list-item>
        <text:list-item>
          <text:p text:style-name="P114">Person.InPresentationDirectory</text:p>
        </text:list-item>
        <text:list-item>
          <text:p text:style-name="P114">Person.PresentationLastUpdate</text:p>
        </text:list-item>
        <text:list-item>
          <text:p text:style-name="P114">Message.LastUpdate</text:p>
        </text:list-item>
        <text:list-item>
          <text:p text:style-name="P114">Message.EventId</text:p>
        </text:list-item>
        <text:list-item>
          <text:p text:style-name="P114">Message.GroupId</text:p>
        </text:list-item>
        <text:list-item>
          <text:p text:style-name="P114">Message.From</text:p>
        </text:list-item>
        <text:list-item>
          <text:p text:style-name="P114"><text:soft-page-break/>Article.LastUpdate</text:p>
        </text:list-item>
        <text:list-item>
          <text:p text:style-name="P114">Event.LastUpdate</text:p>
        </text:list-item>
        <text:list-item>
          <text:p text:style-name="P114">Reply.LastUpdate</text:p>
        </text:list-item>
        <text:list-item>
          <text:p text:style-name="P114">Design.LastUpdate</text:p>
        </text:list-item>
      </text:list>
      <text:p text:style-name="P113">On veut créer un page /news pour le visiteur connecté avec $userEmail != ‘’</text:p>
      <text:p text:style-name="P115">On veut connaître les créations/modifications :</text:p>
      <text:list text:style-name="L7">
        <text:list-item>
          <text:p text:style-name="P116">d’articles</text:p>
        </text:list-item>
        <text:list-item>
          <text:p text:style-name="P116">d’événement</text:p>
        </text:list-item>
        <text:list-item>
          <text:p text:style-name="P116">de messages</text:p>
        </text:list-item>
        <text:list-item>
          <text:p text:style-name="P116">de présentation</text:p>
        </text:list-item>
      </text:list>
      <text:p text:style-name="P115">La recherche se fait par défaut depuis le dernier SignOut, mais on veut aussi faire la recherche depuis la connexion.</text:p>
      <text:p text:style-name="P113">On connaît les articles visibles par une personne avec la fonction app/helpers/Authorization/getArticle($idArticle, $person).</text:p>
      <text:p text:style-name="P115">Pour le controleur, showNews(), prendre en exemple celui-ci :</text:p>
      <text:p text:style-name="P117"><text:span text:style-name="T6">public</text:span> <text:span text:style-name="T6">function</text:span> showStatistics()</text:p>
      <text:p text:style-name="P37">{</text:p>
      <text:p text:style-name="P37"><text:span text:style-name="T6">if</text:span> ($person = <text:span text:style-name="T6">$this</text:span>-&gt;getPerson([], <text:span text:style-name="T10">1</text:span>)) {</text:p>
      <text:p text:style-name="P37">$personalStatistics = <text:span text:style-name="T6">new</text:span> PersonStatistics(<text:span text:style-name="T6">$this</text:span>-&gt;pdo);</text:p>
      <text:p text:style-name="P37">$season = $personalStatistics-&gt;getSeasonRange();</text:p>
      <text:p text:style-name="P37"><text:span text:style-name="T6">$this</text:span>-&gt;render(<text:span text:style-name="T7">'app/views/user/statistics.latte'</text:span>, <text:span text:style-name="T6">$this</text:span>-&gt;params-&gt;getAll([</text:p>
      <text:p text:style-name="P37"><text:span text:style-name="T7">'stats'</text:span> =&gt; $personalStatistics-&gt;getStats($person, $season[<text:span text:style-name="T7">'start'</text:span>], $season[<text:span text:style-name="T7">'end'</text:span>]),</text:p>
      <text:p text:style-name="P37"><text:span text:style-name="T7">'seasons'</text:span> =&gt; $personalStatistics-&gt;getAvailableSeasons(),</text:p>
      <text:p text:style-name="P37"><text:span text:style-name="T7">'currentSeason'</text:span> =&gt; $season,</text:p>
      <text:p text:style-name="P37"><text:span text:style-name="T7">'navItems'</text:span> =&gt; <text:span text:style-name="T6">$this</text:span>-&gt;getNavItems(),</text:p>
      <text:p text:style-name="P37"><text:span text:style-name="T7">'chartData'</text:span> =&gt; <text:span text:style-name="T6">$this</text:span>-&gt;getVisitStatsForChart($season, $person),</text:p>
      <text:p text:style-name="P37">]));</text:p>
      <text:p text:style-name="P37">} <text:span text:style-name="T6">else</text:span> {</text:p>
      <text:p text:style-name="P37"><text:span text:style-name="T6">$this</text:span>-&gt;application-&gt;error403(<text:span text:style-name="T6">__FILE__</text:span>, <text:span text:style-name="T6">__LINE__</text:span>);</text:p>
      <text:p text:style-name="P37">}</text:p>
      <text:p text:style-name="P37">}</text:p>
      <text:h text:style-name="P118" text:outline-level="1">Contact</text:h>
      <text:p text:style-name="P119">Ma webapp qui gère les associations (adhérents, articles, événements) est écrite avec php8.4+bootstrap. Elle utilise flight pour les routes et latte pour les vues. Elle utilise fluent <text:span text:style-name="T41">avec des objets </text:span>pour accéder à la base sqlite.</text:p>
      <text:p text:style-name="P120">CREATE TABLE IF NOT EXISTS "Contact" ( "Id" INTEGER, "Email" TEXT NOT NULL, "NickName" TEXT, "Token" TEXT, "TokenCreatedAt" TEXT, PRIMARY KEY("Id") );</text:p>
      <text:p text:style-name="P119">Les personnes étrangères à l’association peuvent faire une demande pour participer à un événement à l’aide du formulaire de contact.</text:p>
      <text:p text:style-name="P121"><text:span text:style-name="T42">Cela envoie</text:span> <text:span text:style-name="T42">un</text:span> courrie<text:span text:style-name="T42">l</text:span> <text:span text:style-name="T42">à</text:span> l'organisateur <text:span text:style-name="T42">de l’événement. Celui-ci contient un</text:span> lien <text:span text:style-name="T42">de</text:span> cette forme : </text:p>
      <text:p text:style-name="P121">https://bnw-dijon.fr/events/&lt;<text:span text:style-name="T42">IdEvent&gt;</text:span>/&lt;<text:span text:style-name="T42">emailContact&gt;</text:span> </text:p>
      <text:p text:style-name="P121"><text:soft-page-break/>Ce lien mènera sur une page qui va vérifier si l'adresse existe déjà dans la table contact, l'ajoute si ce n'est pas le cas. Il met a jour les champs token et tokenCreatedAt et copie dans le presse papier ceci : </text:p>
      <text:p text:style-name="P121">Vous pouvez vous inscrire avec ce lien : </text:p>
      <text:p text:style-name="P121">https://bnw-dijon.fr/events/&lt;<text:span text:style-name="T43">idEvent&gt;</text:span>/&lt;<text:span text:style-name="T43">token&gt;</text:span> </text:p>
      <text:p text:style-name="P121"/>
      <text:p text:style-name="P121">ainsi, l'organisateur n'a plus qu'à faire répondre au courriel reçu, copier le lien et envoyer la réponse au demandeur.</text:p>
      <text:p text:style-name="P121"/>
      <text:p text:style-name="P122"><text:span text:style-name="T43">Lorsque la personne appelera la page d’inscription, le programme cherchera dans la table contact le token. Vérifiera si la date de création est inférieure à 24h. Si c’est le cas cela ajoute un enregistrement dans la table participant (avec IdPerson = null)<text:line-break/></text:span><text:span text:style-name="T20">CREATE</text:span><text:span text:style-name="T19"> </text:span><text:span text:style-name="T20">TABLE</text:span><text:span text:style-name="T19"> IF </text:span><text:span text:style-name="T20">NOT</text:span><text:span text:style-name="T19"> </text:span><text:span text:style-name="T20">EXISTS</text:span><text:span text:style-name="T19"> </text:span><text:span text:style-name="T21">"Participant"</text:span><text:span text:style-name="T19"> (</text:span></text:p>
      <text:p text:style-name="P37"><text:span text:style-name="T7">"Id"</text:span> <text:span text:style-name="T6">INTEGER</text:span>,</text:p>
      <text:p text:style-name="P37"><text:span text:style-name="T7">"IdEvent"</text:span> <text:span text:style-name="T6">INTEGER</text:span> <text:span text:style-name="T6">NOT NULL</text:span>,</text:p>
      <text:p text:style-name="P37"><text:span text:style-name="T7">"IdPerson"</text:span> <text:span text:style-name="T6">INTEGER</text:span>,</text:p>
      <text:p text:style-name="P37"><text:span text:style-name="T7">"IdContact"</text:span> <text:span text:style-name="T6">INTEGER</text:span>,</text:p>
      <text:p text:style-name="P37"><text:span text:style-name="T6">PRIMARY KEY</text:span>(<text:span text:style-name="T7">"Id"</text:span>),</text:p>
      <text:p text:style-name="P37"><text:span text:style-name="T6">FOREIGN KEY</text:span>(<text:span text:style-name="T7">"IdContact"</text:span>) <text:span text:style-name="T6">REFERENCES</text:span> <text:span text:style-name="T7">"Contact"</text:span>(<text:span text:style-name="T7">"Id"</text:span>),</text:p>
      <text:p text:style-name="P37"><text:span text:style-name="T6">FOREIGN KEY</text:span>(<text:span text:style-name="T7">"IdEvent"</text:span>) <text:span text:style-name="T6">REFERENCES</text:span> <text:span text:style-name="T7">"Event"</text:span>(<text:span text:style-name="T7">"Id"</text:span>),</text:p>
      <text:p text:style-name="P37"><text:span text:style-name="T6">FOREIGN KEY</text:span>(<text:span text:style-name="T7">"IdPerson"</text:span>) <text:span text:style-name="T6">REFERENCES</text:span> <text:span text:style-name="T7">"Person"</text:span>(<text:span text:style-name="T7">"Id"</text:span>)</text:p>
      <text:p text:style-name="P37">);</text:p>
      <text:h text:style-name="P123" text:outline-level="2">Exemple de contrôleur :</text:h>
      <text:p text:style-name="P124">&lt;?php</text:p>
      <text:p text:style-name="P124"><text:span text:style-name="T6">namespace</text:span> app\controllers;</text:p>
      <text:p text:style-name="P124"><text:span text:style-name="T6">use</text:span> app\helpers\PersonStatistics;</text:p>
      <text:p text:style-name="P124"><text:span text:style-name="T6">class</text:span> PersonStatisticsController <text:span text:style-name="T6">extends</text:span> BaseController</text:p>
      <text:p text:style-name="P124">{</text:p>
      <text:p text:style-name="P124"><text:span text:style-name="T6">public</text:span> <text:span text:style-name="T6">function</text:span> showStatistics()</text:p>
      <text:p text:style-name="P124">{</text:p>
      <text:p text:style-name="P124"><text:span text:style-name="T6">if</text:span> ($person = <text:span text:style-name="T6">$this</text:span>-&gt;getPerson([])) {</text:p>
      <text:p text:style-name="P124">$personalStatistics = <text:span text:style-name="T6">new</text:span> PersonStatistics(<text:span text:style-name="T6">$this</text:span>-&gt;pdo);</text:p>
      <text:p text:style-name="P124">$season = $personalStatistics-&gt;getSeasonRange();</text:p>
      <text:p text:style-name="P124">echo <text:span text:style-name="T6">$this</text:span>-&gt;latte-&gt;render(<text:span text:style-name="T7">'app/views/user/statistics.latte'</text:span>, <text:span text:style-name="T6">$this</text:span>-&gt;params-&gt;getAll([</text:p>
      <text:p text:style-name="P124"><text:span text:style-name="T7">'stats'</text:span> =&gt; $personalStatistics-&gt;getStats($person, $season[<text:span text:style-name="T7">'start'</text:span>], $season[<text:span text:style-name="T7">'end'</text:span>]),</text:p>
      <text:p text:style-name="P124"><text:span text:style-name="T7">'seasons'</text:span> =&gt; $personalStatistics-&gt;getAvailableSeasons(),</text:p>
      <text:p text:style-name="P124"><text:span text:style-name="T7">'currentSeason'</text:span> =&gt; $season,</text:p>
      <text:p text:style-name="P124">]));</text:p>
      <text:p text:style-name="P124">} <text:span text:style-name="T6">else</text:span> {</text:p>
      <text:p text:style-name="P124"><text:span text:style-name="T6">$this</text:span>-&gt;application-&gt;error403(<text:span text:style-name="T6">__FILE__</text:span>, <text:span text:style-name="T6">__LINE__</text:span>);</text:p>
      <text:p text:style-name="P124">…</text:p>
      <text:h text:style-name="P123" text:outline-level="2">Exemple de vue :</text:h>
      <text:p text:style-name="P124">{<text:span text:style-name="T6">layout </text:span><text:span text:style-name="T7">'../layout.latte'</text:span>}</text:p>
      <text:p text:style-name="P124"/>
      <text:p text:style-name="P124">{<text:span text:style-name="T6">block </text:span>title}Stat{<text:span text:style-name="T6">/block</text:span>}</text:p>
      <text:p text:style-name="P124"/>
      <text:p text:style-name="P124">{<text:span text:style-name="T6">block </text:span>navbar}</text:p>
      <text:p text:style-name="P124">{<text:span text:style-name="T6">include </text:span><text:span text:style-name="T7">'../navbar/home.latte'</text:span>}</text:p>
      <text:p text:style-name="P124">{<text:span text:style-name="T6">/block</text:span>}</text:p>
      <text:p text:style-name="P124"><text:soft-page-break/></text:p>
      <text:p text:style-name="P124">{<text:span text:style-name="T6">block </text:span>content}</text:p>
      <text:p text:style-name="P124"><text:span text:style-name="T8">&lt;div</text:span> <text:span text:style-name="T9">class</text:span>=<text:span text:style-name="T6">"container mt-4"</text:span><text:span text:style-name="T8">&gt;</text:span></text:p>
      <text:p text:style-name="P124"><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124"><text:span text:style-name="T8">&lt;div</text:span> <text:span text:style-name="T9">class</text:span>=<text:span text:style-name="T6">"card mb-4"</text:span><text:span text:style-name="T8">&gt;</text:span></text:p>
      <text:p text:style-name="P124"><text:span text:style-name="T8">&lt;div</text:span> <text:span text:style-name="T9">class</text:span>=<text:span text:style-name="T6">"card-header"</text:span><text:span text:style-name="T8">&gt;</text:span></text:p>
      <text:p text:style-name="P124"><text:span text:style-name="T8">&lt;div</text:span> <text:span text:style-name="T9">class</text:span>=<text:span text:style-name="T6">"row"</text:span><text:span text:style-name="T8">&gt;</text:span></text:p>
      <text:p text:style-name="P124"><text:span text:style-name="T8">&lt;div</text:span> <text:span text:style-name="T9">class</text:span>=<text:span text:style-name="T6">"col"</text:span><text:span text:style-name="T8">&gt;</text:span></text:p>
      <text:p text:style-name="P124"><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124">&lt;/div&gt;</text:p>
      <text:p text:style-name="P124">…</text:p>
      <text:h text:style-name="P125" text:outline-level="1">Invitation</text:h>
      <text:p text:style-name="P126">Avec ces tables</text:p>
      <text:p text:style-name="P127"><text:span text:style-name="T6">CREATE</text:span> <text:span text:style-name="T6">TABLE</text:span> IF <text:span text:style-name="T6">NOT</text:span> <text:span text:style-name="T6">EXISTS</text:span> <text:span text:style-name="T7">"Contact"</text:span> (</text:p>
      <text:p text:style-name="P37"><text:span text:style-name="T7">"Id"</text:span> <text:span text:style-name="T6">INTEGER</text:span>,</text:p>
      <text:p text:style-name="P37"><text:span text:style-name="T7">"Email"</text:span> <text:span text:style-name="T6">TEXT</text:span> <text:span text:style-name="T6">NOT NULL</text:span>,</text:p>
      <text:p text:style-name="P37"><text:span text:style-name="T7">"NickName"</text:span> <text:span text:style-name="T6">TEXT</text:span>,</text:p>
      <text:p text:style-name="P37"><text:span text:style-name="T7">"Token"</text:span> <text:span text:style-name="T6">TEXT</text:span>,</text:p>
      <text:p text:style-name="P37"><text:span text:style-name="T7">"TokenCreatedAt"</text:span> <text:span text:style-name="T6">TEXT</text:span>,</text:p>
      <text:p text:style-name="P37"><text:span text:style-name="T6">PRIMARY KEY</text:span>(<text:span text:style-name="T7">"Id"</text:span>)</text:p>
      <text:p text:style-name="P37">);</text:p>
      <text:p text:style-name="P128"><text:span text:style-name="T20">CREATE</text:span><text:span text:style-name="T19"> </text:span><text:span text:style-name="T20">TABLE</text:span><text:span text:style-name="T19"> IF </text:span><text:span text:style-name="T20">NOT</text:span><text:span text:style-name="T19"> </text:span><text:span text:style-name="T20">EXISTS</text:span><text:span text:style-name="T19"> </text:span><text:span text:style-name="T21">"Event"</text:span><text:span text:style-name="T19"> (</text:span></text:p>
      <text:p text:style-name="P37"><text:span text:style-name="T7">"Id"</text:span> <text:span text:style-name="T6">INTEGER</text:span>,</text:p>
      <text:p text:style-name="P37"><text:span text:style-name="T7">"Summary"</text:span> <text:span text:style-name="T6">TEXT</text:span> <text:span text:style-name="T6">NOT NULL</text:span>,</text:p>
      <text:p text:style-name="P37"><text:span text:style-name="T7">"Description"</text:span> <text:span text:style-name="T6">TEXT</text:span> <text:span text:style-name="T6">NOT NULL</text:span>,</text:p>
      <text:p text:style-name="P37"><text:span text:style-name="T7">"Location"</text:span> <text:span text:style-name="T6">TEXT</text:span> <text:span text:style-name="T6">NOT NULL</text:span>,</text:p>
      <text:p text:style-name="P37"><text:span text:style-name="T7">"StartTime"</text:span> <text:span text:style-name="T6">TEXT</text:span> <text:span text:style-name="T6">NOT NULL</text:span>,</text:p>
      <text:p text:style-name="P37"><text:span text:style-name="T7">"Duration"</text:span> <text:span text:style-name="T6">INTEGER</text:span> <text:span text:style-name="T6">NOT NULL</text:span> <text:span text:style-name="T6">DEFAULT</text:span> <text:span text:style-name="T10">3600</text:span>,</text:p>
      <text:p text:style-name="P37"><text:span text:style-name="T7">"IdEventType"</text:span> <text:span text:style-name="T6">INTEGER</text:span> <text:span text:style-name="T6">NOT NULL</text:span>,</text:p>
      <text:p text:style-name="P37"><text:span text:style-name="T7">"CreatedBy"</text:span> <text:span text:style-name="T6">INTEGER</text:span> <text:span text:style-name="T6">NOT NULL</text:span>,</text:p>
      <text:p text:style-name="P37"><text:span text:style-name="T7">"MaxParticipants"</text:span> <text:span text:style-name="T6">INTEGER</text:span> <text:span text:style-name="T6">NOT NULL</text:span> <text:span text:style-name="T6">DEFAULT</text:span> <text:span text:style-name="T10">0</text:span>,</text:p>
      <text:p text:style-name="P37"><text:span text:style-name="T7">"Audience"</text:span> <text:span text:style-name="T6">TEXT</text:span> <text:span text:style-name="T6">NOT NULL</text:span> <text:span text:style-name="T6">DEFAULT</text:span> <text:span text:style-name="T7">'ClubMembersOnly'</text:span>,</text:p>
      <text:p text:style-name="P37"><text:span text:style-name="T7">"LastUpdate"</text:span> <text:span text:style-name="T6">TEXT</text:span> <text:span text:style-name="T6">NOT NULL</text:span> <text:span text:style-name="T6">DEFAULT</text:span> current_timestamp,</text:p>
      <text:p text:style-name="P37"><text:span text:style-name="T6">PRIMARY KEY</text:span>(<text:span text:style-name="T7">"Id"</text:span>),</text:p>
      <text:p text:style-name="P37"><text:span text:style-name="T6">FOREIGN KEY</text:span>(<text:span text:style-name="T7">"CreatedBy"</text:span>) <text:span text:style-name="T6">REFERENCES</text:span> <text:span text:style-name="T7">"Person"</text:span>(<text:span text:style-name="T7">"Id"</text:span>),</text:p>
      <text:p text:style-name="P37"><text:span text:style-name="T6">FOREIGN KEY</text:span>(<text:span text:style-name="T7">"IdEventType"</text:span>) <text:span text:style-name="T6">REFERENCES</text:span> <text:span text:style-name="T7">"EventType"</text:span>(<text:span text:style-name="T7">"Id"</text:span>)</text:p>
      <text:p text:style-name="P37">);</text:p>
      <text:p text:style-name="P127"><text:span text:style-name="T6">CREATE</text:span> <text:span text:style-name="T6">TABLE</text:span> IF <text:span text:style-name="T6">NOT</text:span> <text:span text:style-name="T6">EXISTS</text:span> <text:span text:style-name="T7">"Guest"</text:span> (</text:p>
      <text:p text:style-name="P37"><text:span text:style-name="T7">"Id"</text:span> <text:span text:style-name="T6">INTEGER</text:span>,</text:p>
      <text:p text:style-name="P37"><text:span text:style-name="T7">"IdContact"</text:span> <text:span text:style-name="T6">INTEGER</text:span> <text:span text:style-name="T6">NOT NULL</text:span>,</text:p>
      <text:p text:style-name="P37"><text:span text:style-name="T7">"IdEvent"</text:span> <text:span text:style-name="T6">INTEGER</text:span> <text:span text:style-name="T6">NOT NULL</text:span>,</text:p>
      <text:p text:style-name="P37"><text:span text:style-name="T6">PRIMARY KEY</text:span>(<text:span text:style-name="T7">"Id"</text:span>),</text:p>
      <text:p text:style-name="P37"><text:span text:style-name="T6">FOREIGN KEY</text:span>(<text:span text:style-name="T7">"IdContact"</text:span>) <text:span text:style-name="T6">REFERENCES</text:span> <text:span text:style-name="T7">"Contact"</text:span>(<text:span text:style-name="T7">"Id"</text:span>),</text:p>
      <text:p text:style-name="P37"><text:span text:style-name="T6">FOREIGN KEY</text:span>(<text:span text:style-name="T7">"IdEvent"</text:span>) <text:span text:style-name="T6">REFERENCES</text:span> <text:span text:style-name="T7">"Event"</text:span>(<text:span text:style-name="T7">"Id"</text:span>)</text:p>
      <text:p text:style-name="P37">);</text:p>
      <text:p text:style-name="P126">Je veux ajouter une page à ma webapp pour gérer les invitations.</text:p>
      <text:p text:style-name="P129">Le routeur appelle cette fonction du controleur</text:p>
      <text:p text:style-name="P130"><text:span text:style-name="T6">public</text:span> <text:span text:style-name="T6">function</text:span> guest()</text:p>
      <text:p text:style-name="P37">{</text:p>
      <text:p text:style-name="P37"><text:span text:style-name="T6">if</text:span> (<text:span text:style-name="T6">$this</text:span>-&gt;getPerson([<text:span text:style-name="T7">'EventManager'</text:span>], <text:span text:style-name="T10">1</text:span>)) {</text:p>
      <text:p text:style-name="P37"><text:soft-page-break/>$events = <text:span text:style-name="T6">$this</text:span>-&gt;fluent-&gt;from(<text:span text:style-name="T7">'Event e'</text:span>)</text:p>
      <text:p text:style-name="P37">-&gt;join(<text:span text:style-name="T7">'Person p ON p.Id = e.CreatedBy'</text:span>)</text:p>
      <text:p text:style-name="P37">-&gt;where(<text:span text:style-name="T7">'e.StartTime &gt;'</text:span>, (<text:span text:style-name="T6">new</text:span> DateTime())-&gt;format(<text:span text:style-name="T7">'Y-m-d'</text:span>))</text:p>
      <text:p text:style-name="P37">-&gt;where(<text:span text:style-name="T7">'e.Audience = "public"'</text:span>)</text:p>
      <text:p text:style-name="P37">-&gt;select(<text:span text:style-name="T7">'CASE WHEN p.NickName != "" THEN p.FirstName || " " || p.LastName || " (" || p.NickName || ")" ELSE p.FirstName || " " || p.LastName END AS PersonName'</text:span>)</text:p>
      <text:p text:style-name="P37">-&gt;select(<text:span text:style-name="T7">'e.Summary, e.StartTime'</text:span>)</text:p>
      <text:p text:style-name="P37">-&gt;orderBy(<text:span text:style-name="T7">'e.StartTim ASC'</text:span>)</text:p>
      <text:p text:style-name="P37">-&gt;fetchAll();</text:p>
      <text:p text:style-name="P36"/>
      <text:p text:style-name="P37"><text:span text:style-name="T6">$this</text:span>-&gt;render(<text:span text:style-name="T7">'app/views/event/guess.latte'</text:span>, <text:span text:style-name="T6">$this</text:span>-&gt;params-&gt;getAll([</text:p>
      <text:p text:style-name="P37"><text:span text:style-name="T7">'events'</text:span> =&gt; $events,</text:p>
      <text:p text:style-name="P37"><text:span text:style-name="T7">'navbarTemplate'</text:span> =&gt; <text:span text:style-name="T7">'../navbar/eventManager.latte'</text:span>,</text:p>
      <text:p text:style-name="P37">]));</text:p>
      <text:p text:style-name="P37">} <text:span text:style-name="T6">else</text:span> {</text:p>
      <text:p text:style-name="P37"><text:span text:style-name="T6">$this</text:span>-&gt;application-&gt;error403(<text:span text:style-name="T6">__FILE__</text:span>, <text:span text:style-name="T6">__LINE__</text:span>);</text:p>
      <text:p text:style-name="P37">}</text:p>
      <text:p text:style-name="P37">}</text:p>
      <text:p text:style-name="P129">Il faut créer la vue. Dans la vue il faut saisir l’adresse courriel, le surnom de l’invité et sélectionner l’événement.</text:p>
      <text:p text:style-name="P129">Le submit appellera une nouvelle fonction en mode post. Vérifier si l’adresse courriel existe déjà dans la table contact. Si ce n’est pas le cas l’ajouter. Puis on enverra un courriel à l’invité avec le lien vers l’événement en ajoutant sont token « https://bnw-dijon.fr/event/$idEvent?t=$tocken »</text:p>
      <text:p text:style-name="P130">Email ::send($emailFrom, $emailTo, $subject, $body, $cc = <text:span text:style-name="T6">null</text:span>, $bcc = <text:span text:style-name="T6">null</text:span>, $isHtml = <text:span text:style-name="T6">false</text:span>)</text:p>
      <text:p text:style-name="P129"/>
      <text:p text:style-name="P131">Utiliser latte + bootstrap.</text:p>
      <text:p text:style-name="P131">Exemple de vue</text:p>
      <text:p text:style-name="P132">{<text:span text:style-name="T6">layout </text:span><text:span text:style-name="T7">"user.latte"</text:span>}</text:p>
      <text:p text:style-name="P36"/>
      <text:p text:style-name="P37">{<text:span text:style-name="T6">block </text:span>title}Sign In{<text:span text:style-name="T6">/block</text:span>}</text:p>
      <text:p text:style-name="P36"/>
      <text:p text:style-name="P37">{<text:span text:style-name="T6">block </text:span>content}</text:p>
      <text:p text:style-name="P37"><text:span text:style-name="T8">&lt;div</text:span> <text:span text:style-name="T9">class</text:span>=<text:span text:style-name="T6">"modal fade"</text:span> <text:span text:style-name="T9">id</text:span>=<text:span text:style-name="T6">"loginModal"</text:span> <text:span text:style-name="T9">tabindex</text:span>=<text:span text:style-name="T6">"-1"</text:span><text:span text:style-name="T8">&gt;</text:span></text:p>
      <text:p text:style-name="P37"><text:span text:style-name="T8">&lt;div</text:span> <text:span text:style-name="T9">class</text:span>=<text:span text:style-name="T6">"modal-dialog"</text:span><text:span text:style-name="T8">&gt;</text:span></text:p>
      <text:p text:style-name="P37"><text:span text:style-name="T8">&lt;div</text:span> <text:span text:style-name="T9">class</text:span>=<text:span text:style-name="T6">"modal-content"</text:span><text:span text:style-name="T8">&gt;</text:span></text:p>
      <text:p text:style-name="P37"><text:span text:style-name="T8">&lt;div</text:span> <text:span text:style-name="T9">class</text:span>=<text:span text:style-name="T6">"modal-header"</text:span><text:span text:style-name="T8">&gt;</text:span></text:p>
      <text:p text:style-name="P37"><text:span text:style-name="T8">&lt;h5</text:span> <text:span text:style-name="T9">class</text:span>=<text:span text:style-name="T6">"modal-title"</text:span><text:span text:style-name="T8">&gt;</text:span>Connexion<text:span text:style-name="T8">&lt;/h5&gt;</text:span></text:p>
      <text:p text:style-name="P37"><text:span text:style-name="T8">&lt;button</text:span> <text:span text:style-name="T9">type</text:span>=<text:span text:style-name="T6">"button"</text:span> <text:span text:style-name="T9">class</text:span>=<text:span text:style-name="T6">"btn-close"</text:span> <text:span text:style-name="T9">data-bs-dismiss</text:span>=<text:span text:style-name="T6">"modal"</text:span><text:span text:style-name="T8">&gt;&lt;/button&gt;</text:span></text:p>
      <text:p text:style-name="P38">&lt;/div&gt;</text:p>
      <text:p text:style-name="P37"><text:span text:style-name="T8">&lt;form</text:span> <text:span text:style-name="T9">id</text:span>=<text:span text:style-name="T6">"loginForm"</text:span> <text:span text:style-name="T9">method</text:span>=<text:span text:style-name="T6">"POST"</text:span> <text:span text:style-name="T9">action</text:span>=<text:span text:style-name="T6">"/user/sign/in"</text:span><text:span text:style-name="T8">&gt;</text:span></text:p>
      <text:p text:style-name="P37"><text:span text:style-name="T8">&lt;div</text:span> <text:span text:style-name="T9">class</text:span>=<text:span text:style-name="T6">"modal-body"</text:span><text:span text:style-name="T8">&gt;</text:span></text:p>
      <text:p text:style-name="P37"><text:span text:style-name="T8">&lt;div</text:span> <text:span text:style-name="T9">class</text:span>=<text:span text:style-name="T6">"mb-3"</text:span><text:span text:style-name="T8">&gt;</text:span></text:p>
      <text:p text:style-name="P37"><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P37"><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text:span text:style-name="T8">&gt;</text:span></text:p>
      <text:p text:style-name="P37"><text:span text:style-name="T8">&lt;div</text:span> <text:span text:style-name="T9">class</text:span>=<text:span text:style-name="T6">"invalid-feedback"</text:span><text:span text:style-name="T8">&gt;</text:span>Veuillez entrer un email valide<text:span text:style-name="T8">&lt;/div&gt;</text:span></text:p>
      <text:p text:style-name="P38">&lt;/div&gt;</text:p>
      <text:p text:style-name="P37"><text:span text:style-name="T8">&lt;div</text:span> <text:span text:style-name="T9">class</text:span>=<text:span text:style-name="T6">"mb-3"</text:span><text:span text:style-name="T8">&gt;</text:span></text:p>
      <text:p text:style-name="P37"><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P37"><text:span text:style-name="T8">&lt;div</text:span> <text:span text:style-name="T9">class</text:span>=<text:span text:style-name="T6">"input-group"</text:span><text:span text:style-name="T8">&gt;</text:span></text:p>
      <text:p text:style-name="P37"><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text:span text:style-name="T8">&gt;</text:span></text:p>
      <text:p text:style-name="P37"><text:span text:style-name="T8">&lt;button</text:span> <text:span text:style-name="T9">class</text:span>=<text:span text:style-name="T6">"btn btn-outline-secondary"</text:span> <text:span text:style-name="T9">type</text:span>=<text:span text:style-name="T6">"button"</text:span> <text:span text:style-name="T9">id</text:span>=<text:span text:style-name="T6">"togglePassword"</text:span><text:span text:style-name="T8">&gt;</text:span></text:p>
      <text:p text:style-name="P37"><text:soft-page-break/><text:span text:style-name="T8">&lt;i</text:span> <text:span text:style-name="T9">class</text:span>=<text:span text:style-name="T6">"bi bi-eye"</text:span><text:span text:style-name="T8">&gt;&lt;/i&gt;</text:span></text:p>
      <text:p text:style-name="P38">&lt;/button&gt;</text:p>
      <text:p text:style-name="P38">&lt;/div&gt;</text:p>
      <text:p text:style-name="P37"><text:span text:style-name="T8">&lt;div</text:span> <text:span text:style-name="T9">class</text:span>=<text:span text:style-name="T6">"invalid-feedback"</text:span><text:span text:style-name="T8">&gt;</text:span>Le mot de passe doit contenir au moins 6 caractères<text:span text:style-name="T8">&lt;/div&gt;</text:span></text:p>
      <text:p text:style-name="P38">&lt;/div&gt;</text:p>
      <text:p text:style-name="P37"><text:span text:style-name="T8">&lt;div</text:span> <text:span text:style-name="T9">class</text:span>=<text:span text:style-name="T6">"d-flex justify-content-between align-items-center mb-3"</text:span><text:span text:style-name="T8">&gt;</text:span></text:p>
      <text:p text:style-name="P37"><text:span text:style-name="T8">&lt;div</text:span> <text:span text:style-name="T9">class</text:span>=<text:span text:style-name="T6">"form-check"</text:span><text:span text:style-name="T8">&gt;</text:span></text:p>
      <text:p text:style-name="P37"><text:span text:style-name="T8">&lt;input</text:span> <text:span text:style-name="T9">type</text:span>=<text:span text:style-name="T6">"checkbox"</text:span> <text:span text:style-name="T9">class</text:span>=<text:span text:style-name="T6">"form-check-input"</text:span> <text:span text:style-name="T9">id</text:span>=<text:span text:style-name="T6">"rememberMe"</text:span> <text:span text:style-name="T9">name</text:span>=<text:span text:style-name="T6">"rememberMe"</text:span><text:span text:style-name="T8">&gt;</text:span></text:p>
      <text:p text:style-name="P37"><text:span text:style-name="T8">&lt;label</text:span> <text:span text:style-name="T9">class</text:span>=<text:span text:style-name="T6">"form-check-label"</text:span> <text:span text:style-name="T9">for</text:span>=<text:span text:style-name="T6">"rememberMe"</text:span><text:span text:style-name="T8">&gt;</text:span>Se souvenir de moi<text:span text:style-name="T8">&lt;/label&gt;</text:span></text:p>
      <text:p text:style-name="P38">&lt;/div&gt;</text:p>
      <text:p text:style-name="P37"><text:span text:style-name="T8">&lt;button</text:span> <text:span text:style-name="T9">type</text:span>=<text:span text:style-name="T6">"button"</text:span> <text:span text:style-name="T9">id</text:span>=<text:span text:style-name="T6">"forgotPasswordBtn"</text:span> <text:span text:style-name="T9">class</text:span>=<text:span text:style-name="T6">"btn btn-link"</text:span> <text:span text:style-name="T9">disabled</text:span> <text:span text:style-name="T9">style</text:span>=<text:span text:style-name="T6">"color: #6c757d; text-decoration: none;"</text:span><text:span text:style-name="T8">&gt;</text:span></text:p>
      <text:p text:style-name="P37">Mot de passe oublié ?</text:p>
      <text:p text:style-name="P38">&lt;/button&gt;</text:p>
      <text:p text:style-name="P38">&lt;/div&gt;</text:p>
      <text:p text:style-name="P38">&lt;/div&gt;</text:p>
      <text:p text:style-name="P37"><text:span text:style-name="T8">&lt;div</text:span> <text:span text:style-name="T9">class</text:span>=<text:span text:style-name="T6">"modal-footer"</text:span><text:span text:style-name="T8">&gt;</text:span></text:p>
      <text:p text:style-name="P37"><text:span text:style-name="T8">&lt;button</text:span> <text:span text:style-name="T9">type</text:span>=<text:span text:style-name="T6">"button"</text:span> <text:span text:style-name="T9">class</text:span>=<text:span text:style-name="T6">"btn btn-secondary"</text:span> <text:span text:style-name="T9">data-bs-dismiss</text:span>=<text:span text:style-name="T6">"modal"</text:span><text:span text:style-name="T8">&gt;</text:span>Fermer<text:span text:style-name="T8">&lt;/button&gt;</text:span></text:p>
      <text:p text:style-name="P37"><text:span text:style-name="T8">&lt;button</text:span> <text:span text:style-name="T9">type</text:span>=<text:span text:style-name="T6">"submit"</text:span> <text:span text:style-name="T9">class</text:span>=<text:span text:style-name="T6">"btn btn-primary"</text:span><text:span text:style-name="T8">&gt;</text:span>Se connecter<text:span text:style-name="T8">&lt;/button&gt;</text:span></text:p>
      <text:p text:style-name="P38">&lt;/div&gt;</text:p>
      <text:p text:style-name="P38">&lt;/form&gt;</text:p>
      <text:p text:style-name="P38">&lt;/div&gt;</text:p>
      <text:p text:style-name="P38">&lt;/div&gt;</text:p>
      <text:p text:style-name="P38">&lt;/div&gt;</text:p>
      <text:p text:style-name="P37">{<text:span text:style-name="T6">/block</text:span>}</text:p>
      <text:p text:style-name="P36"/>
      <text:p text:style-name="P37">{<text:span text:style-name="T6">block </text:span>scripts}</text:p>
      <text:p text:style-name="P37"><text:span text:style-name="T8">&lt;script</text:span> <text:span text:style-name="T9">src</text:span>=<text:span text:style-name="T6">"/app/js/user/signIn.js"</text:span><text:span text:style-name="T8">&gt;&lt;/script&gt;</text:span></text:p>
      <text:p text:style-name="P37">{<text:span text:style-name="T6">/block</text:span>}</text:p>
      <text:p text:style-name="P131"/>
      <text:h text:style-name="P133" text:outline-level="1">Architecture</text:h>
      <text:p text:style-name="P134"><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 </text:span><text:span text:style-name="T3">, a cette structure :</text:span></text:p>
      <text:p text:style-name="P135">├── app</text:p>
      <text:p text:style-name="P135">│   ├── api</text:p>
      <text:p text:style-name="P135">│   <text:s text:c="4"/>└── …</text:p>
      <text:p text:style-name="P135">│   ├── controllers</text:p>
      <text:p text:style-name="P135">│   <text:s text:c="4"/>└── …</text:p>
      <text:p text:style-name="P135">│   ├── helpers</text:p>
      <text:p text:style-name="P135">│   <text:s text:c="4"/>└── …</text:p>
      <text:p text:style-name="P135">│   ├── images</text:p>
      <text:p text:style-name="P135">│   ├── js</text:p>
      <text:p text:style-name="P135">│   <text:s text:c="4"/>└── …</text:p>
      <text:p text:style-name="P135">│   └── views</text:p>
      <text:p text:style-name="P135">│   <text:s text:c="4"/>└── …</text:p>
      <text:p text:style-name="P136">Les contrôleurs héritent de<text:span text:style-name="T44"> la classe BaseController et utilisent des helpers.</text:span></text:p>
      <text:p text:style-name="P137">Les helpers qui doivent accéder aux bases de données hérite de la classe Data.</text:p>
      <text:p text:style-name="P137">La classe DataBase fournis les instances aux bases de données.</text:p>
      <text:p text:style-name="P138">&lt;?php</text:p>
      <text:p text:style-name="P36"/>
      <text:p text:style-name="P37"><text:span text:style-name="T6">namespace</text:span> app\helpers\database;</text:p>
      <text:p text:style-name="P36"><text:soft-page-break/></text:p>
      <text:p text:style-name="P37"><text:span text:style-name="T6">use</text:span> PDO;</text:p>
      <text:p text:style-name="P37"><text:span text:style-name="T6">use</text:span> PDOException;</text:p>
      <text:p text:style-name="P36"/>
      <text:p text:style-name="P37"><text:span text:style-name="T6">class</text:span> Database</text:p>
      <text:p text:style-name="P37">{</text:p>
      <text:p text:style-name="P37"><text:span text:style-name="T6">const</text:span> SQLITE_DEST_PATH = <text:span text:style-name="T6">__DIR__</text:span> . <text:span text:style-name="T7">'/../../../data/'</text:span>;</text:p>
      <text:p text:style-name="P37"><text:span text:style-name="T6">const</text:span> SQLITE_FILE = <text:span text:style-name="T7">'MyClub.sqlite'</text:span>;</text:p>
      <text:p text:style-name="P37"><text:span text:style-name="T6">const</text:span> SQLITE_LOG_FILE = <text:span text:style-name="T7">'LogMyClub.sqlite'</text:span>;</text:p>
      <text:p text:style-name="P37"><text:span text:style-name="T6">const</text:span> APPLICATION = <text:span text:style-name="T7">'MyClub'</text:span>;</text:p>
      <text:p text:style-name="P37"><text:span text:style-name="T6">const</text:span> VERSION = <text:span text:style-name="T10">1</text:span>; <text:span text:style-name="T14">//Don't forget to update when database structure is modified</text:span></text:p>
      <text:p text:style-name="P36"/>
      <text:p text:style-name="P37"><text:span text:style-name="T6">private</text:span> <text:span text:style-name="T6">static</text:span> $instance = <text:span text:style-name="T6">null</text:span>;</text:p>
      <text:p text:style-name="P37"><text:span text:style-name="T6">private</text:span> <text:span text:style-name="T6">static</text:span> $pdo = <text:span text:style-name="T6">null</text:span>;</text:p>
      <text:p text:style-name="P37"><text:span text:style-name="T6">private</text:span> <text:span text:style-name="T6">static</text:span> $pdoForLog = <text:span text:style-name="T6">null</text:span>;</text:p>
      <text:p text:style-name="P36"/>
      <text:p text:style-name="P37"><text:span text:style-name="T6">public</text:span> <text:span text:style-name="T6">function</text:span> __construct()</text:p>
      <text:p text:style-name="P37">{</text:p>
      <text:p text:style-name="P37"><text:span text:style-name="T6">if</text:span> (<text:span text:style-name="T6">self</text:span>::$pdo === <text:span text:style-name="T6">null</text:span>) {</text:p>
      <text:p text:style-name="P37"><text:span text:style-name="T6">self</text:span>::check();</text:p>
      <text:p text:style-name="P37">}</text:p>
      <text:p text:style-name="P37">}</text:p>
      <text:p text:style-name="P36"/>
      <text:p text:style-name="P37"><text:span text:style-name="T6">public</text:span> <text:span text:style-name="T6">static</text:span> <text:span text:style-name="T6">function</text:span> getInstance()</text:p>
      <text:p text:style-name="P37">{</text:p>
      <text:p text:style-name="P37"><text:span text:style-name="T6">if</text:span> (<text:span text:style-name="T6">self</text:span>::$instance === <text:span text:style-name="T6">null</text:span>) {</text:p>
      <text:p text:style-name="P37"><text:span text:style-name="T6">self</text:span>::$instance = <text:span text:style-name="T6">new</text:span> <text:span text:style-name="T6">self</text:span>();</text:p>
      <text:p text:style-name="P37">}</text:p>
      <text:p text:style-name="P37"><text:span text:style-name="T6">return</text:span> <text:span text:style-name="T6">self</text:span>::$instance;</text:p>
      <text:p text:style-name="P37">}</text:p>
      <text:p text:style-name="P36"/>
      <text:p text:style-name="P37"><text:span text:style-name="T6">public</text:span> <text:span text:style-name="T6">function</text:span> getPdo()</text:p>
      <text:p text:style-name="P37">{</text:p>
      <text:p text:style-name="P37"><text:span text:style-name="T6">if</text:span> (<text:span text:style-name="T6">self</text:span>::$pdo === <text:span text:style-name="T6">null</text:span>) {</text:p>
      <text:p text:style-name="P37"><text:span text:style-name="T6">die</text:span>(<text:span text:style-name="T7">'Fatal error in file '</text:span> . <text:span text:style-name="T6">__FILE__</text:span> . <text:span text:style-name="T7">' at line '</text:span> . <text:span text:style-name="T6">__LINE__</text:span>);</text:p>
      <text:p text:style-name="P37">}</text:p>
      <text:p text:style-name="P37"><text:span text:style-name="T6">return</text:span> <text:span text:style-name="T6">self</text:span>::$pdo;</text:p>
      <text:p text:style-name="P37">}</text:p>
      <text:p text:style-name="P36"/>
      <text:p text:style-name="P37"><text:span text:style-name="T6">public</text:span> <text:span text:style-name="T6">function</text:span> getPdoForLog()</text:p>
      <text:p text:style-name="P37">{</text:p>
      <text:p text:style-name="P37"><text:span text:style-name="T6">if</text:span> (<text:span text:style-name="T6">self</text:span>::$pdoForLog === <text:span text:style-name="T6">null</text:span>) {</text:p>
      <text:p text:style-name="P37"><text:span text:style-name="T6">die</text:span>(<text:span text:style-name="T7">'Fatal error in file '</text:span> . <text:span text:style-name="T6">__FILE__</text:span> . <text:span text:style-name="T7">' at line '</text:span> . <text:span text:style-name="T6">__LINE__</text:span>);</text:p>
      <text:p text:style-name="P37">}</text:p>
      <text:p text:style-name="P37"><text:span text:style-name="T6">return</text:span> <text:span text:style-name="T6">self</text:span>::$pdoForLog;</text:p>
      <text:p text:style-name="P37">}</text:p>
      <text:p text:style-name="P36"/>
      <text:p text:style-name="P37"><text:span text:style-name="T6">private</text:span> <text:span text:style-name="T6">function</text:span> check()</text:p>
      <text:p text:style-name="P37">{</text:p>
      <text:p text:style-name="P37"><text:span text:style-name="T6">try</text:span> {</text:p>
      <text:p text:style-name="P37">$sqliteLogFile = <text:span text:style-name="T6">self</text:span>::SQLITE_DEST_PATH . <text:span text:style-name="T6">self</text:span>::SQLITE_LOG_FILE;</text:p>
      <text:p text:style-name="P37"><text:span text:style-name="T6">if</text:span> (!is_file($sqliteLogFile)) {</text:p>
      <text:p text:style-name="P37">(<text:span text:style-name="T6">new</text:span> File())-&gt;copy(<text:span text:style-name="T6">__DIR__</text:span> . <text:span text:style-name="T7">'/'</text:span> . <text:span text:style-name="T6">self</text:span>::SQLITE_LOG_FILE, <text:span text:style-name="T6">self</text:span>::SQLITE_DEST_PATH);</text:p>
      <text:p text:style-name="P37">}</text:p>
      <text:p text:style-name="P37"><text:soft-page-break/><text:span text:style-name="T6">self</text:span>::$pdoForLog = <text:span text:style-name="T6">new</text:span> PDO(<text:span text:style-name="T7">'sqlite:'</text:span> . $sqliteLogFile);</text:p>
      <text:p text:style-name="P37"><text:span text:style-name="T6">self</text:span>::$pdoForLog-&gt;setAttribute(PDO::ATTR_ERRMODE, PDO::ERRMODE_EXCEPTION);</text:p>
      <text:p text:style-name="P37"><text:span text:style-name="T6">self</text:span>::$pdoForLog-&gt;setAttribute(PDO::ATTR_DEFAULT_FETCH_MODE, PDO::FETCH_OBJ);</text:p>
      <text:p text:style-name="P36"/>
      <text:p text:style-name="P37">$sqliteFile = <text:span text:style-name="T6">self</text:span>::SQLITE_DEST_PATH . <text:span text:style-name="T6">self</text:span>::SQLITE_FILE;</text:p>
      <text:p text:style-name="P37"><text:span text:style-name="T6">if</text:span> (!is_file($sqliteFile)) {</text:p>
      <text:p text:style-name="P37">(<text:span text:style-name="T6">new</text:span> File())-&gt;copy(<text:span text:style-name="T6">__DIR__</text:span> . <text:span text:style-name="T7">'/'</text:span> . <text:span text:style-name="T6">self</text:span>::SQLITE_FILE, <text:span text:style-name="T6">self</text:span>::SQLITE_DEST_PATH);</text:p>
      <text:p text:style-name="P37">}</text:p>
      <text:p text:style-name="P37">$pdo = <text:span text:style-name="T6">new</text:span> PDO(<text:span text:style-name="T7">'sqlite:'</text:span> . $sqliteFile);</text:p>
      <text:p text:style-name="P37">$pdo-&gt;setAttribute(PDO::ATTR_DEFAULT_FETCH_MODE, PDO::FETCH_OBJ);</text:p>
      <text:p text:style-name="P36"/>
      <text:p text:style-name="P37">$query = <text:span text:style-name="T7">"</text:span><text:span text:style-name="T6">SELECT</text:span><text:span text:style-name="T7"> </text:span>*<text:span text:style-name="T7"> </text:span><text:span text:style-name="T6">FROM</text:span><text:span text:style-name="T7"> Metadata </text:span><text:span text:style-name="T6">LIMIT</text:span><text:span text:style-name="T7"> </text:span><text:span text:style-name="T10">1</text:span><text:span text:style-name="T7">"</text:span>;</text:p>
      <text:p text:style-name="P37">$stmt = $pdo-&gt;query($query);</text:p>
      <text:p text:style-name="P37">$row = $stmt-&gt;fetch();</text:p>
      <text:p text:style-name="P37"><text:span text:style-name="T6">if</text:span> ($row) {</text:p>
      <text:p text:style-name="P37"><text:span text:style-name="T6">if</text:span> ($row-&gt;ApplicationName != <text:span text:style-name="T6">self</text:span>::APPLICATION) {</text:p>
      <text:p text:style-name="P37"><text:span text:style-name="T6">die</text:span>(<text:span text:style-name="T7">'Non-compliant database'</text:span>);</text:p>
      <text:p text:style-name="P37">}</text:p>
      <text:p text:style-name="P37"><text:span text:style-name="T6">if</text:span> ($row-&gt;DatabaseVersion != <text:span text:style-name="T6">self</text:span>::VERSION) {</text:p>
      <text:p text:style-name="P37"><text:span text:style-name="T6">if</text:span> ($row-&gt;DatabaseVersion &gt; <text:span text:style-name="T6">self</text:span>::VERSION) {</text:p>
      <text:p text:style-name="P37"><text:span text:style-name="T6">die</text:span>(<text:span text:style-name="T7">'The database requires a more recent version of the application'</text:span>);</text:p>
      <text:p text:style-name="P37">}</text:p>
      <text:p text:style-name="P37"><text:span text:style-name="T6">self</text:span>::upgradeDatabase($pdo);</text:p>
      <text:p text:style-name="P37">}</text:p>
      <text:p text:style-name="P37"><text:span text:style-name="T6">self</text:span>::$pdo = $pdo;</text:p>
      <text:p text:style-name="P37">} <text:span text:style-name="T6">else</text:span> {</text:p>
      <text:p text:style-name="P37"><text:span text:style-name="T6">die</text:span>(<text:span text:style-name="T7">'Empty Metadata table'</text:span>);</text:p>
      <text:p text:style-name="P37">}</text:p>
      <text:p text:style-name="P37">} <text:span text:style-name="T6">catch</text:span> (PDOException $e) {</text:p>
      <text:p text:style-name="P37">echo <text:span text:style-name="T7">"Error : "</text:span> . $e-&gt;getMessage();</text:p>
      <text:p text:style-name="P37">}</text:p>
      <text:p text:style-name="P37">}</text:p>
      <text:p text:style-name="P36"/>
      <text:p text:style-name="P37"><text:span text:style-name="T6">private</text:span> <text:span text:style-name="T6">function</text:span> upgradeDatabase($pdo) {}</text:p>
      <text:p text:style-name="P37">}</text:p>
      <text:p text:style-name="P139"/>
      <text:p text:style-name="P137">Elle est utilisée par le routeur de l’application</text:p>
      <text:p text:style-name="P140">$containerBuilder = <text:span text:style-name="T6">new</text:span> ContainerBuilder();</text:p>
      <text:p text:style-name="P37">$containerBuilder-&gt;addDefinitions([</text:p>
      <text:p text:style-name="P37">PDO::<text:span text:style-name="T6">class</text:span> =&gt; <text:span text:style-name="T6">function</text:span> () {</text:p>
      <text:p text:style-name="P37"><text:span text:style-name="T6">return</text:span> \app\helpers\database\Database::getInstance()-&gt;getPDO();</text:p>
      <text:p text:style-name="P37">},</text:p>
      <text:p text:style-name="P37">Engine::<text:span text:style-name="T6">class</text:span> =&gt; <text:span text:style-name="T6">function</text:span> () {</text:p>
      <text:p text:style-name="P37"><text:span text:style-name="T6">return</text:span> <text:span text:style-name="T6">new</text:span> Engine();</text:p>
      <text:p text:style-name="P37">}</text:p>
      <text:p text:style-name="P37">]);</text:p>
      <text:p text:style-name="P37">$container = $containerBuilder-&gt;build();</text:p>
      <text:p text:style-name="P137">qui l’injecte dans chaque contrôleur</text:p>
      <text:p text:style-name="P140"><text:span text:style-name="T6">use</text:span> app\controllers\ArticleController;</text:p>
      <text:p text:style-name="P37">$articleController = <text:span text:style-name="T6">new</text:span> ArticleController($container-&gt;get(PDO::<text:span text:style-name="T6">class</text:span>), $container-&gt;get(Engine::<text:span text:style-name="T6">class</text:span>));</text:p>
      <text:p text:style-name="P37">$flight-&gt;route(<text:span text:style-name="T7">'GET /articles'</text:span>, <text:span text:style-name="T6">function</text:span>() <text:span text:style-name="T6">use</text:span> ($articleController) { $articleController-&gt;index(); });</text:p>
      <text:p text:style-name="P137"/>
      <text:p text:style-name="P138">&lt;?php</text:p>
      <text:p text:style-name="P36"><text:soft-page-break/></text:p>
      <text:p text:style-name="P37"><text:span text:style-name="T6">namespace</text:span> app\helpers;</text:p>
      <text:p text:style-name="P36"/>
      <text:p text:style-name="P37"><text:span text:style-name="T6">use</text:span> PDO;</text:p>
      <text:p text:style-name="P37"><text:span text:style-name="T6">use</text:span> PDOException;</text:p>
      <text:p text:style-name="P37"><text:span text:style-name="T6">use</text:span> flight\Engine;</text:p>
      <text:p text:style-name="P36"/>
      <text:p text:style-name="P39">/*</text:p>
      <text:p text:style-name="P39">Examples</text:p>
      <text:p text:style-name="P39">========</text:p>
      <text:p text:style-name="P39">$users = $data-&gt;get($pdo, 'users', '*');</text:p>
      <text:p text:style-name="P36"/>
      <text:p text:style-name="P39">$user = $data-&gt;get($pdo, 'users', ['name', 'email'], ['id' =&gt; 1]);</text:p>
      <text:p text:style-name="P36"/>
      <text:p text:style-name="P39">$newId = $data-&gt;set($pdo, 'users', ['name' =&gt; 'John', 'email' =&gt; 'john@example.com']);</text:p>
      <text:p text:style-name="P36"/>
      <text:p text:style-name="P39">$updated = $data-&gt;set($pdo, 'users', ['name' =&gt; 'Jane'], ['id' =&gt; 1]);</text:p>
      <text:p text:style-name="P36"/>
      <text:p text:style-name="P39">$results = $data-&gt;query($pdo, 'SELECT * FROM users WHERE age &gt; :age', [':age' =&gt; 18]);</text:p>
      <text:p text:style-name="P39">*/</text:p>
      <text:p text:style-name="P37"><text:span text:style-name="T6">abstract</text:span> <text:span text:style-name="T6">class</text:span> Data <text:span text:style-name="T6">extends</text:span> BaseHelper</text:p>
      <text:p text:style-name="P37">{</text:p>
      <text:p text:style-name="P37"><text:span text:style-name="T6">public</text:span> <text:span text:style-name="T6">function</text:span> __construct(PDO $pdo, Engine $flight)</text:p>
      <text:p text:style-name="P37">{</text:p>
      <text:p text:style-name="P37"><text:span text:style-name="T6">parent</text:span>::__construct($pdo, $flight);</text:p>
      <text:p text:style-name="P37">}</text:p>
      <text:p text:style-name="P36"/>
      <text:p text:style-name="P37"><text:span text:style-name="T6">public</text:span> <text:span text:style-name="T6">function</text:span> get($pdo, $table, $fields = <text:span text:style-name="T7">'*'</text:span>, $where = [])</text:p>
      <text:p text:style-name="P37">{</text:p>
      <text:p text:style-name="P37"><text:span text:style-name="T6">try</text:span> {</text:p>
      <text:p text:style-name="P37"><text:span text:style-name="T6">if</text:span> (is_array($fields)) $fieldsStr = implode(<text:span text:style-name="T7">', '</text:span>, $fields);</text:p>
      <text:p text:style-name="P37"><text:span text:style-name="T6">else</text:span> $fieldsStr = $fields;</text:p>
      <text:p text:style-name="P36"/>
      <text:p text:style-name="P37">$sql = <text:span text:style-name="T7">"</text:span><text:span text:style-name="T6">SELECT</text:span><text:span text:style-name="T7"> {$fieldsStr} </text:span><text:span text:style-name="T6">FROM</text:span><text:span text:style-name="T7"> '{$table}'"</text:span>;</text:p>
      <text:p text:style-name="P37">$params = [];</text:p>
      <text:p text:style-name="P36"/>
      <text:p text:style-name="P37"><text:span text:style-name="T6">if</text:span> (!empty($where)) {</text:p>
      <text:p text:style-name="P37">$conditions = [];</text:p>
      <text:p text:style-name="P37"><text:span text:style-name="T6">foreach</text:span> ($where as $field =&gt; $value) {</text:p>
      <text:p text:style-name="P37">$conditions[] = <text:span text:style-name="T7">"{$field} = :{$field}"</text:span>;</text:p>
      <text:p text:style-name="P37">$params[<text:span text:style-name="T7">":{$field}"</text:span>] = $value;</text:p>
      <text:p text:style-name="P37">}</text:p>
      <text:p text:style-name="P37">$sql .= <text:span text:style-name="T7">" WHERE "</text:span> . implode(<text:span text:style-name="T7">' </text:span><text:span text:style-name="T6">AND</text:span><text:span text:style-name="T7"> '</text:span>, $conditions);</text:p>
      <text:p text:style-name="P37">}</text:p>
      <text:p text:style-name="P36"/>
      <text:p text:style-name="P37">$stmt = $pdo-&gt;prepare($sql);</text:p>
      <text:p text:style-name="P37">$stmt-&gt;execute($params);</text:p>
      <text:p text:style-name="P36"/>
      <text:p text:style-name="P37"><text:span text:style-name="T6">return</text:span> $stmt-&gt;fetchAll(PDO::FETCH_ASSOC);</text:p>
      <text:p text:style-name="P37">} <text:span text:style-name="T6">catch</text:span> (PDOException $e) {</text:p>
      <text:p text:style-name="P37"><text:span text:style-name="T6">$this</text:span>-&gt;application-&gt;error490($e-&gt;getMessage(), <text:span text:style-name="T6">__FILE__</text:span>, <text:span text:style-name="T6">__LINE__</text:span>);</text:p>
      <text:p text:style-name="P37"><text:span text:style-name="T6">return</text:span> <text:span text:style-name="T6">false</text:span>;</text:p>
      <text:p text:style-name="P37">}</text:p>
      <text:p text:style-name="P37">}</text:p>
      <text:p text:style-name="P36"><text:soft-page-break/></text:p>
      <text:p text:style-name="P37"><text:span text:style-name="T6">public</text:span> <text:span text:style-name="T6">function</text:span> set($pdo, $table, $fields, $where = [])</text:p>
      <text:p text:style-name="P37">{</text:p>
      <text:p text:style-name="P37"><text:span text:style-name="T6">try</text:span> {</text:p>
      <text:p text:style-name="P37"><text:span text:style-name="T6">if</text:span> (empty($where)) {</text:p>
      <text:p text:style-name="P37">$columns = implode(<text:span text:style-name="T7">', '</text:span>, array_keys($fields));</text:p>
      <text:p text:style-name="P37">$placeholders = <text:span text:style-name="T7">':'</text:span> . implode(<text:span text:style-name="T7">', :'</text:span>, array_keys($fields));</text:p>
      <text:p text:style-name="P37">$sql = <text:span text:style-name="T7">"</text:span><text:span text:style-name="T6">INSERT INTO</text:span><text:span text:style-name="T7"> '{$table}' ({$columns}) </text:span><text:span text:style-name="T6">VALUES</text:span><text:span text:style-name="T7"> ({$placeholders})"</text:span>;</text:p>
      <text:p text:style-name="P37">$params = [];</text:p>
      <text:p text:style-name="P37"><text:span text:style-name="T6">foreach</text:span> ($fields as $field =&gt; $value) {</text:p>
      <text:p text:style-name="P37">$params[<text:span text:style-name="T7">":{$field}"</text:span>] = $value;</text:p>
      <text:p text:style-name="P37">}</text:p>
      <text:p text:style-name="P36"/>
      <text:p text:style-name="P37">$stmt = $pdo-&gt;prepare($sql);</text:p>
      <text:p text:style-name="P37">$result = $stmt-&gt;execute($params);</text:p>
      <text:p text:style-name="P36"/>
      <text:p text:style-name="P37"><text:span text:style-name="T6">return</text:span> $result ? $pdo-&gt;lastInsertId() : <text:span text:style-name="T6">false</text:span>;</text:p>
      <text:p text:style-name="P37">} <text:span text:style-name="T6">else</text:span> {</text:p>
      <text:p text:style-name="P37">$setClause = [];</text:p>
      <text:p text:style-name="P37">$params = [];</text:p>
      <text:p text:style-name="P36"/>
      <text:p text:style-name="P37"><text:span text:style-name="T6">foreach</text:span> ($fields as $field =&gt; $value) {</text:p>
      <text:p text:style-name="P37">$setClause[] = <text:span text:style-name="T7">"{$field} = :set_{$field}"</text:span>;</text:p>
      <text:p text:style-name="P37">$params[<text:span text:style-name="T7">":set_{$field}"</text:span>] = $value;</text:p>
      <text:p text:style-name="P37">}</text:p>
      <text:p text:style-name="P36"/>
      <text:p text:style-name="P37">$whereClause = [];</text:p>
      <text:p text:style-name="P37"><text:span text:style-name="T6">foreach</text:span> ($where as $field =&gt; $value) {</text:p>
      <text:p text:style-name="P37">$whereClause[] = <text:span text:style-name="T7">"{$field} = :where_{$field}"</text:span>;</text:p>
      <text:p text:style-name="P37">$params[<text:span text:style-name="T7">":where_{$field}"</text:span>] = $value;</text:p>
      <text:p text:style-name="P37">}</text:p>
      <text:p text:style-name="P36"/>
      <text:p text:style-name="P37">$sql = <text:span text:style-name="T7">"</text:span><text:span text:style-name="T6">UPDATE</text:span><text:span text:style-name="T7"> '{$table}' </text:span><text:span text:style-name="T6">SET</text:span><text:span text:style-name="T7"> "</text:span> . implode(<text:span text:style-name="T7">', '</text:span>, $setClause) .</text:p>
      <text:p text:style-name="P37"><text:span text:style-name="T7">" WHERE "</text:span> . implode(<text:span text:style-name="T7">' </text:span><text:span text:style-name="T6">AND</text:span><text:span text:style-name="T7"> '</text:span>, $whereClause);</text:p>
      <text:p text:style-name="P36"/>
      <text:p text:style-name="P37">$stmt = $pdo-&gt;prepare($sql);</text:p>
      <text:p text:style-name="P37"><text:span text:style-name="T6">return</text:span> $stmt-&gt;execute($params);</text:p>
      <text:p text:style-name="P37">}</text:p>
      <text:p text:style-name="P37">} <text:span text:style-name="T6">catch</text:span> (PDOException $e) {</text:p>
      <text:p text:style-name="P37"><text:span text:style-name="T6">$this</text:span>-&gt;application-&gt;error490($e-&gt;getMessage(), <text:span text:style-name="T6">__FILE__</text:span>, <text:span text:style-name="T6">__LINE__</text:span>);</text:p>
      <text:p text:style-name="P37"><text:span text:style-name="T6">return</text:span> <text:span text:style-name="T6">false</text:span>;</text:p>
      <text:p text:style-name="P37">}</text:p>
      <text:p text:style-name="P37">}</text:p>
      <text:p text:style-name="P36"/>
      <text:p text:style-name="P37"><text:span text:style-name="T6">public</text:span> <text:span text:style-name="T6">function</text:span> query($pdo, $sql, $parameters = [])</text:p>
      <text:p text:style-name="P37">{</text:p>
      <text:p text:style-name="P37"><text:span text:style-name="T6">try</text:span> {</text:p>
      <text:p text:style-name="P37">$stmt = $pdo-&gt;prepare($sql);</text:p>
      <text:p text:style-name="P37">$result = $stmt-&gt;execute($parameters);</text:p>
      <text:p text:style-name="P36"/>
      <text:p text:style-name="P37"><text:span text:style-name="T6">if</text:span> (!$result) {</text:p>
      <text:p text:style-name="P37"><text:span text:style-name="T6">return</text:span> <text:span text:style-name="T6">false</text:span>;</text:p>
      <text:p text:style-name="P37">}</text:p>
      <text:p text:style-name="P36"/>
      <text:p text:style-name="P37"><text:soft-page-break/>$queryType = strtoupper(substr(trim($sql), <text:span text:style-name="T10">0</text:span>, <text:span text:style-name="T10">6</text:span>));</text:p>
      <text:p text:style-name="P37"><text:span text:style-name="T6">switch</text:span> ($queryType) {</text:p>
      <text:p text:style-name="P37"><text:span text:style-name="T6">case</text:span> <text:span text:style-name="T7">'</text:span><text:span text:style-name="T6">SELECT</text:span><text:span text:style-name="T7">'</text:span>:</text:p>
      <text:p text:style-name="P37"><text:span text:style-name="T6">return</text:span> $stmt-&gt;fetchAll(PDO::FETCH_ASSOC);</text:p>
      <text:p text:style-name="P36"/>
      <text:p text:style-name="P37"><text:span text:style-name="T6">case</text:span> <text:span text:style-name="T7">'</text:span><text:span text:style-name="T6">INSERT</text:span><text:span text:style-name="T7">'</text:span>:</text:p>
      <text:p text:style-name="P37"><text:span text:style-name="T6">return</text:span> $pdo-&gt;lastInsertId();</text:p>
      <text:p text:style-name="P36"/>
      <text:p text:style-name="P37"><text:span text:style-name="T6">case</text:span> <text:span text:style-name="T7">'</text:span><text:span text:style-name="T6">UPDATE</text:span><text:span text:style-name="T7">'</text:span>:</text:p>
      <text:p text:style-name="P37"><text:span text:style-name="T6">case</text:span> <text:span text:style-name="T7">'</text:span><text:span text:style-name="T6">DELETE</text:span><text:span text:style-name="T7">'</text:span>:</text:p>
      <text:p text:style-name="P37"><text:span text:style-name="T6">return</text:span> $stmt-&gt;rowCount();</text:p>
      <text:p text:style-name="P36"/>
      <text:p text:style-name="P37"><text:span text:style-name="T6">default</text:span>:</text:p>
      <text:p text:style-name="P37"><text:span text:style-name="T6">return</text:span> $result;</text:p>
      <text:p text:style-name="P37">}</text:p>
      <text:p text:style-name="P37">} <text:span text:style-name="T6">catch</text:span> (PDOException $e) {</text:p>
      <text:p text:style-name="P37"><text:span text:style-name="T6">$this</text:span>-&gt;application-&gt;error490($e-&gt;getMessage(), <text:span text:style-name="T6">__FILE__</text:span>, <text:span text:style-name="T6">__LINE__</text:span>);</text:p>
      <text:p text:style-name="P37"><text:span text:style-name="T6">return</text:span> <text:span text:style-name="T6">false</text:span>;</text:p>
      <text:p text:style-name="P37">}</text:p>
      <text:p text:style-name="P37">}</text:p>
      <text:p text:style-name="P36"/>
      <text:p text:style-name="P37"><text:span text:style-name="T6">public</text:span> <text:span text:style-name="T6">function</text:span> delete($pdo, $table, $where)</text:p>
      <text:p text:style-name="P37">{</text:p>
      <text:p text:style-name="P37"><text:span text:style-name="T6">try</text:span> {</text:p>
      <text:p text:style-name="P37"><text:span text:style-name="T6">if</text:span> (empty($where)) {</text:p>
      <text:p text:style-name="P37"><text:span text:style-name="T6">throw</text:span> <text:span text:style-name="T6">new</text:span> PDOException(<text:span text:style-name="T7">"Conditions WHERE requises pour DELETE"</text:span>);</text:p>
      <text:p text:style-name="P37">}</text:p>
      <text:p text:style-name="P36"/>
      <text:p text:style-name="P37">$conditions = [];</text:p>
      <text:p text:style-name="P37">$params = [];</text:p>
      <text:p text:style-name="P36"/>
      <text:p text:style-name="P37"><text:span text:style-name="T6">foreach</text:span> ($where as $field =&gt; $value) {</text:p>
      <text:p text:style-name="P37">$conditions[] = <text:span text:style-name="T7">"{$field} = :{$field}"</text:span>;</text:p>
      <text:p text:style-name="P37">$params[<text:span text:style-name="T7">":{$field}"</text:span>] = $value;</text:p>
      <text:p text:style-name="P37">}</text:p>
      <text:p text:style-name="P36"/>
      <text:p text:style-name="P37">$sql = <text:span text:style-name="T7">"</text:span><text:span text:style-name="T6">DELETE</text:span><text:span text:style-name="T7"> </text:span><text:span text:style-name="T6">FROM</text:span><text:span text:style-name="T7"> {$table} </text:span><text:span text:style-name="T6">WHERE</text:span><text:span text:style-name="T7"> "</text:span> . implode(<text:span text:style-name="T7">' </text:span><text:span text:style-name="T6">AND</text:span><text:span text:style-name="T7"> '</text:span>, $conditions);</text:p>
      <text:p text:style-name="P36"/>
      <text:p text:style-name="P37">$stmt = $pdo-&gt;prepare($sql);</text:p>
      <text:p text:style-name="P37">$result = $stmt-&gt;execute($params);</text:p>
      <text:p text:style-name="P36"/>
      <text:p text:style-name="P37"><text:span text:style-name="T6">return</text:span> $result ? $stmt-&gt;rowCount() : <text:span text:style-name="T6">false</text:span>;</text:p>
      <text:p text:style-name="P37">} <text:span text:style-name="T6">catch</text:span> (PDOException $e) {</text:p>
      <text:p text:style-name="P37"><text:span text:style-name="T6">$this</text:span>-&gt;application-&gt;error490($e-&gt;getMessage(), <text:span text:style-name="T6">__FILE__</text:span>, <text:span text:style-name="T6">__LINE__</text:span>);</text:p>
      <text:p text:style-name="P37"><text:span text:style-name="T6">return</text:span> <text:span text:style-name="T6">false</text:span>;</text:p>
      <text:p text:style-name="P37">}</text:p>
      <text:p text:style-name="P37">}</text:p>
      <text:p text:style-name="P37">}</text:p>
      <text:p text:style-name="P139"/>
      <text:p text:style-name="P141">La classe application affiche les erreurs, les enregistre dans la base dédié et route sur la page d’accueil</text:p>
      <text:p text:style-name="P142">&lt;?php</text:p>
      <text:p text:style-name="P36"/>
      <text:p text:style-name="P37"><text:span text:style-name="T6">namespace</text:span> app\helpers;</text:p>
      <text:p text:style-name="P36"/>
      <text:p text:style-name="P37"><text:soft-page-break/><text:span text:style-name="T6">use</text:span> app\controllers\BaseController;</text:p>
      <text:p text:style-name="P37"><text:span text:style-name="T6">use</text:span> PDO;</text:p>
      <text:p text:style-name="P37"><text:span text:style-name="T6">use</text:span> flight\Engine;</text:p>
      <text:p text:style-name="P37"><text:span text:style-name="T6">use</text:span> Latte\Engine <text:span text:style-name="T6">as</text:span> LatteEngine;</text:p>
      <text:p text:style-name="P36"/>
      <text:p text:style-name="P37"><text:span text:style-name="T6">class</text:span> Application</text:p>
      <text:p text:style-name="P37">{</text:p>
      <text:p text:style-name="P37"><text:span text:style-name="T6">private</text:span> PDO $pdo;</text:p>
      <text:p text:style-name="P37"><text:span text:style-name="T6">private</text:span> Engine $flight;</text:p>
      <text:p text:style-name="P37"><text:span text:style-name="T6">private</text:span> Settings $settings;</text:p>
      <text:p text:style-name="P37"><text:span text:style-name="T6">private</text:span> $latte;</text:p>
      <text:p text:style-name="P37"><text:span text:style-name="T6">private</text:span> $authorizations;</text:p>
      <text:p text:style-name="P37"><text:span text:style-name="T6">private</text:span> $version;</text:p>
      <text:p text:style-name="P36"/>
      <text:p text:style-name="P37"><text:span text:style-name="T6">public</text:span> <text:span text:style-name="T6">function</text:span> __construct(PDO $pdo, Engine $flight)</text:p>
      <text:p text:style-name="P37">{</text:p>
      <text:p text:style-name="P37"><text:span text:style-name="T6">$this</text:span>-&gt;pdo = $pdo;</text:p>
      <text:p text:style-name="P37"><text:span text:style-name="T6">$this</text:span>-&gt;flight = $flight;</text:p>
      <text:p text:style-name="P37"><text:span text:style-name="T6">$this</text:span>-&gt;settings = <text:span text:style-name="T6">new</text:span> Settings(<text:span text:style-name="T6">$this</text:span>-&gt;pdo);</text:p>
      <text:p text:style-name="P37"><text:span text:style-name="T6">$this</text:span>-&gt;latte = <text:span text:style-name="T6">new</text:span> LatteEngine();</text:p>
      <text:p text:style-name="P37"><text:span text:style-name="T6">$this</text:span>-&gt;authorizations = <text:span text:style-name="T6">new</text:span> Authorization(<text:span text:style-name="T6">$this</text:span>-&gt;pdo);</text:p>
      <text:p text:style-name="P37"><text:span text:style-name="T6">$this</text:span>-&gt;version = BaseController::GetVersion();</text:p>
      <text:p text:style-name="P37">}</text:p>
      <text:p text:style-name="P143"/>
      <text:p text:style-name="P37"><text:span text:style-name="T6">public</text:span> <text:span text:style-name="T6">function</text:span> help()</text:p>
      <text:p text:style-name="P37">{</text:p>
      <text:p text:style-name="P37">$content = <text:span text:style-name="T6">$this</text:span>-&gt;latte-&gt;renderToString(<text:span text:style-name="T7">'app/views/info.latte'</text:span>, [</text:p>
      <text:p text:style-name="P37"><text:span text:style-name="T7">'content'</text:span> =&gt; <text:span text:style-name="T6">$this</text:span>-&gt;settings-&gt;get(<text:span text:style-name="T7">'Help_home'</text:span>),</text:p>
      <text:p text:style-name="P37"><text:span text:style-name="T7">'hasAuthorization'</text:span> =&gt; <text:span text:style-name="T6">$this</text:span>-&gt;authorizations-&gt;hasAutorization(),</text:p>
      <text:p text:style-name="P37"><text:span text:style-name="T7">'currentVersion'</text:span> =&gt; <text:span text:style-name="T6">$this</text:span>-&gt;version</text:p>
      <text:p text:style-name="P37">]);</text:p>
      <text:p text:style-name="P37">echo $content;</text:p>
      <text:p text:style-name="P37">}</text:p>
      <text:p text:style-name="P36"/>
      <text:p text:style-name="P37"><text:span text:style-name="T6">public</text:span> <text:span text:style-name="T6">function</text:span> legalNotice()</text:p>
      <text:p text:style-name="P37">{</text:p>
      <text:p text:style-name="P37">$content = <text:span text:style-name="T6">$this</text:span>-&gt;latte-&gt;renderToString(<text:span text:style-name="T7">'app/views/info.latte'</text:span>, [</text:p>
      <text:p text:style-name="P37"><text:span text:style-name="T7">'content'</text:span> =&gt; <text:span text:style-name="T6">$this</text:span>-&gt;settings-&gt;get(<text:span text:style-name="T7">'LegalNotices'</text:span>),</text:p>
      <text:p text:style-name="P37"><text:span text:style-name="T7">'hasAuthorization'</text:span> =&gt; <text:span text:style-name="T6">$this</text:span>-&gt;authorizations-&gt;hasAutorization(),</text:p>
      <text:p text:style-name="P37"><text:span text:style-name="T7">'currentVersion'</text:span> =&gt; <text:span text:style-name="T6">$this</text:span>-&gt;version</text:p>
      <text:p text:style-name="P37">]);</text:p>
      <text:p text:style-name="P37">echo $content;</text:p>
      <text:p text:style-name="P37">}</text:p>
      <text:p text:style-name="P143"/>
      <text:p text:style-name="P37"><text:span text:style-name="T6">public</text:span> <text:span text:style-name="T6">function</text:span> message($message, $timeout = <text:span text:style-name="T10">5000</text:span>, $code = <text:span text:style-name="T10">200</text:span>)</text:p>
      <text:p text:style-name="P37">{</text:p>
      <text:p text:style-name="P37"><text:span text:style-name="T6">$this</text:span>-&gt;error($code, $message, $timeout, <text:span text:style-name="T6">false</text:span>);</text:p>
      <text:p text:style-name="P37">}</text:p>
      <text:p text:style-name="P36"/>
      <text:p text:style-name="P37"><text:span text:style-name="T6">public</text:span> <text:span text:style-name="T6">function</text:span> error403($file, $line, $timeout = <text:span text:style-name="T10">1000</text:span>)</text:p>
      <text:p text:style-name="P37">{</text:p>
      <text:p text:style-name="P37"><text:span text:style-name="T6">$this</text:span>-&gt;error(<text:span text:style-name="T10">403</text:span>, <text:span text:style-name="T7">"Page not allowed in file $file at line $line"</text:span>, $timeout);</text:p>
      <text:p text:style-name="P37"><text:soft-page-break/>}</text:p>
      <text:p text:style-name="P36"/>
      <text:p text:style-name="P37"><text:span text:style-name="T6">public</text:span> <text:span text:style-name="T6">function</text:span> error404($timeout = <text:span text:style-name="T10">1000</text:span>)</text:p>
      <text:p text:style-name="P37">{</text:p>
      <text:p text:style-name="P37"><text:span text:style-name="T6">$this</text:span>-&gt;error(<text:span text:style-name="T10">404</text:span>, <text:span text:style-name="T7">'Page not found'</text:span>, $timeout);</text:p>
      <text:p text:style-name="P37">}</text:p>
      <text:p text:style-name="P36"/>
      <text:p text:style-name="P37"><text:span text:style-name="T6">public</text:span> <text:span text:style-name="T6">function</text:span> error470($requestMethod, $file, $line, $timeout = <text:span text:style-name="T10">1000</text:span>)</text:p>
      <text:p text:style-name="P37">{</text:p>
      <text:p text:style-name="P37"><text:span text:style-name="T6">$this</text:span>-&gt;error(<text:span text:style-name="T10">470</text:span>, <text:span text:style-name="T7">"Method $requestMethod invalid in file $file at line $line"</text:span>, $timeout);</text:p>
      <text:p text:style-name="P37">}</text:p>
      <text:p text:style-name="P36"/>
      <text:p text:style-name="P37"><text:span text:style-name="T6">public</text:span> <text:span text:style-name="T6">function</text:span> error471($parameter, $file, $line, $timeout = <text:span text:style-name="T10">1000</text:span>)</text:p>
      <text:p text:style-name="P37">{</text:p>
      <text:p text:style-name="P37"><text:span text:style-name="T6">$this</text:span>-&gt;error(<text:span text:style-name="T10">471</text:span>, <text:span text:style-name="T7">"Parameter $parameter invalid in file $file at line $line"</text:span>, $timeout);</text:p>
      <text:p text:style-name="P37">}</text:p>
      <text:p text:style-name="P36"/>
      <text:p text:style-name="P37"><text:span text:style-name="T6">public</text:span> <text:span text:style-name="T6">function</text:span> error472($parameterName, $file, $line, $timeout = <text:span text:style-name="T10">1000</text:span>)</text:p>
      <text:p text:style-name="P37">{</text:p>
      <text:p text:style-name="P37"><text:span text:style-name="T6">$this</text:span>-&gt;error(<text:span text:style-name="T10">472</text:span>, <text:span text:style-name="T7">"Missing Parameter $parameterName invalid in file $file at line $line"</text:span>, $timeout);</text:p>
      <text:p text:style-name="P37">}</text:p>
      <text:p text:style-name="P36"/>
      <text:p text:style-name="P37"><text:span text:style-name="T6">public</text:span> <text:span text:style-name="T6">function</text:span> error479($email, $file, $line, $timeout = <text:span text:style-name="T10">1000</text:span>)</text:p>
      <text:p text:style-name="P37">{</text:p>
      <text:p text:style-name="P37"><text:span text:style-name="T6">$this</text:span>-&gt;error(<text:span text:style-name="T10">479</text:span>, <text:span text:style-name="T7">"Email address: $email inactivated in file $file at line $line"</text:span>, $timeout);</text:p>
      <text:p text:style-name="P37">}</text:p>
      <text:p text:style-name="P36"/>
      <text:p text:style-name="P37"><text:span text:style-name="T6">public</text:span> <text:span text:style-name="T6">function</text:span> error480($email, $file, $line, $timeout = <text:span text:style-name="T10">1000</text:span>)</text:p>
      <text:p text:style-name="P37">{</text:p>
      <text:p text:style-name="P37"><text:span text:style-name="T6">$this</text:span>-&gt;error(<text:span text:style-name="T10">480</text:span>, <text:span text:style-name="T7">"Unknown user with this email address: $email in file $file at line $line"</text:span>, $timeout);</text:p>
      <text:p text:style-name="P37">}</text:p>
      <text:p text:style-name="P36"/>
      <text:p text:style-name="P37"><text:span text:style-name="T6">public</text:span> <text:span text:style-name="T6">function</text:span> error481($email, $file, $line, $timeout = <text:span text:style-name="T10">1000</text:span>)</text:p>
      <text:p text:style-name="P37">{</text:p>
      <text:p text:style-name="P37"><text:span text:style-name="T6">$this</text:span>-&gt;error(<text:span text:style-name="T10">481</text:span>, <text:span text:style-name="T7">"Invalid email address: $email in file $file at line $line"</text:span>, $timeout);</text:p>
      <text:p text:style-name="P37">}</text:p>
      <text:p text:style-name="P36"/>
      <text:p text:style-name="P37"><text:span text:style-name="T6">public</text:span> <text:span text:style-name="T6">function</text:span> error482($message, $file, $line, $timeout = <text:span text:style-name="T10">1000</text:span>)</text:p>
      <text:p text:style-name="P37">{</text:p>
      <text:p text:style-name="P37"><text:span text:style-name="T6">$this</text:span>-&gt;error(<text:span text:style-name="T10">482</text:span>, <text:span text:style-name="T7">"Invalid password: $message in file $file at line $line"</text:span>, $timeout);</text:p>
      <text:p text:style-name="P37">}</text:p>
      <text:p text:style-name="P36"/>
      <text:p text:style-name="P37"><text:span text:style-name="T6">public</text:span> <text:span text:style-name="T6">function</text:span> error490($error, $file, $line, $timeout = <text:span text:style-name="T10">1000</text:span>)</text:p>
      <text:p text:style-name="P37">{</text:p>
      <text:p text:style-name="P37"><text:span text:style-name="T6">$this</text:span>-&gt;error(<text:span text:style-name="T10">497</text:span>, <text:span text:style-name="T7">"Error $error in file $file at line $line"</text:span>, $timeout);</text:p>
      <text:p text:style-name="P37">}</text:p>
      <text:p text:style-name="P36"/>
      <text:p text:style-name="P37"><text:span text:style-name="T6">public</text:span> <text:span text:style-name="T6">function</text:span> error497($token, $file, $line, $timeout = <text:span text:style-name="T10">1000</text:span>)</text:p>
      <text:p text:style-name="P37">{</text:p>
      <text:p text:style-name="P37"><text:span text:style-name="T6">$this</text:span>-&gt;error(<text:span text:style-name="T10">497</text:span>, <text:span text:style-name="T7">"Token $token is expired in file $file at line $line"</text:span>, $timeout);</text:p>
      <text:p text:style-name="P37">}</text:p>
      <text:p text:style-name="P36"/>
      <text:p text:style-name="P37"><text:span text:style-name="T6">public</text:span> <text:span text:style-name="T6">function</text:span> error498($table, $token, $file, $line, $timeout = <text:span text:style-name="T10">1000</text:span>)</text:p>
      <text:p text:style-name="P37">{</text:p>
      <text:p text:style-name="P37"><text:soft-page-break/><text:span text:style-name="T6">$this</text:span>-&gt;error(<text:span text:style-name="T10">498</text:span>, <text:span text:style-name="T7">"Record with token $token not found in table $table in file $file at line $line"</text:span>, $timeout);</text:p>
      <text:p text:style-name="P37">}</text:p>
      <text:p text:style-name="P36"/>
      <text:p text:style-name="P37"><text:span text:style-name="T6">public</text:span> <text:span text:style-name="T6">function</text:span> error499($table, $id, $file, $line, $timeout = <text:span text:style-name="T10">1000</text:span>)</text:p>
      <text:p text:style-name="P37">{</text:p>
      <text:p text:style-name="P37"><text:span text:style-name="T6">$this</text:span>-&gt;error(<text:span text:style-name="T10">499</text:span>, <text:span text:style-name="T7">"Record $id not found in table $table in file $file at line $line"</text:span>, $timeout);</text:p>
      <text:p text:style-name="P37">}</text:p>
      <text:p text:style-name="P36"/>
      <text:p text:style-name="P37"><text:span text:style-name="T6">public</text:span> <text:span text:style-name="T6">function</text:span> error500($message, $file, $line, $timeout = <text:span text:style-name="T10">5000</text:span>)</text:p>
      <text:p text:style-name="P37">{</text:p>
      <text:p text:style-name="P37"><text:span text:style-name="T6">$this</text:span>-&gt;error(<text:span text:style-name="T10">500</text:span>, <text:span text:style-name="T7">"Internal error: $message in file $file at line $line"</text:span>, $timeout);</text:p>
      <text:p text:style-name="P37">}</text:p>
      <text:p text:style-name="P36"/>
      <text:p text:style-name="P39">#region private Function</text:p>
      <text:p text:style-name="P37"><text:span text:style-name="T6">private</text:span> <text:span text:style-name="T6">function</text:span> error($code, $message, $timeout = <text:span text:style-name="T10">1000</text:span>, $displayCode = <text:span text:style-name="T6">true</text:span>)</text:p>
      <text:p text:style-name="P37">{</text:p>
      <text:p text:style-name="P37"><text:span text:style-name="T6">$this</text:span>-&gt;flight-&gt;setData(<text:span text:style-name="T7">'code'</text:span>, $code);</text:p>
      <text:p text:style-name="P37"><text:span text:style-name="T6">$this</text:span>-&gt;flight-&gt;setData(<text:span text:style-name="T7">'message'</text:span>, $message);</text:p>
      <text:p text:style-name="P36"/>
      <text:p text:style-name="P37"><text:span text:style-name="T6">if</text:span> ($code &amp;&amp; $displayCode) {</text:p>
      <text:p text:style-name="P37">echo <text:span text:style-name="T7">"&lt;h1&gt;$code&lt;/h1&gt;"</text:span>;</text:p>
      <text:p text:style-name="P37">}</text:p>
      <text:p text:style-name="P37">echo <text:span text:style-name="T7">"&lt;h2&gt;$message&lt;/h2&gt;"</text:span>;</text:p>
      <text:p text:style-name="P37">echo <text:span text:style-name="T7">"&lt;script&gt;</text:span></text:p>
      <text:p text:style-name="P40">setTimeout(function() {</text:p>
      <text:p text:style-name="P40">window.location.href = '/';</text:p>
      <text:p text:style-name="P40">}, $timeout);</text:p>
      <text:p text:style-name="P37"><text:span text:style-name="T7">&lt;/script&gt;"</text:span>;</text:p>
      <text:p text:style-name="P37">}</text:p>
      <text:p text:style-name="P37">}</text:p>
      <text:p text:style-name="P139"/>
      <text:p text:style-name="P142">&lt;?php</text:p>
      <text:p text:style-name="P36"/>
      <text:p text:style-name="P37"><text:span text:style-name="T6">namespace</text:span> app\controllers;</text:p>
      <text:p text:style-name="P36"/>
      <text:p text:style-name="P37"><text:span text:style-name="T6">use</text:span> PDO;</text:p>
      <text:p text:style-name="P37"><text:span text:style-name="T6">use</text:span> flight;</text:p>
      <text:p text:style-name="P37"><text:span text:style-name="T6">use</text:span> flight\Engine;</text:p>
      <text:p text:style-name="P37"><text:span text:style-name="T6">use</text:span> Latte\Engine <text:span text:style-name="T6">as</text:span> LatteEngine;</text:p>
      <text:p text:style-name="P36"/>
      <text:p text:style-name="P37"><text:span text:style-name="T6">use</text:span> app\helpers\Authorization;</text:p>
      <text:p text:style-name="P37"><text:span text:style-name="T6">use</text:span> app\helpers\BaseHelper;</text:p>
      <text:p text:style-name="P37"><text:span text:style-name="T6">use</text:span> app\helpers\Client;</text:p>
      <text:p text:style-name="P37"><text:span text:style-name="T6">use</text:span> app\helpers\GravatarHandler;</text:p>
      <text:p text:style-name="P37"><text:span text:style-name="T6">use</text:span> app\helpers\Params;</text:p>
      <text:p text:style-name="P37"><text:span text:style-name="T6">use</text:span> app\helpers\Settings;</text:p>
      <text:p text:style-name="P37"><text:span text:style-name="T6">use</text:span> app\helpers\TranslationManager;</text:p>
      <text:p text:style-name="P36"/>
      <text:p text:style-name="P37"><text:span text:style-name="T6">abstract</text:span> <text:span text:style-name="T6">class</text:span> BaseController <text:span text:style-name="T6">extends</text:span> BaseHelper</text:p>
      <text:p text:style-name="P37">{</text:p>
      <text:p text:style-name="P36"/>
      <text:p text:style-name="P37"><text:span text:style-name="T6">protected</text:span> $fluent;</text:p>
      <text:p text:style-name="P37"><text:span text:style-name="T6">protected</text:span> Engine $flight;</text:p>
      <text:p text:style-name="P37"><text:span text:style-name="T6">protected</text:span> LatteEngine $latte;</text:p>
      <text:p text:style-name="P37"><text:soft-page-break/><text:span text:style-name="T6">protected</text:span> Params $params;</text:p>
      <text:p text:style-name="P37"><text:span text:style-name="T6">protected</text:span> $authorizations;</text:p>
      <text:p text:style-name="P37"><text:span text:style-name="T6">protected</text:span> $settings;</text:p>
      <text:p text:style-name="P37"><text:span text:style-name="T6">protected</text:span> PDO $pdoForLog;</text:p>
      <text:p text:style-name="P37"><text:span text:style-name="T6">protected</text:span> $fluentForLog;</text:p>
      <text:p text:style-name="P36"/>
      <text:p text:style-name="P37"><text:span text:style-name="T6">private</text:span> $translationManager;</text:p>
      <text:p text:style-name="P36"/>
      <text:p text:style-name="P39">#region Public funcions</text:p>
      <text:p text:style-name="P37"><text:span text:style-name="T6">public</text:span> <text:span text:style-name="T6">function</text:span> __construct(PDO $pdo, Engine $flight)</text:p>
      <text:p text:style-name="P37">{</text:p>
      <text:p text:style-name="P37"><text:span text:style-name="T6">parent</text:span>::__construct($pdo, $flight);</text:p>
      <text:p text:style-name="P37"><text:span text:style-name="T6">$this</text:span>-&gt;fluent = <text:span text:style-name="T6">new</text:span> \Envms\FluentPDO\Query($pdo);</text:p>
      <text:p text:style-name="P37"><text:span text:style-name="T6">$this</text:span>-&gt;flight = $flight;</text:p>
      <text:p text:style-name="P37"><text:span text:style-name="T6">$this</text:span>-&gt;pdoForLog = \app\helpers\database\Database::getInstance()-&gt;getPdoForLog();</text:p>
      <text:p text:style-name="P37"><text:span text:style-name="T6">$this</text:span>-&gt;fluentForLog = <text:span text:style-name="T6">new</text:span> \Envms\FluentPDO\Query(<text:span text:style-name="T6">$this</text:span>-&gt;pdoForLog);</text:p>
      <text:p text:style-name="P36"/>
      <text:p text:style-name="P37"><text:span text:style-name="T6">$this</text:span>-&gt;translationManager = <text:span text:style-name="T6">new</text:span> TranslationManager($pdo);</text:p>
      <text:p text:style-name="P37"><text:span text:style-name="T6">$this</text:span>-&gt;latte = <text:span text:style-name="T6">new</text:span> LatteEngine();</text:p>
      <text:p text:style-name="P37"><text:span text:style-name="T6">$this</text:span>-&gt;latte-&gt;setTempDirectory(<text:span text:style-name="T6">__DIR__</text:span> . <text:span text:style-name="T7">'/../../var/latte/temp'</text:span>);</text:p>
      <text:p text:style-name="P37"><text:span text:style-name="T6">$this</text:span>-&gt;latte-&gt;addExtension(<text:span text:style-name="T6">new</text:span> \Latte\Bridges\Tracy\TracyExtension);</text:p>
      <text:p text:style-name="P37"><text:span text:style-name="T6">$this</text:span>-&gt;latte-&gt;addFilter(<text:span text:style-name="T7">'translate'</text:span>, <text:span text:style-name="T6">function</text:span> ($key) {</text:p>
      <text:p text:style-name="P37"><text:span text:style-name="T6">return</text:span> <text:span text:style-name="T6">$this</text:span>-&gt;translationManager-&gt;translate($key);</text:p>
      <text:p text:style-name="P37">});</text:p>
      <text:p text:style-name="P37"><text:span text:style-name="T6">$this</text:span>-&gt;latte-&gt;addFilter(<text:span text:style-name="T7">'shortDate'</text:span>, <text:span text:style-name="T6">function</text:span> ($date) {</text:p>
      <text:p text:style-name="P37"><text:span text:style-name="T6">return</text:span> <text:span text:style-name="T6">$this</text:span>-&gt;translationManager-&gt;getShortDate($date);</text:p>
      <text:p text:style-name="P37">});</text:p>
      <text:p text:style-name="P37"><text:span text:style-name="T6">$this</text:span>-&gt;latte-&gt;addFilter(<text:span text:style-name="T7">'longDate'</text:span>, <text:span text:style-name="T6">function</text:span> ($date) {</text:p>
      <text:p text:style-name="P37"><text:span text:style-name="T6">return</text:span> <text:span text:style-name="T6">$this</text:span>-&gt;translationManager-&gt;getLongDate($date);</text:p>
      <text:p text:style-name="P37">});</text:p>
      <text:p text:style-name="P37"><text:span text:style-name="T6">$this</text:span>-&gt;latte-&gt;addFilter(<text:span text:style-name="T7">'longDateTime'</text:span>, <text:span text:style-name="T6">function</text:span> ($date) {</text:p>
      <text:p text:style-name="P37"><text:span text:style-name="T6">return</text:span> <text:span text:style-name="T6">$this</text:span>-&gt;translationManager-&gt;getLongDateTime($date);</text:p>
      <text:p text:style-name="P37">});</text:p>
      <text:p text:style-name="P37"><text:span text:style-name="T6">$this</text:span>-&gt;latte-&gt;addFilter(<text:span text:style-name="T7">'readableDuration'</text:span>, <text:span text:style-name="T6">function</text:span> ($duration) {</text:p>
      <text:p text:style-name="P37"><text:span text:style-name="T6">return</text:span> <text:span text:style-name="T6">$this</text:span>-&gt;translationManager-&gt;getReadableDuration($duration);</text:p>
      <text:p text:style-name="P37">});</text:p>
      <text:p text:style-name="P37"><text:span text:style-name="T6">$this</text:span>-&gt;latte-&gt;addFilter(<text:span text:style-name="T7">'json'</text:span>, <text:span text:style-name="T6">function</text:span> ($value) {</text:p>
      <text:p text:style-name="P37"><text:span text:style-name="T6">return</text:span> json_encode($value, JSON_HEX_APOS | JSON_HEX_QUOT);</text:p>
      <text:p text:style-name="P37">});</text:p>
      <text:p text:style-name="P37"><text:span text:style-name="T6">$this</text:span>-&gt;latte-&gt;addFilter(<text:span text:style-name="T7">'extractFirstElement'</text:span>, <text:span text:style-name="T6">function</text:span> ($html) {</text:p>
      <text:p text:style-name="P37"><text:span text:style-name="T6">if</text:span> (preg_match(<text:span text:style-name="T22">'/&lt;p[^&gt;]</text:span>*<text:span text:style-name="T22">&gt;(.</text:span>*<text:span text:style-name="T22">?)&lt;\/p&gt;/s'</text:span>, $html, $matches)) {</text:p>
      <text:p text:style-name="P37"><text:span text:style-name="T6">return</text:span> $matches[<text:span text:style-name="T10">0</text:span>];</text:p>
      <text:p text:style-name="P37">}</text:p>
      <text:p text:style-name="P37"><text:span text:style-name="T6">if</text:span> (preg_match(<text:span text:style-name="T22">'/&lt;img[^&gt;]</text:span>*<text:span text:style-name="T22">&gt;/i'</text:span>, $html, $matches)) {</text:p>
      <text:p text:style-name="P37"><text:span text:style-name="T6">return</text:span> $matches[<text:span text:style-name="T10">0</text:span>];</text:p>
      <text:p text:style-name="P37">}</text:p>
      <text:p text:style-name="P37"><text:span text:style-name="T6">if</text:span> (preg_match(<text:span text:style-name="T22">'/&lt;a[^&gt;]</text:span>*<text:span text:style-name="T22">&gt;.</text:span>*<text:span text:style-name="T22">?&lt;\/a&gt;/i'</text:span>, $html, $matches)) {</text:p>
      <text:p text:style-name="P37"><text:span text:style-name="T6">return</text:span> $matches[<text:span text:style-name="T10">0</text:span>];</text:p>
      <text:p text:style-name="P37">}</text:p>
      <text:p text:style-name="P37">$text = strip_tags($html);</text:p>
      <text:p text:style-name="P37"><text:span text:style-name="T6">return</text:span> strlen($text) &gt; <text:span text:style-name="T10">150</text:span> ? substr($text, <text:span text:style-name="T10">0</text:span>, <text:span text:style-name="T10">150</text:span>) . <text:span text:style-name="T7">'...'</text:span> : $text;</text:p>
      <text:p text:style-name="P37">});</text:p>
      <text:p text:style-name="P37"><text:span text:style-name="T6">$this</text:span>-&gt;latte-&gt;addFilter(<text:span text:style-name="T7">'nl2br'</text:span>, <text:span text:style-name="T6">function</text:span> ($string) {</text:p>
      <text:p text:style-name="P37"><text:span text:style-name="T6">return</text:span> nl2br(htmlspecialchars($string, ENT_QUOTES | ENT_SUBSTITUTE, <text:span text:style-name="T7">'UTF-8'</text:span>));</text:p>
      <text:p text:style-name="P37"><text:soft-page-break/>});</text:p>
      <text:p text:style-name="P37"><text:span text:style-name="T6">$this</text:span>-&gt;latte-&gt;addFilter(<text:span text:style-name="T7">'urlencode'</text:span>, <text:span text:style-name="T6">function</text:span> ($s) {</text:p>
      <text:p text:style-name="P37"><text:span text:style-name="T6">return</text:span> urlencode($s);</text:p>
      <text:p text:style-name="P37">});</text:p>
      <text:p text:style-name="P37"><text:span text:style-name="T6">$this</text:span>-&gt;authorizations = <text:span text:style-name="T6">new</text:span> Authorization(<text:span text:style-name="T6">$this</text:span>-&gt;pdo);</text:p>
      <text:p text:style-name="P37"><text:span text:style-name="T6">$this</text:span>-&gt;settings = <text:span text:style-name="T6">new</text:span> Settings(<text:span text:style-name="T6">$this</text:span>-&gt;pdo);</text:p>
      <text:p text:style-name="P36"/>
      <text:p text:style-name="P37"><text:span text:style-name="T6">$this</text:span>-&gt;mediaPath = <text:span text:style-name="T6">__DIR__</text:span> . <text:span text:style-name="T7">'/../../data/media/'</text:span>;</text:p>
      <text:p text:style-name="P37"><text:span text:style-name="T6">if</text:span> (!file_exists(<text:span text:style-name="T6">$this</text:span>-&gt;mediaPath)) {</text:p>
      <text:p text:style-name="P37">mkdir(<text:span text:style-name="T6">$this</text:span>-&gt;mediaPath, <text:span text:style-name="T10">0755</text:span>, <text:span text:style-name="T6">true</text:span>);</text:p>
      <text:p text:style-name="P37">}</text:p>
      <text:p text:style-name="P37">}</text:p>
      <text:p text:style-name="P36"/>
      <text:p text:style-name="P37"><text:span text:style-name="T6">public</text:span> <text:span text:style-name="T6">static</text:span> <text:span text:style-name="T6">function</text:span> GetVersion()</text:p>
      <text:p text:style-name="P37">{</text:p>
      <text:p text:style-name="P37"><text:span text:style-name="T6">return</text:span> <text:span text:style-name="T6">self</text:span>::VERSION;</text:p>
      <text:p text:style-name="P37">}</text:p>
      <text:p text:style-name="P36"/>
      <text:p text:style-name="P37"><text:span text:style-name="T6">public</text:span> <text:span text:style-name="T6">function</text:span> log($code = <text:span text:style-name="T7">''</text:span>, $message = <text:span text:style-name="T7">''</text:span>)</text:p>
      <text:p text:style-name="P37">{</text:p>
      <text:p text:style-name="P37">$email = filter_var($_SESSION[<text:span text:style-name="T7">'user'</text:span>] ?? <text:span text:style-name="T7">''</text:span>, FILTER_VALIDATE_EMAIL);</text:p>
      <text:p text:style-name="P37">$client = <text:span text:style-name="T6">new</text:span> Client();</text:p>
      <text:p text:style-name="P37"><text:span text:style-name="T6">$this</text:span>-&gt;fluentForLog</text:p>
      <text:p text:style-name="P37">-&gt;insertInto(<text:span text:style-name="T7">'Log'</text:span>, [</text:p>
      <text:p text:style-name="P37"><text:span text:style-name="T7">'IpAddress'</text:span> =&gt; $client-&gt;getIp(),</text:p>
      <text:p text:style-name="P37"><text:span text:style-name="T7">'Referer'</text:span> =&gt; $client-&gt;getReferer(),</text:p>
      <text:p text:style-name="P37"><text:span text:style-name="T7">'Os'</text:span> =&gt; $client-&gt;getOs(),</text:p>
      <text:p text:style-name="P37"><text:span text:style-name="T7">'Browser'</text:span> =&gt; $client-&gt;getBrowser(),</text:p>
      <text:p text:style-name="P37"><text:span text:style-name="T7">'ScreenResolution'</text:span> =&gt; $client-&gt;getScreenResolution(),</text:p>
      <text:p text:style-name="P37"><text:span text:style-name="T7">'Type'</text:span> =&gt; $client-&gt;getType(),</text:p>
      <text:p text:style-name="P37"><text:span text:style-name="T7">'Uri'</text:span> =&gt; $client-&gt;getUri(),</text:p>
      <text:p text:style-name="P37"><text:span text:style-name="T7">'Token'</text:span> =&gt; $client-&gt;getToken(),</text:p>
      <text:p text:style-name="P37"><text:span text:style-name="T7">'Who'</text:span> =&gt; $email,</text:p>
      <text:p text:style-name="P37"><text:span text:style-name="T7">'Code'</text:span> =&gt; $code,</text:p>
      <text:p text:style-name="P37"><text:span text:style-name="T7">'Message'</text:span> =&gt; $message,</text:p>
      <text:p text:style-name="P37">])</text:p>
      <text:p text:style-name="P37">-&gt;execute();</text:p>
      <text:p text:style-name="P37">}</text:p>
      <text:p text:style-name="P36"/>
      <text:p text:style-name="P39">#region Protected functions</text:p>
      <text:p text:style-name="P37"><text:span text:style-name="T6">protected</text:span> <text:span text:style-name="T6">function</text:span> sanitizeInput($data)</text:p>
      <text:p text:style-name="P37">{</text:p>
      <text:p text:style-name="P37"><text:span text:style-name="T6">return</text:span> trim($data ?? <text:span text:style-name="T7">''</text:span>);</text:p>
      <text:p text:style-name="P37">}</text:p>
      <text:p text:style-name="P36"/>
      <text:p text:style-name="P37"><text:span text:style-name="T6">protected</text:span> <text:span text:style-name="T6">function</text:span> getPerson($requiredAuthorisations = [], $segment = <text:span text:style-name="T10">0</text:span>)</text:p>
      <text:p text:style-name="P37">{</text:p>
      <text:p text:style-name="P37">$translationManager = <text:span text:style-name="T6">new</text:span> TranslationManager(<text:span text:style-name="T6">$this</text:span>-&gt;pdo);</text:p>
      <text:p text:style-name="P37">$userEmail = $_SESSION[<text:span text:style-name="T7">'user'</text:span>] ?? <text:span text:style-name="T7">''</text:span>;</text:p>
      <text:p text:style-name="P37"><text:span text:style-name="T6">if</text:span> (!$userEmail) {</text:p>
      <text:p text:style-name="P37"><text:span text:style-name="T6">$this</text:span>-&gt;setDefaultParams();</text:p>
      <text:p text:style-name="P37"><text:span text:style-name="T6">return</text:span> <text:span text:style-name="T6">false</text:span>;</text:p>
      <text:p text:style-name="P37">} <text:span text:style-name="T6">else</text:span> {</text:p>
      <text:p text:style-name="P37">$person = <text:span text:style-name="T6">$this</text:span>-&gt;getPersonByEmail($userEmail);</text:p>
      <text:p text:style-name="P37"><text:soft-page-break/><text:span text:style-name="T6">if</text:span> (!$person) {</text:p>
      <text:p text:style-name="P37"><text:span text:style-name="T6">$this</text:span>-&gt;application-&gt;error480($userEmail, <text:span text:style-name="T6">__FILE__</text:span>, <text:span text:style-name="T6">__LINE__</text:span>);</text:p>
      <text:p text:style-name="P37"><text:span text:style-name="T6">return</text:span> <text:span text:style-name="T6">false</text:span>;</text:p>
      <text:p text:style-name="P37">} <text:span text:style-name="T6">else</text:span> {</text:p>
      <text:p text:style-name="P37">$authorizations = <text:span text:style-name="T6">$this</text:span>-&gt;authorizations-&gt;get($person-&gt;Id);</text:p>
      <text:p text:style-name="P37"><text:span text:style-name="T6">if</text:span> ($requiredAuthorisations != [] &amp;&amp; empty(array_intersect($authorizations, $requiredAuthorisations))) {</text:p>
      <text:p text:style-name="P37"><text:span text:style-name="T6">$this</text:span>-&gt;application-&gt;error403(<text:span text:style-name="T6">__FILE__</text:span>, <text:span text:style-name="T6">__LINE__</text:span>);</text:p>
      <text:p text:style-name="P37"><text:span text:style-name="T6">return</text:span> <text:span text:style-name="T6">false</text:span>;</text:p>
      <text:p text:style-name="P37">}</text:p>
      <text:p text:style-name="P37"><text:span text:style-name="T6">$this</text:span>-&gt;params = <text:span text:style-name="T6">new</text:span> Params([</text:p>
      <text:p text:style-name="P37"><text:span text:style-name="T7">'href'</text:span> =&gt; <text:span text:style-name="T6">$this</text:span>-&gt;getHref($person-&gt;Email),</text:p>
      <text:p text:style-name="P37"><text:span text:style-name="T7">'userImg'</text:span> =&gt; <text:span text:style-name="T6">$this</text:span>-&gt;getUserImg($person),</text:p>
      <text:p text:style-name="P37"><text:span text:style-name="T7">'userEmail'</text:span> =&gt; $person-&gt;Email,</text:p>
      <text:p text:style-name="P37"><text:span text:style-name="T7">'keys'</text:span> =&gt; count($authorizations) ?? <text:span text:style-name="T10">0</text:span> &gt; <text:span text:style-name="T10">0</text:span> ? <text:span text:style-name="T6">true</text:span> : <text:span text:style-name="T6">false</text:span>,</text:p>
      <text:p text:style-name="P37"><text:span text:style-name="T7">'isEventManager'</text:span> =&gt; <text:span text:style-name="T6">$this</text:span>-&gt;authorizations-&gt;isEventManager(),</text:p>
      <text:p text:style-name="P37"><text:span text:style-name="T7">'isPersonManager'</text:span> =&gt; <text:span text:style-name="T6">$this</text:span>-&gt;authorizations-&gt;isPersonManager(),</text:p>
      <text:p text:style-name="P37"><text:span text:style-name="T7">'isRedactor'</text:span> =&gt; <text:span text:style-name="T6">$this</text:span>-&gt;authorizations-&gt;isRedactor(),</text:p>
      <text:p text:style-name="P37"><text:span text:style-name="T7">'isEditor'</text:span> =&gt; <text:span text:style-name="T6">$this</text:span>-&gt;authorizations-&gt;isEditor(),</text:p>
      <text:p text:style-name="P37"><text:span text:style-name="T7">'isWebmaster'</text:span> =&gt; <text:span text:style-name="T6">$this</text:span>-&gt;authorizations-&gt;isWebmaster(),</text:p>
      <text:p text:style-name="P37"><text:span text:style-name="T7">'page'</text:span> =&gt; explode(<text:span text:style-name="T7">'/'</text:span>, trim(parse_url($_SERVER[<text:span text:style-name="T7">'REQUEST_URI'</text:span>], PHP_URL_PATH), <text:span text:style-name="T7">'/'</text:span>))[$segment],</text:p>
      <text:p text:style-name="P37"><text:span text:style-name="T7">'currentVersion'</text:span> =&gt; <text:span text:style-name="T6">self</text:span>::VERSION,</text:p>
      <text:p text:style-name="P37"><text:span text:style-name="T7">'currentLanguage'</text:span> =&gt; $translationManager-&gt;getCurrentLanguage(),</text:p>
      <text:p text:style-name="P37"><text:span text:style-name="T7">'supportedLanguages'</text:span> =&gt; $translationManager-&gt;getSupportedLanguages(),</text:p>
      <text:p text:style-name="P37"><text:span text:style-name="T7">'flag'</text:span> =&gt; $translationManager-&gt;getFlag($translationManager-&gt;getCurrentLanguage()),</text:p>
      <text:p text:style-name="P37">]);</text:p>
      <text:p text:style-name="P37"><text:span text:style-name="T6">return</text:span> $person;</text:p>
      <text:p text:style-name="P37">}</text:p>
      <text:p text:style-name="P37">}</text:p>
      <text:p text:style-name="P37">}</text:p>
      <text:p text:style-name="P36"/>
      <text:p text:style-name="P37"><text:span text:style-name="T6">protected</text:span> <text:span text:style-name="T6">function</text:span> getLayout()</text:p>
      <text:p text:style-name="P37">{</text:p>
      <text:p text:style-name="P37">$navbar = $_SESSION[<text:span text:style-name="T7">'navbar'</text:span>] ?? <text:span text:style-name="T7">''</text:span>;</text:p>
      <text:p text:style-name="P37"><text:span text:style-name="T6">if</text:span> ($navbar == <text:span text:style-name="T7">'user'</text:span>) <text:span text:style-name="T6">return</text:span> <text:span text:style-name="T7">'../user/user.latte'</text:span>;</text:p>
      <text:p text:style-name="P37"><text:span text:style-name="T6">else</text:span> <text:span text:style-name="T6">if</text:span> ($navbar == <text:span text:style-name="T7">'eventManager'</text:span>) <text:span text:style-name="T6">return</text:span> <text:span text:style-name="T7">'../admin/eventManager.latte'</text:span>;</text:p>
      <text:p text:style-name="P37"><text:span text:style-name="T6">else</text:span> <text:span text:style-name="T6">if</text:span> ($navbar == <text:span text:style-name="T7">'personManager'</text:span>) <text:span text:style-name="T6">return</text:span> <text:span text:style-name="T7">'../admin/personManager.latte'</text:span>;</text:p>
      <text:p text:style-name="P37"><text:span text:style-name="T6">else</text:span> <text:span text:style-name="T6">if</text:span> ($navbar == <text:span text:style-name="T7">'webmaster'</text:span>) <text:span text:style-name="T6">return</text:span> <text:span text:style-name="T7">'../admin/webmaster.latte'</text:span>;</text:p>
      <text:p text:style-name="P37"><text:span text:style-name="T6">else</text:span> <text:span text:style-name="T6">if</text:span> ($navbar == <text:span text:style-name="T7">'redactor'</text:span>) <text:span text:style-name="T6">return</text:span> <text:span text:style-name="T7">'../admin/redactor.latte'</text:span>;</text:p>
      <text:p text:style-name="P37"><text:span text:style-name="T6">else</text:span> <text:span text:style-name="T6">if</text:span> ($navbar == <text:span text:style-name="T7">''</text:span>) <text:span text:style-name="T6">return</text:span> <text:span text:style-name="T7">'../home.latte'</text:span>;</text:p>
      <text:p text:style-name="P36"/>
      <text:p text:style-name="P37"><text:span text:style-name="T6">die</text:span>(<text:span text:style-name="T7">'Fatal error in file '</text:span> . <text:span text:style-name="T6">__FILE__</text:span> . <text:span text:style-name="T7">' at line '</text:span> . <text:span text:style-name="T6">__LINE__</text:span> . <text:span text:style-name="T7">" with navbar="</text:span> . $navbar);</text:p>
      <text:p text:style-name="P37">}</text:p>
      <text:p text:style-name="P36"/>
      <text:p text:style-name="P37"><text:span text:style-name="T6">protected</text:span> <text:span text:style-name="T6">function</text:span> getNavItems($all = <text:span text:style-name="T6">false</text:span>)</text:p>
      <text:p text:style-name="P37">{</text:p>
      <text:p text:style-name="P37">$navItems = <text:span text:style-name="T6">$this</text:span>-&gt;fluent</text:p>
      <text:p text:style-name="P37">-&gt;from(<text:span text:style-name="T7">'Page'</text:span>)</text:p>
      <text:p text:style-name="P37">-&gt;leftJoin(<text:span text:style-name="T7">"'Group' ON Page.IdGroup = 'Group'.Id"</text:span>)</text:p>
      <text:p text:style-name="P37">-&gt;select(<text:span text:style-name="T7">"'Group'.Name AS GroupName"</text:span>)</text:p>
      <text:p text:style-name="P37">-&gt;orderBy(<text:span text:style-name="T7">'Position'</text:span>)</text:p>
      <text:p text:style-name="P37">-&gt;fetchAll();</text:p>
      <text:p text:style-name="P37">$person = <text:span text:style-name="T6">$this</text:span>-&gt;getPerson();</text:p>
      <text:p text:style-name="P37"><text:span text:style-name="T6">if</text:span> (!$person) $userGroups = [];</text:p>
      <text:p text:style-name="P37"><text:span text:style-name="T6">else</text:span> $userGroups = <text:span text:style-name="T6">$this</text:span>-&gt;authorizations-&gt;getUserGroups($person-&gt;Email);</text:p>
      <text:p text:style-name="P36"><text:soft-page-break/></text:p>
      <text:p text:style-name="P37">$filteredNavItems = [];</text:p>
      <text:p text:style-name="P37"><text:span text:style-name="T6">foreach</text:span> ($navItems as $navItem) {</text:p>
      <text:p text:style-name="P37"><text:span text:style-name="T6">if</text:span> (</text:p>
      <text:p text:style-name="P37">($person === <text:span text:style-name="T6">false</text:span> &amp;&amp; $navItem-&gt;ForAnonymous == <text:span text:style-name="T10">1</text:span>)</text:p>
      <text:p text:style-name="P37">|| ($person &amp;&amp; $navItem-&gt;ForMembers == <text:span text:style-name="T10">1</text:span> &amp;&amp;</text:p>
      <text:p text:style-name="P37">(</text:p>
      <text:p text:style-name="P37">$navItem-&gt;IdGroup === <text:span text:style-name="T6">null</text:span></text:p>
      <text:p text:style-name="P37">|| ($userGroups != [] &amp;&amp; in_array($navItem-&gt;IdGroup, $userGroups))</text:p>
      <text:p text:style-name="P37">)</text:p>
      <text:p text:style-name="P37">)</text:p>
      <text:p text:style-name="P37">|| $all</text:p>
      <text:p text:style-name="P37">) $filteredNavItems[] = $navItem;</text:p>
      <text:p text:style-name="P37">}</text:p>
      <text:p text:style-name="P37"><text:span text:style-name="T6">return</text:span> $filteredNavItems;</text:p>
      <text:p text:style-name="P37">}</text:p>
      <text:p text:style-name="P36"/>
      <text:p text:style-name="P37"><text:span text:style-name="T6">protected</text:span> <text:span text:style-name="T6">function</text:span> getGroup($id)</text:p>
      <text:p text:style-name="P37">{</text:p>
      <text:p text:style-name="P37"><text:span text:style-name="T6">return</text:span> <text:span text:style-name="T6">$this</text:span>-&gt;fluent-&gt;from(<text:span text:style-name="T7">'"Group"'</text:span>)</text:p>
      <text:p text:style-name="P37">-&gt;where(<text:span text:style-name="T7">'Id'</text:span>, $id)</text:p>
      <text:p text:style-name="P37">-&gt;fetch();</text:p>
      <text:p text:style-name="P37">}</text:p>
      <text:p text:style-name="P36"/>
      <text:p text:style-name="P37"><text:span text:style-name="T6">protected</text:span> <text:span text:style-name="T6">function</text:span> getGroups()</text:p>
      <text:p text:style-name="P37">{</text:p>
      <text:p text:style-name="P37"><text:span text:style-name="T6">return</text:span> <text:span text:style-name="T6">$this</text:span>-&gt;fluent-&gt;from(<text:span text:style-name="T7">"'Group'"</text:span>)-&gt;where(<text:span text:style-name="T7">'Inactivated'</text:span>, <text:span text:style-name="T10">0</text:span>)-&gt;orderBy(<text:span text:style-name="T7">'Name'</text:span>)-&gt;fetchAll();</text:p>
      <text:p text:style-name="P37">}</text:p>
      <text:p text:style-name="P36"/>
      <text:p text:style-name="P37"><text:span text:style-name="T6">protected</text:span> <text:span text:style-name="T6">function</text:span> getPublisher($id)</text:p>
      <text:p text:style-name="P37">{</text:p>
      <text:p text:style-name="P37"><text:span text:style-name="T6">if</text:span> ($id == <text:span text:style-name="T6">null</text:span>) {</text:p>
      <text:p text:style-name="P37"><text:span text:style-name="T6">return</text:span> <text:span text:style-name="T6">null</text:span>;</text:p>
      <text:p text:style-name="P37">}</text:p>
      <text:p text:style-name="P37">$person = <text:span text:style-name="T6">$this</text:span>-&gt;fluent-&gt;from(<text:span text:style-name="T7">'Person'</text:span>)-&gt;select(<text:span text:style-name="T7">'FirstName, LastName'</text:span>)-&gt;where(<text:span text:style-name="T7">'Id'</text:span>, $id)-&gt;fetch();</text:p>
      <text:p text:style-name="P36"/>
      <text:p text:style-name="P37"><text:span text:style-name="T6">return</text:span> <text:span text:style-name="T7">"publié par "</text:span> . $person-&gt;FirstName . <text:span text:style-name="T7">" "</text:span> . $person-&gt;LastName;</text:p>
      <text:p text:style-name="P37">}</text:p>
      <text:p text:style-name="P36"/>
      <text:p text:style-name="P37"><text:span text:style-name="T6">protected</text:span> <text:span text:style-name="T6">function</text:span> setDefaultParams($segment = <text:span text:style-name="T10">0</text:span>)</text:p>
      <text:p text:style-name="P37">{</text:p>
      <text:p text:style-name="P37">$translationManager = <text:span text:style-name="T6">new</text:span> TranslationManager(<text:span text:style-name="T6">$this</text:span>-&gt;pdo);</text:p>
      <text:p text:style-name="P37"><text:span text:style-name="T6">$this</text:span>-&gt;params = <text:span text:style-name="T6">new</text:span> Params([</text:p>
      <text:p text:style-name="P37"><text:span text:style-name="T7">'href'</text:span> =&gt; <text:span text:style-name="T7">'/user/sign/in'</text:span>,</text:p>
      <text:p text:style-name="P37"><text:span text:style-name="T7">'userImg'</text:span> =&gt; <text:span text:style-name="T7">'/app/images/anonymat.png'</text:span>,</text:p>
      <text:p text:style-name="P37"><text:span text:style-name="T7">'userEmail'</text:span> =&gt; <text:span text:style-name="T7">''</text:span>,</text:p>
      <text:p text:style-name="P37"><text:span text:style-name="T7">'keys'</text:span> =&gt; <text:span text:style-name="T6">false</text:span>,</text:p>
      <text:p text:style-name="P37"><text:span text:style-name="T7">'isEventManager'</text:span> =&gt; <text:span text:style-name="T6">false</text:span>,</text:p>
      <text:p text:style-name="P37"><text:span text:style-name="T7">'isPersonManager'</text:span> =&gt; <text:span text:style-name="T6">false</text:span>,</text:p>
      <text:p text:style-name="P37"><text:span text:style-name="T7">'isRedactor'</text:span> =&gt; <text:span text:style-name="T6">false</text:span>,</text:p>
      <text:p text:style-name="P37"><text:span text:style-name="T7">'isEditor'</text:span> =&gt; <text:span text:style-name="T6">false</text:span>,</text:p>
      <text:p text:style-name="P37"><text:span text:style-name="T7">'isWebmaster'</text:span> =&gt; <text:span text:style-name="T6">false</text:span>,</text:p>
      <text:p text:style-name="P37"><text:span text:style-name="T7">'page'</text:span> =&gt; explode(<text:span text:style-name="T7">'/'</text:span>, trim(parse_url($_SERVER[<text:span text:style-name="T7">'REQUEST_URI'</text:span>], PHP_URL_PATH), <text:span text:style-name="T7">'/'</text:span>))[$segment],</text:p>
      <text:p text:style-name="P37"><text:span text:style-name="T7">'currentVersion'</text:span> =&gt; <text:span text:style-name="T6">self</text:span>::VERSION,</text:p>
      <text:p text:style-name="P37"><text:soft-page-break/><text:span text:style-name="T7">'currentLanguage'</text:span> =&gt; $translationManager-&gt;getCurrentLanguage(),</text:p>
      <text:p text:style-name="P37"><text:span text:style-name="T7">'supportedLanguages'</text:span> =&gt; $translationManager-&gt;getSupportedLanguages(),</text:p>
      <text:p text:style-name="P37"><text:span text:style-name="T7">'flag'</text:span> =&gt; $translationManager-&gt;getFlag($translationManager-&gt;getCurrentLanguage()),</text:p>
      <text:p text:style-name="P37">]);</text:p>
      <text:p text:style-name="P37">}</text:p>
      <text:p text:style-name="P36"/>
      <text:p text:style-name="P37"><text:span text:style-name="T6">protected</text:span> <text:span text:style-name="T6">function</text:span> render(<text:span text:style-name="T6">string</text:span> $name, <text:span text:style-name="T6">object</text:span>|<text:span text:style-name="T6">array</text:span> $params = []): <text:span text:style-name="T6">void</text:span></text:p>
      <text:p text:style-name="P37">{</text:p>
      <text:p text:style-name="P37">$content = <text:span text:style-name="T6">$this</text:span>-&gt;latte-&gt;renderToString($name, $params);</text:p>
      <text:p text:style-name="P37">echo $content;</text:p>
      <text:p text:style-name="P36"/>
      <text:p text:style-name="P37"><text:span text:style-name="T6">if</text:span> (ob_get_level()) {</text:p>
      <text:p text:style-name="P37">ob_end_flush();</text:p>
      <text:p text:style-name="P37">}</text:p>
      <text:p text:style-name="P37">flush();</text:p>
      <text:p text:style-name="P37">Flight::stop();</text:p>
      <text:p text:style-name="P37">}</text:p>
      <text:p text:style-name="P36"/>
      <text:p text:style-name="P37"><text:span text:style-name="T6">protected</text:span> <text:span text:style-name="T6">function</text:span> renderJson(<text:span text:style-name="T6">array</text:span> $response, <text:span text:style-name="T6">int</text:span> $statusCode = <text:span text:style-name="T10">200</text:span>): <text:span text:style-name="T6">void</text:span></text:p>
      <text:p text:style-name="P37">{</text:p>
      <text:p text:style-name="P37">http_response_code($statusCode);</text:p>
      <text:p text:style-name="P37">header(<text:span text:style-name="T7">'Content-Type: application/json'</text:span>);</text:p>
      <text:p text:style-name="P37">echo json_encode($response);</text:p>
      <text:p text:style-name="P37"><text:span text:style-name="T6">if</text:span> (ob_get_level()) {</text:p>
      <text:p text:style-name="P37">ob_end_flush();</text:p>
      <text:p text:style-name="P37">}</text:p>
      <text:p text:style-name="P37">flush();</text:p>
      <text:p text:style-name="P37">Flight::stop();</text:p>
      <text:p text:style-name="P37">}</text:p>
      <text:p text:style-name="P36"/>
      <text:p text:style-name="P37"><text:span text:style-name="T6">protected</text:span> <text:span text:style-name="T6">function</text:span> buildUrl($base, $params = [])</text:p>
      <text:p text:style-name="P37">{</text:p>
      <text:p text:style-name="P37"><text:span text:style-name="T6">return</text:span> $base . <text:span text:style-name="T7">'?'</text:span> . http_build_query($params);</text:p>
      <text:p text:style-name="P37">}</text:p>
      <text:p text:style-name="P36"/>
      <text:p text:style-name="P39">#region Private functions</text:p>
      <text:p text:style-name="P37"><text:span text:style-name="T6">private</text:span> <text:span text:style-name="T6">function</text:span> getHref($userEmail)</text:p>
      <text:p text:style-name="P37">{</text:p>
      <text:p text:style-name="P37"><text:span text:style-name="T6">return</text:span> $userEmail == <text:span text:style-name="T7">''</text:span> ? <text:span text:style-name="T7">'/user/sign/in'</text:span> : <text:span text:style-name="T7">'/user'</text:span>;</text:p>
      <text:p text:style-name="P37">}</text:p>
      <text:p text:style-name="P36"/>
      <text:p text:style-name="P37"><text:span text:style-name="T6">private</text:span> <text:span text:style-name="T6">function</text:span> getUserImg($person)</text:p>
      <text:p text:style-name="P37">{</text:p>
      <text:p text:style-name="P37"><text:span text:style-name="T6">if</text:span> ($person === <text:span text:style-name="T6">null</text:span>) {</text:p>
      <text:p text:style-name="P37"><text:span text:style-name="T6">return</text:span> <text:span text:style-name="T7">'/app/images/anonymat.png'</text:span>;</text:p>
      <text:p text:style-name="P37">} <text:span text:style-name="T6">else</text:span> <text:span text:style-name="T6">if</text:span> ($person-&gt;UseGravatar === <text:span text:style-name="T7">'yes'</text:span>) {</text:p>
      <text:p text:style-name="P37"><text:span text:style-name="T6">return</text:span> (<text:span text:style-name="T6">new</text:span> GravatarHandler())-&gt;getGravatar($person-&gt;Email);</text:p>
      <text:p text:style-name="P37">} <text:span text:style-name="T6">else</text:span> {</text:p>
      <text:p text:style-name="P37"><text:span text:style-name="T6">if</text:span> (empty($person-&gt;Avatar)) {</text:p>
      <text:p text:style-name="P37"><text:span text:style-name="T6">return</text:span> <text:span text:style-name="T7">'/app/images/emojiPensif.png'</text:span>;</text:p>
      <text:p text:style-name="P37">} <text:span text:style-name="T6">else</text:span> {</text:p>
      <text:p text:style-name="P37"><text:span text:style-name="T6">return</text:span> <text:span text:style-name="T7">'/app/images/'</text:span> . $person-&gt;Avatar;</text:p>
      <text:p text:style-name="P37">}</text:p>
      <text:p text:style-name="P37">}</text:p>
      <text:p text:style-name="P37"><text:soft-page-break/>}</text:p>
      <text:p text:style-name="P37">}</text:p>
      <text:p text:style-name="P139"/>
      <text:p text:style-name="P141">Il faut supprimer tous les accès directs à la base de données des controleurs, permettre l’enregistrement des erreurs dans la base spécifique. Il faut que les helpers et les controleurs puissent appeler les fonctions de la classe application.</text:p>
      <text:h text:style-name="P144" text:outline-level="1">Dépendances</text:h>
      <text:h text:style-name="Heading_20_2" text:outline-level="2">Les dépendances de ma webapp :</text:h>
      <text:p text:style-name="P145">../WebSite/app/apis/AbstractApi.php depends on: flight, Latte\Engine as LatteEngine, app\enums\ApplicationError, app\helpers\Application, app\helpers\ConnectedUser, app\models\DataHelper, app\models\PersonDataHelper</text:p>
      <text:p text:style-name="P145">../WebSite/app/apis/ArticleApi.php depends on: Exception, Throwable, app\enums\ApplicationError, app\helpers\Application, app\helpers\Media, app\models\ArticleDataHelper, app\models\DesignDataHelper, app\models\ReplyDataHelper</text:p>
      <text:p text:style-name="P145">../WebSite/app/apis/CarouselApi.php depends on: Throwable, app\enums\ApplicationError, app\helpers\Application, app\helpers\WebApp, app\models\AuthorizationDataHelper, app\models\CarouselDataHelper, app\models\DataHelper</text:p>
      <text:p text:style-name="P145">../WebSite/app/apis/EventApi.php depends on: InvalidArgumentException, Throwable, app\enums\ApplicationError, app\enums\Period, app\helpers\Application, app\helpers\WebApp, app\interfaces\AttributeServiceInterface, app\interfaces\AuthorizationServiceInterface, app\interfaces\EventServiceInterface, app\interfaces\MessageServiceInterface, app\interfaces\NeedServiceInterface, app\interfaces\NeedTypeServiceInterface, app\interfaces\SupplyServiceInterface, app\models\ApiEventDataHelper, app\models\EventDataHelper</text:p>
      <text:p text:style-name="P145">../WebSite/app/apis/ImportApi.php depends on: app\helpers\ApiImportHelper, app\helpers\Application</text:p>
      <text:p text:style-name="P145">../WebSite/app/apis/WebmasterApi.php depends on: Throwable, app\enums\ApplicationError, app\helpers\Application, app\models\LogDataHelper, app\models\PageDataHelper, app\models\PersonGroupDataHelper</text:p>
      <text:p text:style-name="P145">../WebSite/app/controllers/AbstractController.php depends on: flight, flight\Engine, Latte\Engine as LatteEngine, app\enums\TimeOfDay, app\helpers\Application, app\helpers\TranslationManager, app\helpers\ConnectedUser, app\models\AuthorizationDataHelper, app\models\DataHelper, app\models\LanguagesDataHelper, app\models\PageDataHelper</text:p>
      <text:p text:style-name="P145">../WebSite/app/controllers/ArticleController.php depends on: RuntimeException, app\enums\ApplicationError, app\enums\FilterInputRule, app\helpers\Application, app\helpers\Backup, app\helpers\Params, app\helpers\PeriodHelper, app\helpers\WebApp, app\models\ArticleCrosstabDataHelper, app\models\ArticleDataHelper, app\models\ArticleTableDataHelper, app\models\AuthorizationDataHelper, app\models\DataHelper, app\models\PersonDataHelper</text:p>
      <text:p text:style-name="P145">../WebSite/app/controllers/DbBrowserController.php depends on: app\enums\ApplicationError, app\helpers\Application, app\models\DbBrowserDataHelper, app\helpers\Params</text:p>
      <text:p text:style-name="P145">../WebSite/app/controllers/DesignController.php depends on: app\enums\FilterInputRule, app\helpers\Application, app\enums\ApplicationError, app\helpers\Params, app\helpers\WebApp, app\models\DesignDataHelper, RuntimeException</text:p>
      <text:p text:style-name="P145"><text:soft-page-break/>../WebSite/app/controllers/EmailController.php depends on: RuntimeException, app\enums\ApplicationError, app\enums\FilterInputRule, app\enums\WeekdayFormat, app\helpers\Application, app\helpers\Params, app\helpers\TranslationManager, app\helpers\WebApp, app\services\EmailService, app\models\PersonDataHelper</text:p>
      <text:p text:style-name="P145">../WebSite/app/controllers/EventController.php depends on: DateTime, Throwable, app\enums\ApplicationError, app\enums\EventSearchMode, app\enums\FilterInputRule, app\helpers\Application, app\helpers\Params, app\helpers\PeriodHelper, app\helpers\WebApp, app\services\EmailService, app\models\CrosstabDataHelper, app\models\EventDataHelper, app\models\MessageDataHelper, app\models\NeedDataHelper, app\models\ParticipantDataHelper</text:p>
      <text:p text:style-name="P145">../WebSite/app/controllers/EventTypeController.php depends on: RuntimeException, app\enums\ApplicationError, app\enums\FilterInputRule, app\helpers\Application, app\helpers\Params, app\helpers\WebApp, app\interfaces\CrudControllerInterface, app\models\EventDataHelper, app\models\TableControllerDataHelper</text:p>
      <text:p text:style-name="P145">../WebSite/app/controllers/FFAController.php depends on: app\enums\ApplicationError, app\enums\FilterInputRule, app\helpers\Application, app\helpers\FFAScraper, app\helpers\Params, app\helpers\WebApp</text:p>
      <text:p text:style-name="P145">../WebSite/app/controllers/GroupController.php depends on: app\enums\ApplicationError, app\enums\FilterInputRule, app\helpers\Application, app\helpers\Params, app\helpers\WebApp, app\interfaces\CrudControllerInterface, app\models\GroupDataHelper</text:p>
      <text:p text:style-name="P145">../WebSite/app/controllers/ImportController.php depends on: app\enums\ApplicationError, app\enums\FilterInputRule, app\helpers\Application, app\helpers\Params, app\helpers\WebApp, app\models\ImportDataHelper</text:p>
      <text:p text:style-name="P145">../WebSite/app/controllers/LogController.php depends on: app\enums\ApplicationError, app\enums\Period, app\enums\FilterInputRule, app\helpers\Application, app\helpers\Params, app\helpers\PeriodHelper, app\helpers\WebApp, app\models\CrosstabDataHelper, app\models\LogDataHelper</text:p>
      <text:p text:style-name="P145">../WebSite/app/controllers/MediaController.php depends on: app\helpers\Application, app\enums\ApplicationError, app\helpers\Media, app\helpers\Params, app\helpers\WebApp</text:p>
      <text:p text:style-name="P145">../WebSite/app/controllers/NavBarController.php depends on: app\helpers\Application, app\enums\ApplicationError, app\helpers\Params, app\helpers\WebApp, app\models\ArwardsDataHelper</text:p>
      <text:p text:style-name="P145">../WebSite/app/controllers/PersonController.php depends on: app\enums\ApplicationError, app\enums\FilterInputRule, app\helpers\Application, app\helpers\Params, app\helpers\WebApp, app\interfaces\CrudControllerInterface, app\models\GroupDataHelper, app\models\PersonDataHelper, app\models\TableControllerDataHelper</text:p>
      <text:p text:style-name="P145">../WebSite/app/controllers/RegistrationController.php depends on: app\enums\ApplicationError, app\enums\FilterInputRule, app\helpers\Application, app\helpers\Params, app\helpers\WebApp, app\models\GroupDataHelper, app\models\TableControllerDataHelper</text:p>
      <text:p text:style-name="P145">../WebSite/app/controllers/SurveyController.php depends on: RuntimeException, app\enums\ApplicationError, app\enums\FilterInputRule, app\enums\SurveyVisibility, app\helpers\Application, app\helpers\Params, app\helpers\WebApp, app\models\AuthorizationDataHelper, app\models\SurveyDataHelper</text:p>
      <text:p text:style-name="P145">../WebSite/app/controllers/TableController.php depends on: \Envms\FluentPDO\Queries\Select, app\helpers\Application, app\models\GenericDataHelper</text:p>
      <text:p text:style-name="P145">../WebSite/app/controllers/UserController.php depends on: RuntimeException, app\enums\ApplicationError, app\enums\FilterInputRule, app\enums\Period, app\enums\YesNo, app\helpers\Application, app\helpers\News, <text:soft-page-break/>app\helpers\Params, app\helpers\Password, app\helpers\TranslationManager, app\helpers\WebApp, app\models\ArticleDataHelper, app\models\AttributeDataHelper, app\models\DesignDataHelper, app\models\EventDataHelper, app\models\EventTypeDataHelper, app\models\GroupDataHelper, app\models\LogDataHelper, app\models\MessageDataHelper, app\models\PersonDataHelper, app\models\PersonGroupDataHelper, app\models\PersonStatisticsDataHelper, app\models\SurveyDataHelper, app\services\AuthenticationService, app\services\EmailService</text:p>
      <text:p text:style-name="P145">../WebSite/app/controllers/WebmasterController.php depends on: app\enums\ApplicationError, app\enums\FilterInputRule, app\helpers\Application, app\helpers\Params, app\helpers\WebApp, app\models\ArticleDataHelper, app\models\ArwardsDataHelper</text:p>
      <text:p text:style-name="P145">../WebSite/app/exceptions/AuthenticationException.php depends on: Exception, app\enums\ApplicationError</text:p>
      <text:p text:style-name="P145">../WebSite/app/exceptions/UnauthorizedAccessException.php depends on: Exception, app\enums\ApplicationError</text:p>
      <text:p text:style-name="P145">../WebSite/app/helpers/Application.php depends on: flight\Engine, Latte\Engine as LatteEngine, PDO, RuntimeException, Throwable, app\models\Database, app\models\DataHelper, app\models\PersonDataHelper</text:p>
      <text:p text:style-name="P145">../WebSite/app/helpers/Client.php depends on: UAParser\Parser, Throwable</text:p>
      <text:p text:style-name="P145">../WebSite/app/helpers/ConnectedUser.php depends on: app\enums\ApplicationError, app\enums\Authorization, app\helpers\Params, app\helpers\TranslationManager, app\models\AuthorizationDataHelper, app\models\DataHelper</text:p>
      <text:p text:style-name="P145">../WebSite/app/helpers/ErrorManager.php depends on: app\enums\ApplicationError</text:p>
      <text:p text:style-name="P145">../WebSite/app/helpers/FFAScraper.php depends on: GuzzleHttp\Client, GuzzleHttp\Exception\GuzzleException, DOMDocument, DOMXPath</text:p>
      <text:p text:style-name="P145">../WebSite/app/helpers/File.php depends on: RuntimeException</text:p>
      <text:p text:style-name="P145">../WebSite/app/helpers/News.php depends on: RuntimeException</text:p>
      <text:p text:style-name="P145">../WebSite/app/helpers/Params.php depends on: InvalidArgumentException, app\helpers\Application, app\helpers\TranslationManager</text:p>
      <text:p text:style-name="P145">../WebSite/app/helpers/PersonPreferences.php depends on: DateTime</text:p>
      <text:p text:style-name="P145">../WebSite/app/helpers/TranslationManager.php depends on: DateTime, IntlDateFormatter, app\enums\WeekdayFormat</text:p>
      <text:p text:style-name="P145">../WebSite/app/helpers/WebApp.php depends on: RuntimeException, app\enums\FilterInputRule</text:p>
      <text:p text:style-name="P145">../WebSite/app/interfaces/DatabaseMigratorInterface.php depends on: PDO</text:p>
      <text:p text:style-name="P145">../WebSite/app/interfaces/NewsProviderInterface.php depends on: app\helpers\ConnectedUser</text:p>
      <text:p text:style-name="P145">../WebSite/app/models/ApiEventDataHelper.php depends on: RuntimeException, Throwable, app\enums\ApplicationError, app\enums\EventAudience, app\helpers\Application</text:p>
      <text:p text:style-name="P145">../WebSite/app/models/ApiNeedDataHelper.php depends on: Throwable, app\enums\ApplicationError, app\helpers\Application</text:p>
      <text:p text:style-name="P145">../WebSite/app/models/ApiNeedTypeDataHelper.php depends on: Throwable, app\enums\ApplicationError, app\helpers\Application</text:p>
      <text:p text:style-name="P145">../WebSite/app/models/ArticleCrosstabDataHelper.php depends on: app\helpers\Application, app\models\CrosstabDataHelper</text:p>
      <text:p text:style-name="P145"><text:soft-page-break/>../WebSite/app/models/ArticleDataHelper.php depends on: PDO, app\helpers\Application, app\helpers\ConnectedUser, app\interfaces\NewsProviderInterface</text:p>
      <text:p text:style-name="P145">../WebSite/app/models/ArticleTableDataHelper.php depends on: \Envms\FluentPDO\Queries\Select, app\helpers\Application, app\helpers\ConnectedUser</text:p>
      <text:p text:style-name="P145">../WebSite/app/models/ArwardsDataHelper.php depends on: app\helpers\Application</text:p>
      <text:p text:style-name="P145">../WebSite/app/models/AttributeDataHelper.php depends on: Throwable, app\enums\ApplicationError, app\helpers\Application</text:p>
      <text:p text:style-name="P145">../WebSite/app/models/AuthorizationDataHelper.php depends on: DateTime, app\helpers\Application, app\helpers\ConnectedUser</text:p>
      <text:p text:style-name="P145">../WebSite/app/models/CarouselDataHelper.php depends on: app\helpers\Application</text:p>
      <text:p text:style-name="P145">../WebSite/app/models/CrosstabDataHelper.php depends on: PDO, app\helpers\Application, app\helpers\PeriodHelper</text:p>
      <text:p text:style-name="P145">../WebSite/app/models/database/migrators/V1ToV2Migrator.php depends on: PDO, app\interfaces\DatabaseMigratorInterface, = implode(',', array_fill(0, count($filenames), '?'))</text:p>
      <text:p text:style-name="P145">../WebSite/app/models/Database.php depends on: PDO, RuntimeException, Throwable, app\helpers\File, app\models\database\migrators\V1ToV2Migrator</text:p>
      <text:p text:style-name="P145">../WebSite/app/models/DataHelper.php depends on: app\helpers\Application</text:p>
      <text:p text:style-name="P145">../WebSite/app/models/Data.php depends on: InvalidArgumentException, PDO, PDOException, RuntimeException, app\helpers\Application, app\enums\ApplicationError, keyPair with fields='*'"), = [], = []</text:p>
      <text:p text:style-name="P145">../WebSite/app/models/DbBrowserDataHelper.php depends on: PDO, RuntimeException, app\helpers\Application</text:p>
      <text:p text:style-name="P145">../WebSite/app/models/DesignDataHelper.php depends on: app\helpers\Application</text:p>
      <text:p text:style-name="P145">../WebSite/app/models/EventDataHelper.php depends on: DateInterval, DateTime, PDO, RuntimeException, Throwable, app\enums\ApplicationError, app\enums\EventAudience, app\enums\EventSearchMode, app\helpers\Application, app\helpers\ConnectedUser, app\helpers\PersonPreferences, app\helpers\TranslationManager, app\interfaces\NewsProviderInterface</text:p>
      <text:p text:style-name="P145">../WebSite/app/models/EventNeedHelper.php depends on: app\helpers\Application</text:p>
      <text:p text:style-name="P145">../WebSite/app/models/EventTypeDataHelper.php depends on: app\helpers\Application</text:p>
      <text:p text:style-name="P145">../WebSite/app/models/GenericDataHelper.php depends on: app\helpers\Application</text:p>
      <text:p text:style-name="P145">../WebSite/app/models/GroupDataHelper.php depends on: Throwable, app\helpers\Application, app\helpers\ConnectedUser</text:p>
      <text:p text:style-name="P145">../WebSite/app/models/ImportDataHelper.php depends on: app\helpers\Application</text:p>
      <text:p text:style-name="P145">../WebSite/app/models/LanguagesDataHelper.php depends on: app\helpers\Application, app\helpers\TranslationManager</text:p>
      <text:p text:style-name="P145">../WebSite/app/models/LogDataHelper.php depends on: DateTime, DateTimeZone, PDO, RuntimeException, Throwable, app\helpers\Application, app\helpers\Client</text:p>
      <text:p text:style-name="P145">../WebSite/app/models/MessageDataHelper.php depends on: Exception, app\helpers\Application, app\helpers\ConnectedUser, app\helpers\TranslationManager, app\interfaces\NewsProviderInterface</text:p>
      <text:p text:style-name="P145">../WebSite/app/models/NeedDataHelper.php depends on: app\helpers\Application</text:p>
      <text:p text:style-name="P145"><text:soft-page-break/>../WebSite/app/models/PageDataHelper.php depends on: app\helpers\Application</text:p>
      <text:p text:style-name="P145">../WebSite/app/models/ParticipantDataHelper.php depends on: app\helpers\Application</text:p>
      <text:p text:style-name="P145">../WebSite/app/models/PersonDataHelper.php depends on: DateTime, app\helpers\Application, app\helpers\ConnectedUser, app\helpers\PersonPreferences, app\helpers\WebApp, app\interfaces\NewsProviderInterface, app\services\EmailService</text:p>
      <text:p text:style-name="P145">../WebSite/app/models/PersonGroupDataHelper.php depends on: PDOException, RuntimeException, app\helpers\Application</text:p>
      <text:p text:style-name="P145">../WebSite/app/models/PersonStatisticsDataHelper.php depends on: app\helpers\Application</text:p>
      <text:p text:style-name="P145">../WebSite/app/models/ReplyDataHelper.php depends on: app\helpers\Application</text:p>
      <text:p text:style-name="P145">../WebSite/app/models/SurveyDataHelper.php depends on: app\helpers\Application, app\helpers\ConnectedUser, app\interfaces\NewsProviderInterface</text:p>
      <text:p text:style-name="P145">../WebSite/app/models/TableControllerDataHelper.php depends on: \Envms\FluentPDO\Queries\Select, app\helpers\Application</text:p>
      <text:p text:style-name="P145">../WebSite/app/services/AttributeService.php depends on: app\interfaces\AttributeServiceInterface</text:p>
      <text:p text:style-name="P145">../WebSite/app/services/AuthenticationService.php depends on: DateTime, app\enums\ApplicationError, app\enums\FilterInputRule, app\exceptions\AuthenticationException, app\helpers\Application, app\helpers\Password, app\helpers\WebApp, app\models\AuthResult, app\models\LogDataHelper, app\models\PersonDataHelper, app\services\EmailService</text:p>
      <text:p text:style-name="P145">../WebSite/app/services/AuthorizationService.php depends on: app\interfaces\AuthorizationServiceInterface</text:p>
      <text:p text:style-name="P145">../WebSite/app/services/EmailService.php depends on: InvalidArgumentException</text:p>
      <text:p text:style-name="P145">../WebSite/app/services/EventService.php depends on: DateTime, app\enums\ApplicationError, app\interfaces\EventServiceInterface, app\helpers\Application, app\helpers\PersonPreferences, app\models\DataHelper, app\models\EventDataHelper, app\models\MessageDataHelper, app\models\ParticipantDataHelper, app\models\PersonDataHelper</text:p>
      <text:p text:style-name="P145">../WebSite/app/services/MessageService.php depends on: app\interfaces\MessageServiceInterface</text:p>
      <text:p text:style-name="P145">../WebSite/app/services/NeedService.php depends on: app\interfaces\NeedServiceInterface, app\models\ApiNeedDataHelper, app\models\ApiNeedTypeDataHelper, app\models\EventNeedHelper</text:p>
      <text:p text:style-name="P145">../WebSite/app/services/NeedTypeService.php depends on: InvalidArgumentException, app\interfaces\NeedTypeServiceInterface</text:p>
      <text:p text:style-name="P145">../WebSite/app/services/SupplyService.php depends on: RuntimeException, app\exceptions\UnauthorizedAccessException, app\interfaces\SupplyServiceInterface</text:p>
      <text:h text:style-name="Heading_20_2" text:outline-level="2">Graphviz</text:h>
      <text:p text:style-name="P145"><text:span text:style-name="T45">F</text:span>aire la version complète du .dot avec toutes les dépendances filtrées <text:span text:style-name="T45">(uniquement celle de la webapp, pas les classes natives PHP)</text:span> et classées.</text:p>
      <text:p text:style-name="P145"><text:span text:style-name="T45">T</text:span>ransforme<text:span text:style-name="T45">r</text:span> <text:span text:style-name="T45">l</text:span>a liste brute en structure Graphviz.</text:p>
      <text:p text:style-name="P145">Organis<text:span text:style-name="T45">er</text:span> par dossier (apis, controllers, helpers, models, services, interfaces, enums, exceptions)</text:p>
      <text:p text:style-name="P145">Flèches seulement entre couches (pas de bruit intra-couche)</text:p>
      <text:p text:style-name="P145">Couleurs par dossier</text:p>
      <text:h text:style-name="P146" text:outline-level="1"><text:soft-page-break/>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yreneB" svg:font-family="styreneB, 'styreneB Fallback', ui-sans-serif, system-ui, 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 fo:font-family="'Nimbus Mono PS'" style:font-style-name="Normal" style:font-pitch="fixed" fo:font-size="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03T07:52:17.508886104</meta:creation-date>
    <meta:editing-duration>P2DT12H54M18S</meta:editing-duration>
    <meta:editing-cycles>113</meta:editing-cycles>
    <meta:generator>LibreOffice/25.2.4.3$Linux_X86_64 LibreOffice_project/520$Build-3</meta:generator>
    <dc:title>Technical</dc:title>
    <dc:date>2025-08-13T18:25:22.236620092</dc:date>
    <meta:document-statistic meta:table-count="0" meta:image-count="0" meta:object-count="0" meta:page-count="83" meta:paragraph-count="3744" meta:word-count="12749" meta:character-count="132710" meta:non-whitespace-character-count="123153"/>
    <meta:template xlink:type="simple" xlink:actuate="onRequest" xlink:title="Technical" xlink:href="../../../../../.config/libreoffice/4/user/template/Technical.ott" meta:date="2025-01-03T07:52:16.606689178"/>
  </office:meta>
</office:document-meta>
</file>